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60000002D345F049A.png"/>
  <manifest:file-entry manifest:media-type="image/png" manifest:full-path="Pictures/10000000000000460000002D12E595D6.png"/>
  <manifest:file-entry manifest:media-type="image/png" manifest:full-path="Pictures/10000000000000460000002D5DC69916.png"/>
  <manifest:file-entry manifest:media-type="image/png" manifest:full-path="Pictures/10000000000000460000002D94A395AB.png"/>
  <manifest:file-entry manifest:media-type="image/png" manifest:full-path="Pictures/10000000000000460000002D5D5B3F4D.png"/>
  <manifest:file-entry manifest:media-type="image/png" manifest:full-path="Pictures/10000000000000460000002DB5B146F9.png"/>
  <manifest:file-entry manifest:media-type="image/png" manifest:full-path="Pictures/10000000000000460000002DF77BA483.png"/>
  <manifest:file-entry manifest:media-type="image/png" manifest:full-path="Pictures/10000000000000460000002D72DB75CE.png"/>
  <manifest:file-entry manifest:media-type="image/png" manifest:full-path="Pictures/10000000000000460000002DF5E7E96F.png"/>
  <manifest:file-entry manifest:media-type="image/png" manifest:full-path="Pictures/10000000000000460000002DBB06B8D3.png"/>
  <manifest:file-entry manifest:media-type="image/png" manifest:full-path="Pictures/10000000000000460000002D6322F9FB.png"/>
  <manifest:file-entry manifest:media-type="image/png" manifest:full-path="Pictures/10000000000000460000002DE534733E.png"/>
  <manifest:file-entry manifest:media-type="image/png" manifest:full-path="Pictures/10000000000000460000002D668F6ABF.png"/>
  <manifest:file-entry manifest:media-type="image/png" manifest:full-path="Pictures/10000000000000460000002D0AF86D38.png"/>
  <manifest:file-entry manifest:media-type="image/png" manifest:full-path="Pictures/10000000000000460000002DA1A26264.png"/>
  <manifest:file-entry manifest:media-type="image/png" manifest:full-path="Pictures/10000000000000460000002D56C0805B.png"/>
  <manifest:file-entry manifest:media-type="image/png" manifest:full-path="Pictures/10000000000000460000002920C71A63.png"/>
  <manifest:file-entry manifest:media-type="image/png" manifest:full-path="Pictures/10000000000000460000002D1FB2D2BC.png"/>
  <manifest:file-entry manifest:media-type="image/png" manifest:full-path="Pictures/10000000000000460000002DCF5CE021.png"/>
  <manifest:file-entry manifest:media-type="image/png" manifest:full-path="Pictures/10000000000000460000002DF7DEC955.png"/>
  <manifest:file-entry manifest:media-type="image/png" manifest:full-path="Pictures/10000000000000460000002D26A0FC34.png"/>
  <manifest:file-entry manifest:media-type="image/png" manifest:full-path="Pictures/1000000000000046000000255281CA07.png"/>
  <manifest:file-entry manifest:media-type="image/png" manifest:full-path="Pictures/10000000000000460000002D34A58844.png"/>
  <manifest:file-entry manifest:media-type="image/png" manifest:full-path="Pictures/10000000000000460000002D455125F0.png"/>
  <manifest:file-entry manifest:media-type="image/png" manifest:full-path="Pictures/10000000000000460000002DA4F92B90.png"/>
  <manifest:file-entry manifest:media-type="image/png" manifest:full-path="Pictures/10000000000000460000002D0F0EF16A.png"/>
  <manifest:file-entry manifest:media-type="image/png" manifest:full-path="Pictures/10000000000000460000002DDD4D2027.png"/>
  <manifest:file-entry manifest:media-type="image/png" manifest:full-path="Pictures/10000000000000460000002DC9A789AC.png"/>
  <manifest:file-entry manifest:media-type="image/png" manifest:full-path="Pictures/10000000000000460000002D3F899C0F.png"/>
  <manifest:file-entry manifest:media-type="image/png" manifest:full-path="Pictures/10000000000000460000002DB9AB1026.png"/>
  <manifest:file-entry manifest:media-type="image/png" manifest:full-path="Pictures/10000000000000460000002DAF505F21.png"/>
  <manifest:file-entry manifest:media-type="image/png" manifest:full-path="Pictures/10000000000000460000002D406F608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adornments="Normal" style:font-family-generic="swiss"/>
    <style:font-face style:name="Orlando" svg:font-family="Orlando"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Normal"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1.309cm"/>
    </style:style>
    <style:style style:name="co2" style:family="table-column">
      <style:table-column-properties fo:break-before="auto" style:column-width="0.951cm"/>
    </style:style>
    <style:style style:name="co3" style:family="table-column">
      <style:table-column-properties fo:break-before="auto" style:column-width="3cm"/>
    </style:style>
    <style:style style:name="co4" style:family="table-column">
      <style:table-column-properties fo:break-before="auto" style:column-width="0.6cm"/>
    </style:style>
    <style:style style:name="co5" style:family="table-column">
      <style:table-column-properties fo:break-before="auto" style:column-width="1.392cm"/>
    </style:style>
    <style:style style:name="co6" style:family="table-column">
      <style:table-column-properties fo:break-before="auto" style:column-width="1.169cm"/>
    </style:style>
    <style:style style:name="co7" style:family="table-column">
      <style:table-column-properties fo:break-before="auto" style:column-width="2.085cm"/>
    </style:style>
    <style:style style:name="co8" style:family="table-column">
      <style:table-column-properties fo:break-before="auto" style:column-width="1.198cm"/>
    </style:style>
    <style:style style:name="co9" style:family="table-column">
      <style:table-column-properties fo:break-before="auto" style:column-width="0.665cm"/>
    </style:style>
    <style:style style:name="co10" style:family="table-column">
      <style:table-column-properties fo:break-before="auto" style:column-width="4.001cm"/>
    </style:style>
    <style:style style:name="co11" style:family="table-column">
      <style:table-column-properties fo:break-before="page" style:column-width="0.504cm"/>
    </style:style>
    <style:style style:name="co12" style:family="table-column">
      <style:table-column-properties fo:break-before="auto" style:column-width="0.504cm"/>
    </style:style>
    <style:style style:name="co13" style:family="table-column">
      <style:table-column-properties fo:break-before="auto" style:column-width="2.267cm"/>
    </style:style>
    <style:style style:name="co14" style:family="table-column">
      <style:table-column-properties fo:break-before="auto" style:column-width="9.045cm"/>
    </style:style>
    <style:style style:name="co15" style:family="table-column">
      <style:table-column-properties fo:break-before="auto" style:column-width="2.08cm"/>
    </style:style>
    <style:style style:name="co16" style:family="table-column">
      <style:table-column-properties fo:break-before="auto" style:column-width="1.199cm"/>
    </style:style>
    <style:style style:name="co17" style:family="table-column">
      <style:table-column-properties fo:break-before="auto" style:column-width="0.66cm"/>
    </style:style>
    <style:style style:name="co18" style:family="table-column">
      <style:table-column-properties fo:break-before="auto" style:column-width="1cm"/>
    </style:style>
    <style:style style:name="co19" style:family="table-column">
      <style:table-column-properties fo:break-before="auto" style:column-width="0.776cm"/>
    </style:style>
    <style:style style:name="co20" style:family="table-column">
      <style:table-column-properties fo:break-before="auto" style:column-width="8.574cm"/>
    </style:style>
    <style:style style:name="co21" style:family="table-column">
      <style:table-column-properties fo:break-before="auto" style:column-width="9.051cm"/>
    </style:style>
    <style:style style:name="ro1" style:family="table-row">
      <style:table-row-properties style:row-height="1.385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7cm" fo:break-before="auto" style:use-optimal-row-height="false"/>
    </style:style>
    <style:style style:name="ro4" style:family="table-row">
      <style:table-row-properties style:row-height="2.316cm" fo:break-before="auto" style:use-optimal-row-height="true"/>
    </style:style>
    <style:style style:name="ro5" style:family="table-row">
      <style:table-row-properties style:row-height="0.46cm" fo:break-before="auto" style:use-optimal-row-height="false"/>
    </style:style>
    <style:style style:name="ro6" style:family="table-row">
      <style:table-row-properties style:row-height="0.736cm" fo:break-before="auto" style:use-optimal-row-height="false"/>
    </style:style>
    <style:style style:name="ro7" style:family="table-row">
      <style:table-row-properties style:row-height="2cm" fo:break-before="auto" style:use-optimal-row-height="false"/>
    </style:style>
    <style:style style:name="ro8" style:family="table-row">
      <style:table-row-properties style:row-height="0.473cm" fo:break-before="auto" style:use-optimal-row-height="true"/>
    </style:style>
    <style:style style:name="ro9" style:family="table-row">
      <style:table-row-properties style:row-height="1.215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style:style style:name="ce1" style:family="table-cell" style:parent-style-name="Default">
      <style:table-cell-properties style:text-align-source="fix" style:repeat-content="false"/>
      <style:paragraph-properties fo:text-align="center" fo:margin-left="0cm"/>
      <style:text-properties fo:font-size="32pt" fo:font-weight="bold" style:font-size-asian="32pt" style:font-weight-asian="bold" style:font-size-complex="32pt" style:font-weight-complex="bold"/>
    </style:style>
    <style:style style:name="ce2" style:family="table-cell" style:parent-style-name="Default">
      <style:table-cell-properties style:text-align-source="fix" style:repeat-content="false" fo:border="0.002cm solid #000000" style:rotation-angle="90" style:vertical-align="middle"/>
      <style:paragraph-properties fo:text-align="center"/>
      <style:text-properties fo:font-size="24pt" style:font-size-asian="24pt" style:font-size-complex="24pt"/>
    </style:style>
    <style:style style:name="ce3" style:family="table-cell" style:parent-style-name="Default">
      <style:table-cell-properties style:vertical-align="middle"/>
    </style:style>
    <style:style style:name="ce4" style:family="table-cell" style:parent-style-name="Default">
      <style:table-cell-properties fo:border-bottom="0.002cm solid #000000" fo:border-left="0.002cm solid #000000" fo:border-right="none" fo:border-top="0.002cm solid #000000"/>
    </style:style>
    <style:style style:name="ce5" style:family="table-cell" style:parent-style-name="Default">
      <style:table-cell-properties style:text-align-source="fix" style:repeat-content="false" fo:border="0.002cm solid #000000" style:vertical-align="middle"/>
      <style:paragraph-properties fo:text-align="end" fo:margin-left="0cm"/>
      <style:text-properties fo:font-weight="bold" style:font-weight-asian="bold" style:font-weight-complex="bold"/>
    </style:style>
    <style:style style:name="ce6" style:family="table-cell" style:parent-style-name="Default">
      <style:table-cell-properties fo:border-bottom="0.002cm solid #000000" style:text-align-source="fix" style:repeat-content="false" fo:border-left="none" fo:border-right="0.002cm solid #000000" fo:border-top="0.002cm solid #000000" style:vertical-align="middle"/>
      <style:paragraph-properties fo:text-align="start" fo:margin-left="0cm"/>
    </style:style>
    <style:style style:name="ce7" style:family="table-cell" style:parent-style-name="Default">
      <style:table-cell-properties style:text-align-source="fix" style:repeat-content="false" fo:border="0.002cm solid #000000"/>
      <style:paragraph-properties fo:text-align="center" fo:margin-left="0cm"/>
      <style:text-properties fo:font-size="8pt" fo:font-weight="bold" style:font-size-asian="8pt" style:font-weight-asian="bold" style:font-size-complex="8pt" style:font-weight-complex="bold"/>
    </style:style>
    <style:style style:name="ce8" style:family="table-cell" style:parent-style-name="Default">
      <style:table-cell-properties style:text-align-source="fix" style:repeat-content="false" fo:border="0.002cm solid #000000" style:vertical-align="middle"/>
      <style:paragraph-properties fo:text-align="center" fo:margin-left="0cm"/>
    </style:style>
    <style:style style:name="ce9" style:family="table-cell" style:parent-style-name="Default">
      <style:table-cell-properties style:text-align-source="fix" style:repeat-content="false" fo:border="0.002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0" style:family="table-cell" style:parent-style-name="Default">
      <style:table-cell-properties fo:border="0.002cm solid #000000" style:vertical-align="middle"/>
      <style:text-propertie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13" style:family="table-cell" style:parent-style-name="Default" style:data-style-name="N36">
      <style:table-cell-properties style:text-align-source="fix" style:repeat-content="false" fo:border="0.002cm solid #000000" style:vertical-align="middle"/>
      <style:paragraph-properties fo:text-align="center" fo:margin-left="0cm"/>
    </style:style>
    <style:style style:name="ce14" style:family="table-cell" style:parent-style-name="Default" style:data-style-name="N40">
      <style:table-cell-properties style:text-align-source="fix" style:repeat-content="false" fo:border="0.002cm solid #000000" style:vertical-align="middle"/>
      <style:paragraph-properties fo:text-align="center" fo:margin-left="0cm"/>
    </style:style>
    <style:style style:name="ce15" style:family="table-cell" style:parent-style-name="Default">
      <style:table-cell-properties fo:border-bottom="0.002cm solid #000000" style:text-align-source="fix" style:repeat-content="false" fo:border-left="0.002cm solid #000000" fo:border-right="none" fo:border-top="0.002cm solid #000000" style:vertical-align="middle"/>
      <style:paragraph-properties fo:text-align="end" fo:margin-left="0cm"/>
    </style:style>
    <style:style style:name="ce16"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end" fo:margin-left="0cm"/>
    </style:style>
    <style:style style:name="ce17" style:family="table-cell" style:parent-style-name="Default">
      <style:table-cell-properties style:cell-protect="none" style:print-content="true" style:text-align-source="fix" style:repeat-content="false" fo:border="0.002cm solid #000000" style:vertical-align="middle"/>
      <style:paragraph-properties fo:text-align="center" fo:margin-left="0cm"/>
    </style:style>
    <style:style style:name="ce18" style:family="table-cell" style:parent-style-name="Default">
      <style:table-cell-properties fo:border-bottom="0.002cm solid #000000" fo:border-left="none" fo:border-right="none" fo:border-top="0.002cm solid #000000" style:vertical-align="middle"/>
    </style:style>
    <style:style style:name="ce19" style:family="table-cell" style:parent-style-name="Default">
      <style:table-cell-properties fo:border-bottom="0.002cm solid #000000" fo:border-left="none" fo:border-right="0.002cm solid #000000" fo:border-top="0.002cm solid #000000" style:vertical-align="middle"/>
    </style:style>
    <style:style style:name="ce20" style:family="table-cell" style:parent-style-name="Default">
      <style:table-cell-properties style:text-align-source="fix" style:repeat-content="false" fo:border="0.002cm solid #000000" style:vertical-align="middle"/>
      <style:paragraph-properties fo:text-align="center" fo:margin-left="0cm"/>
      <style:text-properties fo:language="en" fo:country="US"/>
    </style:style>
    <style:style style:name="ce21" style:family="table-cell" style:parent-style-name="Default">
      <style:table-cell-properties fo:border="0.002cm solid #000000"/>
    </style:style>
    <style:style style:name="ce22" style:family="table-cell" style:parent-style-name="Default">
      <style:table-cell-properties style:text-align-source="fix" style:repeat-content="false" fo:wrap-option="wrap" fo:border="0.002cm solid #000000" style:vertical-align="top"/>
      <style:paragraph-properties fo:text-align="start"/>
    </style:style>
    <style:style style:name="ce23" style:family="table-cell" style:parent-style-name="Default">
      <style:table-cell-properties fo:border="0.002cm solid #000000" style:vertical-align="middle"/>
    </style:style>
    <style:style style:name="ce24" style:family="table-cell" style:parent-style-name="Default">
      <style:table-cell-properties style:text-align-source="fix" style:repeat-content="false" fo:border="none"/>
      <style:paragraph-properties fo:text-align="center" fo:margin-left="0cm"/>
      <style:text-properties fo:font-size="54pt" fo:font-weight="bold" style:font-size-asian="54pt" style:font-weight-asian="bold" style:font-size-complex="54pt" style:font-weight-complex="bold"/>
    </style:style>
    <style:style style:name="ce25" style:family="table-cell" style:parent-style-name="Default">
      <style:table-cell-properties fo:border-bottom="0.002cm solid #ffffff" fo:border-left="0.035cm solid #000000" fo:border-right="0.002cm solid #ffffff" fo:border-top="0.035cm solid #000000"/>
    </style:style>
    <style:style style:name="ce26" style:family="table-cell" style:parent-style-name="Default">
      <style:table-cell-properties fo:border-bottom="0.002cm solid #ffffff" fo:border-left="0.035cm solid #000000" fo:border-right="0.002cm solid #ffffff" fo:border-top="0.002cm solid #ffffff"/>
    </style:style>
    <style:style style:name="ce27" style:family="table-cell" style:parent-style-name="Default">
      <style:table-cell-properties fo:border-bottom="0.035cm solid #000000" fo:border-left="0.035cm solid #000000" fo:border-right="0.002cm solid #ffffff" fo:border-top="0.002cm solid #ffffff"/>
    </style:style>
    <style:style style:name="ce28"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29" style:family="table-cell" style:parent-style-name="Default">
      <style:table-cell-properties fo:border-bottom="0.002cm solid #ffffff" style:text-align-source="fix" style:repeat-content="false" fo:border-left="0.002cm solid #ffffff" fo:border-right="0.002cm solid #ffffff" fo:border-top="0.035cm solid #000000"/>
      <style:paragraph-properties fo:text-align="center" fo:margin-left="0cm"/>
      <style:text-properties fo:font-weight="bold" style:font-weight-asian="bold" style:font-weight-complex="bold"/>
    </style:style>
    <style:style style:name="ce30" style:family="table-cell" style:parent-style-name="Default">
      <style:table-cell-properties style:text-align-source="fix" style:repeat-content="false" fo:border="0.002cm solid #ffffff"/>
      <style:paragraph-properties fo:text-align="center" fo:margin-left="0cm"/>
      <style:text-properties fo:font-weight="bold" style:font-weight-asian="bold" style:font-weight-complex="bold"/>
    </style:style>
    <style:style style:name="ce31" style:family="table-cell" style:parent-style-name="Default">
      <style:table-cell-properties fo:border="0.002cm solid #ffffff"/>
    </style:style>
    <style:style style:name="ce32" style:family="table-cell" style:parent-style-name="Default">
      <style:table-cell-properties fo:background-color="#e6e6ff" style:text-align-source="fix" style:repeat-content="false" fo:border="0.002cm solid #ffffff"/>
      <style:paragraph-properties fo:text-align="center" fo:margin-left="0cm"/>
      <style:text-properties style:font-name="Tahoma1" fo:font-size="14pt" fo:font-weight="normal" style:font-size-asian="14pt" style:font-weight-asian="normal" style:font-size-complex="14pt" style:font-weight-complex="normal"/>
    </style:style>
    <style:style style:name="ce33" style:family="table-cell" style:parent-style-name="Default">
      <style:table-cell-properties style:text-align-source="fix" style:repeat-content="false" fo:background-color="transparent" fo:border="0.002cm solid #ffffff"/>
      <style:paragraph-properties fo:text-align="center" fo:margin-left="0cm"/>
    </style:style>
    <style:style style:name="ce34" style:family="table-cell" style:parent-style-name="Default">
      <style:table-cell-properties style:text-align-source="fix" style:repeat-content="false" fo:border="0.002cm solid #ffffff"/>
      <style:paragraph-properties fo:text-align="center" fo:margin-left="0cm"/>
    </style:style>
    <style:style style:name="ce35" style:family="table-cell" style:parent-style-name="Default">
      <style:table-cell-properties fo:background-color="#ffff99" style:text-align-source="fix" style:repeat-content="false" fo:border="0.002cm solid #ffffff"/>
      <style:paragraph-properties fo:text-align="center" fo:margin-left="0cm"/>
      <style:text-properties style:font-name="Tahoma1" fo:font-size="14pt" fo:font-weight="normal" style:font-size-asian="14pt" style:font-weight-asian="normal" style:font-size-complex="14pt" style:font-weight-complex="normal"/>
    </style:style>
    <style:style style:name="ce36" style:family="table-cell" style:parent-style-name="Default">
      <style:table-cell-properties fo:background-color="#ffff99" style:text-align-source="fix" style:repeat-content="false" fo:border="0.002cm solid #ffffff"/>
      <style:paragraph-properties fo:text-align="center" fo:margin-left="0cm"/>
      <style:text-properties style:font-name="Tahoma1" fo:font-size="14pt" fo:font-weight="normal" style:font-weight-asian="normal" style:font-weight-complex="normal"/>
    </style:style>
    <style:style style:name="ce37" style:family="table-cell" style:parent-style-name="Default">
      <style:table-cell-properties fo:background-color="#e6e6ff" style:text-align-source="fix" style:repeat-content="false" fo:border="0.002cm solid #ffffff"/>
      <style:paragraph-properties fo:text-align="center" fo:margin-left="0cm"/>
      <style:text-properties style:font-name="Tahoma1" fo:font-size="14pt" fo:font-weight="normal" style:font-weight-asian="normal" style:font-weight-complex="normal"/>
    </style:style>
    <style:style style:name="ce38" style:family="table-cell" style:parent-style-name="Default">
      <style:table-cell-properties fo:border-bottom="0.035cm solid #000000" fo:border-left="0.002cm solid #ffffff" fo:border-right="0.002cm solid #ffffff" fo:border-top="0.002cm solid #ffffff"/>
    </style:style>
    <style:style style:name="ce39" style:family="table-cell" style:parent-style-name="Default">
      <style:table-cell-properties style:text-align-source="fix" style:repeat-content="false" style:vertical-align="bottom"/>
      <style:paragraph-properties fo:text-align="start"/>
      <style:text-properties style:font-name="Orlando" fo:font-size="28pt" style:font-size-asian="28pt" style:font-size-complex="28pt"/>
    </style:style>
    <style:style style:name="ce40" style:family="table-cell" style:parent-style-name="Default">
      <style:table-cell-properties fo:background-color="#ff9966" style:text-align-source="fix" style:repeat-content="false" fo:border="0.002cm solid #000000"/>
      <style:paragraph-properties fo:text-align="center" fo:margin-left="0cm"/>
      <style:text-properties fo:font-weight="bold" style:font-weight-asian="bold" style:font-weight-complex="bold"/>
    </style:style>
    <style:style style:name="ce41" style:family="table-cell" style:parent-style-name="Default">
      <style:table-cell-properties fo:background-color="#ffcc99" style:text-align-source="fix" style:repeat-content="false" fo:border="0.002cm solid #000000" style:vertical-align="middle"/>
      <style:paragraph-properties fo:text-align="center" fo:margin-left="0cm"/>
    </style:style>
    <style:style style:name="ce42" style:family="table-cell" style:parent-style-name="Default">
      <style:table-cell-properties fo:background-color="#ffd320" style:text-align-source="fix" style:repeat-content="false" fo:border="0.002cm solid #000000"/>
      <style:paragraph-properties fo:text-align="center" fo:margin-left="0cm"/>
      <style:text-properties fo:font-weight="bold" style:font-weight-asian="bold" style:font-weight-complex="bold"/>
    </style:style>
    <style:style style:name="ce43" style:family="table-cell" style:parent-style-name="Default">
      <style:table-cell-properties fo:background-color="#ffff99" style:text-align-source="fix" style:repeat-content="false" fo:border="0.002cm solid #000000" style:vertical-align="middle"/>
      <style:paragraph-properties fo:text-align="center" fo:margin-left="0cm"/>
    </style:style>
    <style:style style:name="ce44" style:family="table-cell" style:parent-style-name="Default">
      <style:table-cell-properties fo:background-color="#0084d1" style:text-align-source="fix" style:repeat-content="false" fo:border="0.002cm solid #000000"/>
      <style:paragraph-properties fo:text-align="center" fo:margin-left="0cm"/>
      <style:text-properties fo:font-weight="bold" style:font-weight-asian="bold" style:font-weight-complex="bold"/>
    </style:style>
    <style:style style:name="ce45" style:family="table-cell" style:parent-style-name="Default">
      <style:table-cell-properties fo:background-color="#83caff" style:text-align-source="fix" style:repeat-content="false" fo:border="0.002cm solid #000000" style:vertical-align="middle"/>
      <style:paragraph-properties fo:text-align="center" fo:margin-left="0cm"/>
    </style:style>
    <style:style style:name="ce46" style:family="table-cell" style:parent-style-name="Default">
      <style:table-cell-properties fo:background-color="#5c8526" style:text-align-source="fix" style:repeat-content="false" fo:border="0.002cm solid #000000"/>
      <style:paragraph-properties fo:text-align="center" fo:margin-left="0cm"/>
      <style:text-properties fo:font-weight="bold" style:font-weight-asian="bold" style:font-weight-complex="bold"/>
    </style:style>
    <style:style style:name="ce47" style:family="table-cell" style:parent-style-name="Default">
      <style:table-cell-properties fo:background-color="#94bd5e" style:text-align-source="fix" style:repeat-content="false" fo:border="0.002cm solid #000000" style:vertical-align="middle"/>
      <style:paragraph-properties fo:text-align="center" fo:margin-left="0cm"/>
    </style:style>
    <style:style style:name="ce48" style:family="table-cell" style:parent-style-name="Default">
      <style:table-cell-properties fo:border="none"/>
    </style:style>
    <style:style style:name="ce49" style:family="table-cell" style:parent-style-name="Default">
      <style:table-cell-properties fo:border-bottom="0.002cm solid #ffffff" fo:border-left="0.002cm solid #ffffff" fo:border-right="0.002cm solid #ffffff" fo:border-top="0.035cm solid #000000"/>
    </style:style>
    <style:style style:name="ce50" style:family="table-cell" style:parent-style-name="Default">
      <style:table-cell-properties fo:background-color="#e6e6ff" style:text-align-source="fix" style:repeat-content="false" fo:border="0.002cm solid #ffffff"/>
      <style:paragraph-properties fo:text-align="center" fo:margin-left="0cm"/>
    </style:style>
    <style:style style:name="ce51" style:family="table-cell" style:parent-style-name="Default">
      <style:table-cell-properties style:text-align-source="fix" style:repeat-content="false" fo:background-color="transparent" fo:border="0.002cm solid #ffffff" style:vertical-align="middle"/>
      <style:paragraph-properties fo:text-align="center" fo:margin-left="0cm"/>
      <style:text-properties fo:font-weight="bold" style:font-weight-asian="bold" style:font-weight-complex="bold"/>
    </style:style>
    <style:style style:name="ce52" style:family="table-cell" style:parent-style-name="Default">
      <style:table-cell-properties fo:background-color="#ffff99" style:text-align-source="fix" style:repeat-content="false" fo:border="0.002cm solid #ffffff"/>
      <style:paragraph-properties fo:text-align="center" fo:margin-left="0cm"/>
    </style:style>
    <style:style style:name="ce53" style:family="table-cell" style:parent-style-name="Default" style:data-style-name="N36">
      <style:table-cell-properties fo:background-color="#ffcc99" style:text-align-source="fix" style:repeat-content="false" fo:border="0.002cm solid #000000" style:vertical-align="middle"/>
      <style:paragraph-properties fo:text-align="center" fo:margin-left="0cm"/>
    </style:style>
    <style:style style:name="ce54" style:family="table-cell" style:parent-style-name="Default" style:data-style-name="N36">
      <style:table-cell-properties fo:background-color="#ffff99" style:text-align-source="fix" style:repeat-content="false" fo:border="0.002cm solid #000000" style:vertical-align="middle"/>
      <style:paragraph-properties fo:text-align="center" fo:margin-left="0cm"/>
    </style:style>
    <style:style style:name="ce55" style:family="table-cell" style:parent-style-name="Default" style:data-style-name="N36">
      <style:table-cell-properties fo:background-color="#83caff" style:text-align-source="fix" style:repeat-content="false" fo:border="0.002cm solid #000000" style:vertical-align="middle"/>
      <style:paragraph-properties fo:text-align="center" fo:margin-left="0cm"/>
    </style:style>
    <style:style style:name="ce56" style:family="table-cell" style:parent-style-name="Default" style:data-style-name="N36">
      <style:table-cell-properties fo:background-color="#94bd5e" style:text-align-source="fix" style:repeat-content="false" fo:border="0.002cm solid #000000" style:vertical-align="middle"/>
      <style:paragraph-properties fo:text-align="center" fo:margin-left="0cm"/>
    </style:style>
    <style:style style:name="ce57" style:family="table-cell" style:parent-style-name="Default" style:data-style-name="N40">
      <style:table-cell-properties fo:background-color="#ffcc99" style:text-align-source="fix" style:repeat-content="false" fo:border="0.002cm solid #000000" style:vertical-align="middle"/>
      <style:paragraph-properties fo:text-align="center" fo:margin-left="0cm"/>
    </style:style>
    <style:style style:name="ce58" style:family="table-cell" style:parent-style-name="Default" style:data-style-name="N40">
      <style:table-cell-properties fo:background-color="#ffff99" style:text-align-source="fix" style:repeat-content="false" fo:border="0.002cm solid #000000" style:vertical-align="middle"/>
      <style:paragraph-properties fo:text-align="center" fo:margin-left="0cm"/>
    </style:style>
    <style:style style:name="ce59" style:family="table-cell" style:parent-style-name="Default" style:data-style-name="N40">
      <style:table-cell-properties fo:background-color="#83caff" style:text-align-source="fix" style:repeat-content="false" fo:border="0.002cm solid #000000" style:vertical-align="middle"/>
      <style:paragraph-properties fo:text-align="center" fo:margin-left="0cm"/>
    </style:style>
    <style:style style:name="ce60" style:family="table-cell" style:parent-style-name="Default" style:data-style-name="N40">
      <style:table-cell-properties fo:background-color="#94bd5e" style:text-align-source="fix" style:repeat-content="false" fo:border="0.002cm solid #000000" style:vertical-align="middle"/>
      <style:paragraph-properties fo:text-align="center" fo:margin-left="0cm"/>
    </style:style>
    <style:style style:name="ce61" style:family="table-cell" style:parent-style-name="Default">
      <style:table-cell-properties fo:border-bottom="0.002cm solid #000000" fo:background-color="#ffcc99" style:text-align-source="fix" style:repeat-content="false" fo:border-left="0.002cm solid #000000" fo:border-right="none" fo:border-top="0.002cm solid #000000" style:vertical-align="middle"/>
      <style:paragraph-properties fo:text-align="end" fo:margin-left="0cm"/>
    </style:style>
    <style:style style:name="ce62" style:family="table-cell" style:parent-style-name="Default">
      <style:table-cell-properties fo:border-bottom="0.002cm solid #000000" fo:background-color="#ffff99" style:text-align-source="fix" style:repeat-content="false" fo:border-left="0.002cm solid #000000" fo:border-right="none" fo:border-top="0.002cm solid #000000" style:vertical-align="middle"/>
      <style:paragraph-properties fo:text-align="end" fo:margin-left="0cm"/>
    </style:style>
    <style:style style:name="ce63" style:family="table-cell" style:parent-style-name="Default">
      <style:table-cell-properties fo:border-bottom="0.002cm solid #000000" fo:background-color="#83caff" style:text-align-source="fix" style:repeat-content="false" fo:border-left="0.002cm solid #000000" fo:border-right="none" fo:border-top="0.002cm solid #000000" style:vertical-align="middle"/>
      <style:paragraph-properties fo:text-align="end" fo:margin-left="0cm"/>
    </style:style>
    <style:style style:name="ce64" style:family="table-cell" style:parent-style-name="Default">
      <style:table-cell-properties fo:border-bottom="0.002cm solid #000000" fo:background-color="#94bd5e" style:text-align-source="fix" style:repeat-content="false" fo:border-left="0.002cm solid #000000" fo:border-right="none" fo:border-top="0.002cm solid #000000" style:vertical-align="middle"/>
      <style:paragraph-properties fo:text-align="end" fo:margin-left="0cm"/>
    </style:style>
    <style:style style:name="ce65" style:family="table-cell" style:parent-style-name="Default">
      <style:table-cell-properties fo:background-color="#e6e6ff" style:text-align-source="fix" style:repeat-content="false" fo:border="0.002cm solid #ffffff"/>
      <style:paragraph-properties fo:text-align="center" fo:margin-left="0cm"/>
      <style:text-properties style:font-name="Tahoma1" fo:font-size="14pt"/>
    </style:style>
    <style:style style:name="ce66" style:family="table-cell" style:parent-style-name="Default">
      <style:table-cell-properties style:text-align-source="fix" style:repeat-content="false" fo:border="0.002cm solid #ffffff" style:vertical-align="middle"/>
      <style:paragraph-properties fo:text-align="center" fo:margin-left="0cm"/>
      <style:text-properties fo:font-weight="bold" style:font-weight-asian="bold" style:font-weight-complex="bold"/>
    </style:style>
    <style:style style:name="ce67" style:family="table-cell" style:parent-style-name="Default">
      <style:table-cell-properties fo:background-color="#ffff99" style:text-align-source="fix" style:repeat-content="false" fo:border="0.002cm solid #ffffff"/>
      <style:paragraph-properties fo:text-align="center" fo:margin-left="0cm"/>
      <style:text-properties style:font-name="Tahoma1" fo:font-size="14pt" fo:font-weight="bold" style:font-weight-asian="bold" style:font-weight-complex="bold"/>
    </style:style>
    <style:style style:name="ce68" style:family="table-cell" style:parent-style-name="Default">
      <style:table-cell-properties fo:background-color="#e6e6ff" style:text-align-source="fix" style:repeat-content="false" fo:border="0.002cm solid #ffffff"/>
      <style:paragraph-properties fo:text-align="center" fo:margin-left="0cm"/>
      <style:text-properties style:font-name="Tahoma1" fo:font-size="14pt" fo:font-weight="bold" style:font-weight-asian="bold" style:font-weight-complex="bold"/>
    </style:style>
    <style:style style:name="ce69" style:family="table-cell" style:parent-style-name="Default">
      <style:table-cell-properties fo:background-color="#ffcc99" style:cell-protect="none" style:print-content="true" style:text-align-source="fix" style:repeat-content="false" fo:border="0.002cm solid #000000" style:vertical-align="middle"/>
      <style:paragraph-properties fo:text-align="center" fo:margin-left="0cm"/>
    </style:style>
    <style:style style:name="ce70" style:family="table-cell" style:parent-style-name="Default">
      <style:table-cell-properties fo:background-color="#ffff99" style:cell-protect="none" style:print-content="true" style:text-align-source="fix" style:repeat-content="false" fo:border="0.002cm solid #000000" style:vertical-align="middle"/>
      <style:paragraph-properties fo:text-align="center" fo:margin-left="0cm"/>
    </style:style>
    <style:style style:name="ce71" style:family="table-cell" style:parent-style-name="Default">
      <style:table-cell-properties fo:background-color="#83caff" style:cell-protect="none" style:print-content="true" style:text-align-source="fix" style:repeat-content="false" fo:border="0.002cm solid #000000" style:vertical-align="middle"/>
      <style:paragraph-properties fo:text-align="center" fo:margin-left="0cm"/>
    </style:style>
    <style:style style:name="ce72" style:family="table-cell" style:parent-style-name="Default">
      <style:table-cell-properties fo:background-color="#94bd5e" style:cell-protect="none" style:print-content="true" style:text-align-source="fix" style:repeat-content="false" fo:border="0.002cm solid #000000" style:vertical-align="middle"/>
      <style:paragraph-properties fo:text-align="center" fo:margin-left="0cm"/>
    </style:style>
    <style:style style:name="ce73" style:family="table-cell" style:parent-style-name="Default">
      <style:table-cell-properties fo:background-color="#ffcc99"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4" style:family="table-cell" style:parent-style-name="Default">
      <style:table-cell-properties fo:background-color="#ffff99"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5" style:family="table-cell" style:parent-style-name="Default">
      <style:table-cell-properties fo:background-color="#83ca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6" style:family="table-cell" style:parent-style-name="Default">
      <style:table-cell-properties fo:background-color="#94bd5e"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7" style:family="table-cell" style:parent-style-name="Default">
      <style:table-cell-properties fo:border-bottom="0.002cm solid #000000" fo:background-color="#ffcc99" style:text-align-source="fix" style:repeat-content="false" fo:border-left="none" fo:border-right="0.002cm solid #000000" fo:border-top="0.002cm solid #000000" style:vertical-align="middle"/>
      <style:paragraph-properties fo:text-align="start" fo:margin-left="0cm"/>
    </style:style>
    <style:style style:name="ce78" style:family="table-cell" style:parent-style-name="Default">
      <style:table-cell-properties fo:border-bottom="0.002cm solid #000000" fo:background-color="#ffff99" fo:border-left="none" fo:border-right="0.002cm solid #000000" fo:border-top="0.002cm solid #000000" style:vertical-align="middle"/>
    </style:style>
    <style:style style:name="ce79" style:family="table-cell" style:parent-style-name="Default">
      <style:table-cell-properties fo:border-bottom="0.002cm solid #000000" fo:background-color="#83caff" fo:border-left="none" fo:border-right="0.002cm solid #000000" fo:border-top="0.002cm solid #000000" style:vertical-align="middle"/>
    </style:style>
    <style:style style:name="ce80" style:family="table-cell" style:parent-style-name="Default">
      <style:table-cell-properties fo:border-bottom="0.002cm solid #000000" fo:background-color="#94bd5e" fo:border-left="none" fo:border-right="0.002cm solid #000000" fo:border-top="0.002cm solid #000000" style:vertical-align="middle"/>
    </style:style>
    <style:style style:name="ce81" style:family="table-cell" style:parent-style-name="Default">
      <style:table-cell-properties fo:background-color="#e6e6ff" style:text-align-source="fix" style:repeat-content="false" fo:border="0.002cm solid #ffffff" style:vertical-align="middle"/>
      <style:paragraph-properties fo:text-align="center"/>
      <style:text-properties style:font-name="Tahoma" fo:font-size="20pt"/>
    </style:style>
    <style:style style:name="ce82" style:family="table-cell" style:parent-style-name="Default">
      <style:table-cell-properties fo:background-color="#ffff99" style:text-align-source="fix" style:repeat-content="false" fo:border="0.002cm solid #ffffff" style:vertical-align="middle"/>
      <style:paragraph-properties fo:text-align="center"/>
      <style:text-properties style:font-name="Tahoma" fo:font-size="20pt"/>
    </style:style>
    <style:style style:name="ce83" style:family="table-cell" style:parent-style-name="Default">
      <style:table-cell-properties fo:background-color="transparent"/>
      <style:text-properties fo:color="#ffffff"/>
    </style:style>
    <style:style style:name="ce84" style:family="table-cell" style:parent-style-name="Default">
      <style:text-properties fo:color="#ffffff"/>
    </style:style>
    <style:style style:name="ce85" style:family="table-cell" style:parent-style-name="Default">
      <style:table-cell-properties fo:background-color="#ff9966" style:text-align-source="fix" style:repeat-content="false" fo:border="0.002cm solid #000000"/>
      <style:paragraph-properties fo:text-align="center" fo:margin-left="0cm"/>
      <style:text-properties fo:font-weight="bold" style:font-weight-asian="bold" style:font-weight-complex="bold"/>
      <style:map style:condition="is-true-formula(IF(SUM([.$L$40:.$L$47])&lt;1))" style:apply-style-name="apagado" style:base-cell-address="Finais.M39"/>
    </style:style>
    <style:style style:name="ce86" style:family="table-cell" style:parent-style-name="Default">
      <style:table-cell-properties fo:border-bottom="0.002cm solid #000000" style:text-align-source="fix" style:repeat-content="false" fo:border-left="0.002cm solid #000000" fo:border-right="none" fo:border-top="0.002cm solid #000000" style:vertical-align="middle"/>
      <style:paragraph-properties fo:text-align="end" fo:margin-left="0cm"/>
      <style:map style:condition="is-true-formula(IF(SUM([.$L$40:.$L$47])&lt;1))" style:apply-style-name="apagado" style:base-cell-address="Finais.Q40"/>
      <style:map style:condition="is-true-formula(IF([.$L$40]&lt;1))" style:apply-style-name="apagado-com-borda" style:base-cell-address="Finais.Q40"/>
    </style:style>
    <style:style style:name="ce87" style:family="table-cell" style:parent-style-name="Default">
      <style:table-cell-properties fo:border-bottom="0.002cm solid #000000" fo:background-color="#ffcc99" style:text-align-source="fix" style:repeat-content="false" fo:border-left="0.002cm solid #000000" fo:border-right="none" fo:border-top="0.002cm solid #000000" style:vertical-align="middle"/>
      <style:paragraph-properties fo:text-align="end" fo:margin-left="0cm"/>
      <style:map style:condition="is-true-formula(IF(SUM([.$L$40:.$L$47])&lt;1))" style:apply-style-name="apagado" style:base-cell-address="Finais.Q41"/>
      <style:map style:condition="is-true-formula(IF([.$L$41]&lt;1))" style:apply-style-name="apagado-com-borda" style:base-cell-address="Finais.Q41"/>
    </style:style>
    <style:style style:name="ce88" style:family="table-cell" style:parent-style-name="Default">
      <style:table-cell-properties fo:border-bottom="0.002cm solid #000000" style:text-align-source="fix" style:repeat-content="false" fo:border-left="0.002cm solid #000000" fo:border-right="none" fo:border-top="0.002cm solid #000000" style:vertical-align="middle"/>
      <style:paragraph-properties fo:text-align="end" fo:margin-left="0cm"/>
      <style:map style:condition="is-true-formula(IF(SUM([.$L$40:.$L$47])&lt;1))" style:apply-style-name="apagado" style:base-cell-address="Finais.Q42"/>
      <style:map style:condition="is-true-formula(IF([.$L$42]&lt;1))" style:apply-style-name="apagado-com-borda" style:base-cell-address="Finais.Q42"/>
    </style:style>
    <style:style style:name="ce89" style:family="table-cell" style:parent-style-name="Default">
      <style:table-cell-properties fo:border-bottom="0.002cm solid #000000" fo:background-color="#ffcc99" style:text-align-source="fix" style:repeat-content="false" fo:border-left="0.002cm solid #000000" fo:border-right="none" fo:border-top="0.002cm solid #000000" style:vertical-align="middle"/>
      <style:paragraph-properties fo:text-align="end" fo:margin-left="0cm"/>
      <style:map style:condition="is-true-formula(IF(SUM([.$L$40:.$L$47])&lt;1))" style:apply-style-name="apagado" style:base-cell-address="Finais.Q43"/>
      <style:map style:condition="is-true-formula(IF([.$L$43]&lt;1))" style:apply-style-name="apagado-com-borda" style:base-cell-address="Finais.Q43"/>
    </style:style>
    <style:style style:name="ce90" style:family="table-cell" style:parent-style-name="Default">
      <style:table-cell-properties fo:border-bottom="0.002cm solid #000000" style:text-align-source="fix" style:repeat-content="false" fo:border-left="0.002cm solid #000000" fo:border-right="none" fo:border-top="0.002cm solid #000000" style:vertical-align="middle"/>
      <style:paragraph-properties fo:text-align="end" fo:margin-left="0cm"/>
      <style:map style:condition="is-true-formula(IF(SUM([.$L$40:.$L$47])&lt;1))" style:apply-style-name="apagado" style:base-cell-address="Finais.Q44"/>
      <style:map style:condition="is-true-formula(IF([.$L$44]&lt;1))" style:apply-style-name="apagado-com-borda" style:base-cell-address="Finais.Q44"/>
    </style:style>
    <style:style style:name="ce91" style:family="table-cell" style:parent-style-name="Default">
      <style:table-cell-properties fo:border-bottom="0.002cm solid #000000" fo:background-color="#ffcc99" style:text-align-source="fix" style:repeat-content="false" fo:border-left="0.002cm solid #000000" fo:border-right="none" fo:border-top="0.002cm solid #000000" style:vertical-align="middle"/>
      <style:paragraph-properties fo:text-align="end" fo:margin-left="0cm"/>
      <style:map style:condition="is-true-formula(IF(SUM([.$L$40:.$L$47])&lt;1))" style:apply-style-name="apagado" style:base-cell-address="Finais.Q45"/>
      <style:map style:condition="is-true-formula(IF([.$L$45]&lt;1))" style:apply-style-name="apagado-com-borda" style:base-cell-address="Finais.Q45"/>
    </style:style>
    <style:style style:name="ce92" style:family="table-cell" style:parent-style-name="Default">
      <style:table-cell-properties fo:border-bottom="0.002cm solid #000000" style:text-align-source="fix" style:repeat-content="false" fo:border-left="0.002cm solid #000000" fo:border-right="none" fo:border-top="0.002cm solid #000000" style:vertical-align="middle"/>
      <style:paragraph-properties fo:text-align="end" fo:margin-left="0cm"/>
      <style:map style:condition="is-true-formula(IF(SUM([.$L$40:.$L$47])&lt;1))" style:apply-style-name="apagado" style:base-cell-address="Finais.Q46"/>
      <style:map style:condition="is-true-formula(IF([.$L$46]&lt;1))" style:apply-style-name="apagado-com-borda" style:base-cell-address="Finais.Q46"/>
    </style:style>
    <style:style style:name="ce93" style:family="table-cell" style:parent-style-name="Default">
      <style:table-cell-properties fo:border-bottom="0.002cm solid #000000" fo:background-color="#ffcc99" style:text-align-source="fix" style:repeat-content="false" fo:border-left="0.002cm solid #000000" fo:border-right="none" fo:border-top="0.002cm solid #000000" style:vertical-align="middle"/>
      <style:paragraph-properties fo:text-align="end" fo:margin-left="0cm"/>
      <style:map style:condition="is-true-formula(IF(SUM([.$L$40:.$L$47])&lt;1))" style:apply-style-name="apagado" style:base-cell-address="Finais.Q47"/>
      <style:map style:condition="is-true-formula(IF([.$L$47]&lt;1))" style:apply-style-name="apagado-com-borda" style:base-cell-address="Finais.Q47"/>
    </style:style>
    <style:style style:name="ce94" style:family="table-cell" style:parent-style-name="Default">
      <style:table-cell-properties fo:background-color="#ffd320" style:text-align-source="fix" style:repeat-content="false" fo:border="0.002cm solid #000000"/>
      <style:paragraph-properties fo:text-align="center" fo:margin-left="0cm"/>
      <style:text-properties fo:font-weight="bold" style:font-weight-asian="bold" style:font-weight-complex="bold"/>
      <style:map style:condition="is-true-formula(IF(SUM([.$L$53:.$L$56])&lt;1))" style:apply-style-name="apagado" style:base-cell-address="Finais.M52"/>
    </style:style>
    <style:style style:name="ce95" style:family="table-cell" style:parent-style-name="Default">
      <style:table-cell-properties fo:border-bottom="0.002cm solid #000000" style:text-align-source="fix" style:repeat-content="false" fo:border-left="0.002cm solid #000000" fo:border-right="none" fo:border-top="0.002cm solid #000000" style:vertical-align="middle"/>
      <style:paragraph-properties fo:text-align="end" fo:margin-left="0cm"/>
      <style:map style:condition="is-true-formula(IF(SUM([.$L$53:.$L$56])&lt;1))" style:apply-style-name="apagado" style:base-cell-address="Finais.Q53"/>
      <style:map style:condition="is-true-formula(IF([.$L$53]&lt;1))" style:apply-style-name="apagado-com-borda" style:base-cell-address="Finais.Q53"/>
    </style:style>
    <style:style style:name="ce96" style:family="table-cell" style:parent-style-name="Default">
      <style:table-cell-properties fo:border-bottom="0.002cm solid #000000" fo:background-color="#ffff99" style:text-align-source="fix" style:repeat-content="false" fo:border-left="0.002cm solid #000000" fo:border-right="none" fo:border-top="0.002cm solid #000000" style:vertical-align="middle"/>
      <style:paragraph-properties fo:text-align="end" fo:margin-left="0cm"/>
      <style:map style:condition="is-true-formula(IF(SUM([.$L$53:.$L$56])&lt;1))" style:apply-style-name="apagado" style:base-cell-address="Finais.Q54"/>
      <style:map style:condition="is-true-formula(IF([.$L$54]&lt;1))" style:apply-style-name="apagado-com-borda" style:base-cell-address="Finais.Q54"/>
    </style:style>
    <style:style style:name="ce97" style:family="table-cell" style:parent-style-name="Default">
      <style:table-cell-properties fo:border-bottom="0.002cm solid #000000" style:text-align-source="fix" style:repeat-content="false" fo:border-left="0.002cm solid #000000" fo:border-right="none" fo:border-top="0.002cm solid #000000" style:vertical-align="middle"/>
      <style:paragraph-properties fo:text-align="end" fo:margin-left="0cm"/>
      <style:map style:condition="is-true-formula(IF(SUM([.$L$53:.$L$56])&lt;1))" style:apply-style-name="apagado" style:base-cell-address="Finais.Q55"/>
      <style:map style:condition="is-true-formula(IF([.$L$55]&lt;1))" style:apply-style-name="apagado-com-borda" style:base-cell-address="Finais.Q55"/>
    </style:style>
    <style:style style:name="ce98" style:family="table-cell" style:parent-style-name="Default">
      <style:table-cell-properties fo:border-bottom="0.002cm solid #000000" fo:background-color="#ffff99" style:text-align-source="fix" style:repeat-content="false" fo:border-left="0.002cm solid #000000" fo:border-right="none" fo:border-top="0.002cm solid #000000" style:vertical-align="middle"/>
      <style:paragraph-properties fo:text-align="end" fo:margin-left="0cm"/>
      <style:map style:condition="is-true-formula(IF(SUM([.$L$53:.$L$56])&lt;1))" style:apply-style-name="apagado" style:base-cell-address="Finais.Q56"/>
      <style:map style:condition="is-true-formula(IF([.$L$56]&lt;1))" style:apply-style-name="apagado-com-borda" style:base-cell-address="Finais.Q56"/>
    </style:style>
    <style:style style:name="ce99" style:family="table-cell" style:parent-style-name="Default">
      <style:table-cell-properties fo:background-color="#0084d1" style:text-align-source="fix" style:repeat-content="false" fo:border="0.002cm solid #000000"/>
      <style:paragraph-properties fo:text-align="center" fo:margin-left="0cm"/>
      <style:text-properties fo:font-weight="bold" style:font-weight-asian="bold" style:font-weight-complex="bold"/>
      <style:map style:condition="is-true-formula(IF(SUM([.$L$62:.$L$63])&lt;1))" style:apply-style-name="apagado" style:base-cell-address="Finais.M61"/>
    </style:style>
    <style:style style:name="ce100" style:family="table-cell" style:parent-style-name="Default">
      <style:table-cell-properties fo:border-bottom="0.002cm solid #000000" style:text-align-source="fix" style:repeat-content="false" fo:border-left="0.002cm solid #000000" fo:border-right="none" fo:border-top="0.002cm solid #000000" style:vertical-align="middle"/>
      <style:paragraph-properties fo:text-align="end" fo:margin-left="0cm"/>
      <style:map style:condition="is-true-formula(IF(SUM([.$L$62:.$L$63])&lt;1))" style:apply-style-name="apagado" style:base-cell-address="Finais.Q62"/>
      <style:map style:condition="is-true-formula(IF([.$L$62]&lt;1))" style:apply-style-name="apagado-com-borda" style:base-cell-address="Finais.Q62"/>
    </style:style>
    <style:style style:name="ce101" style:family="table-cell" style:parent-style-name="Default">
      <style:table-cell-properties fo:border-bottom="0.002cm solid #000000" fo:background-color="#83caff" style:text-align-source="fix" style:repeat-content="false" fo:border-left="0.002cm solid #000000" fo:border-right="none" fo:border-top="0.002cm solid #000000" style:vertical-align="middle"/>
      <style:paragraph-properties fo:text-align="end" fo:margin-left="0cm"/>
      <style:map style:condition="is-true-formula(IF(SUM([.$L$62:.$L$63])&lt;1))" style:apply-style-name="apagado" style:base-cell-address="Finais.Q63"/>
      <style:map style:condition="is-true-formula(IF([.$L$63]&lt;1))" style:apply-style-name="apagado-com-borda" style:base-cell-address="Finais.Q63"/>
    </style:style>
    <style:style style:name="ce102" style:family="table-cell" style:parent-style-name="Default">
      <style:table-cell-properties fo:background-color="#5c8526" style:text-align-source="fix" style:repeat-content="false" fo:border="0.002cm solid #000000"/>
      <style:paragraph-properties fo:text-align="center" fo:margin-left="0cm"/>
      <style:text-properties fo:font-weight="bold" style:font-weight-asian="bold" style:font-weight-complex="bold"/>
      <style:map style:condition="is-true-formula(IF(SUM([.$L$69:.$L$70])&lt;1))" style:apply-style-name="apagado" style:base-cell-address="Finais.M68"/>
    </style:style>
    <style:style style:name="ce103" style:family="table-cell" style:parent-style-name="Default">
      <style:table-cell-properties fo:border-bottom="0.002cm solid #000000" style:text-align-source="fix" style:repeat-content="false" fo:border-left="0.002cm solid #000000" fo:border-right="none" fo:border-top="0.002cm solid #000000" style:vertical-align="middle"/>
      <style:paragraph-properties fo:text-align="end" fo:margin-left="0cm"/>
      <style:map style:condition="is-true-formula(IF(SUM([.$L$69:.$L$70])&lt;1))" style:apply-style-name="apagado" style:base-cell-address="Finais.Q70"/>
      <style:map style:condition="is-true-formula(IF([.$L$69]&lt;1))" style:apply-style-name="apagado-com-borda" style:base-cell-address="Finais.Q70"/>
    </style:style>
    <style:style style:name="ce104" style:family="table-cell" style:parent-style-name="Default">
      <style:table-cell-properties fo:border-bottom="0.002cm solid #000000" fo:background-color="#94bd5e" style:text-align-source="fix" style:repeat-content="false" fo:border-left="0.002cm solid #000000" fo:border-right="none" fo:border-top="0.002cm solid #000000" style:vertical-align="middle"/>
      <style:paragraph-properties fo:text-align="end" fo:margin-left="0cm"/>
      <style:map style:condition="is-true-formula(IF(SUM([.$L$69:.$L$70])&lt;1))" style:apply-style-name="apagado" style:base-cell-address="Finais.Q70"/>
      <style:map style:condition="is-true-formula(IF([.$L$70]&lt;1))" style:apply-style-name="apagado-com-borda" style:base-cell-address="Finais.Q70"/>
    </style:style>
    <style:style style:name="ce105" style:family="table-cell" style:parent-style-name="Default">
      <style:table-cell-properties fo:background-color="#83caff" style:text-align-source="fix" style:repeat-content="false" fo:border="0.002cm solid #ffffff" style:vertical-align="middle"/>
      <style:paragraph-properties fo:text-align="center"/>
      <style:text-properties style:font-name="Tahoma" fo:font-size="24pt"/>
      <style:map style:condition="is-true-formula(IF([.N15]=(IF(OR([.F67]=&quot;&quot;;[.H67]=&quot;&quot;);FALSE();IF([.Y67]=(LARGE([.Y67:.Z67];1));[.E67];[.I67])))))" style:apply-style-name="destaque4" style:base-cell-address="Finais.N15"/>
    </style:style>
    <style:style style:name="ce106" style:family="table-cell" style:parent-style-name="Default">
      <style:table-cell-properties fo:background-color="#83caff" style:text-align-source="fix" style:repeat-content="false" fo:border="0.002cm solid #ffffff" style:vertical-align="middle"/>
      <style:paragraph-properties fo:text-align="center"/>
      <style:text-properties style:font-name="Tahoma" fo:font-size="24pt"/>
      <style:map style:condition="is-true-formula(IF([.N19]=(IF(OR([.F67]=&quot;&quot;;[.H67]=&quot;&quot;);FALSE();IF([.Y67]=(LARGE([.Y67:.Z67];1));[.E67];[.I67])))))" style:apply-style-name="destaque4" style:base-cell-address="Finais.N19"/>
    </style:style>
    <style:style style:name="ce107"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map style:condition="is-true-formula(IF(SUM([.$L$38:.$L$45])&lt;1))" style:apply-style-name="apagado" style:base-cell-address="Finais.Q45"/>
    </style:style>
    <style:style style:name="ce108" style:family="table-cell" style:parent-style-name="Default">
      <style:table-cell-properties style:cell-protect="none" style:print-content="true" style:text-align-source="fix" style:repeat-content="false" fo:border="0.002cm solid #000000" style:vertical-align="middle"/>
      <style:paragraph-properties fo:text-align="center" fo:margin-left="0cm"/>
      <style:map style:condition="is-true-formula(IF(SUM([.$L$40:.$L$47])&lt;1))" style:apply-style-name="apagado" style:base-cell-address="Finais.Q40"/>
      <style:map style:condition="is-true-formula(IF([.$L$40]&lt;1))" style:apply-style-name="apagado-com-borda" style:base-cell-address="Finais.Q40"/>
    </style:style>
    <style:style style:name="ce109" style:family="table-cell" style:parent-style-name="Default">
      <style:table-cell-properties fo:background-color="#ffcc99" style:cell-protect="none" style:print-content="true" style:text-align-source="fix" style:repeat-content="false" fo:border="0.002cm solid #000000" style:vertical-align="middle"/>
      <style:paragraph-properties fo:text-align="center" fo:margin-left="0cm"/>
      <style:map style:condition="is-true-formula(IF(SUM([.$L$40:.$L$47])&lt;1))" style:apply-style-name="apagado" style:base-cell-address="Finais.Q41"/>
      <style:map style:condition="is-true-formula(IF([.$L$41]&lt;1))" style:apply-style-name="apagado-com-borda" style:base-cell-address="Finais.Q41"/>
    </style:style>
    <style:style style:name="ce110" style:family="table-cell" style:parent-style-name="Default">
      <style:table-cell-properties style:cell-protect="none" style:print-content="true" style:text-align-source="fix" style:repeat-content="false" fo:border="0.002cm solid #000000" style:vertical-align="middle"/>
      <style:paragraph-properties fo:text-align="center" fo:margin-left="0cm"/>
      <style:map style:condition="is-true-formula(IF(SUM([.$L$40:.$L$47])&lt;1))" style:apply-style-name="apagado" style:base-cell-address="Finais.Q42"/>
      <style:map style:condition="is-true-formula(IF([.$L$42]&lt;1))" style:apply-style-name="apagado-com-borda" style:base-cell-address="Finais.Q42"/>
    </style:style>
    <style:style style:name="ce111" style:family="table-cell" style:parent-style-name="Default">
      <style:table-cell-properties fo:background-color="#ffcc99" style:cell-protect="none" style:print-content="true" style:text-align-source="fix" style:repeat-content="false" fo:border="0.002cm solid #000000" style:vertical-align="middle"/>
      <style:paragraph-properties fo:text-align="center" fo:margin-left="0cm"/>
      <style:map style:condition="is-true-formula(IF(SUM([.$L$40:.$L$47])&lt;1))" style:apply-style-name="apagado" style:base-cell-address="Finais.Q43"/>
      <style:map style:condition="is-true-formula(IF([.$L$43]&lt;1))" style:apply-style-name="apagado-com-borda" style:base-cell-address="Finais.Q43"/>
    </style:style>
    <style:style style:name="ce112" style:family="table-cell" style:parent-style-name="Default">
      <style:table-cell-properties style:cell-protect="none" style:print-content="true" style:text-align-source="fix" style:repeat-content="false" fo:border="0.002cm solid #000000" style:vertical-align="middle"/>
      <style:paragraph-properties fo:text-align="center" fo:margin-left="0cm"/>
      <style:map style:condition="is-true-formula(IF(SUM([.$L$40:.$L$47])&lt;1))" style:apply-style-name="apagado" style:base-cell-address="Finais.Q44"/>
      <style:map style:condition="is-true-formula(IF([.$L$44]&lt;1))" style:apply-style-name="apagado-com-borda" style:base-cell-address="Finais.Q44"/>
    </style:style>
    <style:style style:name="ce113" style:family="table-cell" style:parent-style-name="Default">
      <style:table-cell-properties fo:background-color="#ffcc99" style:cell-protect="none" style:print-content="true" style:text-align-source="fix" style:repeat-content="false" fo:border="0.002cm solid #000000" style:vertical-align="middle"/>
      <style:paragraph-properties fo:text-align="center" fo:margin-left="0cm"/>
      <style:map style:condition="is-true-formula(IF(SUM([.$L$40:.$L$47])&lt;1))" style:apply-style-name="apagado" style:base-cell-address="Finais.Q45"/>
      <style:map style:condition="is-true-formula(IF([.$L$45]&lt;1))" style:apply-style-name="apagado-com-borda" style:base-cell-address="Finais.Q45"/>
    </style:style>
    <style:style style:name="ce114" style:family="table-cell" style:parent-style-name="Default">
      <style:table-cell-properties style:cell-protect="none" style:print-content="true" style:text-align-source="fix" style:repeat-content="false" fo:border="0.002cm solid #000000" style:vertical-align="middle"/>
      <style:paragraph-properties fo:text-align="center" fo:margin-left="0cm"/>
      <style:map style:condition="is-true-formula(IF(SUM([.$L$40:.$L$47])&lt;1))" style:apply-style-name="apagado" style:base-cell-address="Finais.Q46"/>
      <style:map style:condition="is-true-formula(IF([.$L$46]&lt;1))" style:apply-style-name="apagado-com-borda" style:base-cell-address="Finais.Q46"/>
    </style:style>
    <style:style style:name="ce115" style:family="table-cell" style:parent-style-name="Default">
      <style:table-cell-properties fo:background-color="#ffcc99" style:cell-protect="none" style:print-content="true" style:text-align-source="fix" style:repeat-content="false" fo:border="0.002cm solid #000000" style:vertical-align="middle"/>
      <style:paragraph-properties fo:text-align="center" fo:margin-left="0cm"/>
      <style:map style:condition="is-true-formula(IF(SUM([.$L$40:.$L$47])&lt;1))" style:apply-style-name="apagado" style:base-cell-address="Finais.Q47"/>
      <style:map style:condition="is-true-formula(IF([.$L$47]&lt;1))" style:apply-style-name="apagado-com-borda" style:base-cell-address="Finais.Q47"/>
    </style:style>
    <style:style style:name="ce116"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map style:condition="is-true-formula(IF(SUM([.$L$53:.$L$56])&lt;1))" style:apply-style-name="apagado" style:base-cell-address="Finais.Q56"/>
      <style:map style:condition="is-true-formula(IF([.$L$53]&lt;1))" style:apply-style-name="apagado-com-borda" style:base-cell-address="Finais.Q56"/>
    </style:style>
    <style:style style:name="ce117" style:family="table-cell" style:parent-style-name="Default">
      <style:table-cell-properties style:cell-protect="none" style:print-content="true" style:text-align-source="fix" style:repeat-content="false" fo:border="0.002cm solid #000000" style:vertical-align="middle"/>
      <style:paragraph-properties fo:text-align="center" fo:margin-left="0cm"/>
      <style:map style:condition="is-true-formula(IF(SUM([.$L$53:.$L$56])&lt;1))" style:apply-style-name="apagado" style:base-cell-address="Finais.Q53"/>
      <style:map style:condition="is-true-formula(IF([.$L$53]&lt;1))" style:apply-style-name="apagado-com-borda" style:base-cell-address="Finais.Q53"/>
    </style:style>
    <style:style style:name="ce118" style:family="table-cell" style:parent-style-name="Default">
      <style:table-cell-properties fo:background-color="#ffff99" style:cell-protect="none" style:print-content="true" style:text-align-source="fix" style:repeat-content="false" fo:border="0.002cm solid #000000" style:vertical-align="middle"/>
      <style:paragraph-properties fo:text-align="center" fo:margin-left="0cm"/>
      <style:map style:condition="is-true-formula(IF(SUM([.$L$53:.$L$56])&lt;1))" style:apply-style-name="apagado" style:base-cell-address="Finais.Q54"/>
      <style:map style:condition="is-true-formula(IF([.$L$54]&lt;1))" style:apply-style-name="apagado-com-borda" style:base-cell-address="Finais.Q54"/>
    </style:style>
    <style:style style:name="ce119" style:family="table-cell" style:parent-style-name="Default">
      <style:table-cell-properties style:cell-protect="none" style:print-content="true" style:text-align-source="fix" style:repeat-content="false" fo:border="0.002cm solid #000000" style:vertical-align="middle"/>
      <style:paragraph-properties fo:text-align="center" fo:margin-left="0cm"/>
      <style:map style:condition="is-true-formula(IF(SUM([.$L$53:.$L$56])&lt;1))" style:apply-style-name="apagado" style:base-cell-address="Finais.Q55"/>
      <style:map style:condition="is-true-formula(IF([.$L$55]&lt;1))" style:apply-style-name="apagado-com-borda" style:base-cell-address="Finais.Q55"/>
    </style:style>
    <style:style style:name="ce120" style:family="table-cell" style:parent-style-name="Default">
      <style:table-cell-properties fo:background-color="#ffff99" style:cell-protect="none" style:print-content="true" style:text-align-source="fix" style:repeat-content="false" fo:border="0.002cm solid #000000" style:vertical-align="middle"/>
      <style:paragraph-properties fo:text-align="center" fo:margin-left="0cm"/>
      <style:map style:condition="is-true-formula(IF(SUM([.$L$53:.$L$56])&lt;1))" style:apply-style-name="apagado" style:base-cell-address="Finais.Q56"/>
      <style:map style:condition="is-true-formula(IF([.$L$56]&lt;1))" style:apply-style-name="apagado-com-borda" style:base-cell-address="Finais.Q56"/>
    </style:style>
    <style:style style:name="ce121"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map style:condition="is-true-formula(IF(SUM([.$L$62:.$L$63])&lt;1))" style:apply-style-name="apagado" style:base-cell-address="Finais.M63"/>
      <style:map style:condition="is-true-formula(IF([.$L$62]&lt;1))" style:apply-style-name="apagado-com-borda" style:base-cell-address="Finais.M63"/>
    </style:style>
    <style:style style:name="ce122" style:family="table-cell" style:parent-style-name="Default">
      <style:table-cell-properties style:cell-protect="none" style:print-content="true" style:text-align-source="fix" style:repeat-content="false" fo:border="0.002cm solid #000000" style:vertical-align="middle"/>
      <style:paragraph-properties fo:text-align="center" fo:margin-left="0cm"/>
      <style:map style:condition="is-true-formula(IF(SUM([.$L$62:.$L$63])&lt;1))" style:apply-style-name="apagado" style:base-cell-address="Finais.Q62"/>
      <style:map style:condition="is-true-formula(IF([.$L$62]&lt;1))" style:apply-style-name="apagado-com-borda" style:base-cell-address="Finais.Q62"/>
    </style:style>
    <style:style style:name="ce123" style:family="table-cell" style:parent-style-name="Default">
      <style:table-cell-properties fo:background-color="#83caff" style:cell-protect="none" style:print-content="true" style:text-align-source="fix" style:repeat-content="false" fo:border="0.002cm solid #000000" style:vertical-align="middle"/>
      <style:paragraph-properties fo:text-align="center" fo:margin-left="0cm"/>
      <style:map style:condition="is-true-formula(IF(SUM([.$L$62:.$L$63])&lt;1))" style:apply-style-name="apagado" style:base-cell-address="Finais.Q63"/>
      <style:map style:condition="is-true-formula(IF([.$L$63]&lt;1))" style:apply-style-name="apagado-com-borda" style:base-cell-address="Finais.Q63"/>
    </style:style>
    <style:style style:name="ce124"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map style:condition="is-true-formula(IF(SUM([.$L$69:.$L$70])&lt;1))" style:apply-style-name="apagado" style:base-cell-address="Finais.Q70"/>
      <style:map style:condition="is-true-formula(IF([.$L$69]&lt;1))" style:apply-style-name="apagado-com-borda" style:base-cell-address="Finais.Q70"/>
    </style:style>
    <style:style style:name="ce125" style:family="table-cell" style:parent-style-name="Default">
      <style:table-cell-properties style:cell-protect="none" style:print-content="true" style:text-align-source="fix" style:repeat-content="false" fo:border="0.002cm solid #000000" style:vertical-align="middle"/>
      <style:paragraph-properties fo:text-align="center" fo:margin-left="0cm"/>
      <style:map style:condition="is-true-formula(IF(SUM([.$L$69:.$L$70])&lt;1))" style:apply-style-name="apagado" style:base-cell-address="Finais.Q70"/>
      <style:map style:condition="is-true-formula(IF([.$L$69]&lt;1))" style:apply-style-name="apagado-com-borda" style:base-cell-address="Finais.Q70"/>
    </style:style>
    <style:style style:name="ce126" style:family="table-cell" style:parent-style-name="Default">
      <style:table-cell-properties fo:background-color="#94bd5e" style:cell-protect="none" style:print-content="true" style:text-align-source="fix" style:repeat-content="false" fo:border="0.002cm solid #000000" style:vertical-align="middle"/>
      <style:paragraph-properties fo:text-align="center" fo:margin-left="0cm"/>
      <style:map style:condition="is-true-formula(IF(SUM([.$L$69:.$L$70])&lt;1))" style:apply-style-name="apagado" style:base-cell-address="Finais.Q70"/>
      <style:map style:condition="is-true-formula(IF([.$L$70]&lt;1))" style:apply-style-name="apagado-com-borda" style:base-cell-address="Finais.Q70"/>
    </style:style>
    <style:style style:name="ce127"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map style:condition="is-true-formula(IF(SUM([.$L$40:.$L$47])&lt;1))" style:apply-style-name="apagado" style:base-cell-address="Finais.Q40"/>
      <style:map style:condition="is-true-formula(IF([.$L$40]&lt;1))" style:apply-style-name="apagado-com-borda" style:base-cell-address="Finais.Q40"/>
    </style:style>
    <style:style style:name="ce128" style:family="table-cell" style:parent-style-name="Default">
      <style:table-cell-properties fo:border-bottom="0.002cm solid #000000" fo:background-color="#ffcc99"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map style:condition="is-true-formula(IF(SUM([.$L$40:.$L$47])&lt;1))" style:apply-style-name="apagado" style:base-cell-address="Finais.Q41"/>
      <style:map style:condition="is-true-formula(IF([.$L$41]&lt;1))" style:apply-style-name="apagado-com-borda" style:base-cell-address="Finais.Q41"/>
    </style:style>
    <style:style style:name="ce129"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map style:condition="is-true-formula(IF(SUM([.$L$40:.$L$47])&lt;1))" style:apply-style-name="apagado" style:base-cell-address="Finais.Q42"/>
      <style:map style:condition="is-true-formula(IF([.$L$42]&lt;1))" style:apply-style-name="apagado-com-borda" style:base-cell-address="Finais.Q42"/>
    </style:style>
    <style:style style:name="ce130" style:family="table-cell" style:parent-style-name="Default">
      <style:table-cell-properties fo:border-bottom="0.002cm solid #000000" fo:background-color="#ffcc99"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map style:condition="is-true-formula(IF(SUM([.$L$40:.$L$47])&lt;1))" style:apply-style-name="apagado" style:base-cell-address="Finais.Q43"/>
      <style:map style:condition="is-true-formula(IF([.$L$43]&lt;1))" style:apply-style-name="apagado-com-borda" style:base-cell-address="Finais.Q43"/>
    </style:style>
    <style:style style:name="ce131"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map style:condition="is-true-formula(IF(SUM([.$L$40:.$L$47])&lt;1))" style:apply-style-name="apagado" style:base-cell-address="Finais.Q44"/>
      <style:map style:condition="is-true-formula(IF([.$L$44]&lt;1))" style:apply-style-name="apagado-com-borda" style:base-cell-address="Finais.Q44"/>
    </style:style>
    <style:style style:name="ce132" style:family="table-cell" style:parent-style-name="Default">
      <style:table-cell-properties fo:border-bottom="0.002cm solid #000000" fo:background-color="#ffcc99"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map style:condition="is-true-formula(IF(SUM([.$L$40:.$L$47])&lt;1))" style:apply-style-name="apagado" style:base-cell-address="Finais.Q45"/>
      <style:map style:condition="is-true-formula(IF([.$L$45]&lt;1))" style:apply-style-name="apagado-com-borda" style:base-cell-address="Finais.Q45"/>
    </style:style>
    <style:style style:name="ce133"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map style:condition="is-true-formula(IF(SUM([.$L$40:.$L$47])&lt;1))" style:apply-style-name="apagado" style:base-cell-address="Finais.Q46"/>
      <style:map style:condition="is-true-formula(IF([.$L$46]&lt;1))" style:apply-style-name="apagado-com-borda" style:base-cell-address="Finais.Q46"/>
    </style:style>
    <style:style style:name="ce134" style:family="table-cell" style:parent-style-name="Default">
      <style:table-cell-properties fo:border-bottom="0.002cm solid #000000" fo:background-color="#ffcc99"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map style:condition="is-true-formula(IF(SUM([.$L$40:.$L$47])&lt;1))" style:apply-style-name="apagado" style:base-cell-address="Finais.Q47"/>
      <style:map style:condition="is-true-formula(IF([.$L$47]&lt;1))" style:apply-style-name="apagado-com-borda" style:base-cell-address="Finais.Q47"/>
    </style:style>
    <style:style style:name="ce135"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map style:condition="is-true-formula(IF(SUM([.$L$53:.$L$56])&lt;1))" style:apply-style-name="apagado" style:base-cell-address="Finais.Q53"/>
      <style:map style:condition="is-true-formula(IF([.$L$53]&lt;1))" style:apply-style-name="apagado-com-borda" style:base-cell-address="Finais.Q53"/>
    </style:style>
    <style:style style:name="ce136" style:family="table-cell" style:parent-style-name="Default">
      <style:table-cell-properties fo:border-bottom="0.002cm solid #000000" fo:background-color="#ffff99"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map style:condition="is-true-formula(IF(SUM([.$L$53:.$L$56])&lt;1))" style:apply-style-name="apagado" style:base-cell-address="Finais.Q54"/>
      <style:map style:condition="is-true-formula(IF([.$L$54]&lt;1))" style:apply-style-name="apagado-com-borda" style:base-cell-address="Finais.Q54"/>
    </style:style>
    <style:style style:name="ce137"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map style:condition="is-true-formula(IF(SUM([.$L$53:.$L$56])&lt;1))" style:apply-style-name="apagado" style:base-cell-address="Finais.Q55"/>
      <style:map style:condition="is-true-formula(IF([.$L$55]&lt;1))" style:apply-style-name="apagado-com-borda" style:base-cell-address="Finais.Q55"/>
    </style:style>
    <style:style style:name="ce138" style:family="table-cell" style:parent-style-name="Default">
      <style:table-cell-properties fo:border-bottom="0.002cm solid #000000" fo:background-color="#ffff99"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map style:condition="is-true-formula(IF(SUM([.$L$53:.$L$56])&lt;1))" style:apply-style-name="apagado" style:base-cell-address="Finais.Q56"/>
      <style:map style:condition="is-true-formula(IF([.$L$56]&lt;1))" style:apply-style-name="apagado-com-borda" style:base-cell-address="Finais.Q56"/>
    </style:style>
    <style:style style:name="ce139"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map style:condition="is-true-formula(IF(SUM([.$L$62:.$L$63])&lt;1))" style:apply-style-name="apagado" style:base-cell-address="Finais.Q62"/>
      <style:map style:condition="is-true-formula(IF([.$L$62]&lt;1))" style:apply-style-name="apagado-com-borda" style:base-cell-address="Finais.Q62"/>
    </style:style>
    <style:style style:name="ce140" style:family="table-cell" style:parent-style-name="Default">
      <style:table-cell-properties fo:border-bottom="0.002cm solid #000000" fo:background-color="#83caff"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map style:condition="is-true-formula(IF(SUM([.$L$62:.$L$63])&lt;1))" style:apply-style-name="apagado" style:base-cell-address="Finais.Q63"/>
      <style:map style:condition="is-true-formula(IF([.$L$63]&lt;1))" style:apply-style-name="apagado-com-borda" style:base-cell-address="Finais.Q63"/>
    </style:style>
    <style:style style:name="ce141"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map style:condition="is-true-formula(IF(SUM([.$L$69:.$L$70])&lt;1))" style:apply-style-name="apagado" style:base-cell-address="Finais.Q70"/>
      <style:map style:condition="is-true-formula(IF([.$L$69]&lt;1))" style:apply-style-name="apagado-com-borda" style:base-cell-address="Finais.Q70"/>
    </style:style>
    <style:style style:name="ce142" style:family="table-cell" style:parent-style-name="Default">
      <style:table-cell-properties fo:border-bottom="0.002cm solid #000000" fo:background-color="#94bd5e"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map style:condition="is-true-formula(IF(SUM([.$L$69:.$L$70])&lt;1))" style:apply-style-name="apagado" style:base-cell-address="Finais.Q70"/>
      <style:map style:condition="is-true-formula(IF([.$L$70]&lt;1))" style:apply-style-name="apagado-com-borda" style:base-cell-address="Finais.Q70"/>
    </style:style>
    <style:style style:name="ce143" style:family="table-cell" style:parent-style-name="Default">
      <style:table-cell-properties fo:border-bottom="0.002cm solid #000000" style:text-align-source="fix" style:repeat-content="false" fo:border-left="none" fo:border-right="0.002cm solid #000000" fo:border-top="0.002cm solid #000000" style:vertical-align="middle"/>
      <style:paragraph-properties fo:text-align="start" fo:margin-left="0cm"/>
      <style:map style:condition="is-true-formula(IF(SUM([.$L$40:.$L$47])&lt;1))" style:apply-style-name="apagado" style:base-cell-address="Finais.Q40"/>
      <style:map style:condition="is-true-formula(IF([.$L$40]&lt;1))" style:apply-style-name="apagado-com-borda" style:base-cell-address="Finais.Q40"/>
    </style:style>
    <style:style style:name="ce144" style:family="table-cell" style:parent-style-name="Default">
      <style:table-cell-properties fo:border-bottom="0.002cm solid #000000" fo:background-color="#ffcc99" style:text-align-source="fix" style:repeat-content="false" fo:border-left="none" fo:border-right="0.002cm solid #000000" fo:border-top="0.002cm solid #000000" style:vertical-align="middle"/>
      <style:paragraph-properties fo:text-align="start" fo:margin-left="0cm"/>
      <style:map style:condition="is-true-formula(IF(SUM([.$L$40:.$L$47])&lt;1))" style:apply-style-name="apagado" style:base-cell-address="Finais.Q41"/>
      <style:map style:condition="is-true-formula(IF([.$L$41]&lt;1))" style:apply-style-name="apagado-com-borda" style:base-cell-address="Finais.Q41"/>
    </style:style>
    <style:style style:name="ce145" style:family="table-cell" style:parent-style-name="Default">
      <style:table-cell-properties fo:border-bottom="0.002cm solid #000000" style:text-align-source="fix" style:repeat-content="false" fo:border-left="none" fo:border-right="0.002cm solid #000000" fo:border-top="0.002cm solid #000000" style:vertical-align="middle"/>
      <style:paragraph-properties fo:text-align="start" fo:margin-left="0cm"/>
      <style:map style:condition="is-true-formula(IF(SUM([.$L$40:.$L$47])&lt;1))" style:apply-style-name="apagado" style:base-cell-address="Finais.Q42"/>
      <style:map style:condition="is-true-formula(IF([.$L$42]&lt;1))" style:apply-style-name="apagado-com-borda" style:base-cell-address="Finais.Q42"/>
    </style:style>
    <style:style style:name="ce146" style:family="table-cell" style:parent-style-name="Default">
      <style:table-cell-properties fo:border-bottom="0.002cm solid #000000" fo:background-color="#ffcc99" style:text-align-source="fix" style:repeat-content="false" fo:border-left="none" fo:border-right="0.002cm solid #000000" fo:border-top="0.002cm solid #000000" style:vertical-align="middle"/>
      <style:paragraph-properties fo:text-align="start" fo:margin-left="0cm"/>
      <style:map style:condition="is-true-formula(IF(SUM([.$L$40:.$L$47])&lt;1))" style:apply-style-name="apagado" style:base-cell-address="Finais.Q43"/>
      <style:map style:condition="is-true-formula(IF([.$L$43]&lt;1))" style:apply-style-name="apagado-com-borda" style:base-cell-address="Finais.Q43"/>
    </style:style>
    <style:style style:name="ce147" style:family="table-cell" style:parent-style-name="Default">
      <style:table-cell-properties fo:border-bottom="0.002cm solid #000000" style:text-align-source="fix" style:repeat-content="false" fo:border-left="none" fo:border-right="0.002cm solid #000000" fo:border-top="0.002cm solid #000000" style:vertical-align="middle"/>
      <style:paragraph-properties fo:text-align="start" fo:margin-left="0cm"/>
      <style:map style:condition="is-true-formula(IF(SUM([.$L$40:.$L$47])&lt;1))" style:apply-style-name="apagado" style:base-cell-address="Finais.Q44"/>
      <style:map style:condition="is-true-formula(IF([.$L$44]&lt;1))" style:apply-style-name="apagado-com-borda" style:base-cell-address="Finais.Q44"/>
    </style:style>
    <style:style style:name="ce148" style:family="table-cell" style:parent-style-name="Default">
      <style:table-cell-properties fo:border-bottom="0.002cm solid #000000" fo:background-color="#ffcc99" style:text-align-source="fix" style:repeat-content="false" fo:border-left="none" fo:border-right="0.002cm solid #000000" fo:border-top="0.002cm solid #000000" style:vertical-align="middle"/>
      <style:paragraph-properties fo:text-align="start" fo:margin-left="0cm"/>
      <style:map style:condition="is-true-formula(IF(SUM([.$L$40:.$L$47])&lt;1))" style:apply-style-name="apagado" style:base-cell-address="Finais.Q45"/>
      <style:map style:condition="is-true-formula(IF([.$L$45]&lt;1))" style:apply-style-name="apagado-com-borda" style:base-cell-address="Finais.Q45"/>
    </style:style>
    <style:style style:name="ce149" style:family="table-cell" style:parent-style-name="Default">
      <style:table-cell-properties fo:border-bottom="0.002cm solid #000000" style:text-align-source="fix" style:repeat-content="false" fo:border-left="none" fo:border-right="0.002cm solid #000000" fo:border-top="0.002cm solid #000000" style:vertical-align="middle"/>
      <style:paragraph-properties fo:text-align="start" fo:margin-left="0cm"/>
      <style:map style:condition="is-true-formula(IF(SUM([.$L$40:.$L$47])&lt;1))" style:apply-style-name="apagado" style:base-cell-address="Finais.Q46"/>
      <style:map style:condition="is-true-formula(IF([.$L$46]&lt;1))" style:apply-style-name="apagado-com-borda" style:base-cell-address="Finais.Q46"/>
    </style:style>
    <style:style style:name="ce150" style:family="table-cell" style:parent-style-name="Default">
      <style:table-cell-properties fo:border-bottom="0.002cm solid #000000" fo:background-color="#ffcc99" style:text-align-source="fix" style:repeat-content="false" fo:border-left="none" fo:border-right="0.002cm solid #000000" fo:border-top="0.002cm solid #000000" style:vertical-align="middle"/>
      <style:paragraph-properties fo:text-align="start" fo:margin-left="0cm"/>
      <style:map style:condition="is-true-formula(IF(SUM([.$L$40:.$L$47])&lt;1))" style:apply-style-name="apagado" style:base-cell-address="Finais.Q47"/>
      <style:map style:condition="is-true-formula(IF([.$L$47]&lt;1))" style:apply-style-name="apagado-com-borda" style:base-cell-address="Finais.Q47"/>
    </style:style>
    <style:style style:name="ce151" style:family="table-cell" style:parent-style-name="Default">
      <style:table-cell-properties fo:border-bottom="0.002cm solid #000000" style:text-align-source="fix" style:repeat-content="false" fo:border-left="none" fo:border-right="0.002cm solid #000000" fo:border-top="0.002cm solid #000000" style:vertical-align="middle"/>
      <style:paragraph-properties fo:text-align="start" fo:margin-left="0cm"/>
      <style:map style:condition="is-true-formula(IF(SUM([.$L$53:.$L$56])&lt;1))" style:apply-style-name="apagado" style:base-cell-address="Finais.Q53"/>
      <style:map style:condition="is-true-formula(IF([.$L$53]&lt;1))" style:apply-style-name="apagado-com-borda" style:base-cell-address="Finais.Q53"/>
    </style:style>
    <style:style style:name="ce152" style:family="table-cell" style:parent-style-name="Default">
      <style:table-cell-properties fo:border-bottom="0.002cm solid #000000" fo:background-color="#ffff99" style:text-align-source="fix" style:repeat-content="false" fo:border-left="none" fo:border-right="0.002cm solid #000000" fo:border-top="0.002cm solid #000000" style:vertical-align="middle"/>
      <style:paragraph-properties fo:text-align="start" fo:margin-left="0cm"/>
      <style:map style:condition="is-true-formula(IF(SUM([.$L$53:.$L$56])&lt;1))" style:apply-style-name="apagado" style:base-cell-address="Finais.Q54"/>
      <style:map style:condition="is-true-formula(IF([.$L$54]&lt;1))" style:apply-style-name="apagado-com-borda" style:base-cell-address="Finais.Q54"/>
    </style:style>
    <style:style style:name="ce153" style:family="table-cell" style:parent-style-name="Default">
      <style:table-cell-properties fo:border-bottom="0.002cm solid #000000" style:text-align-source="fix" style:repeat-content="false" fo:border-left="none" fo:border-right="0.002cm solid #000000" fo:border-top="0.002cm solid #000000" style:vertical-align="middle"/>
      <style:paragraph-properties fo:text-align="start" fo:margin-left="0cm"/>
      <style:map style:condition="is-true-formula(IF(SUM([.$L$53:.$L$56])&lt;1))" style:apply-style-name="apagado" style:base-cell-address="Finais.Q55"/>
      <style:map style:condition="is-true-formula(IF([.$L$55]&lt;1))" style:apply-style-name="apagado-com-borda" style:base-cell-address="Finais.Q55"/>
    </style:style>
    <style:style style:name="ce154" style:family="table-cell" style:parent-style-name="Default">
      <style:table-cell-properties fo:border-bottom="0.002cm solid #000000" fo:background-color="#ffff99" style:text-align-source="fix" style:repeat-content="false" fo:border-left="none" fo:border-right="0.002cm solid #000000" fo:border-top="0.002cm solid #000000" style:vertical-align="middle"/>
      <style:paragraph-properties fo:text-align="start" fo:margin-left="0cm"/>
      <style:map style:condition="is-true-formula(IF(SUM([.$L$53:.$L$56])&lt;1))" style:apply-style-name="apagado" style:base-cell-address="Finais.Q56"/>
      <style:map style:condition="is-true-formula(IF([.$L$56]&lt;1))" style:apply-style-name="apagado-com-borda" style:base-cell-address="Finais.Q56"/>
    </style:style>
    <style:style style:name="ce155" style:family="table-cell" style:parent-style-name="Default">
      <style:table-cell-properties fo:border-bottom="0.002cm solid #000000" style:text-align-source="fix" style:repeat-content="false" fo:border-left="none" fo:border-right="0.002cm solid #000000" fo:border-top="0.002cm solid #000000" style:vertical-align="middle"/>
      <style:paragraph-properties fo:text-align="start" fo:margin-left="0cm"/>
      <style:map style:condition="is-true-formula(IF(SUM([.$L$62:.$L$63])&lt;1))" style:apply-style-name="apagado" style:base-cell-address="Finais.Q62"/>
      <style:map style:condition="is-true-formula(IF([.$L$62]&lt;1))" style:apply-style-name="apagado-com-borda" style:base-cell-address="Finais.Q62"/>
    </style:style>
    <style:style style:name="ce156" style:family="table-cell" style:parent-style-name="Default">
      <style:table-cell-properties fo:border-bottom="0.002cm solid #000000" fo:background-color="#83caff" style:text-align-source="fix" style:repeat-content="false" fo:border-left="none" fo:border-right="0.002cm solid #000000" fo:border-top="0.002cm solid #000000" style:vertical-align="middle"/>
      <style:paragraph-properties fo:text-align="start" fo:margin-left="0cm"/>
      <style:map style:condition="is-true-formula(IF(SUM([.$L$62:.$L$63])&lt;1))" style:apply-style-name="apagado" style:base-cell-address="Finais.Q63"/>
      <style:map style:condition="is-true-formula(IF([.$L$63]&lt;1))" style:apply-style-name="apagado-com-borda" style:base-cell-address="Finais.Q63"/>
    </style:style>
    <style:style style:name="ce157" style:family="table-cell" style:parent-style-name="Default">
      <style:table-cell-properties fo:border-bottom="0.002cm solid #000000" style:text-align-source="fix" style:repeat-content="false" fo:border-left="none" fo:border-right="0.002cm solid #000000" fo:border-top="0.002cm solid #000000" style:vertical-align="middle"/>
      <style:paragraph-properties fo:text-align="start" fo:margin-left="0cm"/>
      <style:map style:condition="is-true-formula(IF(SUM([.$L$69:.$L$70])&lt;1))" style:apply-style-name="apagado" style:base-cell-address="Finais.Q70"/>
      <style:map style:condition="is-true-formula(IF([.$L$69]&lt;1))" style:apply-style-name="apagado-com-borda" style:base-cell-address="Finais.Q70"/>
    </style:style>
    <style:style style:name="ce158" style:family="table-cell" style:parent-style-name="Default">
      <style:table-cell-properties fo:border-bottom="0.002cm solid #000000" fo:background-color="#94bd5e" style:text-align-source="fix" style:repeat-content="false" fo:border-left="none" fo:border-right="0.002cm solid #000000" fo:border-top="0.002cm solid #000000" style:vertical-align="middle"/>
      <style:paragraph-properties fo:text-align="start" fo:margin-left="0cm"/>
      <style:map style:condition="is-true-formula(IF(SUM([.$L$69:.$L$70])&lt;1))" style:apply-style-name="apagado" style:base-cell-address="Finais.Q70"/>
      <style:map style:condition="is-true-formula(IF([.$L$70]&lt;1))" style:apply-style-name="apagado-com-borda" style:base-cell-address="Finais.Q70"/>
    </style:style>
    <style:style style:name="ce159" style:family="table-cell" style:parent-style-name="Default">
      <style:table-cell-properties fo:background-color="#eb613d" style:text-align-source="fix" style:repeat-content="false" fo:border="0.002cm solid #ffffff" style:vertical-align="middle"/>
      <style:paragraph-properties fo:text-align="center"/>
      <style:text-properties style:text-outline="true" style:font-name="Tahoma" fo:font-size="26pt" fo:text-shadow="1pt 1pt" fo:font-weight="bold" style:font-weight-asian="bold" style:font-weight-complex="bold"/>
      <style:map style:condition="is-true-formula(IF([.S15]=(IF(OR([.F67]=&quot;&quot;;[.H67]=&quot;&quot;;[.F68]=&quot;&quot;;[.H68]=&quot;&quot;);FALSE();IF([.Y68]=(LARGE([.Y68:.Z68];1));[.E68];[.I68])))))" style:apply-style-name="destaque5" style:base-cell-address="Finais.S15"/>
    </style:style>
    <style:style style:name="ce160" style:family="table-cell" style:parent-style-name="Default">
      <style:table-cell-properties fo:background-color="#eb613d" style:text-align-source="fix" style:repeat-content="false" fo:border="0.002cm solid #ffffff" style:vertical-align="middle"/>
      <style:paragraph-properties fo:text-align="center"/>
      <style:text-properties style:text-outline="true" style:font-name="Tahoma" fo:font-size="26pt" fo:text-shadow="1pt 1pt" fo:font-weight="bold" style:font-weight-asian="bold" style:font-weight-complex="bold"/>
      <style:map style:condition="is-true-formula(IF([.S19]=(IF(OR([.F67]=&quot;&quot;;[.H67]=&quot;&quot;;[.F68]=&quot;&quot;;[.H68]=&quot;&quot;);FALSE();IF([.Y68]=(LARGE([.Y68:.Z68];1));[.E68];[.I68])))))" style:apply-style-name="destaque5" style:base-cell-address="Finais.S19"/>
    </style:style>
    <style:style style:name="ce161" style:family="table-cell" style:parent-style-name="Default">
      <style:table-cell-properties fo:border="0.002cm solid #ffffff"/>
      <style:text-properties fo:font-size="20pt" fo:font-weight="bold" style:font-size-asian="20pt" style:font-weight-asian="bold" style:font-size-complex="20pt" style:font-weight-complex="bold"/>
    </style:style>
    <style:style style:name="ce162" style:family="table-cell" style:parent-style-name="Default">
      <style:table-cell-properties fo:background-color="#ff9966" style:text-align-source="fix" style:repeat-content="false" fo:border="0.002cm solid #000000"/>
      <style:paragraph-properties fo:text-align="center" fo:margin-left="0cm"/>
      <style:text-properties fo:font-weight="bold" style:font-weight-asian="bold" style:font-weight-complex="bold"/>
      <style:map style:condition="is-true-formula(IF(SUM([.$R$40:.$R$47])&lt;1))" style:apply-style-name="apagado" style:base-cell-address="Finais.S39"/>
    </style:style>
    <style:style style:name="ce163" style:family="table-cell" style:parent-style-name="Default">
      <style:table-cell-properties fo:border-bottom="0.002cm solid #000000" style:text-align-source="fix" style:repeat-content="false" fo:border-left="0.002cm solid #000000" fo:border-right="none" fo:border-top="0.002cm solid #000000" style:vertical-align="middle"/>
      <style:paragraph-properties fo:text-align="end" fo:margin-left="0cm"/>
      <style:map style:condition="is-true-formula(IF(SUM([.$R$40:.$R$47])&lt;1))" style:apply-style-name="apagado" style:base-cell-address="Finais.W40"/>
      <style:map style:condition="is-true-formula(IF([.$R$40]&lt;1))" style:apply-style-name="apagado-com-borda" style:base-cell-address="Finais.W40"/>
    </style:style>
    <style:style style:name="ce164" style:family="table-cell" style:parent-style-name="Default">
      <style:table-cell-properties fo:border-bottom="0.002cm solid #000000" fo:background-color="#ffcc99" style:text-align-source="fix" style:repeat-content="false" fo:border-left="0.002cm solid #000000" fo:border-right="none" fo:border-top="0.002cm solid #000000" style:vertical-align="middle"/>
      <style:paragraph-properties fo:text-align="end" fo:margin-left="0cm"/>
      <style:map style:condition="is-true-formula(IF(SUM([.$R$40:.$R$47])&lt;1))" style:apply-style-name="apagado" style:base-cell-address="Finais.W41"/>
      <style:map style:condition="is-true-formula(IF([.$R$41]&lt;1))" style:apply-style-name="apagado-com-borda" style:base-cell-address="Finais.W41"/>
    </style:style>
    <style:style style:name="ce165" style:family="table-cell" style:parent-style-name="Default">
      <style:table-cell-properties fo:border-bottom="0.002cm solid #000000" style:text-align-source="fix" style:repeat-content="false" fo:border-left="0.002cm solid #000000" fo:border-right="none" fo:border-top="0.002cm solid #000000" style:vertical-align="middle"/>
      <style:paragraph-properties fo:text-align="end" fo:margin-left="0cm"/>
      <style:map style:condition="is-true-formula(IF(SUM([.$R$40:.$R$47])&lt;1))" style:apply-style-name="apagado" style:base-cell-address="Finais.W42"/>
      <style:map style:condition="is-true-formula(IF([.$R$42]&lt;1))" style:apply-style-name="apagado-com-borda" style:base-cell-address="Finais.W42"/>
    </style:style>
    <style:style style:name="ce166" style:family="table-cell" style:parent-style-name="Default">
      <style:table-cell-properties fo:border-bottom="0.002cm solid #000000" fo:background-color="#ffcc99" style:text-align-source="fix" style:repeat-content="false" fo:border-left="0.002cm solid #000000" fo:border-right="none" fo:border-top="0.002cm solid #000000" style:vertical-align="middle"/>
      <style:paragraph-properties fo:text-align="end" fo:margin-left="0cm"/>
      <style:map style:condition="is-true-formula(IF(SUM([.$R$40:.$R$47])&lt;1))" style:apply-style-name="apagado" style:base-cell-address="Finais.W43"/>
      <style:map style:condition="is-true-formula(IF([.$R$43]&lt;1))" style:apply-style-name="apagado-com-borda" style:base-cell-address="Finais.W43"/>
    </style:style>
    <style:style style:name="ce167" style:family="table-cell" style:parent-style-name="Default">
      <style:table-cell-properties fo:border-bottom="0.002cm solid #000000" style:text-align-source="fix" style:repeat-content="false" fo:border-left="0.002cm solid #000000" fo:border-right="none" fo:border-top="0.002cm solid #000000" style:vertical-align="middle"/>
      <style:paragraph-properties fo:text-align="end" fo:margin-left="0cm"/>
      <style:map style:condition="is-true-formula(IF(SUM([.$R$40:.$R$47])&lt;1))" style:apply-style-name="apagado" style:base-cell-address="Finais.W44"/>
      <style:map style:condition="is-true-formula(IF([.$R$44]&lt;1))" style:apply-style-name="apagado-com-borda" style:base-cell-address="Finais.W44"/>
    </style:style>
    <style:style style:name="ce168" style:family="table-cell" style:parent-style-name="Default">
      <style:table-cell-properties fo:border-bottom="0.002cm solid #000000" fo:background-color="#ffcc99" style:text-align-source="fix" style:repeat-content="false" fo:border-left="0.002cm solid #000000" fo:border-right="none" fo:border-top="0.002cm solid #000000" style:vertical-align="middle"/>
      <style:paragraph-properties fo:text-align="end" fo:margin-left="0cm"/>
      <style:map style:condition="is-true-formula(IF(SUM([.$R$40:.$R$47])&lt;1))" style:apply-style-name="apagado" style:base-cell-address="Finais.W45"/>
      <style:map style:condition="is-true-formula(IF([.$R$45]&lt;1))" style:apply-style-name="apagado-com-borda" style:base-cell-address="Finais.W45"/>
    </style:style>
    <style:style style:name="ce169" style:family="table-cell" style:parent-style-name="Default">
      <style:table-cell-properties fo:border-bottom="0.002cm solid #000000" style:text-align-source="fix" style:repeat-content="false" fo:border-left="0.002cm solid #000000" fo:border-right="none" fo:border-top="0.002cm solid #000000" style:vertical-align="middle"/>
      <style:paragraph-properties fo:text-align="end" fo:margin-left="0cm"/>
      <style:map style:condition="is-true-formula(IF(SUM([.$R$40:.$R$47])&lt;1))" style:apply-style-name="apagado" style:base-cell-address="Finais.W46"/>
      <style:map style:condition="is-true-formula(IF([.$R$46]&lt;1))" style:apply-style-name="apagado-com-borda" style:base-cell-address="Finais.W46"/>
    </style:style>
    <style:style style:name="ce170" style:family="table-cell" style:parent-style-name="Default">
      <style:table-cell-properties fo:border-bottom="0.002cm solid #000000" fo:background-color="#ffcc99" style:text-align-source="fix" style:repeat-content="false" fo:border-left="0.002cm solid #000000" fo:border-right="none" fo:border-top="0.002cm solid #000000" style:vertical-align="middle"/>
      <style:paragraph-properties fo:text-align="end" fo:margin-left="0cm"/>
      <style:map style:condition="is-true-formula(IF(SUM([.$R$40:.$R$47])&lt;1))" style:apply-style-name="apagado" style:base-cell-address="Finais.W47"/>
      <style:map style:condition="is-true-formula(IF([.$R$47]&lt;1))" style:apply-style-name="apagado-com-borda" style:base-cell-address="Finais.W47"/>
    </style:style>
    <style:style style:name="ce171" style:family="table-cell" style:parent-style-name="Default">
      <style:table-cell-properties fo:background-color="#ffd320" style:text-align-source="fix" style:repeat-content="false" fo:border="0.002cm solid #000000"/>
      <style:paragraph-properties fo:text-align="center" fo:margin-left="0cm"/>
      <style:text-properties fo:font-weight="bold" style:font-weight-asian="bold" style:font-weight-complex="bold"/>
      <style:map style:condition="is-true-formula(IF(SUM([.$R$53:.$R$56])&lt;1))" style:apply-style-name="apagado" style:base-cell-address="Finais.S52"/>
    </style:style>
    <style:style style:name="ce172" style:family="table-cell" style:parent-style-name="Default">
      <style:table-cell-properties fo:border-bottom="0.002cm solid #000000" style:text-align-source="fix" style:repeat-content="false" fo:border-left="0.002cm solid #000000" fo:border-right="none" fo:border-top="0.002cm solid #000000" style:vertical-align="middle"/>
      <style:paragraph-properties fo:text-align="end" fo:margin-left="0cm"/>
      <style:map style:condition="is-true-formula(IF(SUM([.$R$53:.$R$56])&lt;1))" style:apply-style-name="apagado" style:base-cell-address="Finais.W53"/>
      <style:map style:condition="is-true-formula(IF([.$R$53]&lt;1))" style:apply-style-name="apagado-com-borda" style:base-cell-address="Finais.W53"/>
    </style:style>
    <style:style style:name="ce173" style:family="table-cell" style:parent-style-name="Default">
      <style:table-cell-properties fo:border-bottom="0.002cm solid #000000" fo:background-color="#ffff99" style:text-align-source="fix" style:repeat-content="false" fo:border-left="0.002cm solid #000000" fo:border-right="none" fo:border-top="0.002cm solid #000000" style:vertical-align="middle"/>
      <style:paragraph-properties fo:text-align="end" fo:margin-left="0cm"/>
      <style:map style:condition="is-true-formula(IF(SUM([.$R$53:.$R$56])&lt;1))" style:apply-style-name="apagado" style:base-cell-address="Finais.W54"/>
      <style:map style:condition="is-true-formula(IF([.$R$54]&lt;1))" style:apply-style-name="apagado-com-borda" style:base-cell-address="Finais.W54"/>
    </style:style>
    <style:style style:name="ce174" style:family="table-cell" style:parent-style-name="Default">
      <style:table-cell-properties fo:border-bottom="0.002cm solid #000000" style:text-align-source="fix" style:repeat-content="false" fo:border-left="0.002cm solid #000000" fo:border-right="none" fo:border-top="0.002cm solid #000000" style:vertical-align="middle"/>
      <style:paragraph-properties fo:text-align="end" fo:margin-left="0cm"/>
      <style:map style:condition="is-true-formula(IF(SUM([.$R$53:.$R$56])&lt;1))" style:apply-style-name="apagado" style:base-cell-address="Finais.W55"/>
      <style:map style:condition="is-true-formula(IF([.$R$55]&lt;1))" style:apply-style-name="apagado-com-borda" style:base-cell-address="Finais.W55"/>
    </style:style>
    <style:style style:name="ce175" style:family="table-cell" style:parent-style-name="Default">
      <style:table-cell-properties fo:border-bottom="0.002cm solid #000000" fo:background-color="#ffff99" style:text-align-source="fix" style:repeat-content="false" fo:border-left="0.002cm solid #000000" fo:border-right="none" fo:border-top="0.002cm solid #000000" style:vertical-align="middle"/>
      <style:paragraph-properties fo:text-align="end" fo:margin-left="0cm"/>
      <style:map style:condition="is-true-formula(IF(SUM([.$R$53:.$R$56])&lt;1))" style:apply-style-name="apagado" style:base-cell-address="Finais.W56"/>
      <style:map style:condition="is-true-formula(IF([.$R$56]&lt;1))" style:apply-style-name="apagado-com-borda" style:base-cell-address="Finais.W56"/>
    </style:style>
    <style:style style:name="ce176" style:family="table-cell" style:parent-style-name="Default">
      <style:table-cell-properties fo:background-color="#0084d1" style:text-align-source="fix" style:repeat-content="false" fo:border="0.002cm solid #000000"/>
      <style:paragraph-properties fo:text-align="center" fo:margin-left="0cm"/>
      <style:text-properties fo:font-weight="bold" style:font-weight-asian="bold" style:font-weight-complex="bold"/>
      <style:map style:condition="is-true-formula(IF(SUM([.$R$62:.$R$63])&lt;1))" style:apply-style-name="apagado" style:base-cell-address="Finais.S61"/>
    </style:style>
    <style:style style:name="ce177" style:family="table-cell" style:parent-style-name="Default">
      <style:table-cell-properties fo:border-bottom="0.002cm solid #000000" style:text-align-source="fix" style:repeat-content="false" fo:border-left="0.002cm solid #000000" fo:border-right="none" fo:border-top="0.002cm solid #000000" style:vertical-align="middle"/>
      <style:paragraph-properties fo:text-align="end" fo:margin-left="0cm"/>
      <style:map style:condition="is-true-formula(IF(SUM([.$R$62:.$R$63])&lt;1))" style:apply-style-name="apagado" style:base-cell-address="Finais.W62"/>
      <style:map style:condition="is-true-formula(IF([.$R$62]&lt;1))" style:apply-style-name="apagado-com-borda" style:base-cell-address="Finais.W62"/>
    </style:style>
    <style:style style:name="ce178" style:family="table-cell" style:parent-style-name="Default">
      <style:table-cell-properties fo:border-bottom="0.002cm solid #000000" fo:background-color="#83caff" style:text-align-source="fix" style:repeat-content="false" fo:border-left="0.002cm solid #000000" fo:border-right="none" fo:border-top="0.002cm solid #000000" style:vertical-align="middle"/>
      <style:paragraph-properties fo:text-align="end" fo:margin-left="0cm"/>
      <style:map style:condition="is-true-formula(IF(SUM([.$R$62:.$R$63])&lt;1))" style:apply-style-name="apagado" style:base-cell-address="Finais.W63"/>
      <style:map style:condition="is-true-formula(IF([.$R$63]&lt;1))" style:apply-style-name="apagado-com-borda" style:base-cell-address="Finais.W63"/>
    </style:style>
    <style:style style:name="ce179" style:family="table-cell" style:parent-style-name="Default">
      <style:table-cell-properties fo:background-color="#5c8526" style:text-align-source="fix" style:repeat-content="false" fo:border="0.002cm solid #000000"/>
      <style:paragraph-properties fo:text-align="center" fo:margin-left="0cm"/>
      <style:text-properties fo:font-weight="bold" style:font-weight-asian="bold" style:font-weight-complex="bold"/>
      <style:map style:condition="is-true-formula(IF(SUM([.$R$69:.$R$70])&lt;1))" style:apply-style-name="apagado" style:base-cell-address="Finais.S68"/>
    </style:style>
    <style:style style:name="ce180" style:family="table-cell" style:parent-style-name="Default">
      <style:table-cell-properties fo:border-bottom="0.002cm solid #000000" style:text-align-source="fix" style:repeat-content="false" fo:border-left="0.002cm solid #000000" fo:border-right="none" fo:border-top="0.002cm solid #000000" style:vertical-align="middle"/>
      <style:paragraph-properties fo:text-align="end" fo:margin-left="0cm"/>
      <style:map style:condition="is-true-formula(IF(SUM([.$R$69:.$R$70])&lt;1))" style:apply-style-name="apagado" style:base-cell-address="Finais.W69"/>
      <style:map style:condition="is-true-formula(IF([.$R$69]&lt;1))" style:apply-style-name="apagado-com-borda" style:base-cell-address="Finais.W69"/>
    </style:style>
    <style:style style:name="ce181" style:family="table-cell" style:parent-style-name="Default">
      <style:table-cell-properties fo:border-bottom="0.002cm solid #000000" fo:background-color="#94bd5e" style:text-align-source="fix" style:repeat-content="false" fo:border-left="0.002cm solid #000000" fo:border-right="none" fo:border-top="0.002cm solid #000000" style:vertical-align="middle"/>
      <style:paragraph-properties fo:text-align="end" fo:margin-left="0cm"/>
      <style:map style:condition="is-true-formula(IF(SUM([.$R$69:.$R$70])&lt;1))" style:apply-style-name="apagado" style:base-cell-address="Finais.W70"/>
      <style:map style:condition="is-true-formula(IF([.$R$70]&lt;1))" style:apply-style-name="apagado-com-borda" style:base-cell-address="Finais.W70"/>
    </style:style>
    <style:style style:name="ce182"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map style:condition="is-true-formula(IF(SUM([.$R$40:.$R$47])&lt;1))" style:apply-style-name="apagado" style:base-cell-address="Finais.V47"/>
      <style:map style:condition="is-true-formula(IF([.$R$45]&lt;1))" style:apply-style-name="apagado-com-borda" style:base-cell-address="Finais.V47"/>
    </style:style>
    <style:style style:name="ce183" style:family="table-cell" style:parent-style-name="Default">
      <style:table-cell-properties style:cell-protect="none" style:print-content="true" style:text-align-source="fix" style:repeat-content="false" fo:border="0.002cm solid #000000" style:vertical-align="middle"/>
      <style:paragraph-properties fo:text-align="center" fo:margin-left="0cm"/>
      <style:map style:condition="is-true-formula(IF(SUM([.$R$40:.$R$47])&lt;1))" style:apply-style-name="apagado" style:base-cell-address="Finais.W40"/>
      <style:map style:condition="is-true-formula(IF([.$R$40]&lt;1))" style:apply-style-name="apagado-com-borda" style:base-cell-address="Finais.W40"/>
    </style:style>
    <style:style style:name="ce184" style:family="table-cell" style:parent-style-name="Default">
      <style:table-cell-properties fo:background-color="#ffcc99" style:cell-protect="none" style:print-content="true" style:text-align-source="fix" style:repeat-content="false" fo:border="0.002cm solid #000000" style:vertical-align="middle"/>
      <style:paragraph-properties fo:text-align="center" fo:margin-left="0cm"/>
      <style:map style:condition="is-true-formula(IF(SUM([.$R$40:.$R$47])&lt;1))" style:apply-style-name="apagado" style:base-cell-address="Finais.W41"/>
      <style:map style:condition="is-true-formula(IF([.$R$41]&lt;1))" style:apply-style-name="apagado-com-borda" style:base-cell-address="Finais.W41"/>
    </style:style>
    <style:style style:name="ce185" style:family="table-cell" style:parent-style-name="Default">
      <style:table-cell-properties style:cell-protect="none" style:print-content="true" style:text-align-source="fix" style:repeat-content="false" fo:border="0.002cm solid #000000" style:vertical-align="middle"/>
      <style:paragraph-properties fo:text-align="center" fo:margin-left="0cm"/>
      <style:map style:condition="is-true-formula(IF(SUM([.$R$40:.$R$47])&lt;1))" style:apply-style-name="apagado" style:base-cell-address="Finais.W42"/>
      <style:map style:condition="is-true-formula(IF([.$R$42]&lt;1))" style:apply-style-name="apagado-com-borda" style:base-cell-address="Finais.W42"/>
    </style:style>
    <style:style style:name="ce186" style:family="table-cell" style:parent-style-name="Default">
      <style:table-cell-properties fo:background-color="#ffcc99" style:cell-protect="none" style:print-content="true" style:text-align-source="fix" style:repeat-content="false" fo:border="0.002cm solid #000000" style:vertical-align="middle"/>
      <style:paragraph-properties fo:text-align="center" fo:margin-left="0cm"/>
      <style:map style:condition="is-true-formula(IF(SUM([.$R$40:.$R$47])&lt;1))" style:apply-style-name="apagado" style:base-cell-address="Finais.W43"/>
      <style:map style:condition="is-true-formula(IF([.$R$43]&lt;1))" style:apply-style-name="apagado-com-borda" style:base-cell-address="Finais.W43"/>
    </style:style>
    <style:style style:name="ce187" style:family="table-cell" style:parent-style-name="Default">
      <style:table-cell-properties style:cell-protect="none" style:print-content="true" style:text-align-source="fix" style:repeat-content="false" fo:border="0.002cm solid #000000" style:vertical-align="middle"/>
      <style:paragraph-properties fo:text-align="center" fo:margin-left="0cm"/>
      <style:map style:condition="is-true-formula(IF(SUM([.$R$40:.$R$47])&lt;1))" style:apply-style-name="apagado" style:base-cell-address="Finais.W44"/>
      <style:map style:condition="is-true-formula(IF([.$R$44]&lt;1))" style:apply-style-name="apagado-com-borda" style:base-cell-address="Finais.W44"/>
    </style:style>
    <style:style style:name="ce188" style:family="table-cell" style:parent-style-name="Default">
      <style:table-cell-properties fo:background-color="#ffcc99" style:cell-protect="none" style:print-content="true" style:text-align-source="fix" style:repeat-content="false" fo:border="0.002cm solid #000000" style:vertical-align="middle"/>
      <style:paragraph-properties fo:text-align="center" fo:margin-left="0cm"/>
      <style:map style:condition="is-true-formula(IF(SUM([.$R$40:.$R$47])&lt;1))" style:apply-style-name="apagado" style:base-cell-address="Finais.W45"/>
      <style:map style:condition="is-true-formula(IF([.$R$45]&lt;1))" style:apply-style-name="apagado-com-borda" style:base-cell-address="Finais.W45"/>
    </style:style>
    <style:style style:name="ce189" style:family="table-cell" style:parent-style-name="Default">
      <style:table-cell-properties style:cell-protect="none" style:print-content="true" style:text-align-source="fix" style:repeat-content="false" fo:border="0.002cm solid #000000" style:vertical-align="middle"/>
      <style:paragraph-properties fo:text-align="center" fo:margin-left="0cm"/>
      <style:map style:condition="is-true-formula(IF(SUM([.$R$40:.$R$47])&lt;1))" style:apply-style-name="apagado" style:base-cell-address="Finais.W46"/>
      <style:map style:condition="is-true-formula(IF([.$R$46]&lt;1))" style:apply-style-name="apagado-com-borda" style:base-cell-address="Finais.W46"/>
    </style:style>
    <style:style style:name="ce190" style:family="table-cell" style:parent-style-name="Default">
      <style:table-cell-properties fo:background-color="#ffcc99" style:cell-protect="none" style:print-content="true" style:text-align-source="fix" style:repeat-content="false" fo:border="0.002cm solid #000000" style:vertical-align="middle"/>
      <style:paragraph-properties fo:text-align="center" fo:margin-left="0cm"/>
      <style:map style:condition="is-true-formula(IF(SUM([.$R$40:.$R$47])&lt;1))" style:apply-style-name="apagado" style:base-cell-address="Finais.W47"/>
      <style:map style:condition="is-true-formula(IF([.$R$47]&lt;1))" style:apply-style-name="apagado-com-borda" style:base-cell-address="Finais.W47"/>
    </style:style>
    <style:style style:name="ce191"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map style:condition="is-true-formula(IF(SUM([.$R$53:.$R$56])&lt;1))" style:apply-style-name="apagado" style:base-cell-address="Finais.W56"/>
      <style:map style:condition="is-true-formula(IF([.$R$53]&lt;1))" style:apply-style-name="apagado-com-borda" style:base-cell-address="Finais.W56"/>
    </style:style>
    <style:style style:name="ce192" style:family="table-cell" style:parent-style-name="Default">
      <style:table-cell-properties style:cell-protect="none" style:print-content="true" style:text-align-source="fix" style:repeat-content="false" fo:border="0.002cm solid #000000" style:vertical-align="middle"/>
      <style:paragraph-properties fo:text-align="center" fo:margin-left="0cm"/>
      <style:map style:condition="is-true-formula(IF(SUM([.$R$53:.$R$56])&lt;1))" style:apply-style-name="apagado" style:base-cell-address="Finais.W53"/>
      <style:map style:condition="is-true-formula(IF([.$R$53]&lt;1))" style:apply-style-name="apagado-com-borda" style:base-cell-address="Finais.W53"/>
    </style:style>
    <style:style style:name="ce193" style:family="table-cell" style:parent-style-name="Default">
      <style:table-cell-properties fo:background-color="#ffff99" style:cell-protect="none" style:print-content="true" style:text-align-source="fix" style:repeat-content="false" fo:border="0.002cm solid #000000" style:vertical-align="middle"/>
      <style:paragraph-properties fo:text-align="center" fo:margin-left="0cm"/>
      <style:map style:condition="is-true-formula(IF(SUM([.$R$53:.$R$56])&lt;1))" style:apply-style-name="apagado" style:base-cell-address="Finais.W54"/>
      <style:map style:condition="is-true-formula(IF([.$R$54]&lt;1))" style:apply-style-name="apagado-com-borda" style:base-cell-address="Finais.W54"/>
    </style:style>
    <style:style style:name="ce194" style:family="table-cell" style:parent-style-name="Default">
      <style:table-cell-properties style:cell-protect="none" style:print-content="true" style:text-align-source="fix" style:repeat-content="false" fo:border="0.002cm solid #000000" style:vertical-align="middle"/>
      <style:paragraph-properties fo:text-align="center" fo:margin-left="0cm"/>
      <style:map style:condition="is-true-formula(IF(SUM([.$R$53:.$R$56])&lt;1))" style:apply-style-name="apagado" style:base-cell-address="Finais.W55"/>
      <style:map style:condition="is-true-formula(IF([.$R$55]&lt;1))" style:apply-style-name="apagado-com-borda" style:base-cell-address="Finais.W55"/>
    </style:style>
    <style:style style:name="ce195" style:family="table-cell" style:parent-style-name="Default">
      <style:table-cell-properties fo:background-color="#ffff99" style:cell-protect="none" style:print-content="true" style:text-align-source="fix" style:repeat-content="false" fo:border="0.002cm solid #000000" style:vertical-align="middle"/>
      <style:paragraph-properties fo:text-align="center" fo:margin-left="0cm"/>
      <style:map style:condition="is-true-formula(IF(SUM([.$R$53:.$R$56])&lt;1))" style:apply-style-name="apagado" style:base-cell-address="Finais.W56"/>
      <style:map style:condition="is-true-formula(IF([.$R$56]&lt;1))" style:apply-style-name="apagado-com-borda" style:base-cell-address="Finais.W56"/>
    </style:style>
    <style:style style:name="ce196"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map style:condition="is-true-formula(IF(SUM([.$R$62:.$R$63])&lt;1))" style:apply-style-name="apagado" style:base-cell-address="Finais.U63"/>
      <style:map style:condition="is-true-formula(IF([.$R$62]&lt;1))" style:apply-style-name="apagado-com-borda" style:base-cell-address="Finais.U63"/>
    </style:style>
    <style:style style:name="ce197" style:family="table-cell" style:parent-style-name="Default">
      <style:table-cell-properties style:cell-protect="none" style:print-content="true" style:text-align-source="fix" style:repeat-content="false" fo:border="0.002cm solid #000000" style:vertical-align="middle"/>
      <style:paragraph-properties fo:text-align="center" fo:margin-left="0cm"/>
      <style:map style:condition="is-true-formula(IF(SUM([.$R$62:.$R$63])&lt;1))" style:apply-style-name="apagado" style:base-cell-address="Finais.W62"/>
      <style:map style:condition="is-true-formula(IF([.$R$62]&lt;1))" style:apply-style-name="apagado-com-borda" style:base-cell-address="Finais.W62"/>
    </style:style>
    <style:style style:name="ce198" style:family="table-cell" style:parent-style-name="Default">
      <style:table-cell-properties fo:background-color="#83caff" style:cell-protect="none" style:print-content="true" style:text-align-source="fix" style:repeat-content="false" fo:border="0.002cm solid #000000" style:vertical-align="middle"/>
      <style:paragraph-properties fo:text-align="center" fo:margin-left="0cm"/>
      <style:map style:condition="is-true-formula(IF(SUM([.$R$62:.$R$63])&lt;1))" style:apply-style-name="apagado" style:base-cell-address="Finais.W63"/>
      <style:map style:condition="is-true-formula(IF([.$R$63]&lt;1))" style:apply-style-name="apagado-com-borda" style:base-cell-address="Finais.W63"/>
    </style:style>
    <style:style style:name="ce199"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map style:condition="is-true-formula(IF(SUM([.$R$69:.$R$70])&lt;1))" style:apply-style-name="apagado" style:base-cell-address="Finais.W70"/>
      <style:map style:condition="is-true-formula(IF([.$R$69]&lt;1))" style:apply-style-name="apagado-com-borda" style:base-cell-address="Finais.W70"/>
    </style:style>
    <style:style style:name="ce200" style:family="table-cell" style:parent-style-name="Default">
      <style:table-cell-properties style:cell-protect="none" style:print-content="true" style:text-align-source="fix" style:repeat-content="false" fo:border="0.002cm solid #000000" style:vertical-align="middle"/>
      <style:paragraph-properties fo:text-align="center" fo:margin-left="0cm"/>
      <style:map style:condition="is-true-formula(IF(SUM([.$R$69:.$R$70])&lt;1))" style:apply-style-name="apagado" style:base-cell-address="Finais.W69"/>
      <style:map style:condition="is-true-formula(IF([.$R$69]&lt;1))" style:apply-style-name="apagado-com-borda" style:base-cell-address="Finais.W69"/>
    </style:style>
    <style:style style:name="ce201" style:family="table-cell" style:parent-style-name="Default">
      <style:table-cell-properties fo:background-color="#94bd5e" style:cell-protect="none" style:print-content="true" style:text-align-source="fix" style:repeat-content="false" fo:border="0.002cm solid #000000" style:vertical-align="middle"/>
      <style:paragraph-properties fo:text-align="center" fo:margin-left="0cm"/>
      <style:map style:condition="is-true-formula(IF(SUM([.$R$69:.$R$70])&lt;1))" style:apply-style-name="apagado" style:base-cell-address="Finais.W70"/>
      <style:map style:condition="is-true-formula(IF([.$R$70]&lt;1))" style:apply-style-name="apagado-com-borda" style:base-cell-address="Finais.W70"/>
    </style:style>
    <style:style style:name="ce202"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map style:condition="is-true-formula(IF(SUM([.$R$40:.$R$47])&lt;1))" style:apply-style-name="apagado" style:base-cell-address="Finais.W40"/>
      <style:map style:condition="is-true-formula(IF([.$R$40]&lt;1))" style:apply-style-name="apagado-com-borda" style:base-cell-address="Finais.W40"/>
    </style:style>
    <style:style style:name="ce203" style:family="table-cell" style:parent-style-name="Default">
      <style:table-cell-properties fo:border-bottom="0.002cm solid #000000" fo:background-color="#ffcc99"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map style:condition="is-true-formula(IF(SUM([.$R$40:.$R$47])&lt;1))" style:apply-style-name="apagado" style:base-cell-address="Finais.W41"/>
      <style:map style:condition="is-true-formula(IF([.$R$41]&lt;1))" style:apply-style-name="apagado-com-borda" style:base-cell-address="Finais.W41"/>
    </style:style>
    <style:style style:name="ce204"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map style:condition="is-true-formula(IF(SUM([.$R$40:.$R$47])&lt;1))" style:apply-style-name="apagado" style:base-cell-address="Finais.W42"/>
      <style:map style:condition="is-true-formula(IF([.$R$42]&lt;1))" style:apply-style-name="apagado-com-borda" style:base-cell-address="Finais.W42"/>
    </style:style>
    <style:style style:name="ce205" style:family="table-cell" style:parent-style-name="Default">
      <style:table-cell-properties fo:border-bottom="0.002cm solid #000000" fo:background-color="#ffcc99"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map style:condition="is-true-formula(IF(SUM([.$R$40:.$R$47])&lt;1))" style:apply-style-name="apagado" style:base-cell-address="Finais.W43"/>
      <style:map style:condition="is-true-formula(IF([.$R$43]&lt;1))" style:apply-style-name="apagado-com-borda" style:base-cell-address="Finais.W43"/>
    </style:style>
    <style:style style:name="ce206"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map style:condition="is-true-formula(IF(SUM([.$R$40:.$R$47])&lt;1))" style:apply-style-name="apagado" style:base-cell-address="Finais.W44"/>
      <style:map style:condition="is-true-formula(IF([.$R$44]&lt;1))" style:apply-style-name="apagado-com-borda" style:base-cell-address="Finais.W44"/>
    </style:style>
    <style:style style:name="ce207" style:family="table-cell" style:parent-style-name="Default">
      <style:table-cell-properties fo:border-bottom="0.002cm solid #000000" fo:background-color="#ffcc99"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map style:condition="is-true-formula(IF(SUM([.$R$40:.$R$47])&lt;1))" style:apply-style-name="apagado" style:base-cell-address="Finais.W45"/>
      <style:map style:condition="is-true-formula(IF([.$R$45]&lt;1))" style:apply-style-name="apagado-com-borda" style:base-cell-address="Finais.W45"/>
    </style:style>
    <style:style style:name="ce208"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map style:condition="is-true-formula(IF(SUM([.$R$40:.$R$47])&lt;1))" style:apply-style-name="apagado" style:base-cell-address="Finais.W46"/>
      <style:map style:condition="is-true-formula(IF([.$R$46]&lt;1))" style:apply-style-name="apagado-com-borda" style:base-cell-address="Finais.W46"/>
    </style:style>
    <style:style style:name="ce209" style:family="table-cell" style:parent-style-name="Default">
      <style:table-cell-properties fo:border-bottom="0.002cm solid #000000" fo:background-color="#ffcc99"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map style:condition="is-true-formula(IF(SUM([.$R$40:.$R$47])&lt;1))" style:apply-style-name="apagado" style:base-cell-address="Finais.W47"/>
      <style:map style:condition="is-true-formula(IF([.$R$47]&lt;1))" style:apply-style-name="apagado-com-borda" style:base-cell-address="Finais.W47"/>
    </style:style>
    <style:style style:name="ce210"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map style:condition="is-true-formula(IF(SUM([.$R$53:.$R$56])&lt;1))" style:apply-style-name="apagado" style:base-cell-address="Finais.W53"/>
      <style:map style:condition="is-true-formula(IF([.$R$53]&lt;1))" style:apply-style-name="apagado-com-borda" style:base-cell-address="Finais.W53"/>
    </style:style>
    <style:style style:name="ce211" style:family="table-cell" style:parent-style-name="Default">
      <style:table-cell-properties fo:border-bottom="0.002cm solid #000000" fo:background-color="#ffff99"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map style:condition="is-true-formula(IF(SUM([.$R$53:.$R$56])&lt;1))" style:apply-style-name="apagado" style:base-cell-address="Finais.W54"/>
      <style:map style:condition="is-true-formula(IF([.$R$54]&lt;1))" style:apply-style-name="apagado-com-borda" style:base-cell-address="Finais.W54"/>
    </style:style>
    <style:style style:name="ce212"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map style:condition="is-true-formula(IF(SUM([.$R$53:.$R$56])&lt;1))" style:apply-style-name="apagado" style:base-cell-address="Finais.W55"/>
      <style:map style:condition="is-true-formula(IF([.$R$55]&lt;1))" style:apply-style-name="apagado-com-borda" style:base-cell-address="Finais.W55"/>
    </style:style>
    <style:style style:name="ce213" style:family="table-cell" style:parent-style-name="Default">
      <style:table-cell-properties fo:border-bottom="0.002cm solid #000000" fo:background-color="#ffff99"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map style:condition="is-true-formula(IF(SUM([.$R$53:.$R$56])&lt;1))" style:apply-style-name="apagado" style:base-cell-address="Finais.W56"/>
      <style:map style:condition="is-true-formula(IF([.$R$56]&lt;1))" style:apply-style-name="apagado-com-borda" style:base-cell-address="Finais.W56"/>
    </style:style>
    <style:style style:name="ce214"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map style:condition="is-true-formula(IF(SUM([.$R$62:.$R$63])&lt;1))" style:apply-style-name="apagado" style:base-cell-address="Finais.W62"/>
      <style:map style:condition="is-true-formula(IF([.$R$62]&lt;1))" style:apply-style-name="apagado-com-borda" style:base-cell-address="Finais.W62"/>
    </style:style>
    <style:style style:name="ce215" style:family="table-cell" style:parent-style-name="Default">
      <style:table-cell-properties fo:border-bottom="0.002cm solid #000000" fo:background-color="#83caff"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map style:condition="is-true-formula(IF(SUM([.$R$62:.$R$63])&lt;1))" style:apply-style-name="apagado" style:base-cell-address="Finais.W63"/>
      <style:map style:condition="is-true-formula(IF([.$R$63]&lt;1))" style:apply-style-name="apagado-com-borda" style:base-cell-address="Finais.W63"/>
    </style:style>
    <style:style style:name="ce216"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map style:condition="is-true-formula(IF(SUM([.$R$69:.$R$70])&lt;1))" style:apply-style-name="apagado" style:base-cell-address="Finais.W69"/>
      <style:map style:condition="is-true-formula(IF([.$R$69]&lt;1))" style:apply-style-name="apagado-com-borda" style:base-cell-address="Finais.W69"/>
    </style:style>
    <style:style style:name="ce217" style:family="table-cell" style:parent-style-name="Default">
      <style:table-cell-properties fo:border-bottom="0.002cm solid #000000" fo:background-color="#94bd5e"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map style:condition="is-true-formula(IF(SUM([.$R$69:.$R$70])&lt;1))" style:apply-style-name="apagado" style:base-cell-address="Finais.W70"/>
      <style:map style:condition="is-true-formula(IF([.$R$70]&lt;1))" style:apply-style-name="apagado-com-borda" style:base-cell-address="Finais.W70"/>
    </style:style>
    <style:style style:name="ce218" style:family="table-cell" style:parent-style-name="Default">
      <style:table-cell-properties fo:border-bottom="0.002cm solid #000000" style:text-align-source="fix" style:repeat-content="false" fo:border-left="none" fo:border-right="0.002cm solid #000000" fo:border-top="0.002cm solid #000000" style:vertical-align="middle"/>
      <style:paragraph-properties fo:text-align="start" fo:margin-left="0cm"/>
      <style:map style:condition="is-true-formula(IF(SUM([.$R$40:.$R$47])&lt;1))" style:apply-style-name="apagado" style:base-cell-address="Finais.W40"/>
      <style:map style:condition="is-true-formula(IF([.$R$40]&lt;1))" style:apply-style-name="apagado-com-borda" style:base-cell-address="Finais.W40"/>
    </style:style>
    <style:style style:name="ce219" style:family="table-cell" style:parent-style-name="Default">
      <style:table-cell-properties fo:border-bottom="0.002cm solid #000000" fo:background-color="#ffcc99" style:text-align-source="fix" style:repeat-content="false" fo:border-left="none" fo:border-right="0.002cm solid #000000" fo:border-top="0.002cm solid #000000" style:vertical-align="middle"/>
      <style:paragraph-properties fo:text-align="start" fo:margin-left="0cm"/>
      <style:map style:condition="is-true-formula(IF(SUM([.$R$40:.$R$47])&lt;1))" style:apply-style-name="apagado" style:base-cell-address="Finais.W41"/>
      <style:map style:condition="is-true-formula(IF([.$R$41]&lt;1))" style:apply-style-name="apagado-com-borda" style:base-cell-address="Finais.W41"/>
    </style:style>
    <style:style style:name="ce220" style:family="table-cell" style:parent-style-name="Default">
      <style:table-cell-properties fo:border-bottom="0.002cm solid #000000" style:text-align-source="fix" style:repeat-content="false" fo:border-left="none" fo:border-right="0.002cm solid #000000" fo:border-top="0.002cm solid #000000" style:vertical-align="middle"/>
      <style:paragraph-properties fo:text-align="start" fo:margin-left="0cm"/>
      <style:map style:condition="is-true-formula(IF(SUM([.$R$40:.$R$47])&lt;1))" style:apply-style-name="apagado" style:base-cell-address="Finais.W42"/>
      <style:map style:condition="is-true-formula(IF([.$R$42]&lt;1))" style:apply-style-name="apagado-com-borda" style:base-cell-address="Finais.W42"/>
    </style:style>
    <style:style style:name="ce221" style:family="table-cell" style:parent-style-name="Default">
      <style:table-cell-properties fo:border-bottom="0.002cm solid #000000" fo:background-color="#ffcc99" style:text-align-source="fix" style:repeat-content="false" fo:border-left="none" fo:border-right="0.002cm solid #000000" fo:border-top="0.002cm solid #000000" style:vertical-align="middle"/>
      <style:paragraph-properties fo:text-align="start" fo:margin-left="0cm"/>
      <style:map style:condition="is-true-formula(IF(SUM([.$R$40:.$R$47])&lt;1))" style:apply-style-name="apagado" style:base-cell-address="Finais.W43"/>
      <style:map style:condition="is-true-formula(IF([.$R$43]&lt;1))" style:apply-style-name="apagado-com-borda" style:base-cell-address="Finais.W43"/>
    </style:style>
    <style:style style:name="ce222" style:family="table-cell" style:parent-style-name="Default">
      <style:table-cell-properties fo:border-bottom="0.002cm solid #000000" style:text-align-source="fix" style:repeat-content="false" fo:border-left="none" fo:border-right="0.002cm solid #000000" fo:border-top="0.002cm solid #000000" style:vertical-align="middle"/>
      <style:paragraph-properties fo:text-align="start" fo:margin-left="0cm"/>
      <style:map style:condition="is-true-formula(IF(SUM([.$R$40:.$R$47])&lt;1))" style:apply-style-name="apagado" style:base-cell-address="Finais.W44"/>
      <style:map style:condition="is-true-formula(IF([.$R$44]&lt;1))" style:apply-style-name="apagado-com-borda" style:base-cell-address="Finais.W44"/>
    </style:style>
    <style:style style:name="ce223" style:family="table-cell" style:parent-style-name="Default">
      <style:table-cell-properties fo:border-bottom="0.002cm solid #000000" fo:background-color="#ffcc99" style:text-align-source="fix" style:repeat-content="false" fo:border-left="none" fo:border-right="0.002cm solid #000000" fo:border-top="0.002cm solid #000000" style:vertical-align="middle"/>
      <style:paragraph-properties fo:text-align="start" fo:margin-left="0cm"/>
      <style:map style:condition="is-true-formula(IF(SUM([.$R$40:.$R$47])&lt;1))" style:apply-style-name="apagado" style:base-cell-address="Finais.W45"/>
      <style:map style:condition="is-true-formula(IF([.$R$45]&lt;1))" style:apply-style-name="apagado-com-borda" style:base-cell-address="Finais.W45"/>
    </style:style>
    <style:style style:name="ce224" style:family="table-cell" style:parent-style-name="Default">
      <style:table-cell-properties fo:border-bottom="0.002cm solid #000000" style:text-align-source="fix" style:repeat-content="false" fo:border-left="none" fo:border-right="0.002cm solid #000000" fo:border-top="0.002cm solid #000000" style:vertical-align="middle"/>
      <style:paragraph-properties fo:text-align="start" fo:margin-left="0cm"/>
      <style:map style:condition="is-true-formula(IF(SUM([.$R$40:.$R$47])&lt;1))" style:apply-style-name="apagado" style:base-cell-address="Finais.W46"/>
      <style:map style:condition="is-true-formula(IF([.$R$46]&lt;1))" style:apply-style-name="apagado-com-borda" style:base-cell-address="Finais.W46"/>
    </style:style>
    <style:style style:name="ce225" style:family="table-cell" style:parent-style-name="Default">
      <style:table-cell-properties fo:border-bottom="0.002cm solid #000000" fo:background-color="#ffcc99" style:text-align-source="fix" style:repeat-content="false" fo:border-left="none" fo:border-right="0.002cm solid #000000" fo:border-top="0.002cm solid #000000" style:vertical-align="middle"/>
      <style:paragraph-properties fo:text-align="start" fo:margin-left="0cm"/>
      <style:map style:condition="is-true-formula(IF(SUM([.$R$40:.$R$47])&lt;1))" style:apply-style-name="apagado" style:base-cell-address="Finais.W47"/>
      <style:map style:condition="is-true-formula(IF([.$R$47]&lt;1))" style:apply-style-name="apagado-com-borda" style:base-cell-address="Finais.W47"/>
    </style:style>
    <style:style style:name="ce226" style:family="table-cell" style:parent-style-name="Default">
      <style:table-cell-properties fo:border-bottom="0.002cm solid #000000" style:text-align-source="fix" style:repeat-content="false" fo:border-left="none" fo:border-right="0.002cm solid #000000" fo:border-top="0.002cm solid #000000" style:vertical-align="middle"/>
      <style:paragraph-properties fo:text-align="start" fo:margin-left="0cm"/>
      <style:map style:condition="is-true-formula(IF(SUM([.$R$53:.$R$56])&lt;1))" style:apply-style-name="apagado" style:base-cell-address="Finais.W53"/>
      <style:map style:condition="is-true-formula(IF([.$R$53]&lt;1))" style:apply-style-name="apagado-com-borda" style:base-cell-address="Finais.W53"/>
    </style:style>
    <style:style style:name="ce227" style:family="table-cell" style:parent-style-name="Default">
      <style:table-cell-properties fo:border-bottom="0.002cm solid #000000" fo:background-color="#ffff99" style:text-align-source="fix" style:repeat-content="false" fo:border-left="none" fo:border-right="0.002cm solid #000000" fo:border-top="0.002cm solid #000000" style:vertical-align="middle"/>
      <style:paragraph-properties fo:text-align="start" fo:margin-left="0cm"/>
      <style:map style:condition="is-true-formula(IF(SUM([.$R$53:.$R$56])&lt;1))" style:apply-style-name="apagado" style:base-cell-address="Finais.W54"/>
      <style:map style:condition="is-true-formula(IF([.$R$54]&lt;1))" style:apply-style-name="apagado-com-borda" style:base-cell-address="Finais.W54"/>
    </style:style>
    <style:style style:name="ce228" style:family="table-cell" style:parent-style-name="Default">
      <style:table-cell-properties fo:border-bottom="0.002cm solid #000000" style:text-align-source="fix" style:repeat-content="false" fo:border-left="none" fo:border-right="0.002cm solid #000000" fo:border-top="0.002cm solid #000000" style:vertical-align="middle"/>
      <style:paragraph-properties fo:text-align="start" fo:margin-left="0cm"/>
      <style:map style:condition="is-true-formula(IF(SUM([.$R$53:.$R$56])&lt;1))" style:apply-style-name="apagado" style:base-cell-address="Finais.W55"/>
      <style:map style:condition="is-true-formula(IF([.$R$55]&lt;1))" style:apply-style-name="apagado-com-borda" style:base-cell-address="Finais.W55"/>
    </style:style>
    <style:style style:name="ce229" style:family="table-cell" style:parent-style-name="Default">
      <style:table-cell-properties fo:border-bottom="0.002cm solid #000000" fo:background-color="#ffff99" style:text-align-source="fix" style:repeat-content="false" fo:border-left="none" fo:border-right="0.002cm solid #000000" fo:border-top="0.002cm solid #000000" style:vertical-align="middle"/>
      <style:paragraph-properties fo:text-align="start" fo:margin-left="0cm"/>
      <style:map style:condition="is-true-formula(IF(SUM([.$R$53:.$R$56])&lt;1))" style:apply-style-name="apagado" style:base-cell-address="Finais.W56"/>
      <style:map style:condition="is-true-formula(IF([.$R$56]&lt;1))" style:apply-style-name="apagado-com-borda" style:base-cell-address="Finais.W56"/>
    </style:style>
    <style:style style:name="ce230" style:family="table-cell" style:parent-style-name="Default">
      <style:table-cell-properties fo:border-bottom="0.002cm solid #000000" style:text-align-source="fix" style:repeat-content="false" fo:border-left="none" fo:border-right="0.002cm solid #000000" fo:border-top="0.002cm solid #000000" style:vertical-align="middle"/>
      <style:paragraph-properties fo:text-align="start" fo:margin-left="0cm"/>
      <style:map style:condition="is-true-formula(IF(SUM([.$R$62:.$R$63])&lt;1))" style:apply-style-name="apagado" style:base-cell-address="Finais.W62"/>
      <style:map style:condition="is-true-formula(IF([.$R$62]&lt;1))" style:apply-style-name="apagado-com-borda" style:base-cell-address="Finais.W62"/>
    </style:style>
    <style:style style:name="ce231" style:family="table-cell" style:parent-style-name="Default">
      <style:table-cell-properties fo:border-bottom="0.002cm solid #000000" fo:background-color="#83caff" style:text-align-source="fix" style:repeat-content="false" fo:border-left="none" fo:border-right="0.002cm solid #000000" fo:border-top="0.002cm solid #000000" style:vertical-align="middle"/>
      <style:paragraph-properties fo:text-align="start" fo:margin-left="0cm"/>
      <style:map style:condition="is-true-formula(IF(SUM([.$R$62:.$R$63])&lt;1))" style:apply-style-name="apagado" style:base-cell-address="Finais.W63"/>
      <style:map style:condition="is-true-formula(IF([.$R$63]&lt;1))" style:apply-style-name="apagado-com-borda" style:base-cell-address="Finais.W63"/>
    </style:style>
    <style:style style:name="ce232" style:family="table-cell" style:parent-style-name="Default">
      <style:table-cell-properties fo:border-bottom="0.002cm solid #000000" style:text-align-source="fix" style:repeat-content="false" fo:border-left="none" fo:border-right="0.002cm solid #000000" fo:border-top="0.002cm solid #000000" style:vertical-align="middle"/>
      <style:paragraph-properties fo:text-align="start" fo:margin-left="0cm"/>
      <style:map style:condition="is-true-formula(IF(SUM([.$R$69:.$R$70])&lt;1))" style:apply-style-name="apagado" style:base-cell-address="Finais.W69"/>
      <style:map style:condition="is-true-formula(IF([.$R$69]&lt;1))" style:apply-style-name="apagado-com-borda" style:base-cell-address="Finais.W69"/>
    </style:style>
    <style:style style:name="ce233" style:family="table-cell" style:parent-style-name="Default">
      <style:table-cell-properties fo:border-bottom="0.002cm solid #000000" fo:background-color="#94bd5e" style:text-align-source="fix" style:repeat-content="false" fo:border-left="none" fo:border-right="0.002cm solid #000000" fo:border-top="0.002cm solid #000000" style:vertical-align="middle"/>
      <style:paragraph-properties fo:text-align="start" fo:margin-left="0cm"/>
      <style:map style:condition="is-true-formula(IF(SUM([.$R$69:.$R$70])&lt;1))" style:apply-style-name="apagado" style:base-cell-address="Finais.W70"/>
      <style:map style:condition="is-true-formula(IF([.$R$70]&lt;1))" style:apply-style-name="apagado-com-borda" style:base-cell-address="Finais.W70"/>
    </style:style>
    <style:style style:name="ce234" style:family="table-cell" style:parent-style-name="Default">
      <style:table-cell-properties fo:border-bottom="0.002cm solid #ffffff" fo:border-left="0.002cm solid #ffffff" fo:border-right="0.035cm solid #000000" fo:border-top="0.035cm solid #000000"/>
    </style:style>
    <style:style style:name="ce235" style:family="table-cell" style:parent-style-name="Default">
      <style:table-cell-properties fo:border-bottom="0.002cm solid #ffffff" fo:border-left="0.002cm solid #ffffff" fo:border-right="0.035cm solid #000000" fo:border-top="0.002cm solid #ffffff"/>
    </style:style>
    <style:style style:name="ce236" style:family="table-cell" style:parent-style-name="Default">
      <style:table-cell-properties fo:border-bottom="0.002cm solid #ffffff" style:text-align-source="fix" style:repeat-content="false" fo:wrap-option="wrap" fo:border-left="0.002cm solid #ffffff" fo:border-right="0.035cm solid #000000" fo:border-top="0.002cm solid #ffffff" style:vertical-align="top"/>
      <style:paragraph-properties fo:text-align="start"/>
      <style:text-properties fo:font-size="20pt" fo:font-weight="bold" style:font-size-asian="20pt" style:font-weight-asian="bold" style:font-size-complex="20pt" style:font-weight-complex="bold"/>
    </style:style>
    <style:style style:name="ce237" style:family="table-cell" style:parent-style-name="Default">
      <style:table-cell-properties fo:border-bottom="0.035cm solid #000000" fo:border-left="0.002cm solid #ffffff" fo:border-right="0.035cm solid #000000" fo:border-top="0.002cm solid #ffffff"/>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marker-start="Arrow"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3" style:family="graphic">
      <style:graphic-properties draw:marker-start="Pontas_20_das_20_seta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4" style:family="graphic">
      <style:graphic-properties draw:marker-start="Pontas_20_das_20_seta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gr5" style:family="graphic">
      <style:graphic-properties svg:stroke-width="0.05cm" draw:marker-end="Arrow" draw:textarea-horizontal-align="center" draw:textarea-vertical-align="middle" fo:padding-top="0.025cm" fo:padding-bottom="0.025cm" fo:padding-left="0.025cm" fo:padding-right="0.025cm"/>
    </style:style>
    <style:style style:name="gr6" style:family="graphic">
      <style:graphic-properties draw:stroke="none" draw:fill-color="#94bd5e" draw:textarea-horizontal-align="justify" draw:textarea-vertical-align="middle" draw:auto-grow-height="false"/>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2"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2"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Arial1"/>
    </style:style>
  </office:automatic-styles>
  <office:body>
    <office:spreadsheet table:structure-protected="true" table:protection-key="Alj8tlcSFHCKVbzwMLklLGaFpuw=">
      <table:table table:name="Fase de Grupos" table:style-name="ta1" table:protected="true" table:protection-key="Alj8tlcSFHCKVbzwMLklLGaFpuw=" table:print-ranges="'Fase de Grupos'.A1:'Fase de Grupos'.X82">
        <table:table-column table:style-name="co1" table:default-cell-style-name="ce3"/>
        <table:table-column table:style-name="co2" table:default-cell-style-name="ce4"/>
        <table:table-column table:style-name="co3" table:default-cell-style-name="ce6"/>
        <table:table-column table:style-name="co4" table:number-columns-repeated="7" table:default-cell-style-name="ce8"/>
        <table:table-column table:style-name="co5" table:default-cell-style-name="ce11"/>
        <table:table-column table:style-name="co6" table:default-cell-style-name="ce3"/>
        <table:table-column table:style-name="co6" table:default-cell-style-name="ce8"/>
        <table:table-column table:style-name="co7" table:default-cell-style-name="ce13"/>
        <table:table-column table:style-name="co8" table:default-cell-style-name="ce14"/>
        <table:table-column table:style-name="co3" table:default-cell-style-name="ce15"/>
        <table:table-column table:style-name="co2" table:default-cell-style-name="ce16"/>
        <table:table-column table:style-name="co4" table:default-cell-style-name="ce17"/>
        <table:table-column table:style-name="co9" table:default-cell-style-name="ce11"/>
        <table:table-column table:style-name="co4" table:default-cell-style-name="ce17"/>
        <table:table-column table:style-name="co2" table:default-cell-style-name="ce18"/>
        <table:table-column table:style-name="co3" table:default-cell-style-name="ce19"/>
        <table:table-column table:style-name="co10" table:number-columns-repeated="2" table:default-cell-style-name="ce8"/>
        <table:table-column table:style-name="co11" table:visibility="collapse" table:default-cell-style-name="ce3"/>
        <table:table-column table:style-name="co12" table:visibility="collapse" table:number-columns-repeated="5" table:default-cell-style-name="ce3"/>
        <table:table-column table:style-name="co13" table:default-cell-style-name="Default"/>
        <table:table-column table:style-name="co14" table:default-cell-style-name="Default"/>
        <table:table-column table:style-name="co13" table:number-columns-repeated="991" table:default-cell-style-name="Default"/>
        <table:table-row table:style-name="ro1">
          <table:table-cell table:style-name="ce1" office:value-type="string" table:number-columns-spanned="24" table:number-rows-spanned="1">
            <text:p>Tabelinha da Copa do Mundo de 2010 – Fase de Grupos</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6"/>
          <table:table-cell table:number-columns-repeated="993"/>
        </table:table-row>
        <table:table-row table:style-name="ro2">
          <table:table-cell table:style-name="Default" table:number-columns-repeated="30"/>
          <table:table-cell table:number-columns-repeated="993"/>
        </table:table-row>
        <table:table-row table:style-name="ro2">
          <table:table-cell table:style-name="Default" table:number-columns-repeated="30"/>
          <table:table-cell/>
          <table:table-cell table:style-name="ce21" office:value-type="string">
            <text:p>Desenvolvido por Pedro Ciríaco [ciriaco(a)gmail.com]</text:p>
          </table:table-cell>
          <table:table-cell table:number-columns-repeated="991"/>
        </table:table-row>
        <table:table-row table:style-name="ro2">
          <table:table-cell table:style-name="Default" table:number-columns-repeated="3"/>
          <table:table-cell table:style-name="ce7" office:value-type="string">
            <office:annotation draw:style-name="gr2" draw:text-style-name="P2" svg:width="1.305cm" svg:height="0.596cm" svg:x="6.437cm" svg:y="0.781cm" draw:caption-point-x="-0.61cm" draw:caption-point-y="1.511cm">
              <dc:creator>USI</dc:creator>
              <dc:date>2010-03-17T00:00:00</dc:date>
              <text:p text:style-name="P2">Jogos</text:p>
            </office:annotation>
            <text:p>J</text:p>
          </table:table-cell>
          <table:table-cell table:style-name="ce7" office:value-type="string">
            <office:annotation draw:style-name="gr3" draw:text-style-name="P2" svg:width="1.515cm" svg:height="0.596cm" svg:x="7.035cm" svg:y="0.927cm" draw:caption-point-x="-0.61cm" draw:caption-point-y="1.365cm">
              <dc:creator>USI</dc:creator>
              <dc:date>2010-03-11T00:00:00</dc:date>
              <text:p text:style-name="P2"><text:span text:style-name="T1">Vitórias</text:span></text:p>
            </office:annotation>
            <text:p>V</text:p>
          </table:table-cell>
          <table:table-cell table:style-name="ce7" office:value-type="string">
            <office:annotation draw:style-name="gr2" draw:text-style-name="P2" svg:width="1.808cm" svg:height="0.596cm" svg:x="7.632cm" svg:y="0.781cm" draw:caption-point-x="-0.61cm" draw:caption-point-y="1.511cm">
              <dc:creator>USI</dc:creator>
              <dc:date>2010-03-17T00:00:00</dc:date>
              <text:p text:style-name="P2">Empates</text:p>
            </office:annotation>
            <text:p>E</text:p>
          </table:table-cell>
          <table:table-cell table:style-name="ce7" office:value-type="string">
            <office:annotation draw:style-name="gr3" draw:text-style-name="P2" svg:width="1.685cm" svg:height="0.596cm" svg:x="8.23cm" svg:y="0.927cm" draw:caption-point-x="-0.61cm" draw:caption-point-y="1.365cm">
              <dc:creator>USI</dc:creator>
              <dc:date>2010-03-11T00:00:00</dc:date>
              <text:p text:style-name="P2"><text:span text:style-name="T1">Derrotas</text:span></text:p>
            </office:annotation>
            <text:p>D</text:p>
          </table:table-cell>
          <table:table-cell table:style-name="ce7" office:value-type="string">
            <office:annotation draw:style-name="gr2" draw:text-style-name="P2" svg:width="1.727cm" svg:height="0.596cm" svg:x="8.827cm" svg:y="0.781cm" draw:caption-point-x="-0.61cm" draw:caption-point-y="1.511cm">
              <dc:creator>USI</dc:creator>
              <dc:date>2010-03-17T00:00:00</dc:date>
              <text:p text:style-name="P2">Gols Pró</text:p>
            </office:annotation>
            <text:p>GP</text:p>
          </table:table-cell>
          <table:table-cell table:style-name="ce7" office:value-type="string">
            <office:annotation draw:style-name="gr3" draw:text-style-name="P2" svg:width="2.217cm" svg:height="0.596cm" svg:x="9.425cm" svg:y="0.927cm" draw:caption-point-x="-0.61cm" draw:caption-point-y="1.365cm">
              <dc:creator>USI</dc:creator>
              <dc:date>2010-03-11T00:00:00</dc:date>
              <text:p text:style-name="P2"><text:span text:style-name="T1">Gols Contra</text:span></text:p>
            </office:annotation>
            <text:p>GC</text:p>
          </table:table-cell>
          <table:table-cell table:style-name="ce7" office:value-type="string">
            <office:annotation draw:style-name="gr3" draw:text-style-name="P2" svg:width="2.456cm" svg:height="0.596cm" svg:x="10.022cm" svg:y="0.927cm" draw:caption-point-x="-0.61cm" draw:caption-point-y="1.365cm">
              <dc:creator>USI</dc:creator>
              <dc:date>2010-03-11T00:00:00</dc:date>
              <text:p text:style-name="P2"><text:span text:style-name="T1">Saldo de Gols</text:span></text:p>
            </office:annotation>
            <text:p>SG</text:p>
          </table:table-cell>
          <table:table-cell table:style-name="ce7" office:value-type="string">
            <text:p>Pontos</text:p>
          </table:table-cell>
          <table:table-cell table:style-name="Default"/>
          <table:table-cell table:style-name="ce12" office:value-type="string">
            <text:p>Jogo</text:p>
          </table:table-cell>
          <table:table-cell table:style-name="ce12" office:value-type="string">
            <text:p>Dia</text:p>
          </table:table-cell>
          <table:table-cell table:style-name="ce12" office:value-type="string">
            <text:p>Hora</text:p>
          </table:table-cell>
          <table:table-cell table:style-name="ce12" office:value-type="string" table:number-columns-spanned="7" table:number-rows-spanned="1">
            <text:p>Confronto</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style-name="ce12" office:value-type="string">
            <text:p>Local</text:p>
          </table:table-cell>
          <table:table-cell table:style-name="ce12" office:value-type="string">
            <text:p>Estádio</text:p>
          </table:table-cell>
          <table:table-cell table:style-name="Default"/>
          <table:table-cell table:style-name="Default">
            <office:annotation draw:style-name="gr3" draw:text-style-name="P2" svg:width="2.899cm" svg:height="2.571cm" svg:x="34.71cm" svg:y="0.927cm" draw:caption-point-x="-0.61cm" draw:caption-point-y="1.365cm">
              <dc:creator>USI</dc:creator>
              <dc:date>2010-03-11T00:00:00</dc:date>
              <text:p text:style-name="P2"><text:span text:style-name="T1">Contador. Vitória do time A (por jogo) = Marca 1 pra vitória e 0 pra qualquer outro resultado</text:span></text:p>
            </office:annotation>
          </table:table-cell>
          <table:table-cell table:style-name="Default">
            <office:annotation draw:style-name="gr3" draw:text-style-name="P2" svg:width="2.899cm" svg:height="2.571cm" svg:x="34.71cm" svg:y="0.927cm" draw:caption-point-x="-0.61cm" draw:caption-point-y="1.365cm">
              <dc:creator>USI</dc:creator>
              <dc:date>2010-03-11T00:00:00</dc:date>
              <text:p text:style-name="P2"><text:span text:style-name="T1">Contador. Empate (por jogo) = Marca 1 pra empate e 0 pra qualquer outro resultado</text:span></text:p>
            </office:annotation>
          </table:table-cell>
          <table:table-cell table:style-name="Default" table:number-columns-repeated="2"/>
          <table:table-cell table:style-name="Default">
            <office:annotation draw:style-name="gr4" draw:text-style-name="P2" svg:width="8.329cm" svg:height="2.966cm" svg:x="34.71cm" svg:y="0.927cm" draw:caption-point-x="-0.61cm" draw:caption-point-y="1.365cm">
              <dc:creator>USI</dc:creator>
              <dc:date>2010-03-11T00:00:00</dc:date>
              <text:p text:style-name="P2"><text:span text:style-name="T1">Pontos x 10000, mais, saldo de gols x 100, mais, gols pró. Ponderação para definir primeiro e segundo do grupo. O maior número e o segundo maior número. Serão desconsiderados os critérios de confronto direto, saldo de gols no confronto direto, gols marcados no confronto direto e obviamente o sorteio.</text:span></text:p>
            </office:annotation>
          </table:table-cell>
          <table:table-cell table:number-columns-repeated="993"/>
        </table:table-row>
        <table:table-row table:style-name="ro3">
          <table:table-cell table:style-name="ce2" office:value-type="string" table:number-columns-spanned="1" table:number-rows-spanned="6">
            <text:p>Grupo A</text:p>
          </table:table-cell>
          <table:table-cell>
            <draw:frame table:end-cell-address="'Fase de Grupos'.B5" table:end-x="0.847cm" table:end-y="0.581cm" draw:z-index="12" draw:name="Figuras 1" draw:style-name="gr1" draw:text-style-name="P1" svg:width="0.75cm" svg:height="0.46cm" svg:x="0.097cm" svg:y="0.121cm">
              <draw:image xlink:href="Pictures/10000000000000460000002D0AF86D38.png" xlink:type="simple" xlink:show="embed" xlink:actuate="onLoad">
                <text:p/>
              </draw:image>
            </draw:frame>
          </table:table-cell>
          <table:table-cell office:value-type="string">
            <text:p>África do Sul</text:p>
          </table:table-cell>
          <table:table-cell table:formula="of:=[.Y5]+[.Y7]+[.Y10]" office:value-type="float" office:value="0">
            <text:p>0</text:p>
          </table:table-cell>
          <table:table-cell table:formula="of:=[.Z5]+[.Z7]+[.AB10]" office:value-type="float" office:value="0">
            <text:p>0</text:p>
          </table:table-cell>
          <table:table-cell table:formula="of:=[.AA5]+[.AA7]+[.AA10]" office:value-type="float" office:value="0">
            <text:p>0</text:p>
          </table:table-cell>
          <table:table-cell table:formula="of:=[.AB5]+[.AB7]+[.Z10]" office:value-type="float" office:value="0">
            <text:p>0</text:p>
          </table:table-cell>
          <table:table-cell table:formula="of:=[.R5]+[.R7]+[.T10]" office:value-type="float" office:value="0">
            <text:p>0</text:p>
          </table:table-cell>
          <table:table-cell table:formula="of:=[.T5]+[.T7]+[.R10]" office:value-type="float" office:value="0">
            <text:p>0</text:p>
          </table:table-cell>
          <table:table-cell table:formula="of:=[.H5]-[.I5]" office:value-type="float" office:value="0">
            <text:p>0</text:p>
          </table:table-cell>
          <table:table-cell table:formula="of:=([.E5]*3)+([.F5])" office:value-type="float" office:value="0">
            <text:p>0</text:p>
          </table:table-cell>
          <table:table-cell/>
          <table:table-cell office:value-type="float" office:value="1">
            <text:p>1</text:p>
          </table:table-cell>
          <table:table-cell office:value-type="date" office:date-value="2010-06-11">
            <text:p>11/06/2010</text:p>
          </table:table-cell>
          <table:table-cell office:value-type="time" office:time-value="PT11H00M00S">
            <text:p>11:00</text:p>
          </table:table-cell>
          <table:table-cell office:value-type="string">
            <text:p>África do Sul</text:p>
          </table:table-cell>
          <table:table-cell>
            <draw:frame table:end-cell-address="'Fase de Grupos'.Q5" table:end-x="0.877cm" table:end-y="0.581cm" draw:z-index="1" draw:name="Figuras 1" draw:style-name="gr1" draw:text-style-name="P1" svg:width="0.75cm" svg:height="0.46cm" svg:x="0.127cm" svg:y="0.121cm">
              <draw:image xlink:href="Pictures/10000000000000460000002D0AF86D38.png" xlink:type="simple" xlink:show="embed" xlink:actuate="onLoad">
                <text:p/>
              </draw:image>
            </draw:frame>
          </table:table-cell>
          <table:table-cell/>
          <table:table-cell office:value-type="string">
            <text:p>X</text:p>
          </table:table-cell>
          <table:table-cell/>
          <table:table-cell>
            <draw:frame table:end-cell-address="'Fase de Grupos'.U5" table:end-x="0.827cm" table:end-y="0.581cm" draw:z-index="5" draw:name="Figuras 2" draw:style-name="gr1" draw:text-style-name="P1" svg:width="0.75cm" svg:height="0.46cm" svg:x="0.077cm" svg:y="0.121cm">
              <draw:image xlink:href="Pictures/10000000000000460000002DAF505F21.png" xlink:type="simple" xlink:show="embed" xlink:actuate="onLoad">
                <text:p/>
              </draw:image>
            </draw:frame>
          </table:table-cell>
          <table:table-cell office:value-type="string">
            <text:p>México</text:p>
          </table:table-cell>
          <table:table-cell table:style-name="ce20" office:value-type="string">
            <text:p>Johanesburgo</text:p>
          </table:table-cell>
          <table:table-cell office:value-type="string">
            <text:p>Soccer City</text:p>
          </table:table-cell>
          <table:table-cell table:formula="of:=IF(AND([.R5]&lt;&gt;&quot;&quot;;[.T5]&lt;&gt;&quot;&quot;);1;0)" office:value-type="float" office:value="0">
            <text:p>0</text:p>
          </table:table-cell>
          <table:table-cell table:formula="of:=IF([.R5]&gt;[.T5];1;0)" office:value-type="float" office:value="0">
            <text:p>0</text:p>
          </table:table-cell>
          <table:table-cell table:formula="of:=IF([.Y5]=0;0;IF([.R5]=[.T5];1;0))" office:value-type="float" office:value="0">
            <text:p>0</text:p>
          </table:table-cell>
          <table:table-cell table:formula="of:=IF([.R5]&lt;[.T5];1;0)" office:value-type="float" office:value="0">
            <text:p>0</text:p>
          </table:table-cell>
          <table:table-cell/>
          <table:table-cell table:formula="of:=([.K5]*10000)+([.J5]*100)+[.H5]" office:value-type="float" office:value="0">
            <text:p>0</text:p>
          </table:table-cell>
          <table:table-cell table:style-name="ce3"/>
          <table:table-cell/>
          <table:table-cell table:style-name="ce3" table:number-columns-repeated="991"/>
        </table:table-row>
        <table:table-row table:style-name="ro3">
          <table:covered-table-cell/>
          <table:table-cell>
            <draw:frame table:end-cell-address="'Fase de Grupos'.B6" table:end-x="0.847cm" table:end-y="0.581cm" draw:z-index="13" draw:name="Figuras 3" draw:style-name="gr1" draw:text-style-name="P1" svg:width="0.75cm" svg:height="0.46cm" svg:x="0.097cm" svg:y="0.121cm">
              <draw:image xlink:href="Pictures/10000000000000460000002D34A58844.png" xlink:type="simple" xlink:show="embed" xlink:actuate="onLoad">
                <text:p/>
              </draw:image>
            </draw:frame>
          </table:table-cell>
          <table:table-cell office:value-type="string">
            <text:p>França</text:p>
          </table:table-cell>
          <table:table-cell table:formula="of:=[.Y6]+[.Y8]+[.Y10]" office:value-type="float" office:value="0">
            <text:p>0</text:p>
          </table:table-cell>
          <table:table-cell table:formula="of:=[.AB6]+[.Z8]+[.Z10]" office:value-type="float" office:value="0">
            <text:p>0</text:p>
          </table:table-cell>
          <table:table-cell table:formula="of:=[.AA6]+[.AA8]+[.AA10]" office:value-type="float" office:value="0">
            <text:p>0</text:p>
          </table:table-cell>
          <table:table-cell table:formula="of:=[.Z6]+[.AB8]+[.AB10]" office:value-type="float" office:value="0">
            <text:p>0</text:p>
          </table:table-cell>
          <table:table-cell table:formula="of:=[.T6]+[.R8]+[.R10]" office:value-type="float" office:value="0">
            <text:p>0</text:p>
          </table:table-cell>
          <table:table-cell table:formula="of:=[.R6]+[.T8]+[.T10]" office:value-type="float" office:value="0">
            <text:p>0</text:p>
          </table:table-cell>
          <table:table-cell table:formula="of:=[.H6]-[.I6]" office:value-type="float" office:value="0">
            <text:p>0</text:p>
          </table:table-cell>
          <table:table-cell table:formula="of:=([.E6]*3)+([.F6])" office:value-type="float" office:value="0">
            <text:p>0</text:p>
          </table:table-cell>
          <table:table-cell/>
          <table:table-cell office:value-type="float" office:value="2">
            <text:p>2</text:p>
          </table:table-cell>
          <table:table-cell office:value-type="date" office:date-value="2010-06-11">
            <text:p>11/06/2010</text:p>
          </table:table-cell>
          <table:table-cell office:value-type="time" office:time-value="PT15H30M00S">
            <text:p>15:30</text:p>
          </table:table-cell>
          <table:table-cell office:value-type="string">
            <text:p>Uruguai</text:p>
          </table:table-cell>
          <table:table-cell>
            <draw:frame table:end-cell-address="'Fase de Grupos'.Q6" table:end-x="0.877cm" table:end-y="0.581cm" draw:z-index="9" draw:name="Figuras 4" draw:style-name="gr1" draw:text-style-name="P1" svg:width="0.75cm" svg:height="0.46cm" svg:x="0.127cm" svg:y="0.121cm">
              <draw:image xlink:href="Pictures/10000000000000460000002920C71A63.png" xlink:type="simple" xlink:show="embed" xlink:actuate="onLoad">
                <text:p/>
              </draw:image>
            </draw:frame>
          </table:table-cell>
          <table:table-cell/>
          <table:table-cell office:value-type="string">
            <text:p>X</text:p>
          </table:table-cell>
          <table:table-cell/>
          <table:table-cell>
            <draw:frame table:end-cell-address="'Fase de Grupos'.U6" table:end-x="0.827cm" table:end-y="0.581cm" draw:z-index="6" draw:name="Figuras 3" draw:style-name="gr1" draw:text-style-name="P1" svg:width="0.75cm" svg:height="0.46cm" svg:x="0.077cm" svg:y="0.121cm">
              <draw:image xlink:href="Pictures/10000000000000460000002D34A58844.png" xlink:type="simple" xlink:show="embed" xlink:actuate="onLoad">
                <text:p/>
              </draw:image>
            </draw:frame>
          </table:table-cell>
          <table:table-cell office:value-type="string">
            <text:p>França</text:p>
          </table:table-cell>
          <table:table-cell office:value-type="string">
            <text:p>Cidade do Cabo</text:p>
          </table:table-cell>
          <table:table-cell office:value-type="string">
            <text:p>Green Point</text:p>
          </table:table-cell>
          <table:table-cell table:formula="of:=IF(AND([.R6]&lt;&gt;&quot;&quot;;[.T6]&lt;&gt;&quot;&quot;);1;0)" office:value-type="float" office:value="0">
            <text:p>0</text:p>
          </table:table-cell>
          <table:table-cell table:formula="of:=IF([.R6]&gt;[.T6];1;0)" office:value-type="float" office:value="0">
            <text:p>0</text:p>
          </table:table-cell>
          <table:table-cell table:formula="of:=IF([.Y6]=0;0;IF([.R6]=[.T6];1;0))" office:value-type="float" office:value="0">
            <text:p>0</text:p>
          </table:table-cell>
          <table:table-cell table:formula="of:=IF([.R6]&lt;[.T6];1;0)" office:value-type="float" office:value="0">
            <text:p>0</text:p>
          </table:table-cell>
          <table:table-cell/>
          <table:table-cell table:formula="of:=([.K6]*10000)+([.J6]*100)+[.H6]" office:value-type="float" office:value="0">
            <text:p>0</text:p>
          </table:table-cell>
          <table:table-cell table:style-name="ce3"/>
          <table:table-cell/>
          <table:table-cell table:style-name="ce3" table:number-columns-repeated="991"/>
        </table:table-row>
        <table:table-row table:style-name="ro3">
          <table:covered-table-cell/>
          <table:table-cell>
            <draw:frame table:end-cell-address="'Fase de Grupos'.B7" table:end-x="0.847cm" table:end-y="0.582cm" draw:z-index="14" draw:name="Figuras 2" draw:style-name="gr1" draw:text-style-name="P1" svg:width="0.75cm" svg:height="0.46cm" svg:x="0.097cm" svg:y="0.122cm">
              <draw:image xlink:href="Pictures/10000000000000460000002DAF505F21.png" xlink:type="simple" xlink:show="embed" xlink:actuate="onLoad">
                <text:p/>
              </draw:image>
            </draw:frame>
          </table:table-cell>
          <table:table-cell office:value-type="string">
            <text:p>México</text:p>
          </table:table-cell>
          <table:table-cell table:formula="of:=[.Y5]+[.Y8]+[.Y9]" office:value-type="float" office:value="0">
            <text:p>0</text:p>
          </table:table-cell>
          <table:table-cell table:formula="of:=[.AB5]+[.AB8]+[.Z9]" office:value-type="float" office:value="0">
            <text:p>0</text:p>
          </table:table-cell>
          <table:table-cell table:formula="of:=[.AA5]+[.AA8]+[.AA9]" office:value-type="float" office:value="0">
            <text:p>0</text:p>
          </table:table-cell>
          <table:table-cell table:formula="of:=[.Z5]+[.Z8]+[.AB9]" office:value-type="float" office:value="0">
            <text:p>0</text:p>
          </table:table-cell>
          <table:table-cell table:formula="of:=[.T5]+[.T8]+[.R9]" office:value-type="float" office:value="0">
            <text:p>0</text:p>
          </table:table-cell>
          <table:table-cell table:formula="of:=[.R5]+[.R8]+[.T9]" office:value-type="float" office:value="0">
            <text:p>0</text:p>
          </table:table-cell>
          <table:table-cell table:formula="of:=[.H7]-[.I7]" office:value-type="float" office:value="0">
            <text:p>0</text:p>
          </table:table-cell>
          <table:table-cell table:formula="of:=([.E7]*3)+([.F7])" office:value-type="float" office:value="0">
            <text:p>0</text:p>
          </table:table-cell>
          <table:table-cell/>
          <table:table-cell office:value-type="float" office:value="17">
            <text:p>17</text:p>
          </table:table-cell>
          <table:table-cell office:value-type="date" office:date-value="2010-06-16">
            <text:p>16/06/2010</text:p>
          </table:table-cell>
          <table:table-cell office:value-type="time" office:time-value="PT15H30M00S">
            <text:p>15:30</text:p>
          </table:table-cell>
          <table:table-cell office:value-type="string">
            <text:p>África do Sul</text:p>
          </table:table-cell>
          <table:table-cell>
            <draw:frame table:end-cell-address="'Fase de Grupos'.Q7" table:end-x="0.877cm" table:end-y="0.582cm" draw:z-index="0" draw:name="Figuras 1" draw:style-name="gr1" draw:text-style-name="P1" svg:width="0.75cm" svg:height="0.46cm" svg:x="0.127cm" svg:y="0.122cm">
              <draw:image xlink:href="Pictures/10000000000000460000002D0AF86D38.png" xlink:type="simple" xlink:show="embed" xlink:actuate="onLoad">
                <text:p/>
              </draw:image>
            </draw:frame>
          </table:table-cell>
          <table:table-cell/>
          <table:table-cell office:value-type="string">
            <text:p>X</text:p>
          </table:table-cell>
          <table:table-cell/>
          <table:table-cell>
            <draw:frame table:end-cell-address="'Fase de Grupos'.U7" table:end-x="0.827cm" table:end-y="0.582cm" draw:z-index="10" draw:name="Figuras 4" draw:style-name="gr1" draw:text-style-name="P1" svg:width="0.75cm" svg:height="0.46cm" svg:x="0.077cm" svg:y="0.122cm">
              <draw:image xlink:href="Pictures/10000000000000460000002920C71A63.png" xlink:type="simple" xlink:show="embed" xlink:actuate="onLoad">
                <text:p/>
              </draw:image>
            </draw:frame>
          </table:table-cell>
          <table:table-cell office:value-type="string">
            <text:p>Uruguai</text:p>
          </table:table-cell>
          <table:table-cell office:value-type="string">
            <text:p>Pretória</text:p>
          </table:table-cell>
          <table:table-cell office:value-type="string">
            <text:p>Loftus Versfeld</text:p>
          </table:table-cell>
          <table:table-cell table:formula="of:=IF(AND([.R7]&lt;&gt;&quot;&quot;;[.T7]&lt;&gt;&quot;&quot;);1;0)" office:value-type="float" office:value="0">
            <text:p>0</text:p>
          </table:table-cell>
          <table:table-cell table:formula="of:=IF([.R7]&gt;[.T7];1;0)" office:value-type="float" office:value="0">
            <text:p>0</text:p>
          </table:table-cell>
          <table:table-cell table:formula="of:=IF([.Y7]=0;0;IF([.R7]=[.T7];1;0))" office:value-type="float" office:value="0">
            <text:p>0</text:p>
          </table:table-cell>
          <table:table-cell table:formula="of:=IF([.R7]&lt;[.T7];1;0)" office:value-type="float" office:value="0">
            <text:p>0</text:p>
          </table:table-cell>
          <table:table-cell/>
          <table:table-cell table:formula="of:=([.K7]*10000)+([.J7]*100)+[.H7]" office:value-type="float" office:value="0">
            <text:p>0</text:p>
          </table:table-cell>
          <table:table-cell table:style-name="ce3"/>
          <table:table-cell table:style-name="ce22" office:value-type="string" table:number-columns-spanned="1" table:number-rows-spanned="2">
            <text:p>Esse documento é livre para qualquer tipo de uso, sendo citado o autor.</text:p>
          </table:table-cell>
          <table:table-cell table:style-name="ce3" table:number-columns-repeated="991"/>
        </table:table-row>
        <table:table-row table:style-name="ro3">
          <table:covered-table-cell/>
          <table:table-cell>
            <draw:frame table:end-cell-address="'Fase de Grupos'.B8" table:end-x="0.847cm" table:end-y="0.581cm" draw:z-index="15" draw:name="Figuras 4" draw:style-name="gr1" draw:text-style-name="P1" svg:width="0.75cm" svg:height="0.46cm" svg:x="0.097cm" svg:y="0.121cm">
              <draw:image xlink:href="Pictures/10000000000000460000002920C71A63.png" xlink:type="simple" xlink:show="embed" xlink:actuate="onLoad">
                <text:p/>
              </draw:image>
            </draw:frame>
          </table:table-cell>
          <table:table-cell office:value-type="string">
            <text:p>Uruguai</text:p>
          </table:table-cell>
          <table:table-cell table:formula="of:=[.Y6]+[.Y7]+[.Y9]" office:value-type="float" office:value="0">
            <text:p>0</text:p>
          </table:table-cell>
          <table:table-cell table:formula="of:=[.Z6]+[.AB7]+[.AB9]" office:value-type="float" office:value="0">
            <text:p>0</text:p>
          </table:table-cell>
          <table:table-cell table:formula="of:=[.AA6]+[.AA7]+[.AA9]" office:value-type="float" office:value="0">
            <text:p>0</text:p>
          </table:table-cell>
          <table:table-cell table:formula="of:=[.AB6]+[.Z7]+[.Z9]" office:value-type="float" office:value="0">
            <text:p>0</text:p>
          </table:table-cell>
          <table:table-cell table:formula="of:=[.R6]+[.T7]+[.T9]" office:value-type="float" office:value="0">
            <text:p>0</text:p>
          </table:table-cell>
          <table:table-cell table:formula="of:=[.T6]+[.R7]+[.R9]" office:value-type="float" office:value="0">
            <text:p>0</text:p>
          </table:table-cell>
          <table:table-cell table:formula="of:=[.H8]-[.I8]" office:value-type="float" office:value="0">
            <text:p>0</text:p>
          </table:table-cell>
          <table:table-cell table:formula="of:=([.E8]*3)+([.F8])" office:value-type="float" office:value="0">
            <text:p>0</text:p>
          </table:table-cell>
          <table:table-cell/>
          <table:table-cell office:value-type="float" office:value="18">
            <text:p>18</text:p>
          </table:table-cell>
          <table:table-cell office:value-type="date" office:date-value="2010-06-17">
            <text:p>17/06/2010</text:p>
          </table:table-cell>
          <table:table-cell office:value-type="time" office:time-value="PT15H30M00S">
            <text:p>15:30</text:p>
          </table:table-cell>
          <table:table-cell office:value-type="string">
            <text:p>França</text:p>
          </table:table-cell>
          <table:table-cell>
            <draw:frame table:end-cell-address="'Fase de Grupos'.Q8" table:end-x="0.877cm" table:end-y="0.581cm" draw:z-index="7" draw:name="Figuras 3" draw:style-name="gr1" draw:text-style-name="P1" svg:width="0.75cm" svg:height="0.46cm" svg:x="0.127cm" svg:y="0.121cm">
              <draw:image xlink:href="Pictures/10000000000000460000002D34A58844.png" xlink:type="simple" xlink:show="embed" xlink:actuate="onLoad">
                <text:p/>
              </draw:image>
            </draw:frame>
          </table:table-cell>
          <table:table-cell/>
          <table:table-cell office:value-type="string">
            <text:p>X</text:p>
          </table:table-cell>
          <table:table-cell/>
          <table:table-cell>
            <draw:frame table:end-cell-address="'Fase de Grupos'.U8" table:end-x="0.827cm" table:end-y="0.581cm" draw:z-index="4" draw:name="Figuras 2" draw:style-name="gr1" draw:text-style-name="P1" svg:width="0.75cm" svg:height="0.46cm" svg:x="0.077cm" svg:y="0.121cm">
              <draw:image xlink:href="Pictures/10000000000000460000002DAF505F21.png" xlink:type="simple" xlink:show="embed" xlink:actuate="onLoad">
                <text:p/>
              </draw:image>
            </draw:frame>
          </table:table-cell>
          <table:table-cell office:value-type="string">
            <text:p>México</text:p>
          </table:table-cell>
          <table:table-cell office:value-type="string">
            <text:p>Polokwane</text:p>
          </table:table-cell>
          <table:table-cell office:value-type="string">
            <text:p>Peter Mokaba</text:p>
          </table:table-cell>
          <table:table-cell table:formula="of:=IF(AND([.R8]&lt;&gt;&quot;&quot;;[.T8]&lt;&gt;&quot;&quot;);1;0)" office:value-type="float" office:value="0">
            <text:p>0</text:p>
          </table:table-cell>
          <table:table-cell table:formula="of:=IF([.R8]&gt;[.T8];1;0)" office:value-type="float" office:value="0">
            <text:p>0</text:p>
          </table:table-cell>
          <table:table-cell table:formula="of:=IF([.Y8]=0;0;IF([.R8]=[.T8];1;0))" office:value-type="float" office:value="0">
            <text:p>0</text:p>
          </table:table-cell>
          <table:table-cell table:formula="of:=IF([.R8]&lt;[.T8];1;0)" office:value-type="float" office:value="0">
            <text:p>0</text:p>
          </table:table-cell>
          <table:table-cell/>
          <table:table-cell table:formula="of:=([.K8]*10000)+([.J8]*100)+[.H8]" office:value-type="float" office:value="0">
            <text:p>0</text:p>
          </table:table-cell>
          <table:table-cell table:style-name="ce3"/>
          <table:covered-table-cell table:style-name="ce21"/>
          <table:table-cell table:style-name="ce3" table:number-columns-repeated="991"/>
        </table:table-row>
        <table:table-row table:style-name="ro3">
          <table:covered-table-cell/>
          <table:table-cell table:style-name="ce5" office:value-type="string" table:number-columns-spanned="2" table:number-rows-spanned="1">
            <text:p>1<text:span text:style-name="T2">°</text:span> do Grupo</text:p>
          </table:table-cell>
          <table:covered-table-cell table:style-name="ce5"/>
          <table:table-cell table:style-name="ce9" table:formula="of:=IF(SUM([.Y5:.Y10])&lt;6;&quot;&quot;;IF([.AD5]=(LARGE([.AD5:.AD8];1));[.C5];IF([.AD6]=(LARGE([.AD5:.AD8];1));[.C6];IF([.AD7]=(LARGE([.AD5:.AD8];1));[.C7];IF([.AD8]=(LARGE([.AD5:.AD8];1));[.C8];&quot;&quot;)))))" table:number-columns-spanned="8" table:number-rows-spanned="1">
            <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table-cell office:value-type="float" office:value="33">
            <text:p>33</text:p>
          </table:table-cell>
          <table:table-cell office:value-type="date" office:date-value="2010-06-22">
            <text:p>22/06/2010</text:p>
          </table:table-cell>
          <table:table-cell office:value-type="time" office:time-value="PT11H00M00S">
            <text:p>11:00</text:p>
          </table:table-cell>
          <table:table-cell office:value-type="string">
            <text:p>México</text:p>
          </table:table-cell>
          <table:table-cell>
            <draw:frame table:end-cell-address="'Fase de Grupos'.Q9" table:end-x="0.877cm" table:end-y="0.581cm" draw:z-index="3" draw:name="Figuras 2" draw:style-name="gr1" draw:text-style-name="P1" svg:width="0.75cm" svg:height="0.46cm" svg:x="0.127cm" svg:y="0.121cm">
              <draw:image xlink:href="Pictures/10000000000000460000002DAF505F21.png" xlink:type="simple" xlink:show="embed" xlink:actuate="onLoad">
                <text:p/>
              </draw:image>
            </draw:frame>
          </table:table-cell>
          <table:table-cell/>
          <table:table-cell office:value-type="string">
            <text:p>X</text:p>
          </table:table-cell>
          <table:table-cell/>
          <table:table-cell>
            <draw:frame table:end-cell-address="'Fase de Grupos'.U9" table:end-x="0.827cm" table:end-y="0.581cm" draw:z-index="11" draw:name="Figuras 4" draw:style-name="gr1" draw:text-style-name="P1" svg:width="0.75cm" svg:height="0.46cm" svg:x="0.077cm" svg:y="0.121cm">
              <draw:image xlink:href="Pictures/10000000000000460000002920C71A63.png" xlink:type="simple" xlink:show="embed" xlink:actuate="onLoad">
                <text:p/>
              </draw:image>
            </draw:frame>
          </table:table-cell>
          <table:table-cell office:value-type="string">
            <text:p>Uruguai</text:p>
          </table:table-cell>
          <table:table-cell office:value-type="string">
            <text:p>Rustenburgo</text:p>
          </table:table-cell>
          <table:table-cell office:value-type="string">
            <text:p>Royal Bafokeng</text:p>
          </table:table-cell>
          <table:table-cell table:formula="of:=IF(AND([.R9]&lt;&gt;&quot;&quot;;[.T9]&lt;&gt;&quot;&quot;);1;0)" office:value-type="float" office:value="0">
            <text:p>0</text:p>
          </table:table-cell>
          <table:table-cell table:formula="of:=IF([.R9]&gt;[.T9];1;0)" office:value-type="float" office:value="0">
            <text:p>0</text:p>
          </table:table-cell>
          <table:table-cell table:formula="of:=IF([.Y9]=0;0;IF([.R9]=[.T9];1;0))" office:value-type="float" office:value="0">
            <text:p>0</text:p>
          </table:table-cell>
          <table:table-cell table:formula="of:=IF([.R9]&lt;[.T9];1;0)" office:value-type="float" office:value="0">
            <text:p>0</text:p>
          </table:table-cell>
          <table:table-cell table:number-columns-repeated="2"/>
          <table:table-cell table:style-name="ce3"/>
          <table:table-cell table:style-name="ce23" office:value-type="string">
            <text:p>Sugestões e melhorias, obviamente serão bem vindas.</text:p>
          </table:table-cell>
          <table:table-cell table:style-name="ce3" table:number-columns-repeated="991"/>
        </table:table-row>
        <table:table-row table:style-name="ro3">
          <table:covered-table-cell/>
          <table:table-cell table:style-name="ce5" office:value-type="string" table:number-columns-spanned="2" table:number-rows-spanned="1">
            <text:p>2<text:span text:style-name="T2">°</text:span> do Grupo</text:p>
          </table:table-cell>
          <table:covered-table-cell table:style-name="ce5"/>
          <table:table-cell table:style-name="ce9" table:formula="of:=IF(SUM([.Y5:.Y10])&lt;6;&quot;&quot;;IF([.AD5]=(LARGE([.AD5:.AD8];2));[.C5];IF([.AD6]=(LARGE([.AD5:.AD8];2));[.C6];IF([.AD7]=(LARGE([.AD5:.AD8];2));[.C7];IF([.AD8]=(LARGE([.AD5:.AD8];2));[.C8];&quot;&quot;)))))" table:number-columns-spanned="8" table:number-rows-spanned="1">
            <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table-cell office:value-type="float" office:value="34">
            <text:p>34</text:p>
          </table:table-cell>
          <table:table-cell office:value-type="date" office:date-value="2010-06-22">
            <text:p>22/06/2010</text:p>
          </table:table-cell>
          <table:table-cell office:value-type="time" office:time-value="PT11H00M00S">
            <text:p>11:00</text:p>
          </table:table-cell>
          <table:table-cell office:value-type="string">
            <text:p>França</text:p>
          </table:table-cell>
          <table:table-cell>
            <draw:frame table:end-cell-address="'Fase de Grupos'.Q10" table:end-x="0.877cm" table:end-y="0.583cm" draw:z-index="8" draw:name="Figuras 3" draw:style-name="gr1" draw:text-style-name="P1" svg:width="0.75cm" svg:height="0.46cm" svg:x="0.127cm" svg:y="0.123cm">
              <draw:image xlink:href="Pictures/10000000000000460000002D34A58844.png" xlink:type="simple" xlink:show="embed" xlink:actuate="onLoad">
                <text:p/>
              </draw:image>
            </draw:frame>
          </table:table-cell>
          <table:table-cell/>
          <table:table-cell office:value-type="string">
            <text:p>X</text:p>
          </table:table-cell>
          <table:table-cell/>
          <table:table-cell>
            <draw:frame table:end-cell-address="'Fase de Grupos'.U10" table:end-x="0.827cm" table:end-y="0.583cm" draw:z-index="2" draw:name="Figuras 1" draw:style-name="gr1" draw:text-style-name="P1" svg:width="0.75cm" svg:height="0.46cm" svg:x="0.077cm" svg:y="0.123cm">
              <draw:image xlink:href="Pictures/10000000000000460000002D0AF86D38.png" xlink:type="simple" xlink:show="embed" xlink:actuate="onLoad">
                <text:p/>
              </draw:image>
            </draw:frame>
          </table:table-cell>
          <table:table-cell office:value-type="string">
            <text:p>África do Sul</text:p>
          </table:table-cell>
          <table:table-cell office:value-type="string">
            <text:p>Bloemfontein</text:p>
          </table:table-cell>
          <table:table-cell office:value-type="string">
            <text:p>Free State</text:p>
          </table:table-cell>
          <table:table-cell table:formula="of:=IF(AND([.R10]&lt;&gt;&quot;&quot;;[.T10]&lt;&gt;&quot;&quot;);1;0)" office:value-type="float" office:value="0">
            <text:p>0</text:p>
          </table:table-cell>
          <table:table-cell table:formula="of:=IF([.R10]&gt;[.T10];1;0)" office:value-type="float" office:value="0">
            <text:p>0</text:p>
          </table:table-cell>
          <table:table-cell table:formula="of:=IF([.Y10]=0;0;IF([.R10]=[.T10];1;0))" office:value-type="float" office:value="0">
            <text:p>0</text:p>
          </table:table-cell>
          <table:table-cell table:formula="of:=IF([.R10]&lt;[.T10];1;0)" office:value-type="float" office:value="0">
            <text:p>0</text:p>
          </table:table-cell>
          <table:table-cell table:number-columns-repeated="2"/>
          <table:table-cell table:style-name="ce3"/>
          <table:table-cell table:style-name="ce22" office:value-type="string" table:number-columns-spanned="1" table:number-rows-spanned="7">
            <text:p>O documento foi protegido para evitar erros por parte do usuário da tabelinha da copa do mundo. O usuário deverá, apenas, preencher os resultados dos jogos e tudo será devidamente calculado e preenchido. Caso necessite alterar alguma funcionalidade ou mesmo para estudar, a senha de desbloqueio é “copa2010”.</text:p>
          </table:table-cell>
          <table:table-cell table:style-name="ce3" table:number-columns-repeated="991"/>
        </table:table-row>
        <table:table-row table:style-name="ro2">
          <table:table-cell table:style-name="Default" table:number-columns-repeated="30"/>
          <table:table-cell/>
          <table:covered-table-cell table:style-name="ce21"/>
          <table:table-cell table:number-columns-repeated="991"/>
        </table:table-row>
        <table:table-row table:style-name="ro2">
          <table:table-cell table:style-name="Default" table:number-columns-repeated="30"/>
          <table:table-cell/>
          <table:covered-table-cell table:style-name="ce21"/>
          <table:table-cell table:number-columns-repeated="991"/>
        </table:table-row>
        <table:table-row table:style-name="ro2">
          <table:table-cell table:style-name="Default" table:number-columns-repeated="30"/>
          <table:table-cell/>
          <table:covered-table-cell table:style-name="ce21"/>
          <table:table-cell table:number-columns-repeated="991"/>
        </table:table-row>
        <table:table-row table:style-name="ro2">
          <table:table-cell table:style-name="Default" table:number-columns-repeated="3"/>
          <table:table-cell table:style-name="ce7" office:value-type="string">
            <office:annotation draw:style-name="gr2" draw:text-style-name="P2" svg:width="1.305cm" svg:height="0.596cm" svg:x="6.437cm" svg:y="6.92cm" draw:caption-point-x="-0.61cm" draw:caption-point-y="1.365cm">
              <dc:creator>USI</dc:creator>
              <dc:date>2010-03-17T00:00:00</dc:date>
              <text:p text:style-name="P2">Jogos</text:p>
            </office:annotation>
            <text:p>J</text:p>
          </table:table-cell>
          <table:table-cell table:style-name="ce7" office:value-type="string">
            <office:annotation draw:style-name="gr3" draw:text-style-name="P2" svg:width="1.515cm" svg:height="0.596cm" svg:x="7.035cm" svg:y="6.92cm" draw:caption-point-x="-0.61cm" draw:caption-point-y="1.365cm">
              <dc:creator>USI</dc:creator>
              <dc:date>2010-03-11T00:00:00</dc:date>
              <text:p text:style-name="P2"><text:span text:style-name="T1">Vitórias</text:span></text:p>
            </office:annotation>
            <text:p>V</text:p>
          </table:table-cell>
          <table:table-cell table:style-name="ce7" office:value-type="string">
            <office:annotation draw:style-name="gr2" draw:text-style-name="P2" svg:width="1.808cm" svg:height="0.596cm" svg:x="7.632cm" svg:y="6.92cm" draw:caption-point-x="-0.61cm" draw:caption-point-y="1.365cm">
              <dc:creator>USI</dc:creator>
              <dc:date>2010-03-17T00:00:00</dc:date>
              <text:p text:style-name="P2">Empates</text:p>
            </office:annotation>
            <text:p>E</text:p>
          </table:table-cell>
          <table:table-cell table:style-name="ce7" office:value-type="string">
            <office:annotation draw:style-name="gr3" draw:text-style-name="P2" svg:width="1.685cm" svg:height="0.596cm" svg:x="8.23cm" svg:y="6.92cm" draw:caption-point-x="-0.61cm" draw:caption-point-y="1.365cm">
              <dc:creator>USI</dc:creator>
              <dc:date>2010-03-11T00:00:00</dc:date>
              <text:p text:style-name="P2"><text:span text:style-name="T1">Derrotas</text:span></text:p>
            </office:annotation>
            <text:p>D</text:p>
          </table:table-cell>
          <table:table-cell table:style-name="ce7" office:value-type="string">
            <office:annotation draw:style-name="gr2" draw:text-style-name="P2" svg:width="1.727cm" svg:height="0.596cm" svg:x="8.827cm" svg:y="6.92cm" draw:caption-point-x="-0.61cm" draw:caption-point-y="1.365cm">
              <dc:creator>USI</dc:creator>
              <dc:date>2010-03-17T00:00:00</dc:date>
              <text:p text:style-name="P2">Gols Pró</text:p>
            </office:annotation>
            <text:p>GP</text:p>
          </table:table-cell>
          <table:table-cell table:style-name="ce7" office:value-type="string">
            <office:annotation draw:style-name="gr3" draw:text-style-name="P2" svg:width="2.217cm" svg:height="0.596cm" svg:x="9.425cm" svg:y="6.92cm" draw:caption-point-x="-0.61cm" draw:caption-point-y="1.365cm">
              <dc:creator>USI</dc:creator>
              <dc:date>2010-03-11T00:00:00</dc:date>
              <text:p text:style-name="P2"><text:span text:style-name="T1">Gols Contra</text:span></text:p>
            </office:annotation>
            <text:p>GC</text:p>
          </table:table-cell>
          <table:table-cell table:style-name="ce7" office:value-type="string">
            <office:annotation draw:style-name="gr3" draw:text-style-name="P2" svg:width="2.456cm" svg:height="0.596cm" svg:x="10.022cm" svg:y="6.92cm" draw:caption-point-x="-0.61cm" draw:caption-point-y="1.365cm">
              <dc:creator>USI</dc:creator>
              <dc:date>2010-03-11T00:00:00</dc:date>
              <text:p text:style-name="P2"><text:span text:style-name="T1">Saldo de Gols</text:span></text:p>
            </office:annotation>
            <text:p>SG</text:p>
          </table:table-cell>
          <table:table-cell table:style-name="ce7" office:value-type="string">
            <text:p>Pontos</text:p>
          </table:table-cell>
          <table:table-cell table:style-name="Default"/>
          <table:table-cell table:style-name="ce12" office:value-type="string">
            <text:p>Jogo</text:p>
          </table:table-cell>
          <table:table-cell table:style-name="ce12" office:value-type="string">
            <text:p>Dia</text:p>
          </table:table-cell>
          <table:table-cell table:style-name="ce12" office:value-type="string">
            <text:p>Hora</text:p>
          </table:table-cell>
          <table:table-cell table:style-name="ce12" office:value-type="string" table:number-columns-spanned="7" table:number-rows-spanned="1">
            <text:p>Confronto</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style-name="ce12" office:value-type="string">
            <text:p>Local</text:p>
          </table:table-cell>
          <table:table-cell table:style-name="ce12" office:value-type="string">
            <text:p>Estádio</text:p>
          </table:table-cell>
          <table:table-cell table:style-name="Default"/>
          <table:table-cell table:style-name="Default">
            <office:annotation draw:style-name="gr3" draw:text-style-name="P2" svg:width="2.899cm" svg:height="2.571cm" svg:x="34.71cm" svg:y="6.918cm" draw:caption-point-x="-0.61cm" draw:caption-point-y="1.367cm">
              <dc:creator>USI</dc:creator>
              <dc:date>2010-03-11T00:00:00</dc:date>
              <text:p text:style-name="P2"><text:span text:style-name="T1">Contador. Vitória do time A (por jogo) = Marca 1 pra vitória e 0 pra qualquer outro resultado</text:span></text:p>
            </office:annotation>
          </table:table-cell>
          <table:table-cell table:style-name="Default"/>
          <table:table-cell table:style-name="Default">
            <office:annotation draw:style-name="gr3" draw:text-style-name="P2" svg:width="2.899cm" svg:height="2.966cm" svg:x="34.71cm" svg:y="6.918cm" draw:caption-point-x="-0.61cm" draw:caption-point-y="1.367cm">
              <dc:creator>USI</dc:creator>
              <dc:date>2010-03-11T00:00:00</dc:date>
              <text:p text:style-name="P2"><text:span text:style-name="T1">Contador. Derrota do time A (por jogo) = Marca 1 pra derrota e 0 pra qualquer outro resultado</text:span></text:p>
            </office:annotation>
          </table:table-cell>
          <table:table-cell table:style-name="Default"/>
          <table:table-cell table:style-name="Default">
            <office:annotation draw:style-name="gr4" draw:text-style-name="P2" svg:width="8.329cm" svg:height="2.966cm" svg:x="34.71cm" svg:y="6.918cm" draw:caption-point-x="-0.61cm" draw:caption-point-y="1.367cm">
              <dc:creator>USI</dc:creator>
              <dc:date>2010-03-11T00:00:00</dc:date>
              <text:p text:style-name="P2"><text:span text:style-name="T1">Pontos x 10000, mais, saldo de gols x 100, mais, gols pró. Ponderação para definir primeiro e segundo do grupo. O maior número e o segundo maior número. Serão desconsiderados os critérios de confronto direto, saldo de gols no confronto direto, gols marcados no confronto direto e obviamente o sorteio.</text:span></text:p>
            </office:annotation>
          </table:table-cell>
          <table:table-cell/>
          <table:covered-table-cell table:style-name="ce21"/>
          <table:table-cell table:number-columns-repeated="991"/>
        </table:table-row>
        <table:table-row table:style-name="ro3">
          <table:table-cell table:style-name="ce2" office:value-type="string" table:number-columns-spanned="1" table:number-rows-spanned="6">
            <text:p>Grupo B</text:p>
          </table:table-cell>
          <table:table-cell>
            <draw:frame table:end-cell-address="'Fase de Grupos'.B15" table:end-x="0.854cm" table:end-y="0.53cm" draw:z-index="16" draw:name="Figuras 5" draw:style-name="gr1" draw:text-style-name="P1" svg:width="0.75cm" svg:height="0.46cm" svg:x="0.104cm" svg:y="0.07cm">
              <draw:image xlink:href="Pictures/10000000000000460000002DC9A789AC.png" xlink:type="simple" xlink:show="embed" xlink:actuate="onLoad">
                <text:p/>
              </draw:image>
            </draw:frame>
          </table:table-cell>
          <table:table-cell office:value-type="string">
            <text:p>Argentina</text:p>
          </table:table-cell>
          <table:table-cell table:formula="of:=[.Y15]+[.Y18]+[.Y20]" office:value-type="float" office:value="0">
            <text:p>0</text:p>
          </table:table-cell>
          <table:table-cell table:formula="of:=[.Z15]+[.Z18]+[.AB20]" office:value-type="float" office:value="0">
            <text:p>0</text:p>
          </table:table-cell>
          <table:table-cell table:formula="of:=[.AA15]+[.AA18]+[.AA20]" office:value-type="float" office:value="0">
            <text:p>0</text:p>
          </table:table-cell>
          <table:table-cell table:formula="of:=[.AB15]+[.AB18]+[.Z20]" office:value-type="float" office:value="0">
            <text:p>0</text:p>
          </table:table-cell>
          <table:table-cell table:formula="of:=[.R15]+[.R18]+[.T20]" office:value-type="float" office:value="0">
            <text:p>0</text:p>
          </table:table-cell>
          <table:table-cell table:formula="of:=[.T15]+[.T18]+[.R20]" office:value-type="float" office:value="0">
            <text:p>0</text:p>
          </table:table-cell>
          <table:table-cell table:formula="of:=[.H15]-[.I15]" office:value-type="float" office:value="0">
            <text:p>0</text:p>
          </table:table-cell>
          <table:table-cell table:formula="of:=([.E15]*3)+([.F15])" office:value-type="float" office:value="0">
            <text:p>0</text:p>
          </table:table-cell>
          <table:table-cell/>
          <table:table-cell office:value-type="float" office:value="3">
            <text:p>3</text:p>
          </table:table-cell>
          <table:table-cell office:value-type="date" office:date-value="2010-06-12">
            <text:p>12/06/2010</text:p>
          </table:table-cell>
          <table:table-cell office:value-type="time" office:time-value="PT11H00M00S">
            <text:p>11:00</text:p>
          </table:table-cell>
          <table:table-cell office:value-type="string">
            <text:p>Argentina</text:p>
          </table:table-cell>
          <table:table-cell>
            <draw:frame table:end-cell-address="'Fase de Grupos'.Q15" table:end-x="0.835cm" table:end-y="0.53cm" draw:z-index="20" draw:name="Figuras 5" draw:style-name="gr1" draw:text-style-name="P1" svg:width="0.75cm" svg:height="0.46cm" svg:x="0.085cm" svg:y="0.07cm">
              <draw:image xlink:href="Pictures/10000000000000460000002DC9A789AC.png" xlink:type="simple" xlink:show="embed" xlink:actuate="onLoad">
                <text:p/>
              </draw:image>
            </draw:frame>
          </table:table-cell>
          <table:table-cell/>
          <table:table-cell office:value-type="string">
            <text:p>X</text:p>
          </table:table-cell>
          <table:table-cell/>
          <table:table-cell>
            <draw:frame table:end-cell-address="'Fase de Grupos'.U15" table:end-x="0.789cm" table:end-y="0.53cm" draw:z-index="29" draw:name="Figuras 8" draw:style-name="gr1" draw:text-style-name="P1" svg:width="0.75cm" svg:height="0.46cm" svg:x="0.039cm" svg:y="0.07cm">
              <draw:image xlink:href="Pictures/10000000000000460000002D56C0805B.png" xlink:type="simple" xlink:show="embed" xlink:actuate="onLoad">
                <text:p/>
              </draw:image>
            </draw:frame>
          </table:table-cell>
          <table:table-cell office:value-type="string">
            <text:p>Nigéria</text:p>
          </table:table-cell>
          <table:table-cell office:value-type="string">
            <text:p>Johanesburgo</text:p>
          </table:table-cell>
          <table:table-cell office:value-type="string">
            <text:p>Ellis Park</text:p>
          </table:table-cell>
          <table:table-cell table:formula="of:=IF(AND([.R15]&lt;&gt;&quot;&quot;;[.T15]&lt;&gt;&quot;&quot;);1;0)" office:value-type="float" office:value="0">
            <text:p>0</text:p>
          </table:table-cell>
          <table:table-cell table:formula="of:=IF([.R15]&gt;[.T15];1;0)" office:value-type="float" office:value="0">
            <text:p>0</text:p>
          </table:table-cell>
          <table:table-cell table:formula="of:=IF([.Y15]=0;0;IF([.R15]=[.T15];1;0))" office:value-type="float" office:value="0">
            <text:p>0</text:p>
          </table:table-cell>
          <table:table-cell table:formula="of:=IF([.R15]&lt;[.T15];1;0)" office:value-type="float" office:value="0">
            <text:p>0</text:p>
          </table:table-cell>
          <table:table-cell/>
          <table:table-cell table:formula="of:=([.K15]*10000)+([.J15]*100)+[.H15]" office:value-type="float" office:value="0">
            <text:p>0</text:p>
          </table:table-cell>
          <table:table-cell/>
          <table:covered-table-cell table:style-name="ce21"/>
          <table:table-cell table:number-columns-repeated="991"/>
        </table:table-row>
        <table:table-row table:style-name="ro3">
          <table:covered-table-cell/>
          <table:table-cell>
            <draw:frame table:end-cell-address="'Fase de Grupos'.B16" table:end-x="0.854cm" table:end-y="0.525cm" draw:z-index="17" draw:name="Figuras 6" draw:style-name="gr1" draw:text-style-name="P1" svg:width="0.75cm" svg:height="0.46cm" svg:x="0.104cm" svg:y="0.065cm">
              <draw:image xlink:href="Pictures/10000000000000460000002D12E595D6.png" xlink:type="simple" xlink:show="embed" xlink:actuate="onLoad">
                <text:p/>
              </draw:image>
            </draw:frame>
          </table:table-cell>
          <table:table-cell office:value-type="string">
            <text:p>Coreia do Sul</text:p>
          </table:table-cell>
          <table:table-cell table:formula="of:=[.Y16]+[.Y18]+[.Y19]" office:value-type="float" office:value="0">
            <text:p>0</text:p>
          </table:table-cell>
          <table:table-cell table:formula="of:=[.Z16]+[.AB18]+[.AB19]" office:value-type="float" office:value="0">
            <text:p>0</text:p>
          </table:table-cell>
          <table:table-cell table:formula="of:=[.AA16]+[.AA18]+[.AA19]" office:value-type="float" office:value="0">
            <text:p>0</text:p>
          </table:table-cell>
          <table:table-cell table:formula="of:=[.AB16]+[.Z18]+[.Z19]" office:value-type="float" office:value="0">
            <text:p>0</text:p>
          </table:table-cell>
          <table:table-cell table:formula="of:=[.R16]+[.T18]+[.T19]" office:value-type="float" office:value="0">
            <text:p>0</text:p>
          </table:table-cell>
          <table:table-cell table:formula="of:=[.T16]+[.R18]+[.R19]" office:value-type="float" office:value="0">
            <text:p>0</text:p>
          </table:table-cell>
          <table:table-cell table:formula="of:=[.H16]-[.I16]" office:value-type="float" office:value="0">
            <text:p>0</text:p>
          </table:table-cell>
          <table:table-cell table:formula="of:=([.E16]*3)+([.F16])" office:value-type="float" office:value="0">
            <text:p>0</text:p>
          </table:table-cell>
          <table:table-cell/>
          <table:table-cell office:value-type="float" office:value="4">
            <text:p>4</text:p>
          </table:table-cell>
          <table:table-cell office:value-type="date" office:date-value="2010-06-12">
            <text:p>12/06/2010</text:p>
          </table:table-cell>
          <table:table-cell office:value-type="time" office:time-value="PT08H30M00S">
            <text:p>08:30</text:p>
          </table:table-cell>
          <table:table-cell office:value-type="string">
            <text:p>Coreia do Sul</text:p>
          </table:table-cell>
          <table:table-cell>
            <draw:frame table:end-cell-address="'Fase de Grupos'.Q16" table:end-x="0.835cm" table:end-y="0.525cm" draw:z-index="23" draw:name="Figuras 6" draw:style-name="gr1" draw:text-style-name="P1" svg:width="0.75cm" svg:height="0.46cm" svg:x="0.085cm" svg:y="0.065cm">
              <draw:image xlink:href="Pictures/10000000000000460000002D12E595D6.png" xlink:type="simple" xlink:show="embed" xlink:actuate="onLoad">
                <text:p/>
              </draw:image>
            </draw:frame>
          </table:table-cell>
          <table:table-cell/>
          <table:table-cell office:value-type="string">
            <text:p>X</text:p>
          </table:table-cell>
          <table:table-cell/>
          <table:table-cell>
            <draw:frame table:end-cell-address="'Fase de Grupos'.U16" table:end-x="0.789cm" table:end-y="0.525cm" draw:z-index="27" draw:name="Figuras 7" draw:style-name="gr1" draw:text-style-name="P1" svg:width="0.75cm" svg:height="0.46cm" svg:x="0.039cm" svg:y="0.065cm">
              <draw:image xlink:href="Pictures/10000000000000460000002D0F0EF16A.png" xlink:type="simple" xlink:show="embed" xlink:actuate="onLoad">
                <text:p/>
              </draw:image>
            </draw:frame>
          </table:table-cell>
          <table:table-cell office:value-type="string">
            <text:p>Grécia</text:p>
          </table:table-cell>
          <table:table-cell office:value-type="string">
            <text:p>Port Elizabeth</text:p>
          </table:table-cell>
          <table:table-cell office:value-type="string">
            <text:p>Nelson Mandela</text:p>
          </table:table-cell>
          <table:table-cell table:formula="of:=IF(AND([.R16]&lt;&gt;&quot;&quot;;[.T16]&lt;&gt;&quot;&quot;);1;0)" office:value-type="float" office:value="0">
            <text:p>0</text:p>
          </table:table-cell>
          <table:table-cell table:formula="of:=IF([.R16]&gt;[.T16];1;0)" office:value-type="float" office:value="0">
            <text:p>0</text:p>
          </table:table-cell>
          <table:table-cell table:formula="of:=IF([.Y16]=0;0;IF([.R16]=[.T16];1;0))" office:value-type="float" office:value="0">
            <text:p>0</text:p>
          </table:table-cell>
          <table:table-cell table:formula="of:=IF([.R16]&lt;[.T16];1;0)" office:value-type="float" office:value="0">
            <text:p>0</text:p>
          </table:table-cell>
          <table:table-cell/>
          <table:table-cell table:formula="of:=([.K16]*10000)+([.J16]*100)+[.H16]" office:value-type="float" office:value="0">
            <text:p>0</text:p>
          </table:table-cell>
          <table:table-cell/>
          <table:covered-table-cell table:style-name="ce21"/>
          <table:table-cell table:number-columns-repeated="991"/>
        </table:table-row>
        <table:table-row table:style-name="ro3">
          <table:covered-table-cell/>
          <table:table-cell>
            <draw:frame table:end-cell-address="'Fase de Grupos'.B17" table:end-x="0.854cm" table:end-y="0.52cm" draw:z-index="18" draw:name="Figuras 7" draw:style-name="gr1" draw:text-style-name="P1" svg:width="0.75cm" svg:height="0.46cm" svg:x="0.104cm" svg:y="0.06cm">
              <draw:image xlink:href="Pictures/10000000000000460000002D0F0EF16A.png" xlink:type="simple" xlink:show="embed" xlink:actuate="onLoad">
                <text:p/>
              </draw:image>
            </draw:frame>
          </table:table-cell>
          <table:table-cell office:value-type="string">
            <text:p>Grécia</text:p>
          </table:table-cell>
          <table:table-cell table:formula="of:=[.Y16]+[.Y17]+[.Y20]" office:value-type="float" office:value="0">
            <text:p>0</text:p>
          </table:table-cell>
          <table:table-cell table:formula="of:=[.AB16]+[.Z17]+[.Z20]" office:value-type="float" office:value="0">
            <text:p>0</text:p>
          </table:table-cell>
          <table:table-cell table:formula="of:=[.AA16]+[.AA17]+[.AA20]" office:value-type="float" office:value="0">
            <text:p>0</text:p>
          </table:table-cell>
          <table:table-cell table:formula="of:=[.Z16]+[.AB17]+[.AB20]" office:value-type="float" office:value="0">
            <text:p>0</text:p>
          </table:table-cell>
          <table:table-cell table:formula="of:=[.T16]+[.R17]+[.R20]" office:value-type="float" office:value="0">
            <text:p>0</text:p>
          </table:table-cell>
          <table:table-cell table:formula="of:=[.R16]+[.T17]+[.T20]" office:value-type="float" office:value="0">
            <text:p>0</text:p>
          </table:table-cell>
          <table:table-cell table:formula="of:=[.H17]-[.I17]" office:value-type="float" office:value="0">
            <text:p>0</text:p>
          </table:table-cell>
          <table:table-cell table:formula="of:=([.E17]*3)+([.F17])" office:value-type="float" office:value="0">
            <text:p>0</text:p>
          </table:table-cell>
          <table:table-cell/>
          <table:table-cell office:value-type="float" office:value="19">
            <text:p>19</text:p>
          </table:table-cell>
          <table:table-cell office:value-type="date" office:date-value="2010-06-17">
            <text:p>17/06/2010</text:p>
          </table:table-cell>
          <table:table-cell office:value-type="time" office:time-value="PT11H00M00S">
            <text:p>11:00</text:p>
          </table:table-cell>
          <table:table-cell office:value-type="string">
            <text:p>Grécia</text:p>
          </table:table-cell>
          <table:table-cell>
            <draw:frame table:end-cell-address="'Fase de Grupos'.Q17" table:end-x="0.835cm" table:end-y="0.52cm" draw:z-index="26" draw:name="Figuras 7" draw:style-name="gr1" draw:text-style-name="P1" svg:width="0.75cm" svg:height="0.46cm" svg:x="0.085cm" svg:y="0.06cm">
              <draw:image xlink:href="Pictures/10000000000000460000002D0F0EF16A.png" xlink:type="simple" xlink:show="embed" xlink:actuate="onLoad">
                <text:p/>
              </draw:image>
            </draw:frame>
          </table:table-cell>
          <table:table-cell/>
          <table:table-cell office:value-type="string">
            <text:p>X</text:p>
          </table:table-cell>
          <table:table-cell/>
          <table:table-cell>
            <draw:frame table:end-cell-address="'Fase de Grupos'.U17" table:end-x="0.789cm" table:end-y="0.52cm" draw:z-index="30" draw:name="Figuras 8" draw:style-name="gr1" draw:text-style-name="P1" svg:width="0.75cm" svg:height="0.46cm" svg:x="0.039cm" svg:y="0.06cm">
              <draw:image xlink:href="Pictures/10000000000000460000002D56C0805B.png" xlink:type="simple" xlink:show="embed" xlink:actuate="onLoad">
                <text:p/>
              </draw:image>
            </draw:frame>
          </table:table-cell>
          <table:table-cell office:value-type="string">
            <text:p>Nigéria</text:p>
          </table:table-cell>
          <table:table-cell office:value-type="string">
            <text:p>Bloemfontein</text:p>
          </table:table-cell>
          <table:table-cell office:value-type="string">
            <text:p>Free State</text:p>
          </table:table-cell>
          <table:table-cell table:formula="of:=IF(AND([.R17]&lt;&gt;&quot;&quot;;[.T17]&lt;&gt;&quot;&quot;);1;0)" office:value-type="float" office:value="0">
            <text:p>0</text:p>
          </table:table-cell>
          <table:table-cell table:formula="of:=IF([.R17]&gt;[.T17];1;0)" office:value-type="float" office:value="0">
            <text:p>0</text:p>
          </table:table-cell>
          <table:table-cell table:formula="of:=IF([.Y17]=0;0;IF([.R17]=[.T17];1;0))" office:value-type="float" office:value="0">
            <text:p>0</text:p>
          </table:table-cell>
          <table:table-cell table:formula="of:=IF([.R17]&lt;[.T17];1;0)" office:value-type="float" office:value="0">
            <text:p>0</text:p>
          </table:table-cell>
          <table:table-cell/>
          <table:table-cell table:formula="of:=([.K17]*10000)+([.J17]*100)+[.H17]" office:value-type="float" office:value="0">
            <text:p>0</text:p>
          </table:table-cell>
          <table:table-cell table:number-columns-repeated="993"/>
        </table:table-row>
        <table:table-row table:style-name="ro3">
          <table:covered-table-cell/>
          <table:table-cell>
            <draw:frame table:end-cell-address="'Fase de Grupos'.B18" table:end-x="0.854cm" table:end-y="0.512cm" draw:z-index="19" draw:name="Figuras 8" draw:style-name="gr1" draw:text-style-name="P1" svg:width="0.75cm" svg:height="0.46cm" svg:x="0.104cm" svg:y="0.052cm">
              <draw:image xlink:href="Pictures/10000000000000460000002D56C0805B.png" xlink:type="simple" xlink:show="embed" xlink:actuate="onLoad">
                <text:p/>
              </draw:image>
            </draw:frame>
          </table:table-cell>
          <table:table-cell office:value-type="string">
            <text:p>Nigéria</text:p>
          </table:table-cell>
          <table:table-cell table:formula="of:=[.Y15]+[.Y17]+[.Y19]" office:value-type="float" office:value="0">
            <text:p>0</text:p>
          </table:table-cell>
          <table:table-cell table:formula="of:=[.AB15]+[.AB17]+[.Z19]" office:value-type="float" office:value="0">
            <text:p>0</text:p>
          </table:table-cell>
          <table:table-cell table:formula="of:=[.AA15]+[.AA17]+[.AA19]" office:value-type="float" office:value="0">
            <text:p>0</text:p>
          </table:table-cell>
          <table:table-cell table:formula="of:=[.Z15]+[.Z17]+[.AB19]" office:value-type="float" office:value="0">
            <text:p>0</text:p>
          </table:table-cell>
          <table:table-cell table:formula="of:=[.T15]+[.T17]+[.R19]" office:value-type="float" office:value="0">
            <text:p>0</text:p>
          </table:table-cell>
          <table:table-cell table:formula="of:=[.R15]+[.R17]+[.T19]" office:value-type="float" office:value="0">
            <text:p>0</text:p>
          </table:table-cell>
          <table:table-cell table:formula="of:=[.H18]-[.I18]" office:value-type="float" office:value="0">
            <text:p>0</text:p>
          </table:table-cell>
          <table:table-cell table:formula="of:=([.E18]*3)+([.F18])" office:value-type="float" office:value="0">
            <text:p>0</text:p>
          </table:table-cell>
          <table:table-cell/>
          <table:table-cell office:value-type="float" office:value="20">
            <text:p>20</text:p>
          </table:table-cell>
          <table:table-cell office:value-type="date" office:date-value="2010-06-17">
            <text:p>17/06/2010</text:p>
          </table:table-cell>
          <table:table-cell office:value-type="time" office:time-value="PT08H30M00S">
            <text:p>08:30</text:p>
          </table:table-cell>
          <table:table-cell office:value-type="string">
            <text:p>Argentina</text:p>
          </table:table-cell>
          <table:table-cell>
            <draw:frame table:end-cell-address="'Fase de Grupos'.Q18" table:end-x="0.835cm" table:end-y="0.512cm" draw:z-index="22" draw:name="Figuras 5" draw:style-name="gr1" draw:text-style-name="P1" svg:width="0.75cm" svg:height="0.46cm" svg:x="0.085cm" svg:y="0.052cm">
              <draw:image xlink:href="Pictures/10000000000000460000002DC9A789AC.png" xlink:type="simple" xlink:show="embed" xlink:actuate="onLoad">
                <text:p/>
              </draw:image>
            </draw:frame>
          </table:table-cell>
          <table:table-cell/>
          <table:table-cell office:value-type="string">
            <text:p>X</text:p>
          </table:table-cell>
          <table:table-cell/>
          <table:table-cell>
            <draw:frame table:end-cell-address="'Fase de Grupos'.U18" table:end-x="0.789cm" table:end-y="0.512cm" draw:z-index="24" draw:name="Figuras 6" draw:style-name="gr1" draw:text-style-name="P1" svg:width="0.75cm" svg:height="0.46cm" svg:x="0.039cm" svg:y="0.052cm">
              <draw:image xlink:href="Pictures/10000000000000460000002D12E595D6.png" xlink:type="simple" xlink:show="embed" xlink:actuate="onLoad">
                <text:p/>
              </draw:image>
            </draw:frame>
          </table:table-cell>
          <table:table-cell office:value-type="string">
            <text:p>Coreia do Sul</text:p>
          </table:table-cell>
          <table:table-cell office:value-type="string">
            <text:p>Johanesburgo</text:p>
          </table:table-cell>
          <table:table-cell office:value-type="string">
            <text:p>Soccer City</text:p>
          </table:table-cell>
          <table:table-cell table:formula="of:=IF(AND([.R18]&lt;&gt;&quot;&quot;;[.T18]&lt;&gt;&quot;&quot;);1;0)" office:value-type="float" office:value="0">
            <text:p>0</text:p>
          </table:table-cell>
          <table:table-cell table:formula="of:=IF([.R18]&gt;[.T18];1;0)" office:value-type="float" office:value="0">
            <text:p>0</text:p>
          </table:table-cell>
          <table:table-cell table:formula="of:=IF([.Y18]=0;0;IF([.R18]=[.T18];1;0))" office:value-type="float" office:value="0">
            <text:p>0</text:p>
          </table:table-cell>
          <table:table-cell table:formula="of:=IF([.R18]&lt;[.T18];1;0)" office:value-type="float" office:value="0">
            <text:p>0</text:p>
          </table:table-cell>
          <table:table-cell/>
          <table:table-cell table:formula="of:=([.K18]*10000)+([.J18]*100)+[.H18]" office:value-type="float" office:value="0">
            <text:p>0</text:p>
          </table:table-cell>
          <table:table-cell table:number-columns-repeated="993"/>
        </table:table-row>
        <table:table-row table:style-name="ro3">
          <table:covered-table-cell/>
          <table:table-cell table:style-name="ce5" office:value-type="string" table:number-columns-spanned="2" table:number-rows-spanned="1">
            <text:p>1<text:span text:style-name="T2">°</text:span> do Grupo</text:p>
          </table:table-cell>
          <table:covered-table-cell table:style-name="ce5"/>
          <table:table-cell table:style-name="ce9" table:formula="of:=IF(SUM([.Y15:.Y20])&lt;6;&quot;&quot;;IF([.AD15]=(LARGE([.AD15:.AD18];1));[.C15];IF([.AD16]=(LARGE([.AD15:.AD18];1));[.C16];IF([.AD17]=(LARGE([.AD15:.AD18];1));[.C17];IF([.AD18]=(LARGE([.AD15:.AD18];1));[.C18];&quot;&quot;)))))" table:number-columns-spanned="8" table:number-rows-spanned="1">
            <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table-cell office:value-type="float" office:value="35">
            <text:p>35</text:p>
          </table:table-cell>
          <table:table-cell office:value-type="date" office:date-value="2010-06-22">
            <text:p>22/06/2010</text:p>
          </table:table-cell>
          <table:table-cell office:value-type="time" office:time-value="PT15H30M00S">
            <text:p>15:30</text:p>
          </table:table-cell>
          <table:table-cell office:value-type="string">
            <text:p>Nigéria</text:p>
          </table:table-cell>
          <table:table-cell>
            <draw:frame table:end-cell-address="'Fase de Grupos'.Q19" table:end-x="0.835cm" table:end-y="0.508cm" draw:z-index="31" draw:name="Figuras 8" draw:style-name="gr1" draw:text-style-name="P1" svg:width="0.75cm" svg:height="0.46cm" svg:x="0.085cm" svg:y="0.048cm">
              <draw:image xlink:href="Pictures/10000000000000460000002D56C0805B.png" xlink:type="simple" xlink:show="embed" xlink:actuate="onLoad">
                <text:p/>
              </draw:image>
            </draw:frame>
          </table:table-cell>
          <table:table-cell/>
          <table:table-cell office:value-type="string">
            <text:p>X</text:p>
          </table:table-cell>
          <table:table-cell/>
          <table:table-cell>
            <draw:frame table:end-cell-address="'Fase de Grupos'.U19" table:end-x="0.789cm" table:end-y="0.508cm" draw:z-index="25" draw:name="Figuras 6" draw:style-name="gr1" draw:text-style-name="P1" svg:width="0.75cm" svg:height="0.46cm" svg:x="0.039cm" svg:y="0.048cm">
              <draw:image xlink:href="Pictures/10000000000000460000002D12E595D6.png" xlink:type="simple" xlink:show="embed" xlink:actuate="onLoad">
                <text:p/>
              </draw:image>
            </draw:frame>
          </table:table-cell>
          <table:table-cell office:value-type="string">
            <text:p>Coreia do Sul</text:p>
          </table:table-cell>
          <table:table-cell table:number-columns-repeated="2" office:value-type="string">
            <text:p>Durban</text:p>
          </table:table-cell>
          <table:table-cell table:formula="of:=IF(AND([.R19]&lt;&gt;&quot;&quot;;[.T19]&lt;&gt;&quot;&quot;);1;0)" office:value-type="float" office:value="0">
            <text:p>0</text:p>
          </table:table-cell>
          <table:table-cell table:formula="of:=IF([.R19]&gt;[.T19];1;0)" office:value-type="float" office:value="0">
            <text:p>0</text:p>
          </table:table-cell>
          <table:table-cell table:formula="of:=IF([.Y19]=0;0;IF([.R19]=[.T19];1;0))" office:value-type="float" office:value="0">
            <text:p>0</text:p>
          </table:table-cell>
          <table:table-cell table:formula="of:=IF([.R19]&lt;[.T19];1;0)" office:value-type="float" office:value="0">
            <text:p>0</text:p>
          </table:table-cell>
          <table:table-cell table:number-columns-repeated="3"/>
          <table:table-cell table:style-name="ce22" office:value-type="string" table:number-columns-spanned="1" table:number-rows-spanned="14">
            <text:p>Nessa planilha “Fase de Grupos”, o usuário apenas preencherá os resultados dos jogos e todos os dados (quantidade de jogos, quantidade de vitórias, quantidade de empates, quantidade de derrotas, gols pró ou gols a favor, gols contra ou sofridos, saldo de gols e pontos) serão calculados automaticamente. Também serão calculados quem foi o primeiro e o segundo do grupo, assim que todos os resultados dos jogos forem preenchidos. O critério utilizado para esse cálculo de primeiro e segundo lugares foi: 1-pontos, 2-saldo de gols, 3-gols pró. Segundo o regulamento da copa do mundo, após esses 3 critérios ainda tem: O vitorioso do confronto direto, o saldo e os gols pró desse confronto. Mesmo com todos esses critérios, se insistir o empate, será feito um sorteio (nessa versão da tabelinha eu não coloquei esses últimos critérios)</text:p>
          </table:table-cell>
          <table:table-cell table:number-columns-repeated="991"/>
        </table:table-row>
        <table:table-row table:style-name="ro3">
          <table:covered-table-cell/>
          <table:table-cell table:style-name="ce5" office:value-type="string" table:number-columns-spanned="2" table:number-rows-spanned="1">
            <text:p>2<text:span text:style-name="T2">°</text:span> do Grupo</text:p>
          </table:table-cell>
          <table:covered-table-cell table:style-name="ce5"/>
          <table:table-cell table:style-name="ce9" table:formula="of:=IF(SUM([.Y15:.Y20])&lt;6;&quot;&quot;;IF([.AD15]=(LARGE([.AD15:.AD18];2));[.C15];IF([.AD16]=(LARGE([.AD15:.AD18];2));[.C16];IF([.AD17]=(LARGE([.AD15:.AD18];2));[.C17];IF([.AD18]=(LARGE([.AD15:.AD18];2));[.C18];&quot;&quot;)))))" table:number-columns-spanned="8" table:number-rows-spanned="1">
            <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table-cell office:value-type="float" office:value="36">
            <text:p>36</text:p>
          </table:table-cell>
          <table:table-cell office:value-type="date" office:date-value="2010-06-22">
            <text:p>22/06/2010</text:p>
          </table:table-cell>
          <table:table-cell office:value-type="time" office:time-value="PT15H30M00S">
            <text:p>15:30</text:p>
          </table:table-cell>
          <table:table-cell office:value-type="string">
            <text:p>Grécia</text:p>
          </table:table-cell>
          <table:table-cell>
            <draw:frame table:end-cell-address="'Fase de Grupos'.Q20" table:end-x="0.835cm" table:end-y="0.5cm" draw:z-index="28" draw:name="Figuras 7" draw:style-name="gr1" draw:text-style-name="P1" svg:width="0.75cm" svg:height="0.46cm" svg:x="0.085cm" svg:y="0.04cm">
              <draw:image xlink:href="Pictures/10000000000000460000002D0F0EF16A.png" xlink:type="simple" xlink:show="embed" xlink:actuate="onLoad">
                <text:p/>
              </draw:image>
            </draw:frame>
          </table:table-cell>
          <table:table-cell/>
          <table:table-cell office:value-type="string">
            <text:p>X</text:p>
          </table:table-cell>
          <table:table-cell/>
          <table:table-cell>
            <draw:frame table:end-cell-address="'Fase de Grupos'.U20" table:end-x="0.789cm" table:end-y="0.5cm" draw:z-index="21" draw:name="Figuras 5" draw:style-name="gr1" draw:text-style-name="P1" svg:width="0.75cm" svg:height="0.46cm" svg:x="0.039cm" svg:y="0.04cm">
              <draw:image xlink:href="Pictures/10000000000000460000002DC9A789AC.png" xlink:type="simple" xlink:show="embed" xlink:actuate="onLoad">
                <text:p/>
              </draw:image>
            </draw:frame>
          </table:table-cell>
          <table:table-cell office:value-type="string">
            <text:p>Argentina</text:p>
          </table:table-cell>
          <table:table-cell office:value-type="string">
            <text:p>Polokwane</text:p>
          </table:table-cell>
          <table:table-cell office:value-type="string">
            <text:p>Peter Mokaba</text:p>
          </table:table-cell>
          <table:table-cell table:formula="of:=IF(AND([.R20]&lt;&gt;&quot;&quot;;[.T20]&lt;&gt;&quot;&quot;);1;0)" office:value-type="float" office:value="0">
            <text:p>0</text:p>
          </table:table-cell>
          <table:table-cell table:formula="of:=IF([.R20]&gt;[.T20];1;0)" office:value-type="float" office:value="0">
            <text:p>0</text:p>
          </table:table-cell>
          <table:table-cell table:formula="of:=IF([.Y20]=0;0;IF([.R20]=[.T20];1;0))" office:value-type="float" office:value="0">
            <text:p>0</text:p>
          </table:table-cell>
          <table:table-cell table:formula="of:=IF([.R20]&lt;[.T20];1;0)" office:value-type="float" office:value="0">
            <text:p>0</text:p>
          </table:table-cell>
          <table:table-cell table:number-columns-repeated="3"/>
          <table:covered-table-cell/>
          <table:table-cell table:number-columns-repeated="991"/>
        </table:table-row>
        <table:table-row table:style-name="ro2">
          <table:table-cell table:style-name="Default" table:number-columns-repeated="30"/>
          <table:table-cell/>
          <table:covered-table-cell/>
          <table:table-cell table:number-columns-repeated="991"/>
        </table:table-row>
        <table:table-row table:style-name="ro2">
          <table:table-cell table:style-name="Default" table:number-columns-repeated="30"/>
          <table:table-cell/>
          <table:covered-table-cell/>
          <table:table-cell table:number-columns-repeated="991"/>
        </table:table-row>
        <table:table-row table:style-name="ro2">
          <table:table-cell table:style-name="Default" table:number-columns-repeated="30"/>
          <table:table-cell/>
          <table:covered-table-cell/>
          <table:table-cell table:number-columns-repeated="991"/>
        </table:table-row>
        <table:table-row table:style-name="ro2">
          <table:table-cell table:style-name="Default" table:number-columns-repeated="3"/>
          <table:table-cell table:style-name="ce7" office:value-type="string">
            <office:annotation draw:style-name="gr2" draw:text-style-name="P2" svg:width="1.305cm" svg:height="0.596cm" svg:x="6.437cm" svg:y="12.912cm" draw:caption-point-x="-0.61cm" draw:caption-point-y="1.365cm">
              <dc:creator>USI</dc:creator>
              <dc:date>2010-03-17T00:00:00</dc:date>
              <text:p text:style-name="P2">Jogos</text:p>
            </office:annotation>
            <text:p>J</text:p>
          </table:table-cell>
          <table:table-cell table:style-name="ce7" office:value-type="string">
            <office:annotation draw:style-name="gr3" draw:text-style-name="P2" svg:width="1.515cm" svg:height="0.596cm" svg:x="7.035cm" svg:y="12.912cm" draw:caption-point-x="-0.61cm" draw:caption-point-y="1.365cm">
              <dc:creator>USI</dc:creator>
              <dc:date>2010-03-11T00:00:00</dc:date>
              <text:p text:style-name="P2"><text:span text:style-name="T1">Vitórias</text:span></text:p>
            </office:annotation>
            <text:p>V</text:p>
          </table:table-cell>
          <table:table-cell table:style-name="ce7" office:value-type="string">
            <office:annotation draw:style-name="gr2" draw:text-style-name="P2" svg:width="1.808cm" svg:height="0.596cm" svg:x="7.632cm" svg:y="12.912cm" draw:caption-point-x="-0.61cm" draw:caption-point-y="1.365cm">
              <dc:creator>USI</dc:creator>
              <dc:date>2010-03-17T00:00:00</dc:date>
              <text:p text:style-name="P2">Empates</text:p>
            </office:annotation>
            <text:p>E</text:p>
          </table:table-cell>
          <table:table-cell table:style-name="ce7" office:value-type="string">
            <office:annotation draw:style-name="gr3" draw:text-style-name="P2" svg:width="1.685cm" svg:height="0.596cm" svg:x="8.23cm" svg:y="12.912cm" draw:caption-point-x="-0.61cm" draw:caption-point-y="1.365cm">
              <dc:creator>USI</dc:creator>
              <dc:date>2010-03-11T00:00:00</dc:date>
              <text:p text:style-name="P2"><text:span text:style-name="T1">Derrotas</text:span></text:p>
            </office:annotation>
            <text:p>D</text:p>
          </table:table-cell>
          <table:table-cell table:style-name="ce7" office:value-type="string">
            <office:annotation draw:style-name="gr2" draw:text-style-name="P2" svg:width="1.727cm" svg:height="0.596cm" svg:x="8.827cm" svg:y="12.912cm" draw:caption-point-x="-0.61cm" draw:caption-point-y="1.365cm">
              <dc:creator>USI</dc:creator>
              <dc:date>2010-03-17T00:00:00</dc:date>
              <text:p text:style-name="P2">Gols Pró</text:p>
            </office:annotation>
            <text:p>GP</text:p>
          </table:table-cell>
          <table:table-cell table:style-name="ce7" office:value-type="string">
            <office:annotation draw:style-name="gr3" draw:text-style-name="P2" svg:width="2.217cm" svg:height="0.596cm" svg:x="9.425cm" svg:y="12.912cm" draw:caption-point-x="-0.61cm" draw:caption-point-y="1.365cm">
              <dc:creator>USI</dc:creator>
              <dc:date>2010-03-11T00:00:00</dc:date>
              <text:p text:style-name="P2"><text:span text:style-name="T1">Gols Contra</text:span></text:p>
            </office:annotation>
            <text:p>GC</text:p>
          </table:table-cell>
          <table:table-cell table:style-name="ce7" office:value-type="string">
            <office:annotation draw:style-name="gr3" draw:text-style-name="P2" svg:width="2.456cm" svg:height="0.596cm" svg:x="10.022cm" svg:y="12.912cm" draw:caption-point-x="-0.61cm" draw:caption-point-y="1.365cm">
              <dc:creator>USI</dc:creator>
              <dc:date>2010-03-11T00:00:00</dc:date>
              <text:p text:style-name="P2"><text:span text:style-name="T1">Saldo de Gols</text:span></text:p>
            </office:annotation>
            <text:p>SG</text:p>
          </table:table-cell>
          <table:table-cell table:style-name="ce7" office:value-type="string">
            <text:p>Pontos</text:p>
          </table:table-cell>
          <table:table-cell table:style-name="Default"/>
          <table:table-cell table:style-name="ce12" office:value-type="string">
            <text:p>Jogo</text:p>
          </table:table-cell>
          <table:table-cell table:style-name="ce12" office:value-type="string">
            <text:p>Dia</text:p>
          </table:table-cell>
          <table:table-cell table:style-name="ce12" office:value-type="string">
            <text:p>Hora</text:p>
          </table:table-cell>
          <table:table-cell table:style-name="ce12" office:value-type="string" table:number-columns-spanned="7" table:number-rows-spanned="1">
            <text:p>Confronto</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style-name="ce12" office:value-type="string">
            <text:p>Local</text:p>
          </table:table-cell>
          <table:table-cell table:style-name="ce12" office:value-type="string">
            <text:p>Estádio</text:p>
          </table:table-cell>
          <table:table-cell table:style-name="Default"/>
          <table:table-cell table:style-name="Default">
            <office:annotation draw:style-name="gr3" draw:text-style-name="P2" svg:width="2.899cm" svg:height="2.571cm" svg:x="34.71cm" svg:y="12.91cm" draw:caption-point-x="-0.61cm" draw:caption-point-y="1.367cm">
              <dc:creator>USI</dc:creator>
              <dc:date>2010-03-11T00:00:00</dc:date>
              <text:p text:style-name="P2"><text:span text:style-name="T1">Contador. Vitória do time A (por jogo) = Marca 1 pra vitória e 0 pra qualquer outro resultado</text:span></text:p>
            </office:annotation>
          </table:table-cell>
          <table:table-cell table:style-name="Default"/>
          <table:table-cell table:style-name="Default">
            <office:annotation draw:style-name="gr3" draw:text-style-name="P2" svg:width="2.899cm" svg:height="2.966cm" svg:x="34.71cm" svg:y="12.91cm" draw:caption-point-x="-0.61cm" draw:caption-point-y="1.367cm">
              <dc:creator>USI</dc:creator>
              <dc:date>2010-03-11T00:00:00</dc:date>
              <text:p text:style-name="P2"><text:span text:style-name="T1">Contador. Derrota do time A (por jogo) = Marca 1 pra derrota e 0 pra qualquer outro resultado</text:span></text:p>
            </office:annotation>
          </table:table-cell>
          <table:table-cell table:style-name="Default"/>
          <table:table-cell table:style-name="Default">
            <office:annotation draw:style-name="gr4" draw:text-style-name="P2" svg:width="8.329cm" svg:height="2.966cm" svg:x="34.71cm" svg:y="12.91cm" draw:caption-point-x="-0.61cm" draw:caption-point-y="1.367cm">
              <dc:creator>USI</dc:creator>
              <dc:date>2010-03-11T00:00:00</dc:date>
              <text:p text:style-name="P2"><text:span text:style-name="T1">Pontos x 10000, mais, saldo de gols x 100, mais, gols pró. Ponderação para definir primeiro e segundo do grupo. O maior número e o segundo maior número. Serão desconsiderados os critérios de confronto direto, saldo de gols no confronto direto, gols marcados no confronto direto e obviamente o sorteio.</text:span></text:p>
            </office:annotation>
          </table:table-cell>
          <table:table-cell/>
          <table:covered-table-cell/>
          <table:table-cell table:number-columns-repeated="991"/>
        </table:table-row>
        <table:table-row table:style-name="ro3">
          <table:table-cell table:style-name="ce2" office:value-type="string" table:number-columns-spanned="1" table:number-rows-spanned="6">
            <text:p>Grupo C</text:p>
          </table:table-cell>
          <table:table-cell>
            <draw:frame table:end-cell-address="'Fase de Grupos'.B25" table:end-x="0.854cm" table:end-y="0.56cm" draw:z-index="32" draw:name="Figuras 9" draw:style-name="gr1" draw:text-style-name="P1" svg:width="0.75cm" svg:height="0.46cm" svg:x="0.104cm" svg:y="0.1cm">
              <draw:image xlink:href="Pictures/10000000000000460000002DA4F92B90.png" xlink:type="simple" xlink:show="embed" xlink:actuate="onLoad">
                <text:p/>
              </draw:image>
            </draw:frame>
          </table:table-cell>
          <table:table-cell office:value-type="string">
            <text:p>Argélia</text:p>
          </table:table-cell>
          <table:table-cell table:formula="of:=[.Y26]+[.Y28]+[.Y30]" office:value-type="float" office:value="0">
            <text:p>0</text:p>
          </table:table-cell>
          <table:table-cell table:formula="of:=[.Z26]+[.AB28]+[.AB30]" office:value-type="float" office:value="0">
            <text:p>0</text:p>
          </table:table-cell>
          <table:table-cell table:formula="of:=[.AA26]+[.AA28]+[.AA30]" office:value-type="float" office:value="0">
            <text:p>0</text:p>
          </table:table-cell>
          <table:table-cell table:formula="of:=[.AB26]+[.Z28]+[.Z30]" office:value-type="float" office:value="0">
            <text:p>0</text:p>
          </table:table-cell>
          <table:table-cell table:formula="of:=[.R26]+[.T28]+[.T30]" office:value-type="float" office:value="0">
            <text:p>0</text:p>
          </table:table-cell>
          <table:table-cell table:formula="of:=[.T26]+[.R28]+[.R30]" office:value-type="float" office:value="0">
            <text:p>0</text:p>
          </table:table-cell>
          <table:table-cell table:formula="of:=[.H25]-[.I25]" office:value-type="float" office:value="0">
            <text:p>0</text:p>
          </table:table-cell>
          <table:table-cell table:formula="of:=([.E25]*3)+([.F25])" office:value-type="float" office:value="0">
            <text:p>0</text:p>
          </table:table-cell>
          <table:table-cell/>
          <table:table-cell office:value-type="float" office:value="5">
            <text:p>5</text:p>
          </table:table-cell>
          <table:table-cell office:value-type="date" office:date-value="2010-06-12">
            <text:p>12/06/2010</text:p>
          </table:table-cell>
          <table:table-cell office:value-type="time" office:time-value="PT15H30M00S">
            <text:p>15:30</text:p>
          </table:table-cell>
          <table:table-cell office:value-type="string">
            <text:p>Inglaterra</text:p>
          </table:table-cell>
          <table:table-cell>
            <draw:frame table:end-cell-address="'Fase de Grupos'.Q25" table:end-x="0.835cm" table:end-y="0.55cm" draw:z-index="45" draw:name="Figuras 12" draw:style-name="gr1" draw:text-style-name="P1" svg:width="0.75cm" svg:height="0.46cm" svg:x="0.085cm" svg:y="0.09cm">
              <draw:image xlink:href="Pictures/10000000000000460000002D668F6ABF.png" xlink:type="simple" xlink:show="embed" xlink:actuate="onLoad">
                <text:p/>
              </draw:image>
            </draw:frame>
          </table:table-cell>
          <table:table-cell/>
          <table:table-cell office:value-type="string">
            <text:p>X</text:p>
          </table:table-cell>
          <table:table-cell/>
          <table:table-cell>
            <draw:frame table:end-cell-address="'Fase de Grupos'.U25" table:end-x="0.789cm" table:end-y="0.55cm" draw:z-index="42" draw:name="Figuras 11" draw:style-name="gr1" draw:text-style-name="P1" svg:width="0.75cm" svg:height="0.46cm" svg:x="0.039cm" svg:y="0.09cm">
              <draw:image xlink:href="Pictures/1000000000000046000000255281CA07.png" xlink:type="simple" xlink:show="embed" xlink:actuate="onLoad">
                <text:p/>
              </draw:image>
            </draw:frame>
          </table:table-cell>
          <table:table-cell office:value-type="string">
            <text:p>Estados Unidos</text:p>
          </table:table-cell>
          <table:table-cell office:value-type="string">
            <text:p>Rustenburgo</text:p>
          </table:table-cell>
          <table:table-cell office:value-type="string">
            <text:p>Royal Bafokeng</text:p>
          </table:table-cell>
          <table:table-cell table:formula="of:=IF(AND([.R25]&lt;&gt;&quot;&quot;;[.T25]&lt;&gt;&quot;&quot;);1;0)" office:value-type="float" office:value="0">
            <text:p>0</text:p>
          </table:table-cell>
          <table:table-cell table:formula="of:=IF([.R25]&gt;[.T25];1;0)" office:value-type="float" office:value="0">
            <text:p>0</text:p>
          </table:table-cell>
          <table:table-cell table:formula="of:=IF([.Y25]=0;0;IF([.R25]=[.T25];1;0))" office:value-type="float" office:value="0">
            <text:p>0</text:p>
          </table:table-cell>
          <table:table-cell table:formula="of:=IF([.R25]&lt;[.T25];1;0)" office:value-type="float" office:value="0">
            <text:p>0</text:p>
          </table:table-cell>
          <table:table-cell/>
          <table:table-cell table:formula="of:=([.K25]*10000)+([.J25]*100)+[.H25]" office:value-type="float" office:value="0">
            <text:p>0</text:p>
          </table:table-cell>
          <table:table-cell/>
          <table:covered-table-cell/>
          <table:table-cell table:number-columns-repeated="991"/>
        </table:table-row>
        <table:table-row table:style-name="ro3">
          <table:covered-table-cell/>
          <table:table-cell>
            <draw:frame table:end-cell-address="'Fase de Grupos'.B26" table:end-x="0.854cm" table:end-y="0.556cm" draw:z-index="33" draw:name="Figuras 10" draw:style-name="gr1" draw:text-style-name="P1" svg:width="0.75cm" svg:height="0.46cm" svg:x="0.104cm" svg:y="0.096cm">
              <draw:image xlink:href="Pictures/10000000000000460000002D6322F9FB.png" xlink:type="simple" xlink:show="embed" xlink:actuate="onLoad">
                <text:p/>
              </draw:image>
            </draw:frame>
          </table:table-cell>
          <table:table-cell office:value-type="string">
            <text:p>Eslovênia</text:p>
          </table:table-cell>
          <table:table-cell table:formula="of:=[.Y26]+[.Y27]+[.Y29]" office:value-type="float" office:value="0">
            <text:p>0</text:p>
          </table:table-cell>
          <table:table-cell table:formula="of:=[.AB26]+[.Z27]+[.Z29]" office:value-type="float" office:value="0">
            <text:p>0</text:p>
          </table:table-cell>
          <table:table-cell table:formula="of:=[.AA26]+[.AA27]+[.AA29]" office:value-type="float" office:value="0">
            <text:p>0</text:p>
          </table:table-cell>
          <table:table-cell table:formula="of:=[.Z26]+[.AB27]+[.AB29]" office:value-type="float" office:value="0">
            <text:p>0</text:p>
          </table:table-cell>
          <table:table-cell table:formula="of:=[.T26]+[.R27]+[.R29]" office:value-type="float" office:value="0">
            <text:p>0</text:p>
          </table:table-cell>
          <table:table-cell table:formula="of:=[.R26]+[.T27]+[.T29]" office:value-type="float" office:value="0">
            <text:p>0</text:p>
          </table:table-cell>
          <table:table-cell table:formula="of:=[.H26]-[.I26]" office:value-type="float" office:value="0">
            <text:p>0</text:p>
          </table:table-cell>
          <table:table-cell table:formula="of:=([.E26]*3)+([.F26])" office:value-type="float" office:value="0">
            <text:p>0</text:p>
          </table:table-cell>
          <table:table-cell/>
          <table:table-cell office:value-type="float" office:value="6">
            <text:p>6</text:p>
          </table:table-cell>
          <table:table-cell office:value-type="date" office:date-value="2010-06-13">
            <text:p>13/06/2010</text:p>
          </table:table-cell>
          <table:table-cell office:value-type="time" office:time-value="PT08H30M00S">
            <text:p>08:30</text:p>
          </table:table-cell>
          <table:table-cell office:value-type="string">
            <text:p>Argélia</text:p>
          </table:table-cell>
          <table:table-cell>
            <draw:frame table:end-cell-address="'Fase de Grupos'.Q26" table:end-x="0.835cm" table:end-y="0.546cm" draw:z-index="36" draw:name="Figuras 9" draw:style-name="gr1" draw:text-style-name="P1" svg:width="0.75cm" svg:height="0.46cm" svg:x="0.085cm" svg:y="0.086cm">
              <draw:image xlink:href="Pictures/10000000000000460000002DA4F92B90.png" xlink:type="simple" xlink:show="embed" xlink:actuate="onLoad">
                <text:p/>
              </draw:image>
            </draw:frame>
          </table:table-cell>
          <table:table-cell/>
          <table:table-cell office:value-type="string">
            <text:p>X</text:p>
          </table:table-cell>
          <table:table-cell/>
          <table:table-cell>
            <draw:frame table:end-cell-address="'Fase de Grupos'.U26" table:end-x="0.789cm" table:end-y="0.546cm" draw:z-index="39" draw:name="Figuras 10" draw:style-name="gr1" draw:text-style-name="P1" svg:width="0.75cm" svg:height="0.46cm" svg:x="0.039cm" svg:y="0.086cm">
              <draw:image xlink:href="Pictures/10000000000000460000002D6322F9FB.png" xlink:type="simple" xlink:show="embed" xlink:actuate="onLoad">
                <text:p/>
              </draw:image>
            </draw:frame>
          </table:table-cell>
          <table:table-cell office:value-type="string">
            <text:p>Eslovênia</text:p>
          </table:table-cell>
          <table:table-cell office:value-type="string">
            <text:p>Polokwane</text:p>
          </table:table-cell>
          <table:table-cell office:value-type="string">
            <text:p>Peter Mokaba</text:p>
          </table:table-cell>
          <table:table-cell table:formula="of:=IF(AND([.R26]&lt;&gt;&quot;&quot;;[.T26]&lt;&gt;&quot;&quot;);1;0)" office:value-type="float" office:value="0">
            <text:p>0</text:p>
          </table:table-cell>
          <table:table-cell table:formula="of:=IF([.R26]&gt;[.T26];1;0)" office:value-type="float" office:value="0">
            <text:p>0</text:p>
          </table:table-cell>
          <table:table-cell table:formula="of:=IF([.Y26]=0;0;IF([.R26]=[.T26];1;0))" office:value-type="float" office:value="0">
            <text:p>0</text:p>
          </table:table-cell>
          <table:table-cell table:formula="of:=IF([.R26]&lt;[.T26];1;0)" office:value-type="float" office:value="0">
            <text:p>0</text:p>
          </table:table-cell>
          <table:table-cell/>
          <table:table-cell table:formula="of:=([.K26]*10000)+([.J26]*100)+[.H26]" office:value-type="float" office:value="0">
            <text:p>0</text:p>
          </table:table-cell>
          <table:table-cell/>
          <table:covered-table-cell/>
          <table:table-cell table:number-columns-repeated="991"/>
        </table:table-row>
        <table:table-row table:style-name="ro3">
          <table:covered-table-cell/>
          <table:table-cell>
            <draw:frame table:end-cell-address="'Fase de Grupos'.B27" table:end-x="0.854cm" table:end-y="0.553cm" draw:z-index="34" draw:name="Figuras 11" draw:style-name="gr1" draw:text-style-name="P1" svg:width="0.75cm" svg:height="0.46cm" svg:x="0.104cm" svg:y="0.093cm">
              <draw:image xlink:href="Pictures/1000000000000046000000255281CA07.png" xlink:type="simple" xlink:show="embed" xlink:actuate="onLoad">
                <text:p/>
              </draw:image>
            </draw:frame>
          </table:table-cell>
          <table:table-cell office:value-type="string">
            <text:p>Estados Unidos</text:p>
          </table:table-cell>
          <table:table-cell table:formula="of:=[.Y25]+[.Y27]+[.Y30]" office:value-type="float" office:value="0">
            <text:p>0</text:p>
          </table:table-cell>
          <table:table-cell table:formula="of:=[.AB25]+[.AB27]+[.Z30]" office:value-type="float" office:value="0">
            <text:p>0</text:p>
          </table:table-cell>
          <table:table-cell table:formula="of:=[.AA25]+[.AA27]+[.AA30]" office:value-type="float" office:value="0">
            <text:p>0</text:p>
          </table:table-cell>
          <table:table-cell table:formula="of:=[.Z25]+[.Z27]+[.AB30]" office:value-type="float" office:value="0">
            <text:p>0</text:p>
          </table:table-cell>
          <table:table-cell table:formula="of:=[.T25]+[.T27]+[.R30]" office:value-type="float" office:value="0">
            <text:p>0</text:p>
          </table:table-cell>
          <table:table-cell table:formula="of:=[.R25]+[.R27]+[.T30]" office:value-type="float" office:value="0">
            <text:p>0</text:p>
          </table:table-cell>
          <table:table-cell table:formula="of:=[.H27]-[.I27]" office:value-type="float" office:value="0">
            <text:p>0</text:p>
          </table:table-cell>
          <table:table-cell table:formula="of:=([.E27]*3)+([.F27])" office:value-type="float" office:value="0">
            <text:p>0</text:p>
          </table:table-cell>
          <table:table-cell/>
          <table:table-cell office:value-type="float" office:value="22">
            <text:p>22</text:p>
          </table:table-cell>
          <table:table-cell office:value-type="date" office:date-value="2010-06-18">
            <text:p>18/06/2010</text:p>
          </table:table-cell>
          <table:table-cell office:value-type="time" office:time-value="PT11H00M00S">
            <text:p>11:00</text:p>
          </table:table-cell>
          <table:table-cell office:value-type="string">
            <text:p>Eslovênia</text:p>
          </table:table-cell>
          <table:table-cell>
            <draw:frame table:end-cell-address="'Fase de Grupos'.Q27" table:end-x="0.835cm" table:end-y="0.543cm" draw:z-index="40" draw:name="Figuras 10" draw:style-name="gr1" draw:text-style-name="P1" svg:width="0.75cm" svg:height="0.46cm" svg:x="0.085cm" svg:y="0.083cm">
              <draw:image xlink:href="Pictures/10000000000000460000002D6322F9FB.png" xlink:type="simple" xlink:show="embed" xlink:actuate="onLoad">
                <text:p/>
              </draw:image>
            </draw:frame>
          </table:table-cell>
          <table:table-cell/>
          <table:table-cell office:value-type="string">
            <text:p>X</text:p>
          </table:table-cell>
          <table:table-cell/>
          <table:table-cell>
            <draw:frame table:end-cell-address="'Fase de Grupos'.U27" table:end-x="0.789cm" table:end-y="0.543cm" draw:z-index="43" draw:name="Figuras 11" draw:style-name="gr1" draw:text-style-name="P1" svg:width="0.75cm" svg:height="0.46cm" svg:x="0.039cm" svg:y="0.083cm">
              <draw:image xlink:href="Pictures/1000000000000046000000255281CA07.png" xlink:type="simple" xlink:show="embed" xlink:actuate="onLoad">
                <text:p/>
              </draw:image>
            </draw:frame>
          </table:table-cell>
          <table:table-cell office:value-type="string">
            <text:p>Estados Unidos</text:p>
          </table:table-cell>
          <table:table-cell office:value-type="string">
            <text:p>Johanesburgo</text:p>
          </table:table-cell>
          <table:table-cell office:value-type="string">
            <text:p>Ellis Park</text:p>
          </table:table-cell>
          <table:table-cell table:formula="of:=IF(AND([.R27]&lt;&gt;&quot;&quot;;[.T27]&lt;&gt;&quot;&quot;);1;0)" office:value-type="float" office:value="0">
            <text:p>0</text:p>
          </table:table-cell>
          <table:table-cell table:formula="of:=IF([.R27]&gt;[.T27];1;0)" office:value-type="float" office:value="0">
            <text:p>0</text:p>
          </table:table-cell>
          <table:table-cell table:formula="of:=IF([.Y27]=0;0;IF([.R27]=[.T27];1;0))" office:value-type="float" office:value="0">
            <text:p>0</text:p>
          </table:table-cell>
          <table:table-cell table:formula="of:=IF([.R27]&lt;[.T27];1;0)" office:value-type="float" office:value="0">
            <text:p>0</text:p>
          </table:table-cell>
          <table:table-cell/>
          <table:table-cell table:formula="of:=([.K27]*10000)+([.J27]*100)+[.H27]" office:value-type="float" office:value="0">
            <text:p>0</text:p>
          </table:table-cell>
          <table:table-cell/>
          <table:covered-table-cell/>
          <table:table-cell table:number-columns-repeated="991"/>
        </table:table-row>
        <table:table-row table:style-name="ro3">
          <table:covered-table-cell/>
          <table:table-cell>
            <draw:frame table:end-cell-address="'Fase de Grupos'.B28" table:end-x="0.854cm" table:end-y="0.55cm" draw:z-index="35" draw:name="Figuras 12" draw:style-name="gr1" draw:text-style-name="P1" svg:width="0.75cm" svg:height="0.46cm" svg:x="0.104cm" svg:y="0.09cm">
              <draw:image xlink:href="Pictures/10000000000000460000002D668F6ABF.png" xlink:type="simple" xlink:show="embed" xlink:actuate="onLoad">
                <text:p/>
              </draw:image>
            </draw:frame>
          </table:table-cell>
          <table:table-cell office:value-type="string">
            <text:p>Inglaterra</text:p>
          </table:table-cell>
          <table:table-cell table:formula="of:=[.Y25]+[.Y28]+[.Y29]" office:value-type="float" office:value="0">
            <text:p>0</text:p>
          </table:table-cell>
          <table:table-cell table:formula="of:=[.Z25]+[.Z28]+[.AB29]" office:value-type="float" office:value="0">
            <text:p>0</text:p>
          </table:table-cell>
          <table:table-cell table:formula="of:=[.AA25]+[.AA28]+[.AA29]" office:value-type="float" office:value="0">
            <text:p>0</text:p>
          </table:table-cell>
          <table:table-cell table:formula="of:=[.AB25]+[.AB28]+[.Z29]" office:value-type="float" office:value="0">
            <text:p>0</text:p>
          </table:table-cell>
          <table:table-cell table:formula="of:=[.R25]+[.R28]+[.T29]" office:value-type="float" office:value="0">
            <text:p>0</text:p>
          </table:table-cell>
          <table:table-cell table:formula="of:=[.T25]+[.T28]+[.R29]" office:value-type="float" office:value="0">
            <text:p>0</text:p>
          </table:table-cell>
          <table:table-cell table:formula="of:=[.H28]-[.I28]" office:value-type="float" office:value="0">
            <text:p>0</text:p>
          </table:table-cell>
          <table:table-cell table:formula="of:=([.E28]*3)+([.F28])" office:value-type="float" office:value="0">
            <text:p>0</text:p>
          </table:table-cell>
          <table:table-cell/>
          <table:table-cell office:value-type="float" office:value="23">
            <text:p>23</text:p>
          </table:table-cell>
          <table:table-cell office:value-type="date" office:date-value="2010-06-18">
            <text:p>18/06/2010</text:p>
          </table:table-cell>
          <table:table-cell office:value-type="time" office:time-value="PT15H30M00S">
            <text:p>15:30</text:p>
          </table:table-cell>
          <table:table-cell office:value-type="string">
            <text:p>Inglaterra</text:p>
          </table:table-cell>
          <table:table-cell>
            <draw:frame table:end-cell-address="'Fase de Grupos'.Q28" table:end-x="0.835cm" table:end-y="0.541cm" draw:z-index="46" draw:name="Figuras 12" draw:style-name="gr1" draw:text-style-name="P1" svg:width="0.75cm" svg:height="0.46cm" svg:x="0.085cm" svg:y="0.081cm">
              <draw:image xlink:href="Pictures/10000000000000460000002D668F6ABF.png" xlink:type="simple" xlink:show="embed" xlink:actuate="onLoad">
                <text:p/>
              </draw:image>
            </draw:frame>
          </table:table-cell>
          <table:table-cell/>
          <table:table-cell office:value-type="string">
            <text:p>X</text:p>
          </table:table-cell>
          <table:table-cell/>
          <table:table-cell>
            <draw:frame table:end-cell-address="'Fase de Grupos'.U28" table:end-x="0.789cm" table:end-y="0.541cm" draw:z-index="37" draw:name="Figuras 9" draw:style-name="gr1" draw:text-style-name="P1" svg:width="0.75cm" svg:height="0.46cm" svg:x="0.039cm" svg:y="0.081cm">
              <draw:image xlink:href="Pictures/10000000000000460000002DA4F92B90.png" xlink:type="simple" xlink:show="embed" xlink:actuate="onLoad">
                <text:p/>
              </draw:image>
            </draw:frame>
          </table:table-cell>
          <table:table-cell office:value-type="string">
            <text:p>Argélia</text:p>
          </table:table-cell>
          <table:table-cell office:value-type="string">
            <text:p>Cidade do Cabo</text:p>
          </table:table-cell>
          <table:table-cell office:value-type="string">
            <text:p>Green Point</text:p>
          </table:table-cell>
          <table:table-cell table:formula="of:=IF(AND([.R28]&lt;&gt;&quot;&quot;;[.T28]&lt;&gt;&quot;&quot;);1;0)" office:value-type="float" office:value="0">
            <text:p>0</text:p>
          </table:table-cell>
          <table:table-cell table:formula="of:=IF([.R28]&gt;[.T28];1;0)" office:value-type="float" office:value="0">
            <text:p>0</text:p>
          </table:table-cell>
          <table:table-cell table:formula="of:=IF([.Y28]=0;0;IF([.R28]=[.T28];1;0))" office:value-type="float" office:value="0">
            <text:p>0</text:p>
          </table:table-cell>
          <table:table-cell table:formula="of:=IF([.R28]&lt;[.T28];1;0)" office:value-type="float" office:value="0">
            <text:p>0</text:p>
          </table:table-cell>
          <table:table-cell/>
          <table:table-cell table:formula="of:=([.K28]*10000)+([.J28]*100)+[.H28]" office:value-type="float" office:value="0">
            <text:p>0</text:p>
          </table:table-cell>
          <table:table-cell/>
          <table:covered-table-cell/>
          <table:table-cell table:number-columns-repeated="991"/>
        </table:table-row>
        <table:table-row table:style-name="ro3">
          <table:covered-table-cell/>
          <table:table-cell table:style-name="ce5" office:value-type="string" table:number-columns-spanned="2" table:number-rows-spanned="1">
            <text:p>1<text:span text:style-name="T2">°</text:span> do Grupo</text:p>
          </table:table-cell>
          <table:covered-table-cell table:style-name="ce5"/>
          <table:table-cell table:style-name="ce9" table:formula="of:=IF(SUM([.Y25:.Y30])&lt;6;&quot;&quot;;IF([.AD25]=(LARGE([.AD25:.AD28];1));[.C25];IF([.AD26]=(LARGE([.AD25:.AD28];1));[.C26];IF([.AD27]=(LARGE([.AD25:.AD28];1));[.C27];IF([.AD28]=(LARGE([.AD25:.AD28];1));[.C28];&quot;&quot;)))))" table:number-columns-spanned="8" table:number-rows-spanned="1">
            <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table-cell office:value-type="float" office:value="37">
            <text:p>37</text:p>
          </table:table-cell>
          <table:table-cell office:value-type="date" office:date-value="2010-06-23">
            <text:p>23/06/2010</text:p>
          </table:table-cell>
          <table:table-cell office:value-type="time" office:time-value="PT11H00M00S">
            <text:p>11:00</text:p>
          </table:table-cell>
          <table:table-cell office:value-type="string">
            <text:p>Eslovênia</text:p>
          </table:table-cell>
          <table:table-cell>
            <draw:frame table:end-cell-address="'Fase de Grupos'.Q29" table:end-x="0.835cm" table:end-y="0.537cm" draw:z-index="41" draw:name="Figuras 10" draw:style-name="gr1" draw:text-style-name="P1" svg:width="0.75cm" svg:height="0.46cm" svg:x="0.085cm" svg:y="0.077cm">
              <draw:image xlink:href="Pictures/10000000000000460000002D6322F9FB.png" xlink:type="simple" xlink:show="embed" xlink:actuate="onLoad">
                <text:p/>
              </draw:image>
            </draw:frame>
          </table:table-cell>
          <table:table-cell/>
          <table:table-cell office:value-type="string">
            <text:p>X</text:p>
          </table:table-cell>
          <table:table-cell/>
          <table:table-cell>
            <draw:frame table:end-cell-address="'Fase de Grupos'.U29" table:end-x="0.789cm" table:end-y="0.537cm" draw:z-index="47" draw:name="Figuras 12" draw:style-name="gr1" draw:text-style-name="P1" svg:width="0.75cm" svg:height="0.46cm" svg:x="0.039cm" svg:y="0.077cm">
              <draw:image xlink:href="Pictures/10000000000000460000002D668F6ABF.png" xlink:type="simple" xlink:show="embed" xlink:actuate="onLoad">
                <text:p/>
              </draw:image>
            </draw:frame>
          </table:table-cell>
          <table:table-cell office:value-type="string">
            <text:p>Inglaterra</text:p>
          </table:table-cell>
          <table:table-cell office:value-type="string">
            <text:p>Port Elizabeth</text:p>
          </table:table-cell>
          <table:table-cell office:value-type="string">
            <text:p>Nelson Mandela</text:p>
          </table:table-cell>
          <table:table-cell table:formula="of:=IF(AND([.R29]&lt;&gt;&quot;&quot;;[.T29]&lt;&gt;&quot;&quot;);1;0)" office:value-type="float" office:value="0">
            <text:p>0</text:p>
          </table:table-cell>
          <table:table-cell table:formula="of:=IF([.R29]&gt;[.T29];1;0)" office:value-type="float" office:value="0">
            <text:p>0</text:p>
          </table:table-cell>
          <table:table-cell table:formula="of:=IF([.Y29]=0;0;IF([.R29]=[.T29];1;0))" office:value-type="float" office:value="0">
            <text:p>0</text:p>
          </table:table-cell>
          <table:table-cell table:formula="of:=IF([.R29]&lt;[.T29];1;0)" office:value-type="float" office:value="0">
            <text:p>0</text:p>
          </table:table-cell>
          <table:table-cell table:number-columns-repeated="3"/>
          <table:covered-table-cell/>
          <table:table-cell table:number-columns-repeated="991"/>
        </table:table-row>
        <table:table-row table:style-name="ro3">
          <table:covered-table-cell/>
          <table:table-cell table:style-name="ce5" office:value-type="string" table:number-columns-spanned="2" table:number-rows-spanned="1">
            <text:p>2<text:span text:style-name="T2">°</text:span> do Grupo</text:p>
          </table:table-cell>
          <table:covered-table-cell table:style-name="ce5"/>
          <table:table-cell table:style-name="ce9" table:formula="of:=IF(SUM([.Y25:.Y30])&lt;6;&quot;&quot;;IF([.AD25]=(LARGE([.AD25:.AD28];2));[.C25];IF([.AD26]=(LARGE([.AD25:.AD28];2));[.C26];IF([.AD27]=(LARGE([.AD25:.AD28];2));[.C27];IF([.AD28]=(LARGE([.AD25:.AD28];2));[.C28];&quot;&quot;)))))" table:number-columns-spanned="8" table:number-rows-spanned="1">
            <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table-cell office:value-type="float" office:value="38">
            <text:p>38</text:p>
          </table:table-cell>
          <table:table-cell office:value-type="date" office:date-value="2010-06-23">
            <text:p>23/06/2010</text:p>
          </table:table-cell>
          <table:table-cell office:value-type="time" office:time-value="PT11H00M00S">
            <text:p>11:00</text:p>
          </table:table-cell>
          <table:table-cell office:value-type="string">
            <text:p>Estados Unidos</text:p>
          </table:table-cell>
          <table:table-cell>
            <draw:frame table:end-cell-address="'Fase de Grupos'.Q30" table:end-x="0.835cm" table:end-y="0.534cm" draw:z-index="44" draw:name="Figuras 11" draw:style-name="gr1" draw:text-style-name="P1" svg:width="0.75cm" svg:height="0.46cm" svg:x="0.085cm" svg:y="0.074cm">
              <draw:image xlink:href="Pictures/1000000000000046000000255281CA07.png" xlink:type="simple" xlink:show="embed" xlink:actuate="onLoad">
                <text:p/>
              </draw:image>
            </draw:frame>
          </table:table-cell>
          <table:table-cell/>
          <table:table-cell office:value-type="string">
            <text:p>X</text:p>
          </table:table-cell>
          <table:table-cell/>
          <table:table-cell>
            <draw:frame table:end-cell-address="'Fase de Grupos'.U30" table:end-x="0.789cm" table:end-y="0.534cm" draw:z-index="38" draw:name="Figuras 9" draw:style-name="gr1" draw:text-style-name="P1" svg:width="0.75cm" svg:height="0.46cm" svg:x="0.039cm" svg:y="0.074cm">
              <draw:image xlink:href="Pictures/10000000000000460000002DA4F92B90.png" xlink:type="simple" xlink:show="embed" xlink:actuate="onLoad">
                <text:p/>
              </draw:image>
            </draw:frame>
          </table:table-cell>
          <table:table-cell office:value-type="string">
            <text:p>Argélia</text:p>
          </table:table-cell>
          <table:table-cell office:value-type="string">
            <text:p>Pretória</text:p>
          </table:table-cell>
          <table:table-cell office:value-type="string">
            <text:p>Loftus Versfeld</text:p>
          </table:table-cell>
          <table:table-cell table:formula="of:=IF(AND([.R30]&lt;&gt;&quot;&quot;;[.T30]&lt;&gt;&quot;&quot;);1;0)" office:value-type="float" office:value="0">
            <text:p>0</text:p>
          </table:table-cell>
          <table:table-cell table:formula="of:=IF([.R30]&gt;[.T30];1;0)" office:value-type="float" office:value="0">
            <text:p>0</text:p>
          </table:table-cell>
          <table:table-cell table:formula="of:=IF([.Y30]=0;0;IF([.R30]=[.T30];1;0))" office:value-type="float" office:value="0">
            <text:p>0</text:p>
          </table:table-cell>
          <table:table-cell table:formula="of:=IF([.R30]&lt;[.T30];1;0)" office:value-type="float" office:value="0">
            <text:p>0</text:p>
          </table:table-cell>
          <table:table-cell table:number-columns-repeated="3"/>
          <table:covered-table-cell/>
          <table:table-cell table:number-columns-repeated="991"/>
        </table:table-row>
        <table:table-row table:style-name="ro2">
          <table:table-cell table:style-name="Default" table:number-columns-repeated="30"/>
          <table:table-cell/>
          <table:covered-table-cell/>
          <table:table-cell table:number-columns-repeated="991"/>
        </table:table-row>
        <table:table-row table:style-name="ro2">
          <table:table-cell table:style-name="Default" table:number-columns-repeated="30"/>
          <table:table-cell/>
          <table:covered-table-cell/>
          <table:table-cell table:number-columns-repeated="991"/>
        </table:table-row>
        <table:table-row table:style-name="ro2">
          <table:table-cell table:style-name="Default" table:number-columns-repeated="30"/>
          <table:table-cell table:number-columns-repeated="993"/>
        </table:table-row>
        <table:table-row table:style-name="ro2">
          <table:table-cell table:style-name="Default" table:number-columns-repeated="3"/>
          <table:table-cell table:style-name="ce7" office:value-type="string">
            <office:annotation draw:style-name="gr2" draw:text-style-name="P2" svg:width="1.305cm" svg:height="0.596cm" svg:x="6.437cm" svg:y="18.904cm" draw:caption-point-x="-0.61cm" draw:caption-point-y="1.365cm">
              <dc:creator>USI</dc:creator>
              <dc:date>2010-03-17T00:00:00</dc:date>
              <text:p text:style-name="P2">Jogos</text:p>
            </office:annotation>
            <text:p>J</text:p>
          </table:table-cell>
          <table:table-cell table:style-name="ce7" office:value-type="string">
            <office:annotation draw:style-name="gr3" draw:text-style-name="P2" svg:width="1.515cm" svg:height="0.596cm" svg:x="7.035cm" svg:y="18.904cm" draw:caption-point-x="-0.61cm" draw:caption-point-y="1.365cm">
              <dc:creator>USI</dc:creator>
              <dc:date>2010-03-11T00:00:00</dc:date>
              <text:p text:style-name="P2"><text:span text:style-name="T1">Vitórias</text:span></text:p>
            </office:annotation>
            <text:p>V</text:p>
          </table:table-cell>
          <table:table-cell table:style-name="ce7" office:value-type="string">
            <office:annotation draw:style-name="gr2" draw:text-style-name="P2" svg:width="1.808cm" svg:height="0.596cm" svg:x="7.632cm" svg:y="18.904cm" draw:caption-point-x="-0.61cm" draw:caption-point-y="1.365cm">
              <dc:creator>USI</dc:creator>
              <dc:date>2010-03-17T00:00:00</dc:date>
              <text:p text:style-name="P2">Empates</text:p>
            </office:annotation>
            <text:p>E</text:p>
          </table:table-cell>
          <table:table-cell table:style-name="ce7" office:value-type="string">
            <office:annotation draw:style-name="gr3" draw:text-style-name="P2" svg:width="1.685cm" svg:height="0.596cm" svg:x="8.23cm" svg:y="18.904cm" draw:caption-point-x="-0.61cm" draw:caption-point-y="1.365cm">
              <dc:creator>USI</dc:creator>
              <dc:date>2010-03-11T00:00:00</dc:date>
              <text:p text:style-name="P2"><text:span text:style-name="T1">Derrotas</text:span></text:p>
            </office:annotation>
            <text:p>D</text:p>
          </table:table-cell>
          <table:table-cell table:style-name="ce7" office:value-type="string">
            <office:annotation draw:style-name="gr2" draw:text-style-name="P2" svg:width="1.727cm" svg:height="0.596cm" svg:x="8.827cm" svg:y="18.904cm" draw:caption-point-x="-0.61cm" draw:caption-point-y="1.365cm">
              <dc:creator>USI</dc:creator>
              <dc:date>2010-03-17T00:00:00</dc:date>
              <text:p text:style-name="P2">Gols Pró</text:p>
            </office:annotation>
            <text:p>GP</text:p>
          </table:table-cell>
          <table:table-cell table:style-name="ce7" office:value-type="string">
            <office:annotation draw:style-name="gr3" draw:text-style-name="P2" svg:width="2.217cm" svg:height="0.596cm" svg:x="9.425cm" svg:y="18.904cm" draw:caption-point-x="-0.61cm" draw:caption-point-y="1.365cm">
              <dc:creator>USI</dc:creator>
              <dc:date>2010-03-11T00:00:00</dc:date>
              <text:p text:style-name="P2"><text:span text:style-name="T1">Gols Contra</text:span></text:p>
            </office:annotation>
            <text:p>GC</text:p>
          </table:table-cell>
          <table:table-cell table:style-name="ce7" office:value-type="string">
            <office:annotation draw:style-name="gr3" draw:text-style-name="P2" svg:width="2.456cm" svg:height="0.596cm" svg:x="10.022cm" svg:y="18.904cm" draw:caption-point-x="-0.61cm" draw:caption-point-y="1.365cm">
              <dc:creator>USI</dc:creator>
              <dc:date>2010-03-11T00:00:00</dc:date>
              <text:p text:style-name="P2"><text:span text:style-name="T1">Saldo de Gols</text:span></text:p>
            </office:annotation>
            <text:p>SG</text:p>
          </table:table-cell>
          <table:table-cell table:style-name="ce7" office:value-type="string">
            <text:p>Pontos</text:p>
          </table:table-cell>
          <table:table-cell table:style-name="Default"/>
          <table:table-cell table:style-name="ce12" office:value-type="string">
            <text:p>Jogo</text:p>
          </table:table-cell>
          <table:table-cell table:style-name="ce12" office:value-type="string">
            <text:p>Dia</text:p>
          </table:table-cell>
          <table:table-cell table:style-name="ce12" office:value-type="string">
            <text:p>Hora</text:p>
          </table:table-cell>
          <table:table-cell table:style-name="ce12" office:value-type="string" table:number-columns-spanned="7" table:number-rows-spanned="1">
            <text:p>Confronto</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style-name="ce12" office:value-type="string">
            <text:p>Local</text:p>
          </table:table-cell>
          <table:table-cell table:style-name="ce12" office:value-type="string">
            <text:p>Estádio</text:p>
          </table:table-cell>
          <table:table-cell table:style-name="Default"/>
          <table:table-cell table:style-name="Default">
            <office:annotation draw:style-name="gr3" draw:text-style-name="P2" svg:width="2.899cm" svg:height="2.571cm" svg:x="34.71cm" svg:y="18.902cm" draw:caption-point-x="-0.61cm" draw:caption-point-y="1.367cm">
              <dc:creator>USI</dc:creator>
              <dc:date>2010-03-11T00:00:00</dc:date>
              <text:p text:style-name="P2"><text:span text:style-name="T1">Contador. Vitória do time A (por jogo) = Marca 1 pra vitória e 0 pra qualquer outro resultado</text:span></text:p>
            </office:annotation>
          </table:table-cell>
          <table:table-cell table:style-name="Default"/>
          <table:table-cell table:style-name="Default">
            <office:annotation draw:style-name="gr3" draw:text-style-name="P2" svg:width="2.899cm" svg:height="2.966cm" svg:x="34.71cm" svg:y="18.902cm" draw:caption-point-x="-0.61cm" draw:caption-point-y="1.367cm">
              <dc:creator>USI</dc:creator>
              <dc:date>2010-03-11T00:00:00</dc:date>
              <text:p text:style-name="P2"><text:span text:style-name="T1">Contador. Derrota do time A (por jogo) = Marca 1 pra derrota e 0 pra qualquer outro resultado</text:span></text:p>
            </office:annotation>
          </table:table-cell>
          <table:table-cell table:style-name="Default"/>
          <table:table-cell table:style-name="Default">
            <office:annotation draw:style-name="gr4" draw:text-style-name="P2" svg:width="8.329cm" svg:height="2.966cm" svg:x="34.71cm" svg:y="18.902cm" draw:caption-point-x="-0.61cm" draw:caption-point-y="1.367cm">
              <dc:creator>USI</dc:creator>
              <dc:date>2010-03-11T00:00:00</dc:date>
              <text:p text:style-name="P2"><text:span text:style-name="T1">Pontos x 10000, mais, saldo de gols x 100, mais, gols pró. Ponderação para definir primeiro e segundo do grupo. O maior número e o segundo maior número. Serão desconsiderados os critérios de confronto direto, saldo de gols no confronto direto, gols marcados no confronto direto e obviamente o sorteio.</text:span></text:p>
            </office:annotation>
          </table:table-cell>
          <table:table-cell table:number-columns-repeated="993"/>
        </table:table-row>
        <table:table-row table:style-name="ro3">
          <table:table-cell table:style-name="ce2" office:value-type="string" table:number-columns-spanned="1" table:number-rows-spanned="6">
            <text:p>Grupo D</text:p>
          </table:table-cell>
          <table:table-cell>
            <draw:frame table:end-cell-address="'Fase de Grupos'.B35" table:end-x="0.854cm" table:end-y="0.539cm" draw:z-index="48" draw:name="Figuras 13" draw:style-name="gr1" draw:text-style-name="P1" svg:width="0.75cm" svg:height="0.46cm" svg:x="0.104cm" svg:y="0.079cm">
              <draw:image xlink:href="Pictures/10000000000000460000002DBB06B8D3.png" xlink:type="simple" xlink:show="embed" xlink:actuate="onLoad">
                <text:p/>
              </draw:image>
            </draw:frame>
          </table:table-cell>
          <table:table-cell office:value-type="string">
            <text:p>Alemanha</text:p>
          </table:table-cell>
          <table:table-cell table:formula="of:=[.Y35]+[.Y37]+[.Y39]" office:value-type="float" office:value="0">
            <text:p>0</text:p>
          </table:table-cell>
          <table:table-cell table:formula="of:=[.Z35]+[.Z37]+[.AB39]" office:value-type="float" office:value="0">
            <text:p>0</text:p>
          </table:table-cell>
          <table:table-cell table:formula="of:=[.AA35]+[.AA37]+[.AA39]" office:value-type="float" office:value="0">
            <text:p>0</text:p>
          </table:table-cell>
          <table:table-cell table:formula="of:=[.AB35]+[.AB37]+[.Z39]" office:value-type="float" office:value="0">
            <text:p>0</text:p>
          </table:table-cell>
          <table:table-cell table:formula="of:=[.R35]+[.R37]+[.T39]" office:value-type="float" office:value="0">
            <text:p>0</text:p>
          </table:table-cell>
          <table:table-cell table:formula="of:=[.T35]+[.T37]+[.R39]" office:value-type="float" office:value="0">
            <text:p>0</text:p>
          </table:table-cell>
          <table:table-cell table:formula="of:=[.H35]-[.I35]" office:value-type="float" office:value="0">
            <text:p>0</text:p>
          </table:table-cell>
          <table:table-cell table:formula="of:=([.E35]*3)+([.F35])" office:value-type="float" office:value="0">
            <text:p>0</text:p>
          </table:table-cell>
          <table:table-cell/>
          <table:table-cell office:value-type="float" office:value="7">
            <text:p>7</text:p>
          </table:table-cell>
          <table:table-cell office:value-type="date" office:date-value="2010-06-13">
            <text:p>13/06/2010</text:p>
          </table:table-cell>
          <table:table-cell office:value-type="time" office:time-value="PT15H30M00S">
            <text:p>15:30</text:p>
          </table:table-cell>
          <table:table-cell office:value-type="string">
            <text:p>Alemanha</text:p>
          </table:table-cell>
          <table:table-cell>
            <draw:frame table:end-cell-address="'Fase de Grupos'.Q35" table:end-x="0.835cm" table:end-y="0.539cm" draw:z-index="52" draw:name="Figuras 13" draw:style-name="gr1" draw:text-style-name="P1" svg:width="0.75cm" svg:height="0.46cm" svg:x="0.085cm" svg:y="0.079cm">
              <draw:image xlink:href="Pictures/10000000000000460000002DBB06B8D3.png" xlink:type="simple" xlink:show="embed" xlink:actuate="onLoad">
                <text:p/>
              </draw:image>
            </draw:frame>
          </table:table-cell>
          <table:table-cell/>
          <table:table-cell office:value-type="string">
            <text:p>X</text:p>
          </table:table-cell>
          <table:table-cell/>
          <table:table-cell>
            <draw:frame table:end-cell-address="'Fase de Grupos'.U35" table:end-x="0.789cm" table:end-y="0.539cm" draw:z-index="55" draw:name="Figuras 15" draw:style-name="gr1" draw:text-style-name="P1" svg:width="0.75cm" svg:height="0.46cm" svg:x="0.039cm" svg:y="0.079cm">
              <draw:image xlink:href="Pictures/10000000000000460000002DF77BA483.png" xlink:type="simple" xlink:show="embed" xlink:actuate="onLoad">
                <text:p/>
              </draw:image>
            </draw:frame>
          </table:table-cell>
          <table:table-cell office:value-type="string">
            <text:p>Austrália</text:p>
          </table:table-cell>
          <table:table-cell table:number-columns-repeated="2" office:value-type="string">
            <text:p>Durban</text:p>
          </table:table-cell>
          <table:table-cell table:formula="of:=IF(AND([.R35]&lt;&gt;&quot;&quot;;[.T35]&lt;&gt;&quot;&quot;);1;0)" office:value-type="float" office:value="0">
            <text:p>0</text:p>
          </table:table-cell>
          <table:table-cell table:formula="of:=IF([.R35]&gt;[.T35];1;0)" office:value-type="float" office:value="0">
            <text:p>0</text:p>
          </table:table-cell>
          <table:table-cell table:formula="of:=IF([.Y35]=0;0;IF([.R35]=[.T35];1;0))" office:value-type="float" office:value="0">
            <text:p>0</text:p>
          </table:table-cell>
          <table:table-cell table:formula="of:=IF([.R35]&lt;[.T35];1;0)" office:value-type="float" office:value="0">
            <text:p>0</text:p>
          </table:table-cell>
          <table:table-cell/>
          <table:table-cell table:formula="of:=([.K35]*10000)+([.J35]*100)+[.H35]" office:value-type="float" office:value="0">
            <text:p>0</text:p>
          </table:table-cell>
          <table:table-cell table:number-columns-repeated="993"/>
        </table:table-row>
        <table:table-row table:style-name="ro3">
          <table:covered-table-cell/>
          <table:table-cell>
            <draw:frame table:end-cell-address="'Fase de Grupos'.B36" table:end-x="0.854cm" table:end-y="0.536cm" draw:z-index="50" draw:name="Figuras 15" draw:style-name="gr1" draw:text-style-name="P1" svg:width="0.75cm" svg:height="0.46cm" svg:x="0.104cm" svg:y="0.076cm">
              <draw:image xlink:href="Pictures/10000000000000460000002DF77BA483.png" xlink:type="simple" xlink:show="embed" xlink:actuate="onLoad">
                <text:p/>
              </draw:image>
            </draw:frame>
          </table:table-cell>
          <table:table-cell office:value-type="string">
            <text:p>Austrália</text:p>
          </table:table-cell>
          <table:table-cell table:formula="of:=[.Y35]+[.Y38]+[.Y40]" office:value-type="float" office:value="0">
            <text:p>0</text:p>
          </table:table-cell>
          <table:table-cell table:formula="of:=[.AB35]+[.AB38]+[.Z40]" office:value-type="float" office:value="0">
            <text:p>0</text:p>
          </table:table-cell>
          <table:table-cell table:formula="of:=[.AA35]+[.AA38]+[.AA40]" office:value-type="float" office:value="0">
            <text:p>0</text:p>
          </table:table-cell>
          <table:table-cell table:formula="of:=[.Z35]+[.Z38]+[.AB40]" office:value-type="float" office:value="0">
            <text:p>0</text:p>
          </table:table-cell>
          <table:table-cell table:formula="of:=[.T35]+[.T38]+[.R40]" office:value-type="float" office:value="0">
            <text:p>0</text:p>
          </table:table-cell>
          <table:table-cell table:formula="of:=[.R35]+[.R38]+[.T40]" office:value-type="float" office:value="0">
            <text:p>0</text:p>
          </table:table-cell>
          <table:table-cell table:formula="of:=[.H36]-[.I36]" office:value-type="float" office:value="0">
            <text:p>0</text:p>
          </table:table-cell>
          <table:table-cell table:formula="of:=([.E36]*3)+([.F36])" office:value-type="float" office:value="0">
            <text:p>0</text:p>
          </table:table-cell>
          <table:table-cell/>
          <table:table-cell office:value-type="float" office:value="8">
            <text:p>8</text:p>
          </table:table-cell>
          <table:table-cell office:value-type="date" office:date-value="2010-06-13">
            <text:p>13/06/2010</text:p>
          </table:table-cell>
          <table:table-cell office:value-type="time" office:time-value="PT11H00M00S">
            <text:p>11:00</text:p>
          </table:table-cell>
          <table:table-cell office:value-type="string">
            <text:p>Sérvia</text:p>
          </table:table-cell>
          <table:table-cell>
            <draw:frame table:end-cell-address="'Fase de Grupos'.Q36" table:end-x="0.835cm" table:end-y="0.536cm" draw:z-index="61" draw:name="Figuras 14" draw:style-name="gr1" draw:text-style-name="P1" svg:width="0.75cm" svg:height="0.46cm" svg:x="0.085cm" svg:y="0.076cm">
              <draw:image xlink:href="Pictures/10000000000000460000002DB9AB1026.png" xlink:type="simple" xlink:show="embed" xlink:actuate="onLoad">
                <text:p/>
              </draw:image>
            </draw:frame>
          </table:table-cell>
          <table:table-cell/>
          <table:table-cell office:value-type="string">
            <text:p>X</text:p>
          </table:table-cell>
          <table:table-cell/>
          <table:table-cell>
            <draw:frame table:end-cell-address="'Fase de Grupos'.U36" table:end-x="0.789cm" table:end-y="0.536cm" draw:z-index="58" draw:name="Figuras 16" draw:style-name="gr1" draw:text-style-name="P1" svg:width="0.75cm" svg:height="0.46cm" svg:x="0.039cm" svg:y="0.076cm">
              <draw:image xlink:href="Pictures/10000000000000460000002D3F899C0F.png" xlink:type="simple" xlink:show="embed" xlink:actuate="onLoad">
                <text:p/>
              </draw:image>
            </draw:frame>
          </table:table-cell>
          <table:table-cell office:value-type="string">
            <text:p>Gana</text:p>
          </table:table-cell>
          <table:table-cell office:value-type="string">
            <text:p>Pretória</text:p>
          </table:table-cell>
          <table:table-cell office:value-type="string">
            <text:p>Loftus Versfeld</text:p>
          </table:table-cell>
          <table:table-cell table:formula="of:=IF(AND([.R36]&lt;&gt;&quot;&quot;;[.T36]&lt;&gt;&quot;&quot;);1;0)" office:value-type="float" office:value="0">
            <text:p>0</text:p>
          </table:table-cell>
          <table:table-cell table:formula="of:=IF([.R36]&gt;[.T36];1;0)" office:value-type="float" office:value="0">
            <text:p>0</text:p>
          </table:table-cell>
          <table:table-cell table:formula="of:=IF([.Y36]=0;0;IF([.R36]=[.T36];1;0))" office:value-type="float" office:value="0">
            <text:p>0</text:p>
          </table:table-cell>
          <table:table-cell table:formula="of:=IF([.R36]&lt;[.T36];1;0)" office:value-type="float" office:value="0">
            <text:p>0</text:p>
          </table:table-cell>
          <table:table-cell/>
          <table:table-cell table:formula="of:=([.K36]*10000)+([.J36]*100)+[.H36]" office:value-type="float" office:value="0">
            <text:p>0</text:p>
          </table:table-cell>
          <table:table-cell table:number-columns-repeated="993"/>
        </table:table-row>
        <table:table-row table:style-name="ro3">
          <table:covered-table-cell/>
          <table:table-cell>
            <draw:frame table:end-cell-address="'Fase de Grupos'.B37" table:end-x="0.854cm" table:end-y="0.532cm" draw:z-index="51" draw:name="Figuras 16" draw:style-name="gr1" draw:text-style-name="P1" svg:width="0.75cm" svg:height="0.46cm" svg:x="0.104cm" svg:y="0.072cm">
              <draw:image xlink:href="Pictures/10000000000000460000002D3F899C0F.png" xlink:type="simple" xlink:show="embed" xlink:actuate="onLoad">
                <text:p/>
              </draw:image>
            </draw:frame>
          </table:table-cell>
          <table:table-cell office:value-type="string">
            <text:p>Gana</text:p>
          </table:table-cell>
          <table:table-cell table:formula="of:=[.Y36]+[.Y38]+[.Y39]" office:value-type="float" office:value="0">
            <text:p>0</text:p>
          </table:table-cell>
          <table:table-cell table:formula="of:=[.AB36]+[.Z38]+[.Z39]" office:value-type="float" office:value="0">
            <text:p>0</text:p>
          </table:table-cell>
          <table:table-cell table:formula="of:=[.AA36]+[.AA38]+[.AA39]" office:value-type="float" office:value="0">
            <text:p>0</text:p>
          </table:table-cell>
          <table:table-cell table:formula="of:=[.Z36]+[.AB38]+[.AB39]" office:value-type="float" office:value="0">
            <text:p>0</text:p>
          </table:table-cell>
          <table:table-cell table:formula="of:=[.T36]+[.R38]+[.R39]" office:value-type="float" office:value="0">
            <text:p>0</text:p>
          </table:table-cell>
          <table:table-cell table:formula="of:=[.R36]+[.T38]+[.T39]" office:value-type="float" office:value="0">
            <text:p>0</text:p>
          </table:table-cell>
          <table:table-cell table:formula="of:=[.H37]-[.I37]" office:value-type="float" office:value="0">
            <text:p>0</text:p>
          </table:table-cell>
          <table:table-cell table:formula="of:=([.E37]*3)+([.F37])" office:value-type="float" office:value="0">
            <text:p>0</text:p>
          </table:table-cell>
          <table:table-cell/>
          <table:table-cell office:value-type="float" office:value="21">
            <text:p>21</text:p>
          </table:table-cell>
          <table:table-cell office:value-type="date" office:date-value="2010-06-18">
            <text:p>18/06/2010</text:p>
          </table:table-cell>
          <table:table-cell office:value-type="time" office:time-value="PT08H30M00S">
            <text:p>08:30</text:p>
          </table:table-cell>
          <table:table-cell office:value-type="string">
            <text:p>Alemanha</text:p>
          </table:table-cell>
          <table:table-cell>
            <draw:frame table:end-cell-address="'Fase de Grupos'.Q37" table:end-x="0.835cm" table:end-y="0.532cm" draw:z-index="53" draw:name="Figuras 13" draw:style-name="gr1" draw:text-style-name="P1" svg:width="0.75cm" svg:height="0.46cm" svg:x="0.085cm" svg:y="0.072cm">
              <draw:image xlink:href="Pictures/10000000000000460000002DBB06B8D3.png" xlink:type="simple" xlink:show="embed" xlink:actuate="onLoad">
                <text:p/>
              </draw:image>
            </draw:frame>
          </table:table-cell>
          <table:table-cell/>
          <table:table-cell office:value-type="string">
            <text:p>X</text:p>
          </table:table-cell>
          <table:table-cell/>
          <table:table-cell>
            <draw:frame table:end-cell-address="'Fase de Grupos'.U37" table:end-x="0.789cm" table:end-y="0.532cm" draw:z-index="62" draw:name="Figuras 14" draw:style-name="gr1" draw:text-style-name="P1" svg:width="0.75cm" svg:height="0.46cm" svg:x="0.039cm" svg:y="0.072cm">
              <draw:image xlink:href="Pictures/10000000000000460000002DB9AB1026.png" xlink:type="simple" xlink:show="embed" xlink:actuate="onLoad">
                <text:p/>
              </draw:image>
            </draw:frame>
          </table:table-cell>
          <table:table-cell office:value-type="string">
            <text:p>Sérvia</text:p>
          </table:table-cell>
          <table:table-cell office:value-type="string">
            <text:p>Port Elizabeth</text:p>
          </table:table-cell>
          <table:table-cell office:value-type="string">
            <text:p>Nelson Mandela</text:p>
          </table:table-cell>
          <table:table-cell table:formula="of:=IF(AND([.R37]&lt;&gt;&quot;&quot;;[.T37]&lt;&gt;&quot;&quot;);1;0)" office:value-type="float" office:value="0">
            <text:p>0</text:p>
          </table:table-cell>
          <table:table-cell table:formula="of:=IF([.R37]&gt;[.T37];1;0)" office:value-type="float" office:value="0">
            <text:p>0</text:p>
          </table:table-cell>
          <table:table-cell table:formula="of:=IF([.Y37]=0;0;IF([.R37]=[.T37];1;0))" office:value-type="float" office:value="0">
            <text:p>0</text:p>
          </table:table-cell>
          <table:table-cell table:formula="of:=IF([.R37]&lt;[.T37];1;0)" office:value-type="float" office:value="0">
            <text:p>0</text:p>
          </table:table-cell>
          <table:table-cell/>
          <table:table-cell table:formula="of:=([.K37]*10000)+([.J37]*100)+[.H37]" office:value-type="float" office:value="0">
            <text:p>0</text:p>
          </table:table-cell>
          <table:table-cell table:number-columns-repeated="993"/>
        </table:table-row>
        <table:table-row table:style-name="ro3">
          <table:covered-table-cell/>
          <table:table-cell>
            <draw:frame table:end-cell-address="'Fase de Grupos'.B38" table:end-x="0.854cm" table:end-y="0.529cm" draw:z-index="49" draw:name="Figuras 14" draw:style-name="gr1" draw:text-style-name="P1" svg:width="0.75cm" svg:height="0.46cm" svg:x="0.104cm" svg:y="0.069cm">
              <draw:image xlink:href="Pictures/10000000000000460000002DB9AB1026.png" xlink:type="simple" xlink:show="embed" xlink:actuate="onLoad">
                <text:p/>
              </draw:image>
            </draw:frame>
          </table:table-cell>
          <table:table-cell office:value-type="string">
            <text:p>Sérvia</text:p>
          </table:table-cell>
          <table:table-cell table:formula="of:=[.Y36]+[.Y37]+[.Y40]" office:value-type="float" office:value="0">
            <text:p>0</text:p>
          </table:table-cell>
          <table:table-cell table:formula="of:=[.Z36]+[.AB37]+[.AB40]" office:value-type="float" office:value="0">
            <text:p>0</text:p>
          </table:table-cell>
          <table:table-cell table:formula="of:=[.AA36]+[.AA37]+[.AA40]" office:value-type="float" office:value="0">
            <text:p>0</text:p>
          </table:table-cell>
          <table:table-cell table:formula="of:=[.AB36]+[.Z37]+[.Z40]" office:value-type="float" office:value="0">
            <text:p>0</text:p>
          </table:table-cell>
          <table:table-cell table:formula="of:=[.R36]+[.T37]+[.T40]" office:value-type="float" office:value="0">
            <text:p>0</text:p>
          </table:table-cell>
          <table:table-cell table:formula="of:=[.T36]+[.R37]+[.R40]" office:value-type="float" office:value="0">
            <text:p>0</text:p>
          </table:table-cell>
          <table:table-cell table:formula="of:=[.H38]-[.I38]" office:value-type="float" office:value="0">
            <text:p>0</text:p>
          </table:table-cell>
          <table:table-cell table:formula="of:=([.E38]*3)+([.F38])" office:value-type="float" office:value="0">
            <text:p>0</text:p>
          </table:table-cell>
          <table:table-cell/>
          <table:table-cell office:value-type="float" office:value="24">
            <text:p>24</text:p>
          </table:table-cell>
          <table:table-cell office:value-type="date" office:date-value="2010-06-19">
            <text:p>19/06/2010</text:p>
          </table:table-cell>
          <table:table-cell office:value-type="time" office:time-value="PT11H00M00S">
            <text:p>11:00</text:p>
          </table:table-cell>
          <table:table-cell office:value-type="string">
            <text:p>Gana</text:p>
          </table:table-cell>
          <table:table-cell>
            <draw:frame table:end-cell-address="'Fase de Grupos'.Q38" table:end-x="0.835cm" table:end-y="0.529cm" draw:z-index="59" draw:name="Figuras 16" draw:style-name="gr1" draw:text-style-name="P1" svg:width="0.75cm" svg:height="0.46cm" svg:x="0.085cm" svg:y="0.069cm">
              <draw:image xlink:href="Pictures/10000000000000460000002D3F899C0F.png" xlink:type="simple" xlink:show="embed" xlink:actuate="onLoad">
                <text:p/>
              </draw:image>
            </draw:frame>
          </table:table-cell>
          <table:table-cell/>
          <table:table-cell office:value-type="string">
            <text:p>X</text:p>
          </table:table-cell>
          <table:table-cell/>
          <table:table-cell>
            <draw:frame table:end-cell-address="'Fase de Grupos'.U38" table:end-x="0.789cm" table:end-y="0.529cm" draw:z-index="56" draw:name="Figuras 15" draw:style-name="gr1" draw:text-style-name="P1" svg:width="0.75cm" svg:height="0.46cm" svg:x="0.039cm" svg:y="0.069cm">
              <draw:image xlink:href="Pictures/10000000000000460000002DF77BA483.png" xlink:type="simple" xlink:show="embed" xlink:actuate="onLoad">
                <text:p/>
              </draw:image>
            </draw:frame>
          </table:table-cell>
          <table:table-cell office:value-type="string">
            <text:p>Austrália</text:p>
          </table:table-cell>
          <table:table-cell office:value-type="string">
            <text:p>Rustenburgo</text:p>
          </table:table-cell>
          <table:table-cell office:value-type="string">
            <text:p>Royal Bafokeng</text:p>
          </table:table-cell>
          <table:table-cell table:formula="of:=IF(AND([.R38]&lt;&gt;&quot;&quot;;[.T38]&lt;&gt;&quot;&quot;);1;0)" office:value-type="float" office:value="0">
            <text:p>0</text:p>
          </table:table-cell>
          <table:table-cell table:formula="of:=IF([.R38]&gt;[.T38];1;0)" office:value-type="float" office:value="0">
            <text:p>0</text:p>
          </table:table-cell>
          <table:table-cell table:formula="of:=IF([.Y38]=0;0;IF([.R38]=[.T38];1;0))" office:value-type="float" office:value="0">
            <text:p>0</text:p>
          </table:table-cell>
          <table:table-cell table:formula="of:=IF([.R38]&lt;[.T38];1;0)" office:value-type="float" office:value="0">
            <text:p>0</text:p>
          </table:table-cell>
          <table:table-cell/>
          <table:table-cell table:formula="of:=([.K38]*10000)+([.J38]*100)+[.H38]" office:value-type="float" office:value="0">
            <text:p>0</text:p>
          </table:table-cell>
          <table:table-cell table:number-columns-repeated="993"/>
        </table:table-row>
        <table:table-row table:style-name="ro3">
          <table:covered-table-cell/>
          <table:table-cell table:style-name="ce5" office:value-type="string" table:number-columns-spanned="2" table:number-rows-spanned="1">
            <text:p>1<text:span text:style-name="T2">°</text:span> do Grupo</text:p>
          </table:table-cell>
          <table:covered-table-cell table:style-name="ce5"/>
          <table:table-cell table:style-name="ce9" table:formula="of:=IF(SUM([.Y35:.Y40])&lt;6;&quot;&quot;;IF([.AD35]=(LARGE([.AD35:.AD38];1));[.C35];IF([.AD36]=(LARGE([.AD35:.AD38];1));[.C36];IF([.AD37]=(LARGE([.AD35:.AD38];1));[.C37];IF([.AD38]=(LARGE([.AD35:.AD38];1));[.C38];&quot;&quot;)))))" table:number-columns-spanned="8" table:number-rows-spanned="1">
            <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table-cell office:value-type="float" office:value="39">
            <text:p>39</text:p>
          </table:table-cell>
          <table:table-cell office:value-type="date" office:date-value="2010-06-23">
            <text:p>23/06/2010</text:p>
          </table:table-cell>
          <table:table-cell office:value-type="time" office:time-value="PT15H30M00S">
            <text:p>15:30</text:p>
          </table:table-cell>
          <table:table-cell office:value-type="string">
            <text:p>Gana</text:p>
          </table:table-cell>
          <table:table-cell>
            <draw:frame table:end-cell-address="'Fase de Grupos'.Q39" table:end-x="0.835cm" table:end-y="0.525cm" draw:z-index="60" draw:name="Figuras 16" draw:style-name="gr1" draw:text-style-name="P1" svg:width="0.75cm" svg:height="0.46cm" svg:x="0.085cm" svg:y="0.065cm">
              <draw:image xlink:href="Pictures/10000000000000460000002D3F899C0F.png" xlink:type="simple" xlink:show="embed" xlink:actuate="onLoad">
                <text:p/>
              </draw:image>
            </draw:frame>
          </table:table-cell>
          <table:table-cell/>
          <table:table-cell office:value-type="string">
            <text:p>X</text:p>
          </table:table-cell>
          <table:table-cell/>
          <table:table-cell>
            <draw:frame table:end-cell-address="'Fase de Grupos'.U39" table:end-x="0.789cm" table:end-y="0.525cm" draw:z-index="54" draw:name="Figuras 13" draw:style-name="gr1" draw:text-style-name="P1" svg:width="0.75cm" svg:height="0.46cm" svg:x="0.039cm" svg:y="0.065cm">
              <draw:image xlink:href="Pictures/10000000000000460000002DBB06B8D3.png" xlink:type="simple" xlink:show="embed" xlink:actuate="onLoad">
                <text:p/>
              </draw:image>
            </draw:frame>
          </table:table-cell>
          <table:table-cell office:value-type="string">
            <text:p>Alemanha</text:p>
          </table:table-cell>
          <table:table-cell office:value-type="string">
            <text:p>Johanesburgo</text:p>
          </table:table-cell>
          <table:table-cell office:value-type="string">
            <text:p>Soccer City</text:p>
          </table:table-cell>
          <table:table-cell table:formula="of:=IF(AND([.R39]&lt;&gt;&quot;&quot;;[.T39]&lt;&gt;&quot;&quot;);1;0)" office:value-type="float" office:value="0">
            <text:p>0</text:p>
          </table:table-cell>
          <table:table-cell table:formula="of:=IF([.R39]&gt;[.T39];1;0)" office:value-type="float" office:value="0">
            <text:p>0</text:p>
          </table:table-cell>
          <table:table-cell table:formula="of:=IF([.Y39]=0;0;IF([.R39]=[.T39];1;0))" office:value-type="float" office:value="0">
            <text:p>0</text:p>
          </table:table-cell>
          <table:table-cell table:formula="of:=IF([.R39]&lt;[.T39];1;0)" office:value-type="float" office:value="0">
            <text:p>0</text:p>
          </table:table-cell>
          <table:table-cell table:number-columns-repeated="995"/>
        </table:table-row>
        <table:table-row table:style-name="ro3">
          <table:covered-table-cell/>
          <table:table-cell table:style-name="ce5" office:value-type="string" table:number-columns-spanned="2" table:number-rows-spanned="1">
            <text:p>2<text:span text:style-name="T2">°</text:span> do Grupo</text:p>
          </table:table-cell>
          <table:covered-table-cell table:style-name="ce5"/>
          <table:table-cell table:style-name="ce9" table:formula="of:=IF(SUM([.Y35:.Y40])&lt;6;&quot;&quot;;IF([.AD35]=(LARGE([.AD35:.AD38];2));[.C35];IF([.AD36]=(LARGE([.AD35:.AD38];2));[.C36];IF([.AD37]=(LARGE([.AD35:.AD38];2));[.C37];IF([.AD38]=(LARGE([.AD35:.AD38];2));[.C38];&quot;&quot;)))))" table:number-columns-spanned="8" table:number-rows-spanned="1">
            <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table-cell office:value-type="float" office:value="40">
            <text:p>40</text:p>
          </table:table-cell>
          <table:table-cell office:value-type="date" office:date-value="2010-06-23">
            <text:p>23/06/2010</text:p>
          </table:table-cell>
          <table:table-cell office:value-type="time" office:time-value="PT15H30M00S">
            <text:p>15:30</text:p>
          </table:table-cell>
          <table:table-cell office:value-type="string">
            <text:p>Austrália</text:p>
          </table:table-cell>
          <table:table-cell>
            <draw:frame table:end-cell-address="'Fase de Grupos'.Q40" table:end-x="0.835cm" table:end-y="0.521cm" draw:z-index="57" draw:name="Figuras 15" draw:style-name="gr1" draw:text-style-name="P1" svg:width="0.75cm" svg:height="0.46cm" svg:x="0.085cm" svg:y="0.061cm">
              <draw:image xlink:href="Pictures/10000000000000460000002DF77BA483.png" xlink:type="simple" xlink:show="embed" xlink:actuate="onLoad">
                <text:p/>
              </draw:image>
            </draw:frame>
          </table:table-cell>
          <table:table-cell/>
          <table:table-cell office:value-type="string">
            <text:p>X</text:p>
          </table:table-cell>
          <table:table-cell/>
          <table:table-cell>
            <draw:frame table:end-cell-address="'Fase de Grupos'.U40" table:end-x="0.789cm" table:end-y="0.521cm" draw:z-index="63" draw:name="Figuras 14" draw:style-name="gr1" draw:text-style-name="P1" svg:width="0.75cm" svg:height="0.46cm" svg:x="0.039cm" svg:y="0.061cm">
              <draw:image xlink:href="Pictures/10000000000000460000002DB9AB1026.png" xlink:type="simple" xlink:show="embed" xlink:actuate="onLoad">
                <text:p/>
              </draw:image>
            </draw:frame>
          </table:table-cell>
          <table:table-cell office:value-type="string">
            <text:p>Sérvia</text:p>
          </table:table-cell>
          <table:table-cell office:value-type="string">
            <text:p>Nelspruit</text:p>
          </table:table-cell>
          <table:table-cell office:value-type="string">
            <text:p>Mbombela</text:p>
          </table:table-cell>
          <table:table-cell table:formula="of:=IF(AND([.R40]&lt;&gt;&quot;&quot;;[.T40]&lt;&gt;&quot;&quot;);1;0)" office:value-type="float" office:value="0">
            <text:p>0</text:p>
          </table:table-cell>
          <table:table-cell table:formula="of:=IF([.R40]&gt;[.T40];1;0)" office:value-type="float" office:value="0">
            <text:p>0</text:p>
          </table:table-cell>
          <table:table-cell table:formula="of:=IF([.Y40]=0;0;IF([.R40]=[.T40];1;0))" office:value-type="float" office:value="0">
            <text:p>0</text:p>
          </table:table-cell>
          <table:table-cell table:formula="of:=IF([.R40]&lt;[.T40];1;0)" office:value-type="float" office:value="0">
            <text:p>0</text:p>
          </table:table-cell>
          <table:table-cell table:number-columns-repeated="995"/>
        </table:table-row>
        <table:table-row table:style-name="ro2" table:number-rows-repeated="3">
          <table:table-cell table:style-name="Default" table:number-columns-repeated="30"/>
          <table:table-cell table:number-columns-repeated="993"/>
        </table:table-row>
        <table:table-row table:style-name="ro2">
          <table:table-cell table:style-name="Default" table:number-columns-repeated="3"/>
          <table:table-cell table:style-name="ce7" office:value-type="string">
            <office:annotation draw:style-name="gr2" draw:text-style-name="P2" svg:width="1.305cm" svg:height="0.596cm" svg:x="6.437cm" svg:y="24.897cm" draw:caption-point-x="-0.61cm" draw:caption-point-y="1.365cm">
              <dc:creator>USI</dc:creator>
              <dc:date>2010-03-17T00:00:00</dc:date>
              <text:p text:style-name="P2">Jogos</text:p>
            </office:annotation>
            <text:p>J</text:p>
          </table:table-cell>
          <table:table-cell table:style-name="ce7" office:value-type="string">
            <office:annotation draw:style-name="gr3" draw:text-style-name="P2" svg:width="1.515cm" svg:height="0.596cm" svg:x="7.035cm" svg:y="24.897cm" draw:caption-point-x="-0.61cm" draw:caption-point-y="1.365cm">
              <dc:creator>USI</dc:creator>
              <dc:date>2010-03-11T00:00:00</dc:date>
              <text:p text:style-name="P2"><text:span text:style-name="T1">Vitórias</text:span></text:p>
            </office:annotation>
            <text:p>V</text:p>
          </table:table-cell>
          <table:table-cell table:style-name="ce7" office:value-type="string">
            <office:annotation draw:style-name="gr2" draw:text-style-name="P2" svg:width="1.808cm" svg:height="0.596cm" svg:x="7.632cm" svg:y="24.897cm" draw:caption-point-x="-0.61cm" draw:caption-point-y="1.365cm">
              <dc:creator>USI</dc:creator>
              <dc:date>2010-03-17T00:00:00</dc:date>
              <text:p text:style-name="P2">Empates</text:p>
            </office:annotation>
            <text:p>E</text:p>
          </table:table-cell>
          <table:table-cell table:style-name="ce7" office:value-type="string">
            <office:annotation draw:style-name="gr3" draw:text-style-name="P2" svg:width="1.685cm" svg:height="0.596cm" svg:x="8.23cm" svg:y="24.897cm" draw:caption-point-x="-0.61cm" draw:caption-point-y="1.365cm">
              <dc:creator>USI</dc:creator>
              <dc:date>2010-03-11T00:00:00</dc:date>
              <text:p text:style-name="P2"><text:span text:style-name="T1">Derrotas</text:span></text:p>
            </office:annotation>
            <text:p>D</text:p>
          </table:table-cell>
          <table:table-cell table:style-name="ce7" office:value-type="string">
            <office:annotation draw:style-name="gr2" draw:text-style-name="P2" svg:width="1.727cm" svg:height="0.596cm" svg:x="8.827cm" svg:y="24.897cm" draw:caption-point-x="-0.61cm" draw:caption-point-y="1.365cm">
              <dc:creator>USI</dc:creator>
              <dc:date>2010-03-17T00:00:00</dc:date>
              <text:p text:style-name="P2">Gols Pró</text:p>
            </office:annotation>
            <text:p>GP</text:p>
          </table:table-cell>
          <table:table-cell table:style-name="ce7" office:value-type="string">
            <office:annotation draw:style-name="gr3" draw:text-style-name="P2" svg:width="2.217cm" svg:height="0.596cm" svg:x="9.425cm" svg:y="24.897cm" draw:caption-point-x="-0.61cm" draw:caption-point-y="1.365cm">
              <dc:creator>USI</dc:creator>
              <dc:date>2010-03-11T00:00:00</dc:date>
              <text:p text:style-name="P2"><text:span text:style-name="T1">Gols Contra</text:span></text:p>
            </office:annotation>
            <text:p>GC</text:p>
          </table:table-cell>
          <table:table-cell table:style-name="ce7" office:value-type="string">
            <office:annotation draw:style-name="gr3" draw:text-style-name="P2" svg:width="2.456cm" svg:height="0.596cm" svg:x="10.022cm" svg:y="24.897cm" draw:caption-point-x="-0.61cm" draw:caption-point-y="1.365cm">
              <dc:creator>USI</dc:creator>
              <dc:date>2010-03-11T00:00:00</dc:date>
              <text:p text:style-name="P2"><text:span text:style-name="T1">Saldo de Gols</text:span></text:p>
            </office:annotation>
            <text:p>SG</text:p>
          </table:table-cell>
          <table:table-cell table:style-name="ce7" office:value-type="string">
            <text:p>Pontos</text:p>
          </table:table-cell>
          <table:table-cell table:style-name="Default"/>
          <table:table-cell table:style-name="ce12" office:value-type="string">
            <text:p>Jogo</text:p>
          </table:table-cell>
          <table:table-cell table:style-name="ce12" office:value-type="string">
            <text:p>Dia</text:p>
          </table:table-cell>
          <table:table-cell table:style-name="ce12" office:value-type="string">
            <text:p>Hora</text:p>
          </table:table-cell>
          <table:table-cell table:style-name="ce12" office:value-type="string" table:number-columns-spanned="7" table:number-rows-spanned="1">
            <text:p>Confronto</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style-name="ce12" office:value-type="string">
            <text:p>Local</text:p>
          </table:table-cell>
          <table:table-cell table:style-name="ce12" office:value-type="string">
            <text:p>Estádio</text:p>
          </table:table-cell>
          <table:table-cell table:style-name="Default"/>
          <table:table-cell table:style-name="Default">
            <office:annotation draw:style-name="gr3" draw:text-style-name="P2" svg:width="2.899cm" svg:height="2.571cm" svg:x="34.71cm" svg:y="24.895cm" draw:caption-point-x="-0.61cm" draw:caption-point-y="1.367cm">
              <dc:creator>USI</dc:creator>
              <dc:date>2010-03-11T00:00:00</dc:date>
              <text:p text:style-name="P2"><text:span text:style-name="T1">Contador. Vitória do time A (por jogo) = Marca 1 pra vitória e 0 pra qualquer outro resultado</text:span></text:p>
            </office:annotation>
          </table:table-cell>
          <table:table-cell table:style-name="Default"/>
          <table:table-cell table:style-name="Default">
            <office:annotation draw:style-name="gr3" draw:text-style-name="P2" svg:width="2.899cm" svg:height="2.966cm" svg:x="34.71cm" svg:y="24.895cm" draw:caption-point-x="-0.61cm" draw:caption-point-y="1.367cm">
              <dc:creator>USI</dc:creator>
              <dc:date>2010-03-11T00:00:00</dc:date>
              <text:p text:style-name="P2"><text:span text:style-name="T1">Contador. Derrota do time A (por jogo) = Marca 1 pra derrota e 0 pra qualquer outro resultado</text:span></text:p>
            </office:annotation>
          </table:table-cell>
          <table:table-cell table:style-name="Default"/>
          <table:table-cell table:style-name="Default">
            <office:annotation draw:style-name="gr4" draw:text-style-name="P2" svg:width="8.329cm" svg:height="2.966cm" svg:x="34.71cm" svg:y="24.895cm" draw:caption-point-x="-0.61cm" draw:caption-point-y="1.367cm">
              <dc:creator>USI</dc:creator>
              <dc:date>2010-03-11T00:00:00</dc:date>
              <text:p text:style-name="P2"><text:span text:style-name="T1">Pontos x 10000, mais, saldo de gols x 100, mais, gols pró. Ponderação para definir primeiro e segundo do grupo. O maior número e o segundo maior número. Serão desconsiderados os critérios de confronto direto, saldo de gols no confronto direto, gols marcados no confronto direto e obviamente o sorteio.</text:span></text:p>
            </office:annotation>
          </table:table-cell>
          <table:table-cell table:number-columns-repeated="993"/>
        </table:table-row>
        <table:table-row table:style-name="ro3">
          <table:table-cell table:style-name="ce2" office:value-type="string" table:number-columns-spanned="1" table:number-rows-spanned="6">
            <text:p>Grupo E</text:p>
          </table:table-cell>
          <table:table-cell>
            <draw:frame table:end-cell-address="'Fase de Grupos'.B45" table:end-x="0.854cm" table:end-y="0.527cm" draw:z-index="64" draw:name="Figuras 17" draw:style-name="gr1" draw:text-style-name="P1" svg:width="0.75cm" svg:height="0.46cm" svg:x="0.104cm" svg:y="0.067cm">
              <draw:image xlink:href="Pictures/10000000000000460000002DF5E7E96F.png" xlink:type="simple" xlink:show="embed" xlink:actuate="onLoad">
                <text:p/>
              </draw:image>
            </draw:frame>
          </table:table-cell>
          <table:table-cell office:value-type="string">
            <text:p>Camarões</text:p>
          </table:table-cell>
          <table:table-cell table:formula="of:=[.Y46]+[.Y48]+[.Y50]" office:value-type="float" office:value="0">
            <text:p>0</text:p>
          </table:table-cell>
          <table:table-cell table:formula="of:=[.AB46]+[.Z48]+[.Z50]" office:value-type="float" office:value="0">
            <text:p>0</text:p>
          </table:table-cell>
          <table:table-cell table:formula="of:=[.AA46]+[.AA48]+[.AA50]" office:value-type="float" office:value="0">
            <text:p>0</text:p>
          </table:table-cell>
          <table:table-cell table:formula="of:=[.Z46]+[.AB48]+[.AB50]" office:value-type="float" office:value="0">
            <text:p>0</text:p>
          </table:table-cell>
          <table:table-cell table:formula="of:=[.T46]+[.R48]+[.R50]" office:value-type="float" office:value="0">
            <text:p>0</text:p>
          </table:table-cell>
          <table:table-cell table:formula="of:=[.R46]+[.T48]+[.T50]" office:value-type="float" office:value="0">
            <text:p>0</text:p>
          </table:table-cell>
          <table:table-cell table:formula="of:=[.H45]-[.I45]" office:value-type="float" office:value="0">
            <text:p>0</text:p>
          </table:table-cell>
          <table:table-cell table:formula="of:=([.E45]*3)+([.F45])" office:value-type="float" office:value="0">
            <text:p>0</text:p>
          </table:table-cell>
          <table:table-cell/>
          <table:table-cell office:value-type="float" office:value="9">
            <text:p>9</text:p>
          </table:table-cell>
          <table:table-cell office:value-type="date" office:date-value="2010-06-14">
            <text:p>14/06/2010</text:p>
          </table:table-cell>
          <table:table-cell office:value-type="time" office:time-value="PT08H30M00S">
            <text:p>08:30</text:p>
          </table:table-cell>
          <table:table-cell office:value-type="string">
            <text:p>Holanda</text:p>
          </table:table-cell>
          <table:table-cell>
            <draw:frame table:end-cell-address="'Fase de Grupos'.Q45" table:end-x="0.835cm" table:end-y="0.527cm" draw:z-index="74" draw:name="Figuras 19" draw:style-name="gr1" draw:text-style-name="P1" svg:width="0.75cm" svg:height="0.46cm" svg:x="0.085cm" svg:y="0.067cm">
              <draw:image xlink:href="Pictures/10000000000000460000002DDD4D2027.png" xlink:type="simple" xlink:show="embed" xlink:actuate="onLoad">
                <text:p/>
              </draw:image>
            </draw:frame>
          </table:table-cell>
          <table:table-cell/>
          <table:table-cell office:value-type="string">
            <text:p>X</text:p>
          </table:table-cell>
          <table:table-cell/>
          <table:table-cell>
            <draw:frame table:end-cell-address="'Fase de Grupos'.U45" table:end-x="0.789cm" table:end-y="0.527cm" draw:z-index="71" draw:name="Figuras 18" draw:style-name="gr1" draw:text-style-name="P1" svg:width="0.75cm" svg:height="0.46cm" svg:x="0.039cm" svg:y="0.067cm">
              <draw:image xlink:href="Pictures/10000000000000460000002D1FB2D2BC.png" xlink:type="simple" xlink:show="embed" xlink:actuate="onLoad">
                <text:p/>
              </draw:image>
            </draw:frame>
          </table:table-cell>
          <table:table-cell office:value-type="string">
            <text:p>Dinamarca</text:p>
          </table:table-cell>
          <table:table-cell office:value-type="string">
            <text:p>Johanesburgo</text:p>
          </table:table-cell>
          <table:table-cell office:value-type="string">
            <text:p>Soccer City</text:p>
          </table:table-cell>
          <table:table-cell table:formula="of:=IF(AND([.R45]&lt;&gt;&quot;&quot;;[.T45]&lt;&gt;&quot;&quot;);1;0)" office:value-type="float" office:value="0">
            <text:p>0</text:p>
          </table:table-cell>
          <table:table-cell table:formula="of:=IF([.R45]&gt;[.T45];1;0)" office:value-type="float" office:value="0">
            <text:p>0</text:p>
          </table:table-cell>
          <table:table-cell table:formula="of:=IF([.Y45]=0;0;IF([.R45]=[.T45];1;0))" office:value-type="float" office:value="0">
            <text:p>0</text:p>
          </table:table-cell>
          <table:table-cell table:formula="of:=IF([.R45]&lt;[.T45];1;0)" office:value-type="float" office:value="0">
            <text:p>0</text:p>
          </table:table-cell>
          <table:table-cell/>
          <table:table-cell table:formula="of:=([.K45]*10000)+([.J45]*100)+[.H45]" office:value-type="float" office:value="0">
            <text:p>0</text:p>
          </table:table-cell>
          <table:table-cell table:number-columns-repeated="993"/>
        </table:table-row>
        <table:table-row table:style-name="ro3">
          <table:covered-table-cell/>
          <table:table-cell>
            <draw:frame table:end-cell-address="'Fase de Grupos'.B46" table:end-x="0.854cm" table:end-y="0.524cm" draw:z-index="65" draw:name="Figuras 18" draw:style-name="gr1" draw:text-style-name="P1" svg:width="0.75cm" svg:height="0.46cm" svg:x="0.104cm" svg:y="0.064cm">
              <draw:image xlink:href="Pictures/10000000000000460000002D1FB2D2BC.png" xlink:type="simple" xlink:show="embed" xlink:actuate="onLoad">
                <text:p/>
              </draw:image>
            </draw:frame>
          </table:table-cell>
          <table:table-cell office:value-type="string">
            <text:p>Dinamarca</text:p>
          </table:table-cell>
          <table:table-cell table:formula="of:=[.Y45]+[.Y48]+[.Y49]" office:value-type="float" office:value="0">
            <text:p>0</text:p>
          </table:table-cell>
          <table:table-cell table:formula="of:=[.AB45]+[.AB48]+[.Z49]" office:value-type="float" office:value="0">
            <text:p>0</text:p>
          </table:table-cell>
          <table:table-cell table:formula="of:=[.AA45]+[.AA48]+[.AA49]" office:value-type="float" office:value="0">
            <text:p>0</text:p>
          </table:table-cell>
          <table:table-cell table:formula="of:=[.Z45]+[.Z48]+[.AB49]" office:value-type="float" office:value="0">
            <text:p>0</text:p>
          </table:table-cell>
          <table:table-cell table:formula="of:=[.T45]+[.T48]+[.R49]" office:value-type="float" office:value="0">
            <text:p>0</text:p>
          </table:table-cell>
          <table:table-cell table:formula="of:=[.R45]+[.R48]+[.T49]" office:value-type="float" office:value="0">
            <text:p>0</text:p>
          </table:table-cell>
          <table:table-cell table:formula="of:=[.H46]-[.I46]" office:value-type="float" office:value="0">
            <text:p>0</text:p>
          </table:table-cell>
          <table:table-cell table:formula="of:=([.E46]*3)+([.F46])" office:value-type="float" office:value="0">
            <text:p>0</text:p>
          </table:table-cell>
          <table:table-cell/>
          <table:table-cell office:value-type="float" office:value="10">
            <text:p>10</text:p>
          </table:table-cell>
          <table:table-cell office:value-type="date" office:date-value="2010-06-14">
            <text:p>14/06/2010</text:p>
          </table:table-cell>
          <table:table-cell office:value-type="time" office:time-value="PT11H00M00S">
            <text:p>11:00</text:p>
          </table:table-cell>
          <table:table-cell office:value-type="string">
            <text:p>Japão</text:p>
          </table:table-cell>
          <table:table-cell>
            <draw:frame table:end-cell-address="'Fase de Grupos'.Q46" table:end-x="0.835cm" table:end-y="0.524cm" draw:z-index="77" draw:name="Figuras 20" draw:style-name="gr1" draw:text-style-name="P1" svg:width="0.75cm" svg:height="0.46cm" svg:x="0.085cm" svg:y="0.064cm">
              <draw:image xlink:href="Pictures/10000000000000460000002D26A0FC34.png" xlink:type="simple" xlink:show="embed" xlink:actuate="onLoad">
                <text:p/>
              </draw:image>
            </draw:frame>
          </table:table-cell>
          <table:table-cell/>
          <table:table-cell office:value-type="string">
            <text:p>X</text:p>
          </table:table-cell>
          <table:table-cell/>
          <table:table-cell>
            <draw:frame table:end-cell-address="'Fase de Grupos'.U46" table:end-x="0.789cm" table:end-y="0.524cm" draw:z-index="68" draw:name="Figuras 17" draw:style-name="gr1" draw:text-style-name="P1" svg:width="0.75cm" svg:height="0.46cm" svg:x="0.039cm" svg:y="0.064cm">
              <draw:image xlink:href="Pictures/10000000000000460000002DF5E7E96F.png" xlink:type="simple" xlink:show="embed" xlink:actuate="onLoad">
                <text:p/>
              </draw:image>
            </draw:frame>
          </table:table-cell>
          <table:table-cell office:value-type="string">
            <text:p>Camarões</text:p>
          </table:table-cell>
          <table:table-cell office:value-type="string">
            <text:p>Bloemfontein</text:p>
          </table:table-cell>
          <table:table-cell office:value-type="string">
            <text:p>Free State</text:p>
          </table:table-cell>
          <table:table-cell table:formula="of:=IF(AND([.R46]&lt;&gt;&quot;&quot;;[.T46]&lt;&gt;&quot;&quot;);1;0)" office:value-type="float" office:value="0">
            <text:p>0</text:p>
          </table:table-cell>
          <table:table-cell table:formula="of:=IF([.R46]&gt;[.T46];1;0)" office:value-type="float" office:value="0">
            <text:p>0</text:p>
          </table:table-cell>
          <table:table-cell table:formula="of:=IF([.Y46]=0;0;IF([.R46]=[.T46];1;0))" office:value-type="float" office:value="0">
            <text:p>0</text:p>
          </table:table-cell>
          <table:table-cell table:formula="of:=IF([.R46]&lt;[.T46];1;0)" office:value-type="float" office:value="0">
            <text:p>0</text:p>
          </table:table-cell>
          <table:table-cell/>
          <table:table-cell table:formula="of:=([.K46]*10000)+([.J46]*100)+[.H46]" office:value-type="float" office:value="0">
            <text:p>0</text:p>
          </table:table-cell>
          <table:table-cell table:number-columns-repeated="993"/>
        </table:table-row>
        <table:table-row table:style-name="ro3">
          <table:covered-table-cell/>
          <table:table-cell>
            <draw:frame table:end-cell-address="'Fase de Grupos'.B47" table:end-x="0.854cm" table:end-y="0.52cm" draw:z-index="66" draw:name="Figuras 19" draw:style-name="gr1" draw:text-style-name="P1" svg:width="0.75cm" svg:height="0.46cm" svg:x="0.104cm" svg:y="0.06cm">
              <draw:image xlink:href="Pictures/10000000000000460000002DDD4D2027.png" xlink:type="simple" xlink:show="embed" xlink:actuate="onLoad">
                <text:p/>
              </draw:image>
            </draw:frame>
          </table:table-cell>
          <table:table-cell office:value-type="string">
            <text:p>Holanda</text:p>
          </table:table-cell>
          <table:table-cell table:formula="of:=[.Y45]+[.Y47]+[.Y50]" office:value-type="float" office:value="0">
            <text:p>0</text:p>
          </table:table-cell>
          <table:table-cell table:formula="of:=[.Z45]+[.Z47]+[.AB50]" office:value-type="float" office:value="0">
            <text:p>0</text:p>
          </table:table-cell>
          <table:table-cell table:formula="of:=[.AA45]+[.AA47]+[.AA50]" office:value-type="float" office:value="0">
            <text:p>0</text:p>
          </table:table-cell>
          <table:table-cell table:formula="of:=[.AB45]+[.AB47]+[.Z50]" office:value-type="float" office:value="0">
            <text:p>0</text:p>
          </table:table-cell>
          <table:table-cell table:formula="of:=[.R45]+[.R47]+[.T50]" office:value-type="float" office:value="0">
            <text:p>0</text:p>
          </table:table-cell>
          <table:table-cell table:formula="of:=[.T45]+[.T47]+[.R50]" office:value-type="float" office:value="0">
            <text:p>0</text:p>
          </table:table-cell>
          <table:table-cell table:formula="of:=[.H47]-[.I47]" office:value-type="float" office:value="0">
            <text:p>0</text:p>
          </table:table-cell>
          <table:table-cell table:formula="of:=([.E47]*3)+([.F47])" office:value-type="float" office:value="0">
            <text:p>0</text:p>
          </table:table-cell>
          <table:table-cell/>
          <table:table-cell office:value-type="float" office:value="25">
            <text:p>25</text:p>
          </table:table-cell>
          <table:table-cell office:value-type="date" office:date-value="2010-06-19">
            <text:p>19/06/2010</text:p>
          </table:table-cell>
          <table:table-cell office:value-type="time" office:time-value="PT08H30M00S">
            <text:p>08:30</text:p>
          </table:table-cell>
          <table:table-cell office:value-type="string">
            <text:p>Holanda</text:p>
          </table:table-cell>
          <table:table-cell>
            <draw:frame table:end-cell-address="'Fase de Grupos'.Q47" table:end-x="0.835cm" table:end-y="0.52cm" draw:z-index="75" draw:name="Figuras 19" draw:style-name="gr1" draw:text-style-name="P1" svg:width="0.75cm" svg:height="0.46cm" svg:x="0.085cm" svg:y="0.06cm">
              <draw:image xlink:href="Pictures/10000000000000460000002DDD4D2027.png" xlink:type="simple" xlink:show="embed" xlink:actuate="onLoad">
                <text:p/>
              </draw:image>
            </draw:frame>
          </table:table-cell>
          <table:table-cell/>
          <table:table-cell office:value-type="string">
            <text:p>X</text:p>
          </table:table-cell>
          <table:table-cell/>
          <table:table-cell>
            <draw:frame table:end-cell-address="'Fase de Grupos'.U47" table:end-x="0.789cm" table:end-y="0.52cm" draw:z-index="78" draw:name="Figuras 20" draw:style-name="gr1" draw:text-style-name="P1" svg:width="0.75cm" svg:height="0.46cm" svg:x="0.039cm" svg:y="0.06cm">
              <draw:image xlink:href="Pictures/10000000000000460000002D26A0FC34.png" xlink:type="simple" xlink:show="embed" xlink:actuate="onLoad">
                <text:p/>
              </draw:image>
            </draw:frame>
          </table:table-cell>
          <table:table-cell office:value-type="string">
            <text:p>Japão</text:p>
          </table:table-cell>
          <table:table-cell table:number-columns-repeated="2" office:value-type="string">
            <text:p>Durban</text:p>
          </table:table-cell>
          <table:table-cell table:formula="of:=IF(AND([.R47]&lt;&gt;&quot;&quot;;[.T47]&lt;&gt;&quot;&quot;);1;0)" office:value-type="float" office:value="0">
            <text:p>0</text:p>
          </table:table-cell>
          <table:table-cell table:formula="of:=IF([.R47]&gt;[.T47];1;0)" office:value-type="float" office:value="0">
            <text:p>0</text:p>
          </table:table-cell>
          <table:table-cell table:formula="of:=IF([.Y47]=0;0;IF([.R47]=[.T47];1;0))" office:value-type="float" office:value="0">
            <text:p>0</text:p>
          </table:table-cell>
          <table:table-cell table:formula="of:=IF([.R47]&lt;[.T47];1;0)" office:value-type="float" office:value="0">
            <text:p>0</text:p>
          </table:table-cell>
          <table:table-cell/>
          <table:table-cell table:formula="of:=([.K47]*10000)+([.J47]*100)+[.H47]" office:value-type="float" office:value="0">
            <text:p>0</text:p>
          </table:table-cell>
          <table:table-cell table:number-columns-repeated="993"/>
        </table:table-row>
        <table:table-row table:style-name="ro3">
          <table:covered-table-cell/>
          <table:table-cell>
            <draw:frame table:end-cell-address="'Fase de Grupos'.B48" table:end-x="0.854cm" table:end-y="0.516cm" draw:z-index="67" draw:name="Figuras 20" draw:style-name="gr1" draw:text-style-name="P1" svg:width="0.75cm" svg:height="0.46cm" svg:x="0.104cm" svg:y="0.056cm">
              <draw:image xlink:href="Pictures/10000000000000460000002D26A0FC34.png" xlink:type="simple" xlink:show="embed" xlink:actuate="onLoad">
                <text:p/>
              </draw:image>
            </draw:frame>
          </table:table-cell>
          <table:table-cell office:value-type="string">
            <text:p>Japão</text:p>
          </table:table-cell>
          <table:table-cell table:formula="of:=[.Y46]+[.Y47]+[.Y49]" office:value-type="float" office:value="0">
            <text:p>0</text:p>
          </table:table-cell>
          <table:table-cell table:formula="of:=[.Z46]+[.AB47]+[.AB49]" office:value-type="float" office:value="0">
            <text:p>0</text:p>
          </table:table-cell>
          <table:table-cell table:formula="of:=[.AA46]+[.AA47]+[.AA49]" office:value-type="float" office:value="0">
            <text:p>0</text:p>
          </table:table-cell>
          <table:table-cell table:formula="of:=[.AB46]+[.Z47]+[.Z49]" office:value-type="float" office:value="0">
            <text:p>0</text:p>
          </table:table-cell>
          <table:table-cell table:formula="of:=[.R46]+[.T47]+[.T49]" office:value-type="float" office:value="0">
            <text:p>0</text:p>
          </table:table-cell>
          <table:table-cell table:formula="of:=[.T46]+[.R47]+[.R49]" office:value-type="float" office:value="0">
            <text:p>0</text:p>
          </table:table-cell>
          <table:table-cell table:formula="of:=[.H48]-[.I48]" office:value-type="float" office:value="0">
            <text:p>0</text:p>
          </table:table-cell>
          <table:table-cell table:formula="of:=([.E48]*3)+([.F48])" office:value-type="float" office:value="0">
            <text:p>0</text:p>
          </table:table-cell>
          <table:table-cell/>
          <table:table-cell office:value-type="float" office:value="26">
            <text:p>26</text:p>
          </table:table-cell>
          <table:table-cell office:value-type="date" office:date-value="2010-06-19">
            <text:p>19/06/2010</text:p>
          </table:table-cell>
          <table:table-cell office:value-type="time" office:time-value="PT15H30M00S">
            <text:p>15:30</text:p>
          </table:table-cell>
          <table:table-cell office:value-type="string">
            <text:p>Camarões</text:p>
          </table:table-cell>
          <table:table-cell>
            <draw:frame table:end-cell-address="'Fase de Grupos'.Q48" table:end-x="0.835cm" table:end-y="0.516cm" draw:z-index="69" draw:name="Figuras 17" draw:style-name="gr1" draw:text-style-name="P1" svg:width="0.75cm" svg:height="0.46cm" svg:x="0.085cm" svg:y="0.056cm">
              <draw:image xlink:href="Pictures/10000000000000460000002DF5E7E96F.png" xlink:type="simple" xlink:show="embed" xlink:actuate="onLoad">
                <text:p/>
              </draw:image>
            </draw:frame>
          </table:table-cell>
          <table:table-cell/>
          <table:table-cell office:value-type="string">
            <text:p>X</text:p>
          </table:table-cell>
          <table:table-cell/>
          <table:table-cell>
            <draw:frame table:end-cell-address="'Fase de Grupos'.U48" table:end-x="0.789cm" table:end-y="0.516cm" draw:z-index="72" draw:name="Figuras 18" draw:style-name="gr1" draw:text-style-name="P1" svg:width="0.75cm" svg:height="0.46cm" svg:x="0.039cm" svg:y="0.056cm">
              <draw:image xlink:href="Pictures/10000000000000460000002D1FB2D2BC.png" xlink:type="simple" xlink:show="embed" xlink:actuate="onLoad">
                <text:p/>
              </draw:image>
            </draw:frame>
          </table:table-cell>
          <table:table-cell office:value-type="string">
            <text:p>Dinamarca</text:p>
          </table:table-cell>
          <table:table-cell office:value-type="string">
            <text:p>Pretória</text:p>
          </table:table-cell>
          <table:table-cell office:value-type="string">
            <text:p>Loftus Versfeld</text:p>
          </table:table-cell>
          <table:table-cell table:formula="of:=IF(AND([.R48]&lt;&gt;&quot;&quot;;[.T48]&lt;&gt;&quot;&quot;);1;0)" office:value-type="float" office:value="0">
            <text:p>0</text:p>
          </table:table-cell>
          <table:table-cell table:formula="of:=IF([.R48]&gt;[.T48];1;0)" office:value-type="float" office:value="0">
            <text:p>0</text:p>
          </table:table-cell>
          <table:table-cell table:formula="of:=IF([.Y48]=0;0;IF([.R48]=[.T48];1;0))" office:value-type="float" office:value="0">
            <text:p>0</text:p>
          </table:table-cell>
          <table:table-cell table:formula="of:=IF([.R48]&lt;[.T48];1;0)" office:value-type="float" office:value="0">
            <text:p>0</text:p>
          </table:table-cell>
          <table:table-cell/>
          <table:table-cell table:formula="of:=([.K48]*10000)+([.J48]*100)+[.H48]" office:value-type="float" office:value="0">
            <text:p>0</text:p>
          </table:table-cell>
          <table:table-cell table:number-columns-repeated="993"/>
        </table:table-row>
        <table:table-row table:style-name="ro3">
          <table:covered-table-cell/>
          <table:table-cell table:style-name="ce5" office:value-type="string" table:number-columns-spanned="2" table:number-rows-spanned="1">
            <text:p>1<text:span text:style-name="T2">°</text:span> do Grupo</text:p>
          </table:table-cell>
          <table:covered-table-cell table:style-name="ce5"/>
          <table:table-cell table:style-name="ce9" table:formula="of:=IF(SUM([.Y45:.Y50])&lt;6;&quot;&quot;;IF([.AD45]=(LARGE([.AD45:.AD48];1));[.C45];IF([.AD46]=(LARGE([.AD45:.AD48];1));[.C46];IF([.AD47]=(LARGE([.AD45:.AD48];1));[.C47];IF([.AD48]=(LARGE([.AD45:.AD48];1));[.C48];&quot;&quot;)))))" table:number-columns-spanned="8" table:number-rows-spanned="1">
            <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table-cell office:value-type="float" office:value="43">
            <text:p>43</text:p>
          </table:table-cell>
          <table:table-cell office:value-type="date" office:date-value="2010-06-24">
            <text:p>24/06/2010</text:p>
          </table:table-cell>
          <table:table-cell office:value-type="time" office:time-value="PT15H30M00S">
            <text:p>15:30</text:p>
          </table:table-cell>
          <table:table-cell office:value-type="string">
            <text:p>Dinamarca</text:p>
          </table:table-cell>
          <table:table-cell>
            <draw:frame table:end-cell-address="'Fase de Grupos'.Q49" table:end-x="0.835cm" table:end-y="0.513cm" draw:z-index="73" draw:name="Figuras 18" draw:style-name="gr1" draw:text-style-name="P1" svg:width="0.75cm" svg:height="0.46cm" svg:x="0.085cm" svg:y="0.053cm">
              <draw:image xlink:href="Pictures/10000000000000460000002D1FB2D2BC.png" xlink:type="simple" xlink:show="embed" xlink:actuate="onLoad">
                <text:p/>
              </draw:image>
            </draw:frame>
          </table:table-cell>
          <table:table-cell/>
          <table:table-cell office:value-type="string">
            <text:p>X</text:p>
          </table:table-cell>
          <table:table-cell/>
          <table:table-cell>
            <draw:frame table:end-cell-address="'Fase de Grupos'.U49" table:end-x="0.789cm" table:end-y="0.513cm" draw:z-index="79" draw:name="Figuras 20" draw:style-name="gr1" draw:text-style-name="P1" svg:width="0.75cm" svg:height="0.46cm" svg:x="0.039cm" svg:y="0.053cm">
              <draw:image xlink:href="Pictures/10000000000000460000002D26A0FC34.png" xlink:type="simple" xlink:show="embed" xlink:actuate="onLoad">
                <text:p/>
              </draw:image>
            </draw:frame>
          </table:table-cell>
          <table:table-cell office:value-type="string">
            <text:p>Japão</text:p>
          </table:table-cell>
          <table:table-cell office:value-type="string">
            <text:p>Rustenburgo</text:p>
          </table:table-cell>
          <table:table-cell office:value-type="string">
            <text:p>Royal Bafokeng</text:p>
          </table:table-cell>
          <table:table-cell table:formula="of:=IF(AND([.R49]&lt;&gt;&quot;&quot;;[.T49]&lt;&gt;&quot;&quot;);1;0)" office:value-type="float" office:value="0">
            <text:p>0</text:p>
          </table:table-cell>
          <table:table-cell table:formula="of:=IF([.R49]&gt;[.T49];1;0)" office:value-type="float" office:value="0">
            <text:p>0</text:p>
          </table:table-cell>
          <table:table-cell table:formula="of:=IF([.Y49]=0;0;IF([.R49]=[.T49];1;0))" office:value-type="float" office:value="0">
            <text:p>0</text:p>
          </table:table-cell>
          <table:table-cell table:formula="of:=IF([.R49]&lt;[.T49];1;0)" office:value-type="float" office:value="0">
            <text:p>0</text:p>
          </table:table-cell>
          <table:table-cell table:number-columns-repeated="995"/>
        </table:table-row>
        <table:table-row table:style-name="ro3">
          <table:covered-table-cell/>
          <table:table-cell table:style-name="ce5" office:value-type="string" table:number-columns-spanned="2" table:number-rows-spanned="1">
            <text:p>2<text:span text:style-name="T2">°</text:span> do Grupo</text:p>
          </table:table-cell>
          <table:covered-table-cell table:style-name="ce5"/>
          <table:table-cell table:style-name="ce9" table:formula="of:=IF(SUM([.Y45:.Y50])&lt;6;&quot;&quot;;IF([.AD45]=(LARGE([.AD45:.AD48];2));[.C45];IF([.AD46]=(LARGE([.AD45:.AD48];2));[.C46];IF([.AD47]=(LARGE([.AD45:.AD48];2));[.C47];IF([.AD48]=(LARGE([.AD45:.AD48];2));[.C48];&quot;&quot;)))))" table:number-columns-spanned="8" table:number-rows-spanned="1">
            <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table-cell office:value-type="float" office:value="44">
            <text:p>44</text:p>
          </table:table-cell>
          <table:table-cell office:value-type="date" office:date-value="2010-06-24">
            <text:p>24/06/2010</text:p>
          </table:table-cell>
          <table:table-cell office:value-type="time" office:time-value="PT15H30M00S">
            <text:p>15:30</text:p>
          </table:table-cell>
          <table:table-cell office:value-type="string">
            <text:p>Camarões</text:p>
          </table:table-cell>
          <table:table-cell>
            <draw:frame table:end-cell-address="'Fase de Grupos'.Q50" table:end-x="0.835cm" table:end-y="0.509cm" draw:z-index="70" draw:name="Figuras 17" draw:style-name="gr1" draw:text-style-name="P1" svg:width="0.75cm" svg:height="0.46cm" svg:x="0.085cm" svg:y="0.049cm">
              <draw:image xlink:href="Pictures/10000000000000460000002DF5E7E96F.png" xlink:type="simple" xlink:show="embed" xlink:actuate="onLoad">
                <text:p/>
              </draw:image>
            </draw:frame>
          </table:table-cell>
          <table:table-cell/>
          <table:table-cell office:value-type="string">
            <text:p>X</text:p>
          </table:table-cell>
          <table:table-cell/>
          <table:table-cell>
            <draw:frame table:end-cell-address="'Fase de Grupos'.U50" table:end-x="0.789cm" table:end-y="0.509cm" draw:z-index="76" draw:name="Figuras 19" draw:style-name="gr1" draw:text-style-name="P1" svg:width="0.75cm" svg:height="0.46cm" svg:x="0.039cm" svg:y="0.049cm">
              <draw:image xlink:href="Pictures/10000000000000460000002DDD4D2027.png" xlink:type="simple" xlink:show="embed" xlink:actuate="onLoad">
                <text:p/>
              </draw:image>
            </draw:frame>
          </table:table-cell>
          <table:table-cell office:value-type="string">
            <text:p>Holanda</text:p>
          </table:table-cell>
          <table:table-cell office:value-type="string">
            <text:p>Cidade do Cabo</text:p>
          </table:table-cell>
          <table:table-cell office:value-type="string">
            <text:p>Green Point</text:p>
          </table:table-cell>
          <table:table-cell table:formula="of:=IF(AND([.R50]&lt;&gt;&quot;&quot;;[.T50]&lt;&gt;&quot;&quot;);1;0)" office:value-type="float" office:value="0">
            <text:p>0</text:p>
          </table:table-cell>
          <table:table-cell table:formula="of:=IF([.R50]&gt;[.T50];1;0)" office:value-type="float" office:value="0">
            <text:p>0</text:p>
          </table:table-cell>
          <table:table-cell table:formula="of:=IF([.Y50]=0;0;IF([.R50]=[.T50];1;0))" office:value-type="float" office:value="0">
            <text:p>0</text:p>
          </table:table-cell>
          <table:table-cell table:formula="of:=IF([.R50]&lt;[.T50];1;0)" office:value-type="float" office:value="0">
            <text:p>0</text:p>
          </table:table-cell>
          <table:table-cell table:number-columns-repeated="995"/>
        </table:table-row>
        <table:table-row table:style-name="ro2" table:number-rows-repeated="3">
          <table:table-cell table:style-name="Default" table:number-columns-repeated="30"/>
          <table:table-cell table:number-columns-repeated="993"/>
        </table:table-row>
        <table:table-row table:style-name="ro2">
          <table:table-cell table:style-name="Default" table:number-columns-repeated="3"/>
          <table:table-cell table:style-name="ce7" office:value-type="string">
            <office:annotation draw:style-name="gr2" draw:text-style-name="P2" svg:width="1.305cm" svg:height="0.596cm" svg:x="6.437cm" svg:y="30.889cm" draw:caption-point-x="-0.61cm" draw:caption-point-y="1.365cm">
              <dc:creator>USI</dc:creator>
              <dc:date>2010-03-17T00:00:00</dc:date>
              <text:p text:style-name="P2">Jogos</text:p>
            </office:annotation>
            <text:p>J</text:p>
          </table:table-cell>
          <table:table-cell table:style-name="ce7" office:value-type="string">
            <office:annotation draw:style-name="gr3" draw:text-style-name="P2" svg:width="1.515cm" svg:height="0.596cm" svg:x="7.035cm" svg:y="30.889cm" draw:caption-point-x="-0.61cm" draw:caption-point-y="1.365cm">
              <dc:creator>USI</dc:creator>
              <dc:date>2010-03-11T00:00:00</dc:date>
              <text:p text:style-name="P2"><text:span text:style-name="T1">Vitórias</text:span></text:p>
            </office:annotation>
            <text:p>V</text:p>
          </table:table-cell>
          <table:table-cell table:style-name="ce7" office:value-type="string">
            <office:annotation draw:style-name="gr2" draw:text-style-name="P2" svg:width="1.808cm" svg:height="0.596cm" svg:x="7.632cm" svg:y="30.889cm" draw:caption-point-x="-0.61cm" draw:caption-point-y="1.365cm">
              <dc:creator>USI</dc:creator>
              <dc:date>2010-03-17T00:00:00</dc:date>
              <text:p text:style-name="P2">Empates</text:p>
            </office:annotation>
            <text:p>E</text:p>
          </table:table-cell>
          <table:table-cell table:style-name="ce7" office:value-type="string">
            <office:annotation draw:style-name="gr3" draw:text-style-name="P2" svg:width="1.685cm" svg:height="0.596cm" svg:x="8.23cm" svg:y="30.889cm" draw:caption-point-x="-0.61cm" draw:caption-point-y="1.365cm">
              <dc:creator>USI</dc:creator>
              <dc:date>2010-03-11T00:00:00</dc:date>
              <text:p text:style-name="P2"><text:span text:style-name="T1">Derrotas</text:span></text:p>
            </office:annotation>
            <text:p>D</text:p>
          </table:table-cell>
          <table:table-cell table:style-name="ce7" office:value-type="string">
            <office:annotation draw:style-name="gr2" draw:text-style-name="P2" svg:width="1.727cm" svg:height="0.596cm" svg:x="8.827cm" svg:y="30.889cm" draw:caption-point-x="-0.61cm" draw:caption-point-y="1.365cm">
              <dc:creator>USI</dc:creator>
              <dc:date>2010-03-17T00:00:00</dc:date>
              <text:p text:style-name="P2">Gols Pró</text:p>
            </office:annotation>
            <text:p>GP</text:p>
          </table:table-cell>
          <table:table-cell table:style-name="ce7" office:value-type="string">
            <office:annotation draw:style-name="gr3" draw:text-style-name="P2" svg:width="2.217cm" svg:height="0.596cm" svg:x="9.425cm" svg:y="30.889cm" draw:caption-point-x="-0.61cm" draw:caption-point-y="1.365cm">
              <dc:creator>USI</dc:creator>
              <dc:date>2010-03-11T00:00:00</dc:date>
              <text:p text:style-name="P2"><text:span text:style-name="T1">Gols Contra</text:span></text:p>
            </office:annotation>
            <text:p>GC</text:p>
          </table:table-cell>
          <table:table-cell table:style-name="ce7" office:value-type="string">
            <office:annotation draw:style-name="gr3" draw:text-style-name="P2" svg:width="2.456cm" svg:height="0.596cm" svg:x="10.022cm" svg:y="30.889cm" draw:caption-point-x="-0.61cm" draw:caption-point-y="1.365cm">
              <dc:creator>USI</dc:creator>
              <dc:date>2010-03-11T00:00:00</dc:date>
              <text:p text:style-name="P2"><text:span text:style-name="T1">Saldo de Gols</text:span></text:p>
            </office:annotation>
            <text:p>SG</text:p>
          </table:table-cell>
          <table:table-cell table:style-name="ce7" office:value-type="string">
            <text:p>Pontos</text:p>
          </table:table-cell>
          <table:table-cell table:style-name="Default"/>
          <table:table-cell table:style-name="ce12" office:value-type="string">
            <text:p>Jogo</text:p>
          </table:table-cell>
          <table:table-cell table:style-name="ce12" office:value-type="string">
            <text:p>Dia</text:p>
          </table:table-cell>
          <table:table-cell table:style-name="ce12" office:value-type="string">
            <text:p>Hora</text:p>
          </table:table-cell>
          <table:table-cell table:style-name="ce12" office:value-type="string" table:number-columns-spanned="7" table:number-rows-spanned="1">
            <text:p>Confronto</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style-name="ce12" office:value-type="string">
            <text:p>Local</text:p>
          </table:table-cell>
          <table:table-cell table:style-name="ce12" office:value-type="string">
            <text:p>Estádio</text:p>
          </table:table-cell>
          <table:table-cell table:style-name="Default"/>
          <table:table-cell table:style-name="Default">
            <office:annotation draw:style-name="gr3" draw:text-style-name="P2" svg:width="2.899cm" svg:height="2.571cm" svg:x="34.71cm" svg:y="30.887cm" draw:caption-point-x="-0.61cm" draw:caption-point-y="1.367cm">
              <dc:creator>USI</dc:creator>
              <dc:date>2010-03-11T00:00:00</dc:date>
              <text:p text:style-name="P2"><text:span text:style-name="T1">Contador. Vitória do time A (por jogo) = Marca 1 pra vitória e 0 pra qualquer outro resultado</text:span></text:p>
            </office:annotation>
          </table:table-cell>
          <table:table-cell table:style-name="Default"/>
          <table:table-cell table:style-name="Default">
            <office:annotation draw:style-name="gr3" draw:text-style-name="P2" svg:width="2.899cm" svg:height="2.966cm" svg:x="34.71cm" svg:y="30.887cm" draw:caption-point-x="-0.61cm" draw:caption-point-y="1.367cm">
              <dc:creator>USI</dc:creator>
              <dc:date>2010-03-11T00:00:00</dc:date>
              <text:p text:style-name="P2"><text:span text:style-name="T1">Contador. Derrota do time A (por jogo) = Marca 1 pra derrota e 0 pra qualquer outro resultado</text:span></text:p>
            </office:annotation>
          </table:table-cell>
          <table:table-cell table:style-name="Default"/>
          <table:table-cell table:style-name="Default">
            <office:annotation draw:style-name="gr4" draw:text-style-name="P2" svg:width="8.329cm" svg:height="2.966cm" svg:x="34.71cm" svg:y="30.887cm" draw:caption-point-x="-0.61cm" draw:caption-point-y="1.367cm">
              <dc:creator>USI</dc:creator>
              <dc:date>2010-03-11T00:00:00</dc:date>
              <text:p text:style-name="P2"><text:span text:style-name="T1">Pontos x 10000, mais, saldo de gols x 100, mais, gols pró. Ponderação para definir primeiro e segundo do grupo. O maior número e o segundo maior número. Serão desconsiderados os critérios de confronto direto, saldo de gols no confronto direto, gols marcados no confronto direto e obviamente o sorteio.</text:span></text:p>
            </office:annotation>
          </table:table-cell>
          <table:table-cell table:number-columns-repeated="993"/>
        </table:table-row>
        <table:table-row table:style-name="ro3">
          <table:table-cell table:style-name="ce2" office:value-type="string" table:number-columns-spanned="1" table:number-rows-spanned="6">
            <text:p>Grupo F</text:p>
          </table:table-cell>
          <table:table-cell>
            <draw:frame table:end-cell-address="'Fase de Grupos'.B55" table:end-x="0.854cm" table:end-y="0.515cm" draw:z-index="80" draw:name="Figuras 21" draw:style-name="gr1" draw:text-style-name="P1" svg:width="0.75cm" svg:height="0.46cm" svg:x="0.104cm" svg:y="0.055cm">
              <draw:image xlink:href="Pictures/10000000000000460000002DF7DEC955.png" xlink:type="simple" xlink:show="embed" xlink:actuate="onLoad">
                <text:p/>
              </draw:image>
            </draw:frame>
          </table:table-cell>
          <table:table-cell office:value-type="string">
            <text:p>Eslováquia</text:p>
          </table:table-cell>
          <table:table-cell table:formula="of:=[.Y56]+[.Y57]+[.Y59]" office:value-type="float" office:value="0">
            <text:p>0</text:p>
          </table:table-cell>
          <table:table-cell table:formula="of:=[.AB56]+[.Z57]+[.Z59]" office:value-type="float" office:value="0">
            <text:p>0</text:p>
          </table:table-cell>
          <table:table-cell table:formula="of:=[.AA56]+[.AA57]+[.AA59]" office:value-type="float" office:value="0">
            <text:p>0</text:p>
          </table:table-cell>
          <table:table-cell table:formula="of:=[.Z56]+[.AB57]+[.AB59]" office:value-type="float" office:value="0">
            <text:p>0</text:p>
          </table:table-cell>
          <table:table-cell table:formula="of:=[.T56]+[.R57]+[.R59]" office:value-type="float" office:value="0">
            <text:p>0</text:p>
          </table:table-cell>
          <table:table-cell table:formula="of:=[.R56]+[.T57]+[.T59]" office:value-type="float" office:value="0">
            <text:p>0</text:p>
          </table:table-cell>
          <table:table-cell table:formula="of:=[.H55]-[.I55]" office:value-type="float" office:value="0">
            <text:p>0</text:p>
          </table:table-cell>
          <table:table-cell table:formula="of:=([.E55]*3)+([.F55])" office:value-type="float" office:value="0">
            <text:p>0</text:p>
          </table:table-cell>
          <table:table-cell/>
          <table:table-cell office:value-type="float" office:value="11">
            <text:p>11</text:p>
          </table:table-cell>
          <table:table-cell office:value-type="date" office:date-value="2010-06-14">
            <text:p>14/06/2010</text:p>
          </table:table-cell>
          <table:table-cell office:value-type="time" office:time-value="PT15H30M00S">
            <text:p>15:30</text:p>
          </table:table-cell>
          <table:table-cell office:value-type="string">
            <text:p>Itália</text:p>
          </table:table-cell>
          <table:table-cell>
            <draw:frame table:end-cell-address="'Fase de Grupos'.Q55" table:end-x="0.835cm" table:end-y="0.515cm" draw:z-index="87" draw:name="Figuras 22" draw:style-name="gr1" draw:text-style-name="P1" svg:width="0.75cm" svg:height="0.46cm" svg:x="0.085cm" svg:y="0.055cm">
              <draw:image xlink:href="Pictures/10000000000000460000002DB5B146F9.png" xlink:type="simple" xlink:show="embed" xlink:actuate="onLoad">
                <text:p/>
              </draw:image>
            </draw:frame>
          </table:table-cell>
          <table:table-cell/>
          <table:table-cell office:value-type="string">
            <text:p>X</text:p>
          </table:table-cell>
          <table:table-cell/>
          <table:table-cell>
            <draw:frame table:end-cell-address="'Fase de Grupos'.U55" table:end-x="0.789cm" table:end-y="0.515cm" draw:z-index="93" draw:name="Figuras 24" draw:style-name="gr1" draw:text-style-name="P1" svg:width="0.75cm" svg:height="0.46cm" svg:x="0.039cm" svg:y="0.055cm">
              <draw:image xlink:href="Pictures/10000000000000460000002D455125F0.png" xlink:type="simple" xlink:show="embed" xlink:actuate="onLoad">
                <text:p/>
              </draw:image>
            </draw:frame>
          </table:table-cell>
          <table:table-cell office:value-type="string">
            <text:p>Paraguai</text:p>
          </table:table-cell>
          <table:table-cell office:value-type="string">
            <text:p>Cidade do Cabo</text:p>
          </table:table-cell>
          <table:table-cell office:value-type="string">
            <text:p>Green Point</text:p>
          </table:table-cell>
          <table:table-cell table:formula="of:=IF(AND([.R55]&lt;&gt;&quot;&quot;;[.T55]&lt;&gt;&quot;&quot;);1;0)" office:value-type="float" office:value="0">
            <text:p>0</text:p>
          </table:table-cell>
          <table:table-cell table:formula="of:=IF([.R55]&gt;[.T55];1;0)" office:value-type="float" office:value="0">
            <text:p>0</text:p>
          </table:table-cell>
          <table:table-cell table:formula="of:=IF([.Y55]=0;0;IF([.R55]=[.T55];1;0))" office:value-type="float" office:value="0">
            <text:p>0</text:p>
          </table:table-cell>
          <table:table-cell table:formula="of:=IF([.R55]&lt;[.T55];1;0)" office:value-type="float" office:value="0">
            <text:p>0</text:p>
          </table:table-cell>
          <table:table-cell/>
          <table:table-cell table:formula="of:=([.K55]*10000)+([.J55]*100)+[.H55]" office:value-type="float" office:value="0">
            <text:p>0</text:p>
          </table:table-cell>
          <table:table-cell table:number-columns-repeated="993"/>
        </table:table-row>
        <table:table-row table:style-name="ro3">
          <table:covered-table-cell/>
          <table:table-cell>
            <draw:frame table:end-cell-address="'Fase de Grupos'.B56" table:end-x="0.854cm" table:end-y="0.511cm" draw:z-index="81" draw:name="Figuras 22" draw:style-name="gr1" draw:text-style-name="P1" svg:width="0.75cm" svg:height="0.46cm" svg:x="0.104cm" svg:y="0.051cm">
              <draw:image xlink:href="Pictures/10000000000000460000002DB5B146F9.png" xlink:type="simple" xlink:show="embed" xlink:actuate="onLoad">
                <text:p/>
              </draw:image>
            </draw:frame>
          </table:table-cell>
          <table:table-cell office:value-type="string">
            <text:p>Itália</text:p>
          </table:table-cell>
          <table:table-cell table:formula="of:=[.Y55]+[.Y58]+[.Y59]" office:value-type="float" office:value="0">
            <text:p>0</text:p>
          </table:table-cell>
          <table:table-cell table:formula="of:=[.Z55]+[.Z58]+[.AB59]" office:value-type="float" office:value="0">
            <text:p>0</text:p>
          </table:table-cell>
          <table:table-cell table:formula="of:=[.AA55]+[.AA58]+[.AA59]" office:value-type="float" office:value="0">
            <text:p>0</text:p>
          </table:table-cell>
          <table:table-cell table:formula="of:=[.AB55]+[.AB58]+[.Z59]" office:value-type="float" office:value="0">
            <text:p>0</text:p>
          </table:table-cell>
          <table:table-cell table:formula="of:=[.R55]+[.R58]+[.T59]" office:value-type="float" office:value="0">
            <text:p>0</text:p>
          </table:table-cell>
          <table:table-cell table:formula="of:=[.T55]+[.T58]+[.R59]" office:value-type="float" office:value="0">
            <text:p>0</text:p>
          </table:table-cell>
          <table:table-cell table:formula="of:=[.H56]-[.I56]" office:value-type="float" office:value="0">
            <text:p>0</text:p>
          </table:table-cell>
          <table:table-cell table:formula="of:=([.E56]*3)+([.F56])" office:value-type="float" office:value="0">
            <text:p>0</text:p>
          </table:table-cell>
          <table:table-cell/>
          <table:table-cell office:value-type="float" office:value="12">
            <text:p>12</text:p>
          </table:table-cell>
          <table:table-cell office:value-type="date" office:date-value="2010-06-15">
            <text:p>15/06/2010</text:p>
          </table:table-cell>
          <table:table-cell office:value-type="time" office:time-value="PT08H30M00S">
            <text:p>08:30</text:p>
          </table:table-cell>
          <table:table-cell office:value-type="string">
            <text:p>Nova Zelândia</text:p>
          </table:table-cell>
          <table:table-cell>
            <draw:frame table:end-cell-address="'Fase de Grupos'.Q56" table:end-x="0.835cm" table:end-y="0.511cm" draw:z-index="90" draw:name="Figuras 23" draw:style-name="gr1" draw:text-style-name="P1" svg:width="0.75cm" svg:height="0.46cm" svg:x="0.085cm" svg:y="0.051cm">
              <draw:image xlink:href="Pictures/10000000000000460000002DE534733E.png" xlink:type="simple" xlink:show="embed" xlink:actuate="onLoad">
                <text:p/>
              </draw:image>
            </draw:frame>
          </table:table-cell>
          <table:table-cell/>
          <table:table-cell office:value-type="string">
            <text:p>X</text:p>
          </table:table-cell>
          <table:table-cell/>
          <table:table-cell>
            <draw:frame table:end-cell-address="'Fase de Grupos'.U56" table:end-x="0.789cm" table:end-y="0.511cm" draw:z-index="84" draw:name="Figuras 21" draw:style-name="gr1" draw:text-style-name="P1" svg:width="0.75cm" svg:height="0.46cm" svg:x="0.039cm" svg:y="0.051cm">
              <draw:image xlink:href="Pictures/10000000000000460000002DF7DEC955.png" xlink:type="simple" xlink:show="embed" xlink:actuate="onLoad">
                <text:p/>
              </draw:image>
            </draw:frame>
          </table:table-cell>
          <table:table-cell office:value-type="string">
            <text:p>Eslováquia</text:p>
          </table:table-cell>
          <table:table-cell office:value-type="string">
            <text:p>Rustenburgo</text:p>
          </table:table-cell>
          <table:table-cell office:value-type="string">
            <text:p>Royal Bafokeng</text:p>
          </table:table-cell>
          <table:table-cell table:formula="of:=IF(AND([.R56]&lt;&gt;&quot;&quot;;[.T56]&lt;&gt;&quot;&quot;);1;0)" office:value-type="float" office:value="0">
            <text:p>0</text:p>
          </table:table-cell>
          <table:table-cell table:formula="of:=IF([.R56]&gt;[.T56];1;0)" office:value-type="float" office:value="0">
            <text:p>0</text:p>
          </table:table-cell>
          <table:table-cell table:formula="of:=IF([.Y56]=0;0;IF([.R56]=[.T56];1;0))" office:value-type="float" office:value="0">
            <text:p>0</text:p>
          </table:table-cell>
          <table:table-cell table:formula="of:=IF([.R56]&lt;[.T56];1;0)" office:value-type="float" office:value="0">
            <text:p>0</text:p>
          </table:table-cell>
          <table:table-cell/>
          <table:table-cell table:formula="of:=([.K56]*10000)+([.J56]*100)+[.H56]" office:value-type="float" office:value="0">
            <text:p>0</text:p>
          </table:table-cell>
          <table:table-cell table:number-columns-repeated="993"/>
        </table:table-row>
        <table:table-row table:style-name="ro3">
          <table:covered-table-cell/>
          <table:table-cell>
            <draw:frame table:end-cell-address="'Fase de Grupos'.B57" table:end-x="0.854cm" table:end-y="0.508cm" draw:z-index="82" draw:name="Figuras 23" draw:style-name="gr1" draw:text-style-name="P1" svg:width="0.75cm" svg:height="0.46cm" svg:x="0.104cm" svg:y="0.048cm">
              <draw:image xlink:href="Pictures/10000000000000460000002DE534733E.png" xlink:type="simple" xlink:show="embed" xlink:actuate="onLoad">
                <text:p/>
              </draw:image>
            </draw:frame>
          </table:table-cell>
          <table:table-cell office:value-type="string">
            <text:p>Nova Zelândia</text:p>
          </table:table-cell>
          <table:table-cell table:formula="of:=[.Y56]+[.Y58]+[.Y60]" office:value-type="float" office:value="0">
            <text:p>0</text:p>
          </table:table-cell>
          <table:table-cell table:formula="of:=[.Z56]+[.AB58]+[.AB60]" office:value-type="float" office:value="0">
            <text:p>0</text:p>
          </table:table-cell>
          <table:table-cell table:formula="of:=[.AA56]+[.AA58]+[.AA60]" office:value-type="float" office:value="0">
            <text:p>0</text:p>
          </table:table-cell>
          <table:table-cell table:formula="of:=[.AB56]+[.Z58]+[.Z60]" office:value-type="float" office:value="0">
            <text:p>0</text:p>
          </table:table-cell>
          <table:table-cell table:formula="of:=[.R56]+[.T58]+[.T60]" office:value-type="float" office:value="0">
            <text:p>0</text:p>
          </table:table-cell>
          <table:table-cell table:formula="of:=[.T56]+[.R58]+[.R60]" office:value-type="float" office:value="0">
            <text:p>0</text:p>
          </table:table-cell>
          <table:table-cell table:formula="of:=[.H57]-[.I57]" office:value-type="float" office:value="0">
            <text:p>0</text:p>
          </table:table-cell>
          <table:table-cell table:formula="of:=([.E57]*3)+([.F57])" office:value-type="float" office:value="0">
            <text:p>0</text:p>
          </table:table-cell>
          <table:table-cell/>
          <table:table-cell office:value-type="float" office:value="27">
            <text:p>27</text:p>
          </table:table-cell>
          <table:table-cell office:value-type="date" office:date-value="2010-06-20">
            <text:p>20/06/2010</text:p>
          </table:table-cell>
          <table:table-cell office:value-type="time" office:time-value="PT08H30M00S">
            <text:p>08:30</text:p>
          </table:table-cell>
          <table:table-cell office:value-type="string">
            <text:p>Eslováquia</text:p>
          </table:table-cell>
          <table:table-cell>
            <draw:frame table:end-cell-address="'Fase de Grupos'.Q57" table:end-x="0.835cm" table:end-y="0.508cm" draw:z-index="85" draw:name="Figuras 21" draw:style-name="gr1" draw:text-style-name="P1" svg:width="0.75cm" svg:height="0.46cm" svg:x="0.085cm" svg:y="0.048cm">
              <draw:image xlink:href="Pictures/10000000000000460000002DF7DEC955.png" xlink:type="simple" xlink:show="embed" xlink:actuate="onLoad">
                <text:p/>
              </draw:image>
            </draw:frame>
          </table:table-cell>
          <table:table-cell/>
          <table:table-cell office:value-type="string">
            <text:p>X</text:p>
          </table:table-cell>
          <table:table-cell/>
          <table:table-cell>
            <draw:frame table:end-cell-address="'Fase de Grupos'.U57" table:end-x="0.789cm" table:end-y="0.508cm" draw:z-index="94" draw:name="Figuras 24" draw:style-name="gr1" draw:text-style-name="P1" svg:width="0.75cm" svg:height="0.46cm" svg:x="0.039cm" svg:y="0.048cm">
              <draw:image xlink:href="Pictures/10000000000000460000002D455125F0.png" xlink:type="simple" xlink:show="embed" xlink:actuate="onLoad">
                <text:p/>
              </draw:image>
            </draw:frame>
          </table:table-cell>
          <table:table-cell office:value-type="string">
            <text:p>Paraguai</text:p>
          </table:table-cell>
          <table:table-cell office:value-type="string">
            <text:p>Bloemfontein</text:p>
          </table:table-cell>
          <table:table-cell office:value-type="string">
            <text:p>Free State</text:p>
          </table:table-cell>
          <table:table-cell table:formula="of:=IF(AND([.R57]&lt;&gt;&quot;&quot;;[.T57]&lt;&gt;&quot;&quot;);1;0)" office:value-type="float" office:value="0">
            <text:p>0</text:p>
          </table:table-cell>
          <table:table-cell table:formula="of:=IF([.R57]&gt;[.T57];1;0)" office:value-type="float" office:value="0">
            <text:p>0</text:p>
          </table:table-cell>
          <table:table-cell table:formula="of:=IF([.Y57]=0;0;IF([.R57]=[.T57];1;0))" office:value-type="float" office:value="0">
            <text:p>0</text:p>
          </table:table-cell>
          <table:table-cell table:formula="of:=IF([.R57]&lt;[.T57];1;0)" office:value-type="float" office:value="0">
            <text:p>0</text:p>
          </table:table-cell>
          <table:table-cell/>
          <table:table-cell table:formula="of:=([.K57]*10000)+([.J57]*100)+[.H57]" office:value-type="float" office:value="0">
            <text:p>0</text:p>
          </table:table-cell>
          <table:table-cell table:number-columns-repeated="993"/>
        </table:table-row>
        <table:table-row table:style-name="ro3">
          <table:covered-table-cell/>
          <table:table-cell>
            <draw:frame table:end-cell-address="'Fase de Grupos'.B58" table:end-x="0.854cm" table:end-y="0.506cm" draw:z-index="83" draw:name="Figuras 24" draw:style-name="gr1" draw:text-style-name="P1" svg:width="0.75cm" svg:height="0.46cm" svg:x="0.104cm" svg:y="0.046cm">
              <draw:image xlink:href="Pictures/10000000000000460000002D455125F0.png" xlink:type="simple" xlink:show="embed" xlink:actuate="onLoad">
                <text:p/>
              </draw:image>
            </draw:frame>
          </table:table-cell>
          <table:table-cell office:value-type="string">
            <text:p>Paraguai</text:p>
          </table:table-cell>
          <table:table-cell table:formula="of:=[.Y55]+[.Y57]+[.Y60]" office:value-type="float" office:value="0">
            <text:p>0</text:p>
          </table:table-cell>
          <table:table-cell table:formula="of:=[.AB55]+[.AB57]+[.Z60]" office:value-type="float" office:value="0">
            <text:p>0</text:p>
          </table:table-cell>
          <table:table-cell table:formula="of:=[.AA55]+[.AA57]+[.AA60]" office:value-type="float" office:value="0">
            <text:p>0</text:p>
          </table:table-cell>
          <table:table-cell table:formula="of:=[.Z55]+[.Z57]+[.AB60]" office:value-type="float" office:value="0">
            <text:p>0</text:p>
          </table:table-cell>
          <table:table-cell table:formula="of:=[.T55]+[.T57]+[.R60]" office:value-type="float" office:value="0">
            <text:p>0</text:p>
          </table:table-cell>
          <table:table-cell table:formula="of:=[.R55]+[.R57]+[.T60]" office:value-type="float" office:value="0">
            <text:p>0</text:p>
          </table:table-cell>
          <table:table-cell table:formula="of:=[.H58]-[.I58]" office:value-type="float" office:value="0">
            <text:p>0</text:p>
          </table:table-cell>
          <table:table-cell table:formula="of:=([.E58]*3)+([.F58])" office:value-type="float" office:value="0">
            <text:p>0</text:p>
          </table:table-cell>
          <table:table-cell/>
          <table:table-cell office:value-type="float" office:value="28">
            <text:p>28</text:p>
          </table:table-cell>
          <table:table-cell office:value-type="date" office:date-value="2010-06-20">
            <text:p>20/06/2010</text:p>
          </table:table-cell>
          <table:table-cell office:value-type="time" office:time-value="PT11H00M00S">
            <text:p>11:00</text:p>
          </table:table-cell>
          <table:table-cell office:value-type="string">
            <text:p>Itália</text:p>
          </table:table-cell>
          <table:table-cell>
            <draw:frame table:end-cell-address="'Fase de Grupos'.Q58" table:end-x="0.835cm" table:end-y="0.506cm" draw:z-index="88" draw:name="Figuras 22" draw:style-name="gr1" draw:text-style-name="P1" svg:width="0.75cm" svg:height="0.46cm" svg:x="0.085cm" svg:y="0.046cm">
              <draw:image xlink:href="Pictures/10000000000000460000002DB5B146F9.png" xlink:type="simple" xlink:show="embed" xlink:actuate="onLoad">
                <text:p/>
              </draw:image>
            </draw:frame>
          </table:table-cell>
          <table:table-cell/>
          <table:table-cell office:value-type="string">
            <text:p>X</text:p>
          </table:table-cell>
          <table:table-cell/>
          <table:table-cell>
            <draw:frame table:end-cell-address="'Fase de Grupos'.U58" table:end-x="0.789cm" table:end-y="0.506cm" draw:z-index="91" draw:name="Figuras 23" draw:style-name="gr1" draw:text-style-name="P1" svg:width="0.75cm" svg:height="0.46cm" svg:x="0.039cm" svg:y="0.046cm">
              <draw:image xlink:href="Pictures/10000000000000460000002DE534733E.png" xlink:type="simple" xlink:show="embed" xlink:actuate="onLoad">
                <text:p/>
              </draw:image>
            </draw:frame>
          </table:table-cell>
          <table:table-cell office:value-type="string">
            <text:p>Nova Zelândia</text:p>
          </table:table-cell>
          <table:table-cell office:value-type="string">
            <text:p>Nelspruit</text:p>
          </table:table-cell>
          <table:table-cell office:value-type="string">
            <text:p>Mbombela</text:p>
          </table:table-cell>
          <table:table-cell table:formula="of:=IF(AND([.R58]&lt;&gt;&quot;&quot;;[.T58]&lt;&gt;&quot;&quot;);1;0)" office:value-type="float" office:value="0">
            <text:p>0</text:p>
          </table:table-cell>
          <table:table-cell table:formula="of:=IF([.R58]&gt;[.T58];1;0)" office:value-type="float" office:value="0">
            <text:p>0</text:p>
          </table:table-cell>
          <table:table-cell table:formula="of:=IF([.Y58]=0;0;IF([.R58]=[.T58];1;0))" office:value-type="float" office:value="0">
            <text:p>0</text:p>
          </table:table-cell>
          <table:table-cell table:formula="of:=IF([.R58]&lt;[.T58];1;0)" office:value-type="float" office:value="0">
            <text:p>0</text:p>
          </table:table-cell>
          <table:table-cell/>
          <table:table-cell table:formula="of:=([.K58]*10000)+([.J58]*100)+[.H58]" office:value-type="float" office:value="0">
            <text:p>0</text:p>
          </table:table-cell>
          <table:table-cell table:number-columns-repeated="993"/>
        </table:table-row>
        <table:table-row table:style-name="ro3">
          <table:covered-table-cell/>
          <table:table-cell table:style-name="ce5" office:value-type="string" table:number-columns-spanned="2" table:number-rows-spanned="1">
            <text:p>1<text:span text:style-name="T2">°</text:span> do Grupo</text:p>
          </table:table-cell>
          <table:covered-table-cell table:style-name="ce5"/>
          <table:table-cell table:style-name="ce9" table:formula="of:=IF(SUM([.Y55:.Y60])&lt;6;&quot;&quot;;IF([.AD55]=(LARGE([.AD55:.AD58];1));[.C55];IF([.AD56]=(LARGE([.AD55:.AD58];1));[.C56];IF([.AD57]=(LARGE([.AD55:.AD58];1));[.C57];IF([.AD58]=(LARGE([.AD55:.AD58];1));[.C58];&quot;&quot;)))))" table:number-columns-spanned="8" table:number-rows-spanned="1">
            <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table-cell office:value-type="float" office:value="41">
            <text:p>41</text:p>
          </table:table-cell>
          <table:table-cell office:value-type="date" office:date-value="2010-06-24">
            <text:p>24/06/2010</text:p>
          </table:table-cell>
          <table:table-cell office:value-type="time" office:time-value="PT11H00M00S">
            <text:p>11:00</text:p>
          </table:table-cell>
          <table:table-cell office:value-type="string">
            <text:p>Eslováquia</text:p>
          </table:table-cell>
          <table:table-cell>
            <draw:frame table:end-cell-address="'Fase de Grupos'.Q59" table:end-x="0.835cm" table:end-y="0.502cm" draw:z-index="86" draw:name="Figuras 21" draw:style-name="gr1" draw:text-style-name="P1" svg:width="0.75cm" svg:height="0.46cm" svg:x="0.085cm" svg:y="0.042cm">
              <draw:image xlink:href="Pictures/10000000000000460000002DF7DEC955.png" xlink:type="simple" xlink:show="embed" xlink:actuate="onLoad">
                <text:p/>
              </draw:image>
            </draw:frame>
          </table:table-cell>
          <table:table-cell/>
          <table:table-cell office:value-type="string">
            <text:p>X</text:p>
          </table:table-cell>
          <table:table-cell/>
          <table:table-cell>
            <draw:frame table:end-cell-address="'Fase de Grupos'.U59" table:end-x="0.789cm" table:end-y="0.502cm" draw:z-index="89" draw:name="Figuras 22" draw:style-name="gr1" draw:text-style-name="P1" svg:width="0.75cm" svg:height="0.46cm" svg:x="0.039cm" svg:y="0.042cm">
              <draw:image xlink:href="Pictures/10000000000000460000002DB5B146F9.png" xlink:type="simple" xlink:show="embed" xlink:actuate="onLoad">
                <text:p/>
              </draw:image>
            </draw:frame>
          </table:table-cell>
          <table:table-cell office:value-type="string">
            <text:p>Itália</text:p>
          </table:table-cell>
          <table:table-cell office:value-type="string">
            <text:p>Johanesburgo</text:p>
          </table:table-cell>
          <table:table-cell office:value-type="string">
            <text:p>Ellis Park</text:p>
          </table:table-cell>
          <table:table-cell table:formula="of:=IF(AND([.R59]&lt;&gt;&quot;&quot;;[.T59]&lt;&gt;&quot;&quot;);1;0)" office:value-type="float" office:value="0">
            <text:p>0</text:p>
          </table:table-cell>
          <table:table-cell table:formula="of:=IF([.R59]&gt;[.T59];1;0)" office:value-type="float" office:value="0">
            <text:p>0</text:p>
          </table:table-cell>
          <table:table-cell table:formula="of:=IF([.Y59]=0;0;IF([.R59]=[.T59];1;0))" office:value-type="float" office:value="0">
            <text:p>0</text:p>
          </table:table-cell>
          <table:table-cell table:formula="of:=IF([.R59]&lt;[.T59];1;0)" office:value-type="float" office:value="0">
            <text:p>0</text:p>
          </table:table-cell>
          <table:table-cell table:number-columns-repeated="995"/>
        </table:table-row>
        <table:table-row table:style-name="ro3">
          <table:covered-table-cell/>
          <table:table-cell table:style-name="ce5" office:value-type="string" table:number-columns-spanned="2" table:number-rows-spanned="1">
            <text:p>2<text:span text:style-name="T2">°</text:span> do Grupo</text:p>
          </table:table-cell>
          <table:covered-table-cell table:style-name="ce5"/>
          <table:table-cell table:style-name="ce9" table:formula="of:=IF(SUM([.Y55:.Y60])&lt;6;&quot;&quot;;IF([.AD55]=(LARGE([.AD55:.AD58];2));[.C55];IF([.AD56]=(LARGE([.AD55:.AD58];2));[.C56];IF([.AD57]=(LARGE([.AD55:.AD58];2));[.C57];IF([.AD58]=(LARGE([.AD55:.AD58];2));[.C58];&quot;&quot;)))))" table:number-columns-spanned="8" table:number-rows-spanned="1">
            <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table-cell office:value-type="float" office:value="42">
            <text:p>42</text:p>
          </table:table-cell>
          <table:table-cell office:value-type="date" office:date-value="2010-06-24">
            <text:p>24/06/2010</text:p>
          </table:table-cell>
          <table:table-cell office:value-type="time" office:time-value="PT11H00M00S">
            <text:p>11:00</text:p>
          </table:table-cell>
          <table:table-cell office:value-type="string">
            <text:p>Paraguai</text:p>
          </table:table-cell>
          <table:table-cell>
            <draw:frame table:end-cell-address="'Fase de Grupos'.Q60" table:end-x="0.835cm" table:end-y="0.499cm" draw:z-index="95" draw:name="Figuras 24" draw:style-name="gr1" draw:text-style-name="P1" svg:width="0.75cm" svg:height="0.46cm" svg:x="0.085cm" svg:y="0.039cm">
              <draw:image xlink:href="Pictures/10000000000000460000002D455125F0.png" xlink:type="simple" xlink:show="embed" xlink:actuate="onLoad">
                <text:p/>
              </draw:image>
            </draw:frame>
          </table:table-cell>
          <table:table-cell/>
          <table:table-cell office:value-type="string">
            <text:p>X</text:p>
          </table:table-cell>
          <table:table-cell/>
          <table:table-cell>
            <draw:frame table:end-cell-address="'Fase de Grupos'.U60" table:end-x="0.789cm" table:end-y="0.499cm" draw:z-index="92" draw:name="Figuras 23" draw:style-name="gr1" draw:text-style-name="P1" svg:width="0.75cm" svg:height="0.46cm" svg:x="0.039cm" svg:y="0.039cm">
              <draw:image xlink:href="Pictures/10000000000000460000002DE534733E.png" xlink:type="simple" xlink:show="embed" xlink:actuate="onLoad">
                <text:p/>
              </draw:image>
            </draw:frame>
          </table:table-cell>
          <table:table-cell office:value-type="string">
            <text:p>Nova Zelândia</text:p>
          </table:table-cell>
          <table:table-cell office:value-type="string">
            <text:p>Polokwane</text:p>
          </table:table-cell>
          <table:table-cell office:value-type="string">
            <text:p>Peter Mokaba</text:p>
          </table:table-cell>
          <table:table-cell table:formula="of:=IF(AND([.R60]&lt;&gt;&quot;&quot;;[.T60]&lt;&gt;&quot;&quot;);1;0)" office:value-type="float" office:value="0">
            <text:p>0</text:p>
          </table:table-cell>
          <table:table-cell table:formula="of:=IF([.R60]&gt;[.T60];1;0)" office:value-type="float" office:value="0">
            <text:p>0</text:p>
          </table:table-cell>
          <table:table-cell table:formula="of:=IF([.Y60]=0;0;IF([.R60]=[.T60];1;0))" office:value-type="float" office:value="0">
            <text:p>0</text:p>
          </table:table-cell>
          <table:table-cell table:formula="of:=IF([.R60]&lt;[.T60];1;0)" office:value-type="float" office:value="0">
            <text:p>0</text:p>
          </table:table-cell>
          <table:table-cell table:number-columns-repeated="995"/>
        </table:table-row>
        <table:table-row table:style-name="ro2" table:number-rows-repeated="3">
          <table:table-cell table:style-name="Default" table:number-columns-repeated="30"/>
          <table:table-cell table:number-columns-repeated="993"/>
        </table:table-row>
        <table:table-row table:style-name="ro2">
          <table:table-cell table:style-name="Default" table:number-columns-repeated="3"/>
          <table:table-cell table:style-name="ce7" office:value-type="string">
            <office:annotation draw:style-name="gr2" draw:text-style-name="P2" svg:width="1.305cm" svg:height="0.596cm" svg:x="6.437cm" svg:y="36.882cm" draw:caption-point-x="-0.61cm" draw:caption-point-y="1.365cm">
              <dc:creator>USI</dc:creator>
              <dc:date>2010-03-17T00:00:00</dc:date>
              <text:p text:style-name="P2">Jogos</text:p>
            </office:annotation>
            <text:p>J</text:p>
          </table:table-cell>
          <table:table-cell table:style-name="ce7" office:value-type="string">
            <office:annotation draw:style-name="gr3" draw:text-style-name="P2" svg:width="1.515cm" svg:height="0.596cm" svg:x="7.035cm" svg:y="36.882cm" draw:caption-point-x="-0.61cm" draw:caption-point-y="1.365cm">
              <dc:creator>USI</dc:creator>
              <dc:date>2010-03-11T00:00:00</dc:date>
              <text:p text:style-name="P2"><text:span text:style-name="T1">Vitórias</text:span></text:p>
            </office:annotation>
            <text:p>V</text:p>
          </table:table-cell>
          <table:table-cell table:style-name="ce7" office:value-type="string">
            <office:annotation draw:style-name="gr2" draw:text-style-name="P2" svg:width="1.808cm" svg:height="0.596cm" svg:x="7.632cm" svg:y="36.882cm" draw:caption-point-x="-0.61cm" draw:caption-point-y="1.365cm">
              <dc:creator>USI</dc:creator>
              <dc:date>2010-03-17T00:00:00</dc:date>
              <text:p text:style-name="P2">Empates</text:p>
            </office:annotation>
            <text:p>E</text:p>
          </table:table-cell>
          <table:table-cell table:style-name="ce7" office:value-type="string">
            <office:annotation draw:style-name="gr3" draw:text-style-name="P2" svg:width="1.685cm" svg:height="0.596cm" svg:x="8.23cm" svg:y="36.882cm" draw:caption-point-x="-0.61cm" draw:caption-point-y="1.365cm">
              <dc:creator>USI</dc:creator>
              <dc:date>2010-03-11T00:00:00</dc:date>
              <text:p text:style-name="P2"><text:span text:style-name="T1">Derrotas</text:span></text:p>
            </office:annotation>
            <text:p>D</text:p>
          </table:table-cell>
          <table:table-cell table:style-name="ce7" office:value-type="string">
            <office:annotation draw:style-name="gr2" draw:text-style-name="P2" svg:width="1.727cm" svg:height="0.596cm" svg:x="8.827cm" svg:y="36.882cm" draw:caption-point-x="-0.61cm" draw:caption-point-y="1.365cm">
              <dc:creator>USI</dc:creator>
              <dc:date>2010-03-17T00:00:00</dc:date>
              <text:p text:style-name="P2">Gols Pró</text:p>
            </office:annotation>
            <text:p>GP</text:p>
          </table:table-cell>
          <table:table-cell table:style-name="ce7" office:value-type="string">
            <office:annotation draw:style-name="gr3" draw:text-style-name="P2" svg:width="2.217cm" svg:height="0.596cm" svg:x="9.425cm" svg:y="36.882cm" draw:caption-point-x="-0.61cm" draw:caption-point-y="1.365cm">
              <dc:creator>USI</dc:creator>
              <dc:date>2010-03-11T00:00:00</dc:date>
              <text:p text:style-name="P2"><text:span text:style-name="T1">Gols Contra</text:span></text:p>
            </office:annotation>
            <text:p>GC</text:p>
          </table:table-cell>
          <table:table-cell table:style-name="ce7" office:value-type="string">
            <office:annotation draw:style-name="gr3" draw:text-style-name="P2" svg:width="2.456cm" svg:height="0.596cm" svg:x="10.022cm" svg:y="36.882cm" draw:caption-point-x="-0.61cm" draw:caption-point-y="1.365cm">
              <dc:creator>USI</dc:creator>
              <dc:date>2010-03-11T00:00:00</dc:date>
              <text:p text:style-name="P2"><text:span text:style-name="T1">Saldo de Gols</text:span></text:p>
            </office:annotation>
            <text:p>SG</text:p>
          </table:table-cell>
          <table:table-cell table:style-name="ce7" office:value-type="string">
            <text:p>Pontos</text:p>
          </table:table-cell>
          <table:table-cell table:style-name="Default"/>
          <table:table-cell table:style-name="ce12" office:value-type="string">
            <text:p>Jogo</text:p>
          </table:table-cell>
          <table:table-cell table:style-name="ce12" office:value-type="string">
            <text:p>Dia</text:p>
          </table:table-cell>
          <table:table-cell table:style-name="ce12" office:value-type="string">
            <text:p>Hora</text:p>
          </table:table-cell>
          <table:table-cell table:style-name="ce12" office:value-type="string" table:number-columns-spanned="7" table:number-rows-spanned="1">
            <text:p>Confronto</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style-name="ce12" office:value-type="string">
            <text:p>Local</text:p>
          </table:table-cell>
          <table:table-cell table:style-name="ce12" office:value-type="string">
            <text:p>Estádio</text:p>
          </table:table-cell>
          <table:table-cell table:style-name="Default"/>
          <table:table-cell table:style-name="Default">
            <office:annotation draw:style-name="gr3" draw:text-style-name="P2" svg:width="2.899cm" svg:height="2.571cm" svg:x="34.71cm" svg:y="36.88cm" draw:caption-point-x="-0.61cm" draw:caption-point-y="1.367cm">
              <dc:creator>USI</dc:creator>
              <dc:date>2010-03-11T00:00:00</dc:date>
              <text:p text:style-name="P2"><text:span text:style-name="T1">Contador. Vitória do time A (por jogo) = Marca 1 pra vitória e 0 pra qualquer outro resultado</text:span></text:p>
            </office:annotation>
          </table:table-cell>
          <table:table-cell table:style-name="Default"/>
          <table:table-cell table:style-name="Default">
            <office:annotation draw:style-name="gr3" draw:text-style-name="P2" svg:width="2.899cm" svg:height="2.966cm" svg:x="34.71cm" svg:y="36.88cm" draw:caption-point-x="-0.61cm" draw:caption-point-y="1.367cm">
              <dc:creator>USI</dc:creator>
              <dc:date>2010-03-11T00:00:00</dc:date>
              <text:p text:style-name="P2"><text:span text:style-name="T1">Contador. Derrota do time A (por jogo) = Marca 1 pra derrota e 0 pra qualquer outro resultado</text:span></text:p>
            </office:annotation>
          </table:table-cell>
          <table:table-cell table:style-name="Default"/>
          <table:table-cell table:style-name="Default">
            <office:annotation draw:style-name="gr4" draw:text-style-name="P2" svg:width="8.329cm" svg:height="2.966cm" svg:x="34.71cm" svg:y="36.88cm" draw:caption-point-x="-0.61cm" draw:caption-point-y="1.367cm">
              <dc:creator>USI</dc:creator>
              <dc:date>2010-03-11T00:00:00</dc:date>
              <text:p text:style-name="P2"><text:span text:style-name="T1">Pontos x 10000, mais, saldo de gols x 100, mais, gols pró. Ponderação para definir primeiro e segundo do grupo. O maior número e o segundo maior número. Serão desconsiderados os critérios de confronto direto, saldo de gols no confronto direto, gols marcados no confronto direto e obviamente o sorteio.</text:span></text:p>
            </office:annotation>
          </table:table-cell>
          <table:table-cell table:number-columns-repeated="993"/>
        </table:table-row>
        <table:table-row table:style-name="ro3">
          <table:table-cell table:style-name="ce2" office:value-type="string" table:number-columns-spanned="1" table:number-rows-spanned="6">
            <text:p>Grupo G</text:p>
          </table:table-cell>
          <table:table-cell>
            <draw:frame table:end-cell-address="'Fase de Grupos'.B65" table:end-x="0.854cm" table:end-y="0.502cm" draw:z-index="96" draw:name="Figuras 25" draw:style-name="gr1" draw:text-style-name="P1" svg:width="0.75cm" svg:height="0.46cm" svg:x="0.104cm" svg:y="0.042cm">
              <draw:image xlink:href="Pictures/10000000000000460000002D5D5B3F4D.png" xlink:type="simple" xlink:show="embed" xlink:actuate="onLoad">
                <text:p/>
              </draw:image>
            </draw:frame>
          </table:table-cell>
          <table:table-cell office:value-type="string">
            <text:p>Brasil</text:p>
          </table:table-cell>
          <table:table-cell table:formula="of:=[.Y66]+[.Y67]+[.Y69]" office:value-type="float" office:value="0">
            <text:p>0</text:p>
          </table:table-cell>
          <table:table-cell table:formula="of:=[.Z66]+[.Z67]+[.AB69]" office:value-type="float" office:value="0">
            <text:p>0</text:p>
          </table:table-cell>
          <table:table-cell table:formula="of:=[.AA66]+[.AA67]+[.AA69]" office:value-type="float" office:value="0">
            <text:p>0</text:p>
          </table:table-cell>
          <table:table-cell table:formula="of:=[.AB66]+[.AB67]+[.Z69]" office:value-type="float" office:value="0">
            <text:p>0</text:p>
          </table:table-cell>
          <table:table-cell table:formula="of:=[.R66]+[.R67]+[.T69]" office:value-type="float" office:value="0">
            <text:p>0</text:p>
          </table:table-cell>
          <table:table-cell table:formula="of:=[.T66]+[.T67]+[.R69]" office:value-type="float" office:value="0">
            <text:p>0</text:p>
          </table:table-cell>
          <table:table-cell table:formula="of:=[.H65]-[.I65]" office:value-type="float" office:value="0">
            <text:p>0</text:p>
          </table:table-cell>
          <table:table-cell table:formula="of:=([.E65]*3)+([.F65])" office:value-type="float" office:value="0">
            <text:p>0</text:p>
          </table:table-cell>
          <table:table-cell/>
          <table:table-cell office:value-type="float" office:value="13">
            <text:p>13</text:p>
          </table:table-cell>
          <table:table-cell office:value-type="date" office:date-value="2010-06-15">
            <text:p>15/06/2010</text:p>
          </table:table-cell>
          <table:table-cell office:value-type="time" office:time-value="PT11H00M00S">
            <text:p>11:00</text:p>
          </table:table-cell>
          <table:table-cell office:value-type="string">
            <text:p>Costa do Marfim</text:p>
          </table:table-cell>
          <table:table-cell>
            <draw:frame table:end-cell-address="'Fase de Grupos'.Q65" table:end-x="0.835cm" table:end-y="0.502cm" draw:z-index="106" draw:name="Figuras 28" draw:style-name="gr1" draw:text-style-name="P1" svg:width="0.75cm" svg:height="0.46cm" svg:x="0.085cm" svg:y="0.042cm">
              <draw:image xlink:href="Pictures/10000000000000460000002D5DC69916.png" xlink:type="simple" xlink:show="embed" xlink:actuate="onLoad">
                <text:p/>
              </draw:image>
            </draw:frame>
          </table:table-cell>
          <table:table-cell/>
          <table:table-cell office:value-type="string">
            <text:p>X</text:p>
          </table:table-cell>
          <table:table-cell/>
          <table:table-cell>
            <draw:frame table:end-cell-address="'Fase de Grupos'.U65" table:end-x="0.789cm" table:end-y="0.502cm" draw:z-index="109" draw:name="Figuras 27" draw:style-name="gr1" draw:text-style-name="P1" svg:width="0.75cm" svg:height="0.46cm" svg:x="0.039cm" svg:y="0.042cm">
              <draw:image xlink:href="Pictures/10000000000000460000002DCF5CE021.png" xlink:type="simple" xlink:show="embed" xlink:actuate="onLoad">
                <text:p/>
              </draw:image>
            </draw:frame>
          </table:table-cell>
          <table:table-cell office:value-type="string">
            <text:p>Portugal</text:p>
          </table:table-cell>
          <table:table-cell office:value-type="string">
            <text:p>Port Elizabeth</text:p>
          </table:table-cell>
          <table:table-cell office:value-type="string">
            <text:p>Nelson Mandela</text:p>
          </table:table-cell>
          <table:table-cell table:formula="of:=IF(AND([.R65]&lt;&gt;&quot;&quot;;[.T65]&lt;&gt;&quot;&quot;);1;0)" office:value-type="float" office:value="0">
            <text:p>0</text:p>
          </table:table-cell>
          <table:table-cell table:formula="of:=IF([.R65]&gt;[.T65];1;0)" office:value-type="float" office:value="0">
            <text:p>0</text:p>
          </table:table-cell>
          <table:table-cell table:formula="of:=IF([.Y65]=0;0;IF([.R65]=[.T65];1;0))" office:value-type="float" office:value="0">
            <text:p>0</text:p>
          </table:table-cell>
          <table:table-cell table:formula="of:=IF([.R65]&lt;[.T65];1;0)" office:value-type="float" office:value="0">
            <text:p>0</text:p>
          </table:table-cell>
          <table:table-cell/>
          <table:table-cell table:formula="of:=([.K65]*10000)+([.J65]*100)+[.H65]" office:value-type="float" office:value="0">
            <text:p>0</text:p>
          </table:table-cell>
          <table:table-cell table:number-columns-repeated="993"/>
        </table:table-row>
        <table:table-row table:style-name="ro3">
          <table:covered-table-cell/>
          <table:table-cell>
            <draw:frame table:end-cell-address="'Fase de Grupos'.B66" table:end-x="0.854cm" table:end-y="0.499cm" draw:z-index="97" draw:name="Figuras 26" draw:style-name="gr1" draw:text-style-name="P1" svg:width="0.75cm" svg:height="0.46cm" svg:x="0.104cm" svg:y="0.039cm">
              <draw:image xlink:href="Pictures/10000000000000460000002D406F608D.png" xlink:type="simple" xlink:show="embed" xlink:actuate="onLoad">
                <text:p/>
              </draw:image>
            </draw:frame>
          </table:table-cell>
          <table:table-cell office:value-type="string">
            <text:p>Coreia do Norte</text:p>
          </table:table-cell>
          <table:table-cell table:formula="of:=[.Y66]+[.Y68]+[.Y70]" office:value-type="float" office:value="0">
            <text:p>0</text:p>
          </table:table-cell>
          <table:table-cell table:formula="of:=[.AB66]+[.AB68]+[.Z70]" office:value-type="float" office:value="0">
            <text:p>0</text:p>
          </table:table-cell>
          <table:table-cell table:formula="of:=[.AA66]+[.AA68]+[.AA70]" office:value-type="float" office:value="0">
            <text:p>0</text:p>
          </table:table-cell>
          <table:table-cell table:formula="of:=[.Z66]+[.Z68]+[.AB70]" office:value-type="float" office:value="0">
            <text:p>0</text:p>
          </table:table-cell>
          <table:table-cell table:formula="of:=[.T66]+[.T68]+[.R70]" office:value-type="float" office:value="0">
            <text:p>0</text:p>
          </table:table-cell>
          <table:table-cell table:formula="of:=[.R66]+[.R68]+[.T70]" office:value-type="float" office:value="0">
            <text:p>0</text:p>
          </table:table-cell>
          <table:table-cell table:formula="of:=[.H66]-[.I66]" office:value-type="float" office:value="0">
            <text:p>0</text:p>
          </table:table-cell>
          <table:table-cell table:formula="of:=([.E66]*3)+([.F66])" office:value-type="float" office:value="0">
            <text:p>0</text:p>
          </table:table-cell>
          <table:table-cell/>
          <table:table-cell office:value-type="float" office:value="14">
            <text:p>14</text:p>
          </table:table-cell>
          <table:table-cell office:value-type="date" office:date-value="2010-06-15">
            <text:p>15/06/2010</text:p>
          </table:table-cell>
          <table:table-cell office:value-type="time" office:time-value="PT15H30M00S">
            <text:p>15:30</text:p>
          </table:table-cell>
          <table:table-cell office:value-type="string">
            <text:p>Brasil</text:p>
          </table:table-cell>
          <table:table-cell>
            <draw:frame table:end-cell-address="'Fase de Grupos'.Q66" table:end-x="0.835cm" table:end-y="0.499cm" draw:z-index="100" draw:name="Figuras 25" draw:style-name="gr1" draw:text-style-name="P1" svg:width="0.75cm" svg:height="0.46cm" svg:x="0.085cm" svg:y="0.039cm">
              <draw:image xlink:href="Pictures/10000000000000460000002D5D5B3F4D.png" xlink:type="simple" xlink:show="embed" xlink:actuate="onLoad">
                <text:p/>
              </draw:image>
            </draw:frame>
          </table:table-cell>
          <table:table-cell/>
          <table:table-cell office:value-type="string">
            <text:p>X</text:p>
          </table:table-cell>
          <table:table-cell/>
          <table:table-cell>
            <draw:frame table:end-cell-address="'Fase de Grupos'.U66" table:end-x="0.789cm" table:end-y="0.499cm" draw:z-index="103" draw:name="Figuras 26" draw:style-name="gr1" draw:text-style-name="P1" svg:width="0.75cm" svg:height="0.46cm" svg:x="0.039cm" svg:y="0.039cm">
              <draw:image xlink:href="Pictures/10000000000000460000002D406F608D.png" xlink:type="simple" xlink:show="embed" xlink:actuate="onLoad">
                <text:p/>
              </draw:image>
            </draw:frame>
          </table:table-cell>
          <table:table-cell office:value-type="string">
            <text:p>Coreia do Norte</text:p>
          </table:table-cell>
          <table:table-cell office:value-type="string">
            <text:p>Johanesburgo</text:p>
          </table:table-cell>
          <table:table-cell office:value-type="string">
            <text:p>Ellis Park</text:p>
          </table:table-cell>
          <table:table-cell table:formula="of:=IF(AND([.R66]&lt;&gt;&quot;&quot;;[.T66]&lt;&gt;&quot;&quot;);1;0)" office:value-type="float" office:value="0">
            <text:p>0</text:p>
          </table:table-cell>
          <table:table-cell table:formula="of:=IF([.R66]&gt;[.T66];1;0)" office:value-type="float" office:value="0">
            <text:p>0</text:p>
          </table:table-cell>
          <table:table-cell table:formula="of:=IF([.Y66]=0;0;IF([.R66]=[.T66];1;0))" office:value-type="float" office:value="0">
            <text:p>0</text:p>
          </table:table-cell>
          <table:table-cell table:formula="of:=IF([.R66]&lt;[.T66];1;0)" office:value-type="float" office:value="0">
            <text:p>0</text:p>
          </table:table-cell>
          <table:table-cell/>
          <table:table-cell table:formula="of:=([.K66]*10000)+([.J66]*100)+[.H66]" office:value-type="float" office:value="0">
            <text:p>0</text:p>
          </table:table-cell>
          <table:table-cell table:number-columns-repeated="993"/>
        </table:table-row>
        <table:table-row table:style-name="ro3">
          <table:covered-table-cell/>
          <table:table-cell>
            <draw:frame table:end-cell-address="'Fase de Grupos'.B67" table:end-x="0.854cm" table:end-y="0.497cm" draw:z-index="99" draw:name="Figuras 28" draw:style-name="gr1" draw:text-style-name="P1" svg:width="0.75cm" svg:height="0.46cm" svg:x="0.104cm" svg:y="0.037cm">
              <draw:image xlink:href="Pictures/10000000000000460000002D5DC69916.png" xlink:type="simple" xlink:show="embed" xlink:actuate="onLoad">
                <text:p/>
              </draw:image>
            </draw:frame>
          </table:table-cell>
          <table:table-cell office:value-type="string">
            <text:p>Costa do Marfim</text:p>
          </table:table-cell>
          <table:table-cell table:formula="of:=[.Y65]+[.Y67]+[.Y70]" office:value-type="float" office:value="0">
            <text:p>0</text:p>
          </table:table-cell>
          <table:table-cell table:formula="of:=[.Z65]+[.AB67]+[.AB70]" office:value-type="float" office:value="0">
            <text:p>0</text:p>
          </table:table-cell>
          <table:table-cell table:formula="of:=[.AA65]+[.AA67]+[.AA70]" office:value-type="float" office:value="0">
            <text:p>0</text:p>
          </table:table-cell>
          <table:table-cell table:formula="of:=[.AB65]+[.Z67]+[.Z70]" office:value-type="float" office:value="0">
            <text:p>0</text:p>
          </table:table-cell>
          <table:table-cell table:formula="of:=[.R65]+[.T67]+[.T70]" office:value-type="float" office:value="0">
            <text:p>0</text:p>
          </table:table-cell>
          <table:table-cell table:formula="of:=[.T65]+[.R67]+[.R70]" office:value-type="float" office:value="0">
            <text:p>0</text:p>
          </table:table-cell>
          <table:table-cell table:formula="of:=[.H67]-[.I67]" office:value-type="float" office:value="0">
            <text:p>0</text:p>
          </table:table-cell>
          <table:table-cell table:formula="of:=([.E67]*3)+([.F67])" office:value-type="float" office:value="0">
            <text:p>0</text:p>
          </table:table-cell>
          <table:table-cell/>
          <table:table-cell office:value-type="float" office:value="29">
            <text:p>29</text:p>
          </table:table-cell>
          <table:table-cell office:value-type="date" office:date-value="2010-06-20">
            <text:p>20/06/2010</text:p>
          </table:table-cell>
          <table:table-cell office:value-type="time" office:time-value="PT15H30M00S">
            <text:p>15:30</text:p>
          </table:table-cell>
          <table:table-cell office:value-type="string">
            <text:p>Brasil</text:p>
          </table:table-cell>
          <table:table-cell>
            <draw:frame table:end-cell-address="'Fase de Grupos'.Q67" table:end-x="0.835cm" table:end-y="0.497cm" draw:z-index="101" draw:name="Figuras 25" draw:style-name="gr1" draw:text-style-name="P1" svg:width="0.75cm" svg:height="0.46cm" svg:x="0.085cm" svg:y="0.037cm">
              <draw:image xlink:href="Pictures/10000000000000460000002D5D5B3F4D.png" xlink:type="simple" xlink:show="embed" xlink:actuate="onLoad">
                <text:p/>
              </draw:image>
            </draw:frame>
          </table:table-cell>
          <table:table-cell/>
          <table:table-cell office:value-type="string">
            <text:p>X</text:p>
          </table:table-cell>
          <table:table-cell/>
          <table:table-cell>
            <draw:frame table:end-cell-address="'Fase de Grupos'.U67" table:end-x="0.789cm" table:end-y="0.497cm" draw:z-index="107" draw:name="Figuras 28" draw:style-name="gr1" draw:text-style-name="P1" svg:width="0.75cm" svg:height="0.46cm" svg:x="0.039cm" svg:y="0.037cm">
              <draw:image xlink:href="Pictures/10000000000000460000002D5DC69916.png" xlink:type="simple" xlink:show="embed" xlink:actuate="onLoad">
                <text:p/>
              </draw:image>
            </draw:frame>
          </table:table-cell>
          <table:table-cell office:value-type="string">
            <text:p>Costa do Marfim</text:p>
          </table:table-cell>
          <table:table-cell office:value-type="string">
            <text:p>Johanesburgo</text:p>
          </table:table-cell>
          <table:table-cell office:value-type="string">
            <text:p>Soccer City</text:p>
          </table:table-cell>
          <table:table-cell table:formula="of:=IF(AND([.R67]&lt;&gt;&quot;&quot;;[.T67]&lt;&gt;&quot;&quot;);1;0)" office:value-type="float" office:value="0">
            <text:p>0</text:p>
          </table:table-cell>
          <table:table-cell table:formula="of:=IF([.R67]&gt;[.T67];1;0)" office:value-type="float" office:value="0">
            <text:p>0</text:p>
          </table:table-cell>
          <table:table-cell table:formula="of:=IF([.Y67]=0;0;IF([.R67]=[.T67];1;0))" office:value-type="float" office:value="0">
            <text:p>0</text:p>
          </table:table-cell>
          <table:table-cell table:formula="of:=IF([.R67]&lt;[.T67];1;0)" office:value-type="float" office:value="0">
            <text:p>0</text:p>
          </table:table-cell>
          <table:table-cell/>
          <table:table-cell table:formula="of:=([.K67]*10000)+([.J67]*100)+[.H67]" office:value-type="float" office:value="0">
            <text:p>0</text:p>
          </table:table-cell>
          <table:table-cell table:number-columns-repeated="993"/>
        </table:table-row>
        <table:table-row table:style-name="ro3">
          <table:covered-table-cell/>
          <table:table-cell>
            <draw:frame table:end-cell-address="'Fase de Grupos'.B68" table:end-x="0.854cm" table:end-y="0.494cm" draw:z-index="98" draw:name="Figuras 27" draw:style-name="gr1" draw:text-style-name="P1" svg:width="0.75cm" svg:height="0.46cm" svg:x="0.104cm" svg:y="0.034cm">
              <draw:image xlink:href="Pictures/10000000000000460000002DCF5CE021.png" xlink:type="simple" xlink:show="embed" xlink:actuate="onLoad">
                <text:p/>
              </draw:image>
            </draw:frame>
          </table:table-cell>
          <table:table-cell office:value-type="string">
            <text:p>Portugal</text:p>
          </table:table-cell>
          <table:table-cell table:formula="of:=[.Y65]+[.Y68]+[.Y69]" office:value-type="float" office:value="0">
            <text:p>0</text:p>
          </table:table-cell>
          <table:table-cell table:formula="of:=[.AB65]+[.Z68]+[.Z69]" office:value-type="float" office:value="0">
            <text:p>0</text:p>
          </table:table-cell>
          <table:table-cell table:formula="of:=[.AA65]+[.AA68]+[.AA69]" office:value-type="float" office:value="0">
            <text:p>0</text:p>
          </table:table-cell>
          <table:table-cell table:formula="of:=[.Z65]+[.AB68]+[.AB69]" office:value-type="float" office:value="0">
            <text:p>0</text:p>
          </table:table-cell>
          <table:table-cell table:formula="of:=[.T65]+[.R68]+[.R69]" office:value-type="float" office:value="0">
            <text:p>0</text:p>
          </table:table-cell>
          <table:table-cell table:formula="of:=[.R65]+[.T68]+[.T69]" office:value-type="float" office:value="0">
            <text:p>0</text:p>
          </table:table-cell>
          <table:table-cell table:formula="of:=[.H68]-[.I68]" office:value-type="float" office:value="0">
            <text:p>0</text:p>
          </table:table-cell>
          <table:table-cell table:formula="of:=([.E68]*3)+([.F68])" office:value-type="float" office:value="0">
            <text:p>0</text:p>
          </table:table-cell>
          <table:table-cell/>
          <table:table-cell office:value-type="float" office:value="30">
            <text:p>30</text:p>
          </table:table-cell>
          <table:table-cell office:value-type="date" office:date-value="2010-06-21">
            <text:p>21/06/2010</text:p>
          </table:table-cell>
          <table:table-cell office:value-type="time" office:time-value="PT08H30M00S">
            <text:p>08:30</text:p>
          </table:table-cell>
          <table:table-cell office:value-type="string">
            <text:p>Portugal</text:p>
          </table:table-cell>
          <table:table-cell>
            <draw:frame table:end-cell-address="'Fase de Grupos'.Q68" table:end-x="0.835cm" table:end-y="0.494cm" draw:z-index="110" draw:name="Figuras 27" draw:style-name="gr1" draw:text-style-name="P1" svg:width="0.75cm" svg:height="0.46cm" svg:x="0.085cm" svg:y="0.034cm">
              <draw:image xlink:href="Pictures/10000000000000460000002DCF5CE021.png" xlink:type="simple" xlink:show="embed" xlink:actuate="onLoad">
                <text:p/>
              </draw:image>
            </draw:frame>
          </table:table-cell>
          <table:table-cell/>
          <table:table-cell office:value-type="string">
            <text:p>X</text:p>
          </table:table-cell>
          <table:table-cell/>
          <table:table-cell>
            <draw:frame table:end-cell-address="'Fase de Grupos'.U68" table:end-x="0.789cm" table:end-y="0.494cm" draw:z-index="104" draw:name="Figuras 26" draw:style-name="gr1" draw:text-style-name="P1" svg:width="0.75cm" svg:height="0.46cm" svg:x="0.039cm" svg:y="0.034cm">
              <draw:image xlink:href="Pictures/10000000000000460000002D406F608D.png" xlink:type="simple" xlink:show="embed" xlink:actuate="onLoad">
                <text:p/>
              </draw:image>
            </draw:frame>
          </table:table-cell>
          <table:table-cell office:value-type="string">
            <text:p>Coreia do Norte</text:p>
          </table:table-cell>
          <table:table-cell office:value-type="string">
            <text:p>Cidade do Cabo</text:p>
          </table:table-cell>
          <table:table-cell office:value-type="string">
            <text:p>Green Point</text:p>
          </table:table-cell>
          <table:table-cell table:formula="of:=IF(AND([.R68]&lt;&gt;&quot;&quot;;[.T68]&lt;&gt;&quot;&quot;);1;0)" office:value-type="float" office:value="0">
            <text:p>0</text:p>
          </table:table-cell>
          <table:table-cell table:formula="of:=IF([.R68]&gt;[.T68];1;0)" office:value-type="float" office:value="0">
            <text:p>0</text:p>
          </table:table-cell>
          <table:table-cell table:formula="of:=IF([.Y68]=0;0;IF([.R68]=[.T68];1;0))" office:value-type="float" office:value="0">
            <text:p>0</text:p>
          </table:table-cell>
          <table:table-cell table:formula="of:=IF([.R68]&lt;[.T68];1;0)" office:value-type="float" office:value="0">
            <text:p>0</text:p>
          </table:table-cell>
          <table:table-cell/>
          <table:table-cell table:formula="of:=([.K68]*10000)+([.J68]*100)+[.H68]" office:value-type="float" office:value="0">
            <text:p>0</text:p>
          </table:table-cell>
          <table:table-cell table:number-columns-repeated="993"/>
        </table:table-row>
        <table:table-row table:style-name="ro3">
          <table:covered-table-cell/>
          <table:table-cell table:style-name="ce5" office:value-type="string" table:number-columns-spanned="2" table:number-rows-spanned="1">
            <text:p>1<text:span text:style-name="T2">°</text:span> do Grupo</text:p>
          </table:table-cell>
          <table:covered-table-cell table:style-name="ce5"/>
          <table:table-cell table:style-name="ce9" table:formula="of:=IF(SUM([.Y65:.Y70])&lt;6;&quot;&quot;;IF([.AD65]=(LARGE([.AD65:.AD68];1));[.C65];IF([.AD66]=(LARGE([.AD65:.AD68];1));[.C66];IF([.AD67]=(LARGE([.AD65:.AD68];1));[.C67];IF([.AD68]=(LARGE([.AD65:.AD68];1));[.C68];&quot;&quot;)))))" table:number-columns-spanned="8" table:number-rows-spanned="1">
            <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table-cell office:value-type="float" office:value="45">
            <text:p>45</text:p>
          </table:table-cell>
          <table:table-cell office:value-type="date" office:date-value="2010-06-25">
            <text:p>25/06/2010</text:p>
          </table:table-cell>
          <table:table-cell office:value-type="time" office:time-value="PT11H00M00S">
            <text:p>11:00</text:p>
          </table:table-cell>
          <table:table-cell office:value-type="string">
            <text:p>Portugal</text:p>
          </table:table-cell>
          <table:table-cell>
            <draw:frame table:end-cell-address="'Fase de Grupos'.Q69" table:end-x="0.835cm" table:end-y="0.49cm" draw:z-index="111" draw:name="Figuras 27" draw:style-name="gr1" draw:text-style-name="P1" svg:width="0.75cm" svg:height="0.46cm" svg:x="0.085cm" svg:y="0.03cm">
              <draw:image xlink:href="Pictures/10000000000000460000002DCF5CE021.png" xlink:type="simple" xlink:show="embed" xlink:actuate="onLoad">
                <text:p/>
              </draw:image>
            </draw:frame>
          </table:table-cell>
          <table:table-cell/>
          <table:table-cell office:value-type="string">
            <text:p>X</text:p>
          </table:table-cell>
          <table:table-cell/>
          <table:table-cell>
            <draw:frame table:end-cell-address="'Fase de Grupos'.U69" table:end-x="0.789cm" table:end-y="0.49cm" draw:z-index="102" draw:name="Figuras 25" draw:style-name="gr1" draw:text-style-name="P1" svg:width="0.75cm" svg:height="0.46cm" svg:x="0.039cm" svg:y="0.03cm">
              <draw:image xlink:href="Pictures/10000000000000460000002D5D5B3F4D.png" xlink:type="simple" xlink:show="embed" xlink:actuate="onLoad">
                <text:p/>
              </draw:image>
            </draw:frame>
          </table:table-cell>
          <table:table-cell office:value-type="string">
            <text:p>Brasil</text:p>
          </table:table-cell>
          <table:table-cell table:number-columns-repeated="2" office:value-type="string">
            <text:p>Durban</text:p>
          </table:table-cell>
          <table:table-cell table:formula="of:=IF(AND([.R69]&lt;&gt;&quot;&quot;;[.T69]&lt;&gt;&quot;&quot;);1;0)" office:value-type="float" office:value="0">
            <text:p>0</text:p>
          </table:table-cell>
          <table:table-cell table:formula="of:=IF([.R69]&gt;[.T69];1;0)" office:value-type="float" office:value="0">
            <text:p>0</text:p>
          </table:table-cell>
          <table:table-cell table:formula="of:=IF([.Y69]=0;0;IF([.R69]=[.T69];1;0))" office:value-type="float" office:value="0">
            <text:p>0</text:p>
          </table:table-cell>
          <table:table-cell table:formula="of:=IF([.R69]&lt;[.T69];1;0)" office:value-type="float" office:value="0">
            <text:p>0</text:p>
          </table:table-cell>
          <table:table-cell table:number-columns-repeated="995"/>
        </table:table-row>
        <table:table-row table:style-name="ro3">
          <table:covered-table-cell/>
          <table:table-cell table:style-name="ce5" office:value-type="string" table:number-columns-spanned="2" table:number-rows-spanned="1">
            <text:p>2<text:span text:style-name="T2">°</text:span> do Grupo</text:p>
          </table:table-cell>
          <table:covered-table-cell table:style-name="ce5"/>
          <table:table-cell table:style-name="ce9" table:formula="of:=IF(SUM([.Y65:.Y70])&lt;6;&quot;&quot;;IF([.AD65]=(LARGE([.AD65:.AD68];2));[.C65];IF([.AD66]=(LARGE([.AD65:.AD68];2));[.C66];IF([.AD67]=(LARGE([.AD65:.AD68];2));[.C67];IF([.AD68]=(LARGE([.AD65:.AD68];2));[.C68];&quot;&quot;)))))" table:number-columns-spanned="8" table:number-rows-spanned="1">
            <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table-cell office:value-type="float" office:value="46">
            <text:p>46</text:p>
          </table:table-cell>
          <table:table-cell office:value-type="date" office:date-value="2010-06-25">
            <text:p>25/06/2010</text:p>
          </table:table-cell>
          <table:table-cell office:value-type="time" office:time-value="PT11H00M00S">
            <text:p>11:00</text:p>
          </table:table-cell>
          <table:table-cell office:value-type="string">
            <text:p>Coreia do Norte</text:p>
          </table:table-cell>
          <table:table-cell>
            <draw:frame table:end-cell-address="'Fase de Grupos'.Q70" table:end-x="0.835cm" table:end-y="0.486cm" draw:z-index="105" draw:name="Figuras 26" draw:style-name="gr1" draw:text-style-name="P1" svg:width="0.75cm" svg:height="0.46cm" svg:x="0.085cm" svg:y="0.026cm">
              <draw:image xlink:href="Pictures/10000000000000460000002D406F608D.png" xlink:type="simple" xlink:show="embed" xlink:actuate="onLoad">
                <text:p/>
              </draw:image>
            </draw:frame>
          </table:table-cell>
          <table:table-cell/>
          <table:table-cell office:value-type="string">
            <text:p>X</text:p>
          </table:table-cell>
          <table:table-cell/>
          <table:table-cell>
            <draw:frame table:end-cell-address="'Fase de Grupos'.U70" table:end-x="0.789cm" table:end-y="0.486cm" draw:z-index="108" draw:name="Figuras 28" draw:style-name="gr1" draw:text-style-name="P1" svg:width="0.75cm" svg:height="0.46cm" svg:x="0.039cm" svg:y="0.026cm">
              <draw:image xlink:href="Pictures/10000000000000460000002D5DC69916.png" xlink:type="simple" xlink:show="embed" xlink:actuate="onLoad">
                <text:p/>
              </draw:image>
            </draw:frame>
          </table:table-cell>
          <table:table-cell office:value-type="string">
            <text:p>Costa do Marfim</text:p>
          </table:table-cell>
          <table:table-cell office:value-type="string">
            <text:p>Nelspruit</text:p>
          </table:table-cell>
          <table:table-cell office:value-type="string">
            <text:p>Mbombela</text:p>
          </table:table-cell>
          <table:table-cell table:formula="of:=IF(AND([.R70]&lt;&gt;&quot;&quot;;[.T70]&lt;&gt;&quot;&quot;);1;0)" office:value-type="float" office:value="0">
            <text:p>0</text:p>
          </table:table-cell>
          <table:table-cell table:formula="of:=IF([.R70]&gt;[.T70];1;0)" office:value-type="float" office:value="0">
            <text:p>0</text:p>
          </table:table-cell>
          <table:table-cell table:formula="of:=IF([.Y70]=0;0;IF([.R70]=[.T70];1;0))" office:value-type="float" office:value="0">
            <text:p>0</text:p>
          </table:table-cell>
          <table:table-cell table:formula="of:=IF([.R70]&lt;[.T70];1;0)" office:value-type="float" office:value="0">
            <text:p>0</text:p>
          </table:table-cell>
          <table:table-cell table:number-columns-repeated="995"/>
        </table:table-row>
        <table:table-row table:style-name="ro2" table:number-rows-repeated="3">
          <table:table-cell table:style-name="Default" table:number-columns-repeated="30"/>
          <table:table-cell table:number-columns-repeated="993"/>
        </table:table-row>
        <table:table-row table:style-name="ro2">
          <table:table-cell table:style-name="Default" table:number-columns-repeated="3"/>
          <table:table-cell table:style-name="ce7" office:value-type="string">
            <office:annotation draw:style-name="gr2" draw:text-style-name="P2" svg:width="1.305cm" svg:height="0.596cm" svg:x="6.437cm" svg:y="42.874cm" draw:caption-point-x="-0.61cm" draw:caption-point-y="1.365cm">
              <dc:creator>USI</dc:creator>
              <dc:date>2010-03-17T00:00:00</dc:date>
              <text:p text:style-name="P2">Jogos</text:p>
            </office:annotation>
            <text:p>J</text:p>
          </table:table-cell>
          <table:table-cell table:style-name="ce7" office:value-type="string">
            <office:annotation draw:style-name="gr3" draw:text-style-name="P2" svg:width="1.515cm" svg:height="0.596cm" svg:x="7.035cm" svg:y="42.874cm" draw:caption-point-x="-0.61cm" draw:caption-point-y="1.365cm">
              <dc:creator>USI</dc:creator>
              <dc:date>2010-03-11T00:00:00</dc:date>
              <text:p text:style-name="P2"><text:span text:style-name="T1">Vitórias</text:span></text:p>
            </office:annotation>
            <text:p>V</text:p>
          </table:table-cell>
          <table:table-cell table:style-name="ce7" office:value-type="string">
            <office:annotation draw:style-name="gr2" draw:text-style-name="P2" svg:width="1.808cm" svg:height="0.596cm" svg:x="7.632cm" svg:y="42.874cm" draw:caption-point-x="-0.61cm" draw:caption-point-y="1.365cm">
              <dc:creator>USI</dc:creator>
              <dc:date>2010-03-17T00:00:00</dc:date>
              <text:p text:style-name="P2">Empates</text:p>
            </office:annotation>
            <text:p>E</text:p>
          </table:table-cell>
          <table:table-cell table:style-name="ce7" office:value-type="string">
            <office:annotation draw:style-name="gr3" draw:text-style-name="P2" svg:width="1.685cm" svg:height="0.596cm" svg:x="8.23cm" svg:y="42.874cm" draw:caption-point-x="-0.61cm" draw:caption-point-y="1.365cm">
              <dc:creator>USI</dc:creator>
              <dc:date>2010-03-11T00:00:00</dc:date>
              <text:p text:style-name="P2"><text:span text:style-name="T1">Derrotas</text:span></text:p>
            </office:annotation>
            <text:p>D</text:p>
          </table:table-cell>
          <table:table-cell table:style-name="ce7" office:value-type="string">
            <office:annotation draw:style-name="gr2" draw:text-style-name="P2" svg:width="1.727cm" svg:height="0.596cm" svg:x="8.827cm" svg:y="42.874cm" draw:caption-point-x="-0.61cm" draw:caption-point-y="1.365cm">
              <dc:creator>USI</dc:creator>
              <dc:date>2010-03-17T00:00:00</dc:date>
              <text:p text:style-name="P2">Gols Pró</text:p>
            </office:annotation>
            <text:p>GP</text:p>
          </table:table-cell>
          <table:table-cell table:style-name="ce7" office:value-type="string">
            <office:annotation draw:style-name="gr3" draw:text-style-name="P2" svg:width="2.217cm" svg:height="0.596cm" svg:x="9.425cm" svg:y="42.874cm" draw:caption-point-x="-0.61cm" draw:caption-point-y="1.365cm">
              <dc:creator>USI</dc:creator>
              <dc:date>2010-03-11T00:00:00</dc:date>
              <text:p text:style-name="P2"><text:span text:style-name="T1">Gols Contra</text:span></text:p>
            </office:annotation>
            <text:p>GC</text:p>
          </table:table-cell>
          <table:table-cell table:style-name="ce7" office:value-type="string">
            <office:annotation draw:style-name="gr3" draw:text-style-name="P2" svg:width="2.456cm" svg:height="0.596cm" svg:x="10.022cm" svg:y="42.874cm" draw:caption-point-x="-0.61cm" draw:caption-point-y="1.365cm">
              <dc:creator>USI</dc:creator>
              <dc:date>2010-03-11T00:00:00</dc:date>
              <text:p text:style-name="P2"><text:span text:style-name="T1">Saldo de Gols</text:span></text:p>
            </office:annotation>
            <text:p>SG</text:p>
          </table:table-cell>
          <table:table-cell table:style-name="ce7" office:value-type="string">
            <text:p>Pontos</text:p>
          </table:table-cell>
          <table:table-cell table:style-name="Default"/>
          <table:table-cell table:style-name="ce12" office:value-type="string">
            <text:p>Jogo</text:p>
          </table:table-cell>
          <table:table-cell table:style-name="ce12" office:value-type="string">
            <text:p>Dia</text:p>
          </table:table-cell>
          <table:table-cell table:style-name="ce12" office:value-type="string">
            <text:p>Hora</text:p>
          </table:table-cell>
          <table:table-cell table:style-name="ce12" office:value-type="string" table:number-columns-spanned="7" table:number-rows-spanned="1">
            <text:p>Confronto</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style-name="ce12" office:value-type="string">
            <text:p>Local</text:p>
          </table:table-cell>
          <table:table-cell table:style-name="ce12" office:value-type="string">
            <text:p>Estádio</text:p>
          </table:table-cell>
          <table:table-cell table:style-name="Default"/>
          <table:table-cell table:style-name="Default">
            <office:annotation draw:style-name="gr3" draw:text-style-name="P2" svg:width="2.899cm" svg:height="2.571cm" svg:x="34.71cm" svg:y="42.872cm" draw:caption-point-x="-0.61cm" draw:caption-point-y="1.367cm">
              <dc:creator>USI</dc:creator>
              <dc:date>2010-03-11T00:00:00</dc:date>
              <text:p text:style-name="P2"><text:span text:style-name="T1">Contador. Vitória do time A (por jogo) = Marca 1 pra vitória e 0 pra qualquer outro resultado</text:span></text:p>
            </office:annotation>
          </table:table-cell>
          <table:table-cell table:style-name="Default"/>
          <table:table-cell table:style-name="Default">
            <office:annotation draw:style-name="gr3" draw:text-style-name="P2" svg:width="2.899cm" svg:height="2.966cm" svg:x="34.71cm" svg:y="42.872cm" draw:caption-point-x="-0.61cm" draw:caption-point-y="1.367cm">
              <dc:creator>USI</dc:creator>
              <dc:date>2010-03-11T00:00:00</dc:date>
              <text:p text:style-name="P2"><text:span text:style-name="T1">Contador. Derrota do time A (por jogo) = Marca 1 pra derrota e 0 pra qualquer outro resultado</text:span></text:p>
            </office:annotation>
          </table:table-cell>
          <table:table-cell table:style-name="Default"/>
          <table:table-cell table:style-name="Default">
            <office:annotation draw:style-name="gr4" draw:text-style-name="P2" svg:width="8.329cm" svg:height="2.966cm" svg:x="34.71cm" svg:y="42.872cm" draw:caption-point-x="-0.61cm" draw:caption-point-y="1.367cm">
              <dc:creator>USI</dc:creator>
              <dc:date>2010-03-11T00:00:00</dc:date>
              <text:p text:style-name="P2"><text:span text:style-name="T1">Pontos x 10000, mais, saldo de gols x 100, mais, gols pró. Ponderação para definir primeiro e segundo do grupo. O maior número e o segundo maior número. Serão desconsiderados os critérios de confronto direto, saldo de gols no confronto direto, gols marcados no confronto direto e obviamente o sorteio.</text:span></text:p>
            </office:annotation>
          </table:table-cell>
          <table:table-cell table:number-columns-repeated="993"/>
        </table:table-row>
        <table:table-row table:style-name="ro3">
          <table:table-cell table:style-name="ce2" office:value-type="string" table:number-columns-spanned="1" table:number-rows-spanned="6">
            <text:p>Grupo H</text:p>
          </table:table-cell>
          <table:table-cell>
            <draw:frame table:end-cell-address="'Fase de Grupos'.B75" table:end-x="0.854cm" table:end-y="0.492cm" draw:z-index="112" draw:name="Figuras 29" draw:style-name="gr1" draw:text-style-name="P1" svg:width="0.75cm" svg:height="0.46cm" svg:x="0.104cm" svg:y="0.032cm">
              <draw:image xlink:href="Pictures/10000000000000460000002D72DB75CE.png" xlink:type="simple" xlink:show="embed" xlink:actuate="onLoad">
                <text:p/>
              </draw:image>
            </draw:frame>
          </table:table-cell>
          <table:table-cell office:value-type="string">
            <text:p>Chile</text:p>
          </table:table-cell>
          <table:table-cell table:formula="of:=[.Y75]+[.Y77]+[.Y79]" office:value-type="float" office:value="0">
            <text:p>0</text:p>
          </table:table-cell>
          <table:table-cell table:formula="of:=[.AB75]+[.Z77]+[.Z79]" office:value-type="float" office:value="0">
            <text:p>0</text:p>
          </table:table-cell>
          <table:table-cell table:formula="of:=[.AA75]+[.AA77]+[.AA79]" office:value-type="float" office:value="0">
            <text:p>0</text:p>
          </table:table-cell>
          <table:table-cell table:formula="of:=[.Z75]+[.AB77]+[.AB79]" office:value-type="float" office:value="0">
            <text:p>0</text:p>
          </table:table-cell>
          <table:table-cell table:formula="of:=[.T75]+[.R77]+[.R79]" office:value-type="float" office:value="0">
            <text:p>0</text:p>
          </table:table-cell>
          <table:table-cell table:formula="of:=[.R75]+[.T77]+[.T79]" office:value-type="float" office:value="0">
            <text:p>0</text:p>
          </table:table-cell>
          <table:table-cell table:formula="of:=[.H75]-[.I75]" office:value-type="float" office:value="0">
            <text:p>0</text:p>
          </table:table-cell>
          <table:table-cell table:formula="of:=([.E75]*3)+([.F75])" office:value-type="float" office:value="0">
            <text:p>0</text:p>
          </table:table-cell>
          <table:table-cell/>
          <table:table-cell office:value-type="float" office:value="15">
            <text:p>15</text:p>
          </table:table-cell>
          <table:table-cell office:value-type="date" office:date-value="2010-06-16">
            <text:p>16/06/2010</text:p>
          </table:table-cell>
          <table:table-cell office:value-type="time" office:time-value="PT08H30M00S">
            <text:p>08:30</text:p>
          </table:table-cell>
          <table:table-cell office:value-type="string">
            <text:p>Honduras</text:p>
          </table:table-cell>
          <table:table-cell>
            <draw:frame table:end-cell-address="'Fase de Grupos'.Q75" table:end-x="0.835cm" table:end-y="0.492cm" draw:z-index="122" draw:name="Figuras 30" draw:style-name="gr1" draw:text-style-name="P1" svg:width="0.75cm" svg:height="0.46cm" svg:x="0.085cm" svg:y="0.032cm">
              <draw:image xlink:href="Pictures/10000000000000460000002D345F049A.png" xlink:type="simple" xlink:show="embed" xlink:actuate="onLoad">
                <text:p/>
              </draw:image>
            </draw:frame>
          </table:table-cell>
          <table:table-cell/>
          <table:table-cell office:value-type="string">
            <text:p>X</text:p>
          </table:table-cell>
          <table:table-cell/>
          <table:table-cell>
            <draw:frame table:end-cell-address="'Fase de Grupos'.U75" table:end-x="0.789cm" table:end-y="0.492cm" draw:z-index="116" draw:name="Figuras 29" draw:style-name="gr1" draw:text-style-name="P1" svg:width="0.75cm" svg:height="0.46cm" svg:x="0.039cm" svg:y="0.032cm">
              <draw:image xlink:href="Pictures/10000000000000460000002D72DB75CE.png" xlink:type="simple" xlink:show="embed" xlink:actuate="onLoad">
                <text:p/>
              </draw:image>
            </draw:frame>
          </table:table-cell>
          <table:table-cell office:value-type="string">
            <text:p>Chile</text:p>
          </table:table-cell>
          <table:table-cell office:value-type="string">
            <text:p>Nelspruit</text:p>
          </table:table-cell>
          <table:table-cell office:value-type="string">
            <text:p>Mbombela</text:p>
          </table:table-cell>
          <table:table-cell table:formula="of:=IF(AND([.R75]&lt;&gt;&quot;&quot;;[.T75]&lt;&gt;&quot;&quot;);1;0)" office:value-type="float" office:value="0">
            <text:p>0</text:p>
          </table:table-cell>
          <table:table-cell table:formula="of:=IF([.R75]&gt;[.T75];1;0)" office:value-type="float" office:value="0">
            <text:p>0</text:p>
          </table:table-cell>
          <table:table-cell table:formula="of:=IF([.Y75]=0;0;IF([.R75]=[.T75];1;0))" office:value-type="float" office:value="0">
            <text:p>0</text:p>
          </table:table-cell>
          <table:table-cell table:formula="of:=IF([.R75]&lt;[.T75];1;0)" office:value-type="float" office:value="0">
            <text:p>0</text:p>
          </table:table-cell>
          <table:table-cell/>
          <table:table-cell table:formula="of:=([.K75]*10000)+([.J75]*100)+[.H75]" office:value-type="float" office:value="0">
            <text:p>0</text:p>
          </table:table-cell>
          <table:table-cell table:number-columns-repeated="993"/>
        </table:table-row>
        <table:table-row table:style-name="ro3">
          <table:covered-table-cell/>
          <table:table-cell>
            <draw:frame table:end-cell-address="'Fase de Grupos'.B76" table:end-x="0.854cm" table:end-y="0.488cm" draw:z-index="114" draw:name="Figuras 31" draw:style-name="gr1" draw:text-style-name="P1" svg:width="0.75cm" svg:height="0.46cm" svg:x="0.104cm" svg:y="0.028cm">
              <draw:image xlink:href="Pictures/10000000000000460000002DA1A26264.png" xlink:type="simple" xlink:show="embed" xlink:actuate="onLoad">
                <text:p/>
              </draw:image>
            </draw:frame>
          </table:table-cell>
          <table:table-cell office:value-type="string">
            <text:p>Espanha</text:p>
          </table:table-cell>
          <table:table-cell table:formula="of:=[.Y76]+[.Y78]+[.Y79]" office:value-type="float" office:value="0">
            <text:p>0</text:p>
          </table:table-cell>
          <table:table-cell table:formula="of:=[.Z76]+[.Z78]+[.AB79]" office:value-type="float" office:value="0">
            <text:p>0</text:p>
          </table:table-cell>
          <table:table-cell table:formula="of:=[.AA76]+[.AA78]+[.AA79]" office:value-type="float" office:value="0">
            <text:p>0</text:p>
          </table:table-cell>
          <table:table-cell table:formula="of:=[.AB76]+[.AB78]+[.Z79]" office:value-type="float" office:value="0">
            <text:p>0</text:p>
          </table:table-cell>
          <table:table-cell table:formula="of:=[.R76]+[.R78]+[.T79]" office:value-type="float" office:value="0">
            <text:p>0</text:p>
          </table:table-cell>
          <table:table-cell table:formula="of:=[.T76]+[.T78]+[.R79]" office:value-type="float" office:value="0">
            <text:p>0</text:p>
          </table:table-cell>
          <table:table-cell table:formula="of:=[.H76]-[.I76]" office:value-type="float" office:value="0">
            <text:p>0</text:p>
          </table:table-cell>
          <table:table-cell table:formula="of:=([.E76]*3)+([.F76])" office:value-type="float" office:value="0">
            <text:p>0</text:p>
          </table:table-cell>
          <table:table-cell/>
          <table:table-cell office:value-type="float" office:value="16">
            <text:p>16</text:p>
          </table:table-cell>
          <table:table-cell office:value-type="date" office:date-value="2010-06-16">
            <text:p>16/06/2010</text:p>
          </table:table-cell>
          <table:table-cell office:value-type="time" office:time-value="PT11H00M00S">
            <text:p>11:00</text:p>
          </table:table-cell>
          <table:table-cell office:value-type="string">
            <text:p>Espanha</text:p>
          </table:table-cell>
          <table:table-cell>
            <draw:frame table:end-cell-address="'Fase de Grupos'.Q76" table:end-x="0.835cm" table:end-y="0.488cm" draw:z-index="119" draw:name="Figuras 31" draw:style-name="gr1" draw:text-style-name="P1" svg:width="0.75cm" svg:height="0.46cm" svg:x="0.085cm" svg:y="0.028cm">
              <draw:image xlink:href="Pictures/10000000000000460000002DA1A26264.png" xlink:type="simple" xlink:show="embed" xlink:actuate="onLoad">
                <text:p/>
              </draw:image>
            </draw:frame>
          </table:table-cell>
          <table:table-cell/>
          <table:table-cell office:value-type="string">
            <text:p>X</text:p>
          </table:table-cell>
          <table:table-cell/>
          <table:table-cell>
            <draw:frame table:end-cell-address="'Fase de Grupos'.U76" table:end-x="0.789cm" table:end-y="0.488cm" draw:z-index="125" draw:name="Figuras 32" draw:style-name="gr1" draw:text-style-name="P1" svg:width="0.75cm" svg:height="0.46cm" svg:x="0.039cm" svg:y="0.028cm">
              <draw:image xlink:href="Pictures/10000000000000460000002D94A395AB.png" xlink:type="simple" xlink:show="embed" xlink:actuate="onLoad">
                <text:p/>
              </draw:image>
            </draw:frame>
          </table:table-cell>
          <table:table-cell office:value-type="string">
            <text:p>Suíça</text:p>
          </table:table-cell>
          <table:table-cell table:number-columns-repeated="2" office:value-type="string">
            <text:p>Durban</text:p>
          </table:table-cell>
          <table:table-cell table:formula="of:=IF(AND([.R76]&lt;&gt;&quot;&quot;;[.T76]&lt;&gt;&quot;&quot;);1;0)" office:value-type="float" office:value="0">
            <text:p>0</text:p>
          </table:table-cell>
          <table:table-cell table:formula="of:=IF([.R76]&gt;[.T76];1;0)" office:value-type="float" office:value="0">
            <text:p>0</text:p>
          </table:table-cell>
          <table:table-cell table:formula="of:=IF([.Y76]=0;0;IF([.R76]=[.T76];1;0))" office:value-type="float" office:value="0">
            <text:p>0</text:p>
          </table:table-cell>
          <table:table-cell table:formula="of:=IF([.R76]&lt;[.T76];1;0)" office:value-type="float" office:value="0">
            <text:p>0</text:p>
          </table:table-cell>
          <table:table-cell/>
          <table:table-cell table:formula="of:=([.K76]*10000)+([.J76]*100)+[.H76]" office:value-type="float" office:value="0">
            <text:p>0</text:p>
          </table:table-cell>
          <table:table-cell table:number-columns-repeated="993"/>
        </table:table-row>
        <table:table-row table:style-name="ro3">
          <table:covered-table-cell/>
          <table:table-cell>
            <draw:frame table:end-cell-address="'Fase de Grupos'.B77" table:end-x="0.854cm" table:end-y="0.485cm" draw:z-index="113" draw:name="Figuras 30" draw:style-name="gr1" draw:text-style-name="P1" svg:width="0.75cm" svg:height="0.46cm" svg:x="0.104cm" svg:y="0.025cm">
              <draw:image xlink:href="Pictures/10000000000000460000002D345F049A.png" xlink:type="simple" xlink:show="embed" xlink:actuate="onLoad">
                <text:p/>
              </draw:image>
            </draw:frame>
          </table:table-cell>
          <table:table-cell office:value-type="string">
            <text:p>Honduras</text:p>
          </table:table-cell>
          <table:table-cell table:formula="of:=[.Y75]+[.Y78]+[.Y80]" office:value-type="float" office:value="0">
            <text:p>0</text:p>
          </table:table-cell>
          <table:table-cell table:formula="of:=[.Z75]+[.AB78]+[.AB80]" office:value-type="float" office:value="0">
            <text:p>0</text:p>
          </table:table-cell>
          <table:table-cell table:formula="of:=[.AA75]+[.AA78]+[.AA80]" office:value-type="float" office:value="0">
            <text:p>0</text:p>
          </table:table-cell>
          <table:table-cell table:formula="of:=[.AB75]+[.Z78]+[.Z80]" office:value-type="float" office:value="0">
            <text:p>0</text:p>
          </table:table-cell>
          <table:table-cell table:formula="of:=[.R75]+[.T78]+[.T80]" office:value-type="float" office:value="0">
            <text:p>0</text:p>
          </table:table-cell>
          <table:table-cell table:formula="of:=[.T75]+[.R78]+[.R80]" office:value-type="float" office:value="0">
            <text:p>0</text:p>
          </table:table-cell>
          <table:table-cell table:formula="of:=[.H77]-[.I77]" office:value-type="float" office:value="0">
            <text:p>0</text:p>
          </table:table-cell>
          <table:table-cell table:formula="of:=([.E77]*3)+([.F77])" office:value-type="float" office:value="0">
            <text:p>0</text:p>
          </table:table-cell>
          <table:table-cell/>
          <table:table-cell office:value-type="float" office:value="31">
            <text:p>31</text:p>
          </table:table-cell>
          <table:table-cell office:value-type="date" office:date-value="2010-06-21">
            <text:p>21/06/2010</text:p>
          </table:table-cell>
          <table:table-cell office:value-type="time" office:time-value="PT11H00M00S">
            <text:p>11:00</text:p>
          </table:table-cell>
          <table:table-cell office:value-type="string">
            <text:p>Chile</text:p>
          </table:table-cell>
          <table:table-cell>
            <draw:frame table:end-cell-address="'Fase de Grupos'.Q77" table:end-x="0.835cm" table:end-y="0.485cm" draw:z-index="117" draw:name="Figuras 29" draw:style-name="gr1" draw:text-style-name="P1" svg:width="0.75cm" svg:height="0.46cm" svg:x="0.085cm" svg:y="0.025cm">
              <draw:image xlink:href="Pictures/10000000000000460000002D72DB75CE.png" xlink:type="simple" xlink:show="embed" xlink:actuate="onLoad">
                <text:p/>
              </draw:image>
            </draw:frame>
          </table:table-cell>
          <table:table-cell/>
          <table:table-cell office:value-type="string">
            <text:p>X</text:p>
          </table:table-cell>
          <table:table-cell/>
          <table:table-cell>
            <draw:frame table:end-cell-address="'Fase de Grupos'.U77" table:end-x="0.789cm" table:end-y="0.485cm" draw:z-index="126" draw:name="Figuras 32" draw:style-name="gr1" draw:text-style-name="P1" svg:width="0.75cm" svg:height="0.46cm" svg:x="0.039cm" svg:y="0.025cm">
              <draw:image xlink:href="Pictures/10000000000000460000002D94A395AB.png" xlink:type="simple" xlink:show="embed" xlink:actuate="onLoad">
                <text:p/>
              </draw:image>
            </draw:frame>
          </table:table-cell>
          <table:table-cell office:value-type="string">
            <text:p>Suíça</text:p>
          </table:table-cell>
          <table:table-cell office:value-type="string">
            <text:p>Port Elizabeth</text:p>
          </table:table-cell>
          <table:table-cell office:value-type="string">
            <text:p>Nelson Mandela</text:p>
          </table:table-cell>
          <table:table-cell table:formula="of:=IF(AND([.R77]&lt;&gt;&quot;&quot;;[.T77]&lt;&gt;&quot;&quot;);1;0)" office:value-type="float" office:value="0">
            <text:p>0</text:p>
          </table:table-cell>
          <table:table-cell table:formula="of:=IF([.R77]&gt;[.T77];1;0)" office:value-type="float" office:value="0">
            <text:p>0</text:p>
          </table:table-cell>
          <table:table-cell table:formula="of:=IF([.Y77]=0;0;IF([.R77]=[.T77];1;0))" office:value-type="float" office:value="0">
            <text:p>0</text:p>
          </table:table-cell>
          <table:table-cell table:formula="of:=IF([.R77]&lt;[.T77];1;0)" office:value-type="float" office:value="0">
            <text:p>0</text:p>
          </table:table-cell>
          <table:table-cell/>
          <table:table-cell table:formula="of:=([.K77]*10000)+([.J77]*100)+[.H77]" office:value-type="float" office:value="0">
            <text:p>0</text:p>
          </table:table-cell>
          <table:table-cell table:number-columns-repeated="993"/>
        </table:table-row>
        <table:table-row table:style-name="ro3">
          <table:covered-table-cell/>
          <table:table-cell>
            <draw:frame table:end-cell-address="'Fase de Grupos'.B78" table:end-x="0.854cm" table:end-y="0.481cm" draw:z-index="115" draw:name="Figuras 32" draw:style-name="gr1" draw:text-style-name="P1" svg:width="0.75cm" svg:height="0.46cm" svg:x="0.104cm" svg:y="0.021cm">
              <draw:image xlink:href="Pictures/10000000000000460000002D94A395AB.png" xlink:type="simple" xlink:show="embed" xlink:actuate="onLoad">
                <text:p/>
              </draw:image>
            </draw:frame>
          </table:table-cell>
          <table:table-cell office:value-type="string">
            <text:p>Suíça</text:p>
          </table:table-cell>
          <table:table-cell table:formula="of:=[.Y76]+[.Y77]+[.Y80]" office:value-type="float" office:value="0">
            <text:p>0</text:p>
          </table:table-cell>
          <table:table-cell table:formula="of:=[.AB76]+[.AB77]+[.Z80]" office:value-type="float" office:value="0">
            <text:p>0</text:p>
          </table:table-cell>
          <table:table-cell table:formula="of:=[.AA76]+[.AA77]+[.AA80]" office:value-type="float" office:value="0">
            <text:p>0</text:p>
          </table:table-cell>
          <table:table-cell table:formula="of:=[.Z76]+[.Z77]+[.AB80]" office:value-type="float" office:value="0">
            <text:p>0</text:p>
          </table:table-cell>
          <table:table-cell table:formula="of:=[.T76]+[.T77]+[.R80]" office:value-type="float" office:value="0">
            <text:p>0</text:p>
          </table:table-cell>
          <table:table-cell table:formula="of:=[.R76]+[.R77]+[.T80]" office:value-type="float" office:value="0">
            <text:p>0</text:p>
          </table:table-cell>
          <table:table-cell table:formula="of:=[.H78]-[.I78]" office:value-type="float" office:value="0">
            <text:p>0</text:p>
          </table:table-cell>
          <table:table-cell table:formula="of:=([.E78]*3)+([.F78])" office:value-type="float" office:value="0">
            <text:p>0</text:p>
          </table:table-cell>
          <table:table-cell/>
          <table:table-cell office:value-type="float" office:value="32">
            <text:p>32</text:p>
          </table:table-cell>
          <table:table-cell office:value-type="date" office:date-value="2010-06-21">
            <text:p>21/06/2010</text:p>
          </table:table-cell>
          <table:table-cell office:value-type="time" office:time-value="PT15H30M00S">
            <text:p>15:30</text:p>
          </table:table-cell>
          <table:table-cell office:value-type="string">
            <text:p>Espanha</text:p>
          </table:table-cell>
          <table:table-cell>
            <draw:frame table:end-cell-address="'Fase de Grupos'.Q78" table:end-x="0.835cm" table:end-y="0.481cm" draw:z-index="121" draw:name="Figuras 31" draw:style-name="gr1" draw:text-style-name="P1" svg:width="0.75cm" svg:height="0.46cm" svg:x="0.085cm" svg:y="0.021cm">
              <draw:image xlink:href="Pictures/10000000000000460000002DA1A26264.png" xlink:type="simple" xlink:show="embed" xlink:actuate="onLoad">
                <text:p/>
              </draw:image>
            </draw:frame>
          </table:table-cell>
          <table:table-cell/>
          <table:table-cell office:value-type="string">
            <text:p>X</text:p>
          </table:table-cell>
          <table:table-cell/>
          <table:table-cell>
            <draw:frame table:end-cell-address="'Fase de Grupos'.U78" table:end-x="0.789cm" table:end-y="0.481cm" draw:z-index="123" draw:name="Figuras 30" draw:style-name="gr1" draw:text-style-name="P1" svg:width="0.75cm" svg:height="0.46cm" svg:x="0.039cm" svg:y="0.021cm">
              <draw:image xlink:href="Pictures/10000000000000460000002D345F049A.png" xlink:type="simple" xlink:show="embed" xlink:actuate="onLoad">
                <text:p/>
              </draw:image>
            </draw:frame>
          </table:table-cell>
          <table:table-cell office:value-type="string">
            <text:p>Honduras</text:p>
          </table:table-cell>
          <table:table-cell office:value-type="string">
            <text:p>Johanesburgo</text:p>
          </table:table-cell>
          <table:table-cell office:value-type="string">
            <text:p>Ellis Park</text:p>
          </table:table-cell>
          <table:table-cell table:formula="of:=IF(AND([.R78]&lt;&gt;&quot;&quot;;[.T78]&lt;&gt;&quot;&quot;);1;0)" office:value-type="float" office:value="0">
            <text:p>0</text:p>
          </table:table-cell>
          <table:table-cell table:formula="of:=IF([.R78]&gt;[.T78];1;0)" office:value-type="float" office:value="0">
            <text:p>0</text:p>
          </table:table-cell>
          <table:table-cell table:formula="of:=IF([.Y78]=0;0;IF([.R78]=[.T78];1;0))" office:value-type="float" office:value="0">
            <text:p>0</text:p>
          </table:table-cell>
          <table:table-cell table:formula="of:=IF([.R78]&lt;[.T78];1;0)" office:value-type="float" office:value="0">
            <text:p>0</text:p>
          </table:table-cell>
          <table:table-cell/>
          <table:table-cell table:formula="of:=([.K78]*10000)+([.J78]*100)+[.H78]" office:value-type="float" office:value="0">
            <text:p>0</text:p>
          </table:table-cell>
          <table:table-cell table:number-columns-repeated="993"/>
        </table:table-row>
        <table:table-row table:style-name="ro3">
          <table:covered-table-cell/>
          <table:table-cell table:style-name="ce5" office:value-type="string" table:number-columns-spanned="2" table:number-rows-spanned="1">
            <text:p>1<text:span text:style-name="T2">°</text:span> do Grupo</text:p>
          </table:table-cell>
          <table:covered-table-cell table:style-name="ce5"/>
          <table:table-cell table:style-name="ce9" table:formula="of:=IF(SUM([.Y75:.Y80])&lt;6;&quot;&quot;;IF([.AD75]=(LARGE([.AD75:.AD78];1));[.C75];IF([.AD76]=(LARGE([.AD75:.AD78];1));[.C76];IF([.AD77]=(LARGE([.AD75:.AD78];1));[.C77];IF([.AD78]=(LARGE([.AD75:.AD78];1));[.C78];&quot;&quot;)))))" table:number-columns-spanned="8" table:number-rows-spanned="1">
            <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table-cell office:value-type="float" office:value="47">
            <text:p>47</text:p>
          </table:table-cell>
          <table:table-cell office:value-type="date" office:date-value="2010-06-25">
            <text:p>25/06/2010</text:p>
          </table:table-cell>
          <table:table-cell office:value-type="time" office:time-value="PT15H30M00S">
            <text:p>15:30</text:p>
          </table:table-cell>
          <table:table-cell office:value-type="string">
            <text:p>Chile</text:p>
          </table:table-cell>
          <table:table-cell>
            <draw:frame table:end-cell-address="'Fase de Grupos'.Q79" table:end-x="0.835cm" table:end-y="0.477cm" draw:z-index="118" draw:name="Figuras 29" draw:style-name="gr1" draw:text-style-name="P1" svg:width="0.75cm" svg:height="0.46cm" svg:x="0.085cm" svg:y="0.017cm">
              <draw:image xlink:href="Pictures/10000000000000460000002D72DB75CE.png" xlink:type="simple" xlink:show="embed" xlink:actuate="onLoad">
                <text:p/>
              </draw:image>
            </draw:frame>
          </table:table-cell>
          <table:table-cell/>
          <table:table-cell office:value-type="string">
            <text:p>X</text:p>
          </table:table-cell>
          <table:table-cell/>
          <table:table-cell>
            <draw:frame table:end-cell-address="'Fase de Grupos'.U79" table:end-x="0.789cm" table:end-y="0.477cm" draw:z-index="120" draw:name="Figuras 31" draw:style-name="gr1" draw:text-style-name="P1" svg:width="0.75cm" svg:height="0.46cm" svg:x="0.039cm" svg:y="0.017cm">
              <draw:image xlink:href="Pictures/10000000000000460000002DA1A26264.png" xlink:type="simple" xlink:show="embed" xlink:actuate="onLoad">
                <text:p/>
              </draw:image>
            </draw:frame>
          </table:table-cell>
          <table:table-cell office:value-type="string">
            <text:p>Espanha</text:p>
          </table:table-cell>
          <table:table-cell office:value-type="string">
            <text:p>Pretória</text:p>
          </table:table-cell>
          <table:table-cell office:value-type="string">
            <text:p>Loftus Versfeld</text:p>
          </table:table-cell>
          <table:table-cell table:formula="of:=IF(AND([.R79]&lt;&gt;&quot;&quot;;[.T79]&lt;&gt;&quot;&quot;);1;0)" office:value-type="float" office:value="0">
            <text:p>0</text:p>
          </table:table-cell>
          <table:table-cell table:formula="of:=IF([.R79]&gt;[.T79];1;0)" office:value-type="float" office:value="0">
            <text:p>0</text:p>
          </table:table-cell>
          <table:table-cell table:formula="of:=IF([.Y79]=0;0;IF([.R79]=[.T79];1;0))" office:value-type="float" office:value="0">
            <text:p>0</text:p>
          </table:table-cell>
          <table:table-cell table:formula="of:=IF([.R79]&lt;[.T79];1;0)" office:value-type="float" office:value="0">
            <text:p>0</text:p>
          </table:table-cell>
          <table:table-cell table:number-columns-repeated="995"/>
        </table:table-row>
        <table:table-row table:style-name="ro3">
          <table:covered-table-cell/>
          <table:table-cell table:style-name="ce5" office:value-type="string" table:number-columns-spanned="2" table:number-rows-spanned="1">
            <text:p>2<text:span text:style-name="T2">°</text:span> do Grupo</text:p>
          </table:table-cell>
          <table:covered-table-cell table:style-name="ce5"/>
          <table:table-cell table:style-name="ce9" table:formula="of:=IF(SUM([.Y75:.Y80])&lt;6;&quot;&quot;;IF([.AD75]=(LARGE([.AD75:.AD78];2));[.C75];IF([.AD76]=(LARGE([.AD75:.AD78];2));[.C76];IF([.AD77]=(LARGE([.AD75:.AD78];2));[.C77];IF([.AD78]=(LARGE([.AD75:.AD78];2));[.C78];&quot;&quot;)))))" table:number-columns-spanned="8" table:number-rows-spanned="1">
            <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table-cell office:value-type="float" office:value="48">
            <text:p>48</text:p>
          </table:table-cell>
          <table:table-cell office:value-type="date" office:date-value="2010-06-25">
            <text:p>25/06/2010</text:p>
          </table:table-cell>
          <table:table-cell office:value-type="time" office:time-value="PT15H30M00S">
            <text:p>15:30</text:p>
          </table:table-cell>
          <table:table-cell office:value-type="string">
            <text:p>Suíça</text:p>
          </table:table-cell>
          <table:table-cell>
            <draw:frame table:end-cell-address="'Fase de Grupos'.Q80" table:end-x="0.835cm" table:end-y="0.474cm" draw:z-index="127" draw:name="Figuras 32" draw:style-name="gr1" draw:text-style-name="P1" svg:width="0.75cm" svg:height="0.46cm" svg:x="0.085cm" svg:y="0.014cm">
              <draw:image xlink:href="Pictures/10000000000000460000002D94A395AB.png" xlink:type="simple" xlink:show="embed" xlink:actuate="onLoad">
                <text:p/>
              </draw:image>
            </draw:frame>
          </table:table-cell>
          <table:table-cell/>
          <table:table-cell office:value-type="string">
            <text:p>X</text:p>
          </table:table-cell>
          <table:table-cell/>
          <table:table-cell>
            <draw:frame table:end-cell-address="'Fase de Grupos'.U80" table:end-x="0.789cm" table:end-y="0.474cm" draw:z-index="124" draw:name="Figuras 30" draw:style-name="gr1" draw:text-style-name="P1" svg:width="0.75cm" svg:height="0.46cm" svg:x="0.039cm" svg:y="0.014cm">
              <draw:image xlink:href="Pictures/10000000000000460000002D345F049A.png" xlink:type="simple" xlink:show="embed" xlink:actuate="onLoad">
                <text:p/>
              </draw:image>
            </draw:frame>
          </table:table-cell>
          <table:table-cell office:value-type="string">
            <text:p>Honduras</text:p>
          </table:table-cell>
          <table:table-cell office:value-type="string">
            <text:p>Bloemfontein</text:p>
          </table:table-cell>
          <table:table-cell office:value-type="string">
            <text:p>Free State</text:p>
          </table:table-cell>
          <table:table-cell table:formula="of:=IF(AND([.R80]&lt;&gt;&quot;&quot;;[.T80]&lt;&gt;&quot;&quot;);1;0)" office:value-type="float" office:value="0">
            <text:p>0</text:p>
          </table:table-cell>
          <table:table-cell table:formula="of:=IF([.R80]&gt;[.T80];1;0)" office:value-type="float" office:value="0">
            <text:p>0</text:p>
          </table:table-cell>
          <table:table-cell table:formula="of:=IF([.Y80]=0;0;IF([.R80]=[.T80];1;0))" office:value-type="float" office:value="0">
            <text:p>0</text:p>
          </table:table-cell>
          <table:table-cell table:formula="of:=IF([.R80]&lt;[.T80];1;0)" office:value-type="float" office:value="0">
            <text:p>0</text:p>
          </table:table-cell>
          <table:table-cell table:number-columns-repeated="995"/>
        </table:table-row>
      </table:table>
      <table:table table:name="Finais" table:style-name="ta1" table:protected="true" table:protection-key="Alj8tlcSFHCKVbzwMLklLGaFpuw=" table:print-ranges="Finais.A1:Finais.AA72">
        <table:table-column table:style-name="co13" table:default-cell-style-name="ce26"/>
        <table:table-column table:style-name="co6" table:default-cell-style-name="Default"/>
        <table:table-column table:style-name="co15" table:default-cell-style-name="Default"/>
        <table:table-column table:style-name="co16" table:default-cell-style-name="Default"/>
        <table:table-column table:style-name="co3" table:default-cell-style-name="ce31"/>
        <table:table-column table:style-name="co4" table:default-cell-style-name="ce31"/>
        <table:table-column table:style-name="co17" table:default-cell-style-name="ce31"/>
        <table:table-column table:style-name="co4" table:default-cell-style-name="ce31"/>
        <table:table-column table:style-name="co3" table:default-cell-style-name="ce31"/>
        <table:table-column table:style-name="co10" table:number-columns-repeated="2" table:default-cell-style-name="ce31"/>
        <table:table-column table:style-name="co18" table:default-cell-style-name="ce31"/>
        <table:table-column table:style-name="co3" table:default-cell-style-name="ce31"/>
        <table:table-column table:style-name="co4" table:default-cell-style-name="ce31"/>
        <table:table-column table:style-name="co17" table:default-cell-style-name="ce31"/>
        <table:table-column table:style-name="co4" table:default-cell-style-name="ce31"/>
        <table:table-column table:style-name="co3" table:default-cell-style-name="ce31"/>
        <table:table-column table:style-name="co18" table:default-cell-style-name="ce31"/>
        <table:table-column table:style-name="co3" table:default-cell-style-name="ce31"/>
        <table:table-column table:style-name="co4" table:default-cell-style-name="ce31"/>
        <table:table-column table:style-name="co17" table:default-cell-style-name="ce31"/>
        <table:table-column table:style-name="co4" table:default-cell-style-name="ce31"/>
        <table:table-column table:style-name="co3" table:default-cell-style-name="ce31"/>
        <table:table-column table:style-name="co19" table:default-cell-style-name="ce31"/>
        <table:table-column table:style-name="co13" table:visibility="collapse" table:number-columns-repeated="2" table:default-cell-style-name="ce31"/>
        <table:table-column table:style-name="co20" table:default-cell-style-name="Default"/>
        <table:table-column table:style-name="co13" table:number-columns-repeated="4" table:default-cell-style-name="Default"/>
        <table:table-column table:style-name="co21" table:default-cell-style-name="Default"/>
        <table:table-row table:style-name="ro4">
          <table:table-cell table:style-name="ce24" office:value-type="string" table:number-columns-spanned="27" table:number-rows-spanned="1">
            <text:p>Tabelinha da Copa do Mundo de 2010 – Finais</text:p>
          </table:table-cell>
          <table:covered-table-cell table:style-name="ce2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table-cell table:number-columns-repeated="5"/>
        </table:table-row>
        <table:table-row table:style-name="ro2">
          <table:table-cell table:style-name="ce25"/>
          <table:table-cell table:style-name="ce29"/>
          <table:table-cell table:style-name="ce49" table:number-columns-repeated="24"/>
          <table:table-cell table:style-name="ce234"/>
          <table:table-cell table:number-columns-repeated="5"/>
        </table:table-row>
        <table:table-row table:style-name="ro2">
          <table:table-cell/>
          <table:table-cell table:style-name="ce30" office:value-type="string" table:number-columns-spanned="3" table:number-rows-spanned="1">
            <text:p>Oitavas-de-Final</text:p>
          </table:table-cell>
          <table:covered-table-cell table:style-name="ce31"/>
          <table:covered-table-cell table:style-name="ce31"/>
          <table:table-cell table:number-columns-repeated="22"/>
          <table:table-cell table:style-name="ce235"/>
          <table:table-cell table:number-columns-repeated="5"/>
        </table:table-row>
        <table:table-row table:style-name="ro2">
          <table:table-cell/>
          <table:table-cell table:style-name="ce31" table:number-columns-repeated="3"/>
          <table:table-cell table:number-columns-repeated="22"/>
          <table:table-cell table:style-name="ce235"/>
          <table:table-cell table:number-columns-repeated="5"/>
        </table:table-row>
        <table:table-row table:style-name="ro3">
          <table:table-cell/>
          <table:table-cell table:style-name="ce32" table:formula="of:=[.E40]" table:number-columns-spanned="3" table:number-rows-spanned="1">
            <text:p/>
          </table:table-cell>
          <table:covered-table-cell table:style-name="ce50"/>
          <table:covered-table-cell table:style-name="ce50"/>
          <table:table-cell/>
          <table:table-cell table:style-name="ce30" office:value-type="string" table:number-columns-spanned="4" table:number-rows-spanned="1">
            <text:p>Quartas-de-Final</text:p>
          </table:table-cell>
          <table:covered-table-cell table:number-columns-repeated="3"/>
          <table:table-cell table:number-columns-repeated="17"/>
          <table:table-cell table:style-name="ce235"/>
          <table:table-cell table:number-columns-repeated="5"/>
        </table:table-row>
        <table:table-row table:style-name="ro5">
          <table:table-cell/>
          <table:table-cell table:style-name="ce33"/>
          <table:table-cell table:style-name="ce51" office:value-type="string">
            <text:p>X</text:p>
          </table:table-cell>
          <table:table-cell table:style-name="ce33"/>
          <table:table-cell>
            <draw:line table:end-cell-address="Finais.E7" table:end-x="2.811cm" table:end-y="0.325cm" draw:z-index="0" draw:style-name="gr5" draw:text-style-name="P1" svg:x1="0.144cm" svg:y1="0.195cm" svg:x2="2.811cm" svg:y2="0.784cm">
              <text:p/>
            </draw:line>
          </table:table-cell>
          <table:table-cell table:number-columns-repeated="21"/>
          <table:table-cell table:style-name="ce235"/>
          <table:table-cell table:number-columns-repeated="5"/>
        </table:table-row>
        <table:table-row table:style-name="ro3">
          <table:table-cell/>
          <table:table-cell table:style-name="ce32" table:formula="of:=[.I40]" table:number-columns-spanned="3" table:number-rows-spanned="1">
            <text:p/>
          </table:table-cell>
          <table:covered-table-cell table:style-name="ce50"/>
          <table:covered-table-cell table:style-name="ce50"/>
          <table:table-cell/>
          <table:table-cell table:style-name="ce65" table:formula="of:=[.E53]" table:number-columns-spanned="4" table:number-rows-spanned="1">
            <text:p/>
          </table:table-cell>
          <table:covered-table-cell table:number-columns-repeated="3"/>
          <table:table-cell table:number-columns-repeated="17"/>
          <table:table-cell table:style-name="ce235"/>
          <table:table-cell table:number-columns-repeated="5"/>
        </table:table-row>
        <table:table-row table:style-name="ro5">
          <table:table-cell/>
          <table:table-cell table:style-name="ce34" table:number-columns-repeated="3"/>
          <table:table-cell/>
          <table:table-cell table:style-name="ce66" office:value-type="string" table:number-columns-spanned="4" table:number-rows-spanned="1">
            <text:p>X</text:p>
          </table:table-cell>
          <table:covered-table-cell table:number-columns-repeated="3"/>
          <table:table-cell>
            <draw:line table:end-cell-address="Finais.J13" table:end-x="3.794cm" table:end-y="0.262cm" draw:z-index="8" draw:style-name="gr5" draw:text-style-name="P1" svg:x1="0.009cm" svg:y1="0.195cm" svg:x2="3.794cm" svg:y2="3.033cm">
              <text:p/>
            </draw:line>
          </table:table-cell>
          <table:table-cell table:number-columns-repeated="16"/>
          <table:table-cell table:style-name="ce235"/>
          <table:table-cell table:number-columns-repeated="5"/>
        </table:table-row>
        <table:table-row table:style-name="ro3">
          <table:table-cell/>
          <table:table-cell table:style-name="ce35" table:formula="of:=[.E41]" table:number-columns-spanned="3" table:number-rows-spanned="1">
            <text:p/>
          </table:table-cell>
          <table:covered-table-cell table:style-name="ce52"/>
          <table:covered-table-cell table:style-name="ce52"/>
          <table:table-cell>
            <draw:line table:end-cell-address="Finais.E10" table:end-x="2.783cm" table:end-y="0.188cm" draw:z-index="1" draw:style-name="gr5" draw:text-style-name="P1" svg:x1="0.033cm" svg:y1="0.886cm" svg:x2="2.783cm" svg:y2="0.295cm">
              <text:p/>
            </draw:line>
          </table:table-cell>
          <table:table-cell table:style-name="ce65" table:formula="of:=[.I53]" table:number-columns-spanned="4" table:number-rows-spanned="1">
            <text:p/>
          </table:table-cell>
          <table:covered-table-cell table:number-columns-repeated="3"/>
          <table:table-cell table:number-columns-repeated="17"/>
          <table:table-cell table:style-name="ce235"/>
          <table:table-cell table:number-columns-repeated="5"/>
        </table:table-row>
        <table:table-row table:style-name="ro5">
          <table:table-cell/>
          <table:table-cell table:style-name="ce33"/>
          <table:table-cell table:style-name="ce51" office:value-type="string">
            <text:p>X</text:p>
          </table:table-cell>
          <table:table-cell table:style-name="ce33"/>
          <table:table-cell table:number-columns-repeated="6"/>
          <table:table-cell table:style-name="ce30" office:value-type="string" table:number-columns-spanned="2" table:number-rows-spanned="1">
            <text:p>Semifinal</text:p>
          </table:table-cell>
          <table:covered-table-cell/>
          <table:table-cell table:number-columns-repeated="14"/>
          <table:table-cell table:style-name="ce235"/>
          <table:table-cell table:number-columns-repeated="5"/>
        </table:table-row>
        <table:table-row table:style-name="ro3">
          <table:table-cell/>
          <table:table-cell table:style-name="ce35" table:formula="of:=[.I41]" table:number-columns-spanned="3" table:number-rows-spanned="1">
            <text:p/>
          </table:table-cell>
          <table:covered-table-cell table:style-name="ce52"/>
          <table:covered-table-cell table:style-name="ce52"/>
          <table:table-cell table:number-columns-repeated="8"/>
          <table:table-cell>
            <draw:custom-shape table:end-cell-address="Finais.M28" table:end-x="2.647cm" table:end-y="0.355cm" draw:z-index="12" draw:style-name="gr6" svg:width="2.227cm" svg:height="9.936cm" svg:x="0.42cm" svg:y="0.641cm">
              <text:p/>
              <draw:enhanced-geometry svg:viewBox="0 0 21600 21600" draw:text-areas="0 0 21600 21600" draw:type="chevron" draw:modifiers="6485.81687612208"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table:table-cell>
          <table:table-cell table:number-columns-repeated="13"/>
          <table:table-cell table:style-name="ce235"/>
          <table:table-cell table:number-columns-repeated="5"/>
        </table:table-row>
        <table:table-row table:style-name="ro5">
          <table:table-cell/>
          <table:table-cell table:style-name="ce34" table:number-columns-repeated="3"/>
          <table:table-cell table:number-columns-repeated="6"/>
          <table:table-cell table:style-name="ce81" table:formula="of:=[.E62]" table:number-columns-spanned="2" table:number-rows-spanned="3">
            <text:p/>
          </table:table-cell>
          <table:covered-table-cell/>
          <table:table-cell table:number-columns-repeated="14"/>
          <table:table-cell table:style-name="ce235"/>
          <table:table-cell table:number-columns-repeated="5"/>
        </table:table-row>
        <table:table-row table:style-name="ro3">
          <table:table-cell/>
          <table:table-cell table:style-name="ce32" table:formula="of:=[.E42]" table:number-columns-spanned="3" table:number-rows-spanned="1">
            <text:p/>
          </table:table-cell>
          <table:covered-table-cell table:style-name="ce50"/>
          <table:covered-table-cell table:style-name="ce50"/>
          <table:table-cell table:number-columns-repeated="6"/>
          <table:covered-table-cell table:number-columns-repeated="2"/>
          <table:table-cell table:number-columns-repeated="14"/>
          <table:table-cell table:style-name="ce235"/>
          <table:table-cell table:number-columns-repeated="4"/>
          <table:table-cell table:style-name="ce21" office:value-type="string">
            <text:p>Desenvolvido por Pedro Ciríaco [ciriaco(a)gmail.com]</text:p>
          </table:table-cell>
        </table:table-row>
        <table:table-row table:style-name="ro5">
          <table:table-cell/>
          <table:table-cell table:style-name="ce33"/>
          <table:table-cell table:style-name="ce51" office:value-type="string">
            <text:p>X</text:p>
          </table:table-cell>
          <table:table-cell table:style-name="ce33"/>
          <table:table-cell>
            <draw:line table:end-cell-address="Finais.E15" table:end-x="2.811cm" table:end-y="0.282cm" draw:z-index="2" draw:style-name="gr5" draw:text-style-name="P1" svg:x1="0.005cm" svg:y1="0.207cm" svg:x2="2.811cm" svg:y2="0.74cm">
              <text:p/>
            </draw:line>
          </table:table-cell>
          <table:table-cell table:number-columns-repeated="5"/>
          <table:covered-table-cell table:number-columns-repeated="2"/>
          <table:table-cell table:number-columns-repeated="14"/>
          <table:table-cell table:style-name="ce235"/>
          <table:table-cell table:number-columns-repeated="5"/>
        </table:table-row>
        <table:table-row table:style-name="ro3">
          <table:table-cell/>
          <table:table-cell table:style-name="ce32" table:formula="of:=[.I42]" table:number-columns-spanned="3" table:number-rows-spanned="1">
            <text:p/>
          </table:table-cell>
          <table:covered-table-cell table:style-name="ce50"/>
          <table:covered-table-cell table:style-name="ce50"/>
          <table:table-cell/>
          <table:table-cell table:style-name="ce67" table:formula="of:=[.E54]" table:number-columns-spanned="4" table:number-rows-spanned="1">
            <text:p/>
          </table:table-cell>
          <table:covered-table-cell table:number-columns-repeated="3"/>
          <table:table-cell/>
          <table:table-cell table:style-name="ce66" office:value-type="string" table:number-columns-spanned="2" table:number-rows-spanned="1">
            <text:p>X</text:p>
          </table:table-cell>
          <table:covered-table-cell/>
          <table:table-cell/>
          <table:table-cell table:style-name="ce30" office:value-type="string" table:number-columns-spanned="4" table:number-rows-spanned="1">
            <text:p>Disputa 3<text:span text:style-name="T2">° e 4° lugares</text:span></text:p>
          </table:table-cell>
          <table:covered-table-cell table:number-columns-repeated="3"/>
          <table:table-cell/>
          <table:table-cell table:style-name="ce30" office:value-type="string" table:number-columns-spanned="5" table:number-rows-spanned="1">
            <text:p>Final</text:p>
          </table:table-cell>
          <table:covered-table-cell table:number-columns-repeated="4"/>
          <table:table-cell table:number-columns-repeated="3"/>
          <table:table-cell table:style-name="ce235"/>
          <table:table-cell table:number-columns-repeated="5"/>
        </table:table-row>
        <table:table-row table:style-name="ro5">
          <table:table-cell/>
          <table:table-cell table:style-name="ce34" table:number-columns-repeated="3"/>
          <table:table-cell/>
          <table:table-cell table:style-name="ce66" office:value-type="string" table:number-columns-spanned="4" table:number-rows-spanned="1">
            <text:p>X</text:p>
          </table:table-cell>
          <table:covered-table-cell table:number-columns-repeated="3"/>
          <table:table-cell>
            <draw:line table:end-cell-address="Finais.J17" table:end-x="3.822cm" table:end-y="0.251cm" draw:z-index="9" draw:style-name="gr5" draw:text-style-name="P1" svg:x1="0.009cm" svg:y1="0.121cm" svg:x2="3.822cm" svg:y2="0.71cm">
              <text:p/>
            </draw:line>
          </table:table-cell>
          <table:table-cell table:style-name="ce81" table:formula="of:=[.I62]" table:number-columns-spanned="2" table:number-rows-spanned="3">
            <text:p/>
          </table:table-cell>
          <table:covered-table-cell/>
          <table:table-cell table:number-columns-repeated="14"/>
          <table:table-cell table:style-name="ce235"/>
          <table:table-cell table:number-columns-repeated="5"/>
        </table:table-row>
        <table:table-row table:style-name="ro3">
          <table:table-cell/>
          <table:table-cell table:style-name="ce35" table:formula="of:=[.E43]" table:number-columns-spanned="3" table:number-rows-spanned="1">
            <text:p/>
          </table:table-cell>
          <table:covered-table-cell table:style-name="ce52"/>
          <table:covered-table-cell table:style-name="ce52">
            <draw:line table:end-cell-address="Finais.E18" table:end-x="2.811cm" table:end-y="0.142cm" draw:z-index="3" draw:style-name="gr5" draw:text-style-name="P1" svg:x1="1.117cm" svg:y1="0.839cm" svg:x2="4.006cm" svg:y2="0.358cm">
              <text:p/>
            </draw:line>
          </table:covered-table-cell>
          <table:table-cell/>
          <table:table-cell table:style-name="ce67" table:formula="of:=[.I54]" table:number-columns-spanned="4" table:number-rows-spanned="1">
            <text:p/>
          </table:table-cell>
          <table:covered-table-cell table:number-columns-repeated="3"/>
          <table:table-cell/>
          <table:covered-table-cell table:number-columns-repeated="2"/>
          <table:table-cell/>
          <table:table-cell table:style-name="ce105" table:formula="of:=[.E69]" table:number-columns-spanned="4" table:number-rows-spanned="3">
            <text:p/>
          </table:table-cell>
          <table:covered-table-cell table:number-columns-repeated="3"/>
          <table:table-cell/>
          <table:table-cell table:style-name="ce159" table:formula="of:=[.E70]" table:number-columns-spanned="5" table:number-rows-spanned="3">
            <text:p/>
          </table:table-cell>
          <table:covered-table-cell table:number-columns-repeated="4"/>
          <table:table-cell table:number-columns-repeated="3"/>
          <table:table-cell table:style-name="ce236" table:formula="of:=IF([.S17]=(IF(OR([.F69]=&quot;&quot;;[.H69]=&quot;&quot;;[.F70]=&quot;&quot;;[.H70]=&quot;&quot;);FALSE();IF([.Y70]=(LARGE([.Y70:.Z70];1));[.E70];[.I70])));&quot;Campeão(ã) da Copa do Mundo de 2010 !&quot;;&quot;&quot;)" table:number-columns-spanned="1" table:number-rows-spanned="3">
            <text:p/>
          </table:table-cell>
          <table:table-cell table:number-columns-repeated="4"/>
          <table:table-cell table:style-name="ce22" office:value-type="string" table:number-columns-spanned="1" table:number-rows-spanned="2">
            <text:p>Esse documento é livre para qualquer tipo de uso, sendo citado o autor.</text:p>
          </table:table-cell>
        </table:table-row>
        <table:table-row table:style-name="ro5">
          <table:table-cell/>
          <table:table-cell table:style-name="ce33"/>
          <table:table-cell table:style-name="ce51" office:value-type="string">
            <text:p>X</text:p>
          </table:table-cell>
          <table:table-cell table:style-name="ce33"/>
          <table:table-cell table:number-columns-repeated="6"/>
          <table:covered-table-cell table:number-columns-repeated="2"/>
          <table:table-cell/>
          <table:covered-table-cell table:number-columns-repeated="4"/>
          <table:table-cell/>
          <table:covered-table-cell table:number-columns-repeated="5"/>
          <table:table-cell table:number-columns-repeated="3"/>
          <table:covered-table-cell table:style-name="ce235"/>
          <table:table-cell table:number-columns-repeated="4"/>
          <table:covered-table-cell table:style-name="ce21"/>
        </table:table-row>
        <table:table-row table:style-name="ro3">
          <table:table-cell/>
          <table:table-cell table:style-name="ce35" table:formula="of:=[.I43]" table:number-columns-spanned="3" table:number-rows-spanned="1">
            <text:p/>
          </table:table-cell>
          <table:covered-table-cell table:style-name="ce52"/>
          <table:covered-table-cell table:style-name="ce52"/>
          <table:table-cell table:number-columns-repeated="9"/>
          <table:covered-table-cell table:number-columns-repeated="4"/>
          <table:table-cell/>
          <table:covered-table-cell table:number-columns-repeated="5"/>
          <table:table-cell table:number-columns-repeated="3"/>
          <table:covered-table-cell table:style-name="ce235"/>
          <table:table-cell table:number-columns-repeated="4"/>
          <table:table-cell table:style-name="ce23" office:value-type="string">
            <text:p>Sugestões e melhorias, obviamente serão bem vindas.</text:p>
          </table:table-cell>
        </table:table-row>
        <table:table-row table:style-name="ro6">
          <table:table-cell/>
          <table:table-cell table:style-name="ce34" table:number-columns-repeated="3"/>
          <table:table-cell table:number-columns-repeated="9"/>
          <table:table-cell table:style-name="ce66" office:value-type="string" table:number-columns-spanned="4" table:number-rows-spanned="1">
            <text:p>X</text:p>
          </table:table-cell>
          <table:covered-table-cell/>
          <table:covered-table-cell table:style-name="ce30"/>
          <table:covered-table-cell/>
          <table:table-cell/>
          <table:table-cell table:style-name="ce66" office:value-type="string" table:number-columns-spanned="5" table:number-rows-spanned="1">
            <text:p>X</text:p>
          </table:table-cell>
          <table:covered-table-cell table:number-columns-repeated="4"/>
          <table:table-cell table:number-columns-repeated="3"/>
          <table:table-cell table:style-name="ce235"/>
          <table:table-cell table:number-columns-repeated="4"/>
          <table:table-cell table:style-name="ce22" office:value-type="string" table:number-columns-spanned="1" table:number-rows-spanned="7">
            <text:p>O documento foi protegido para evitar erros por parte do usuário da tabelinha da copa do mundo. O usuário deverá, apenas, preencher os resultados dos jogos e tudo será devidamente calculado e preenchido. Caso necessite alterar alguma funcionalidade ou mesmo para estudar, a senha de desbloqueio é “copa2010”.</text:p>
          </table:table-cell>
        </table:table-row>
        <table:table-row table:style-name="ro3">
          <table:table-cell/>
          <table:table-cell table:style-name="ce32" table:formula="of:=[.E44]" table:number-columns-spanned="3" table:number-rows-spanned="1">
            <text:p/>
          </table:table-cell>
          <table:covered-table-cell table:style-name="ce50"/>
          <table:covered-table-cell table:style-name="ce50"/>
          <table:table-cell table:number-columns-repeated="9"/>
          <table:table-cell table:style-name="ce106" table:formula="of:=[.I69]" table:number-columns-spanned="4" table:number-rows-spanned="3">
            <text:p/>
          </table:table-cell>
          <table:covered-table-cell table:number-columns-repeated="3"/>
          <table:table-cell/>
          <table:table-cell table:style-name="ce160" table:formula="of:=[.I70]" table:number-columns-spanned="5" table:number-rows-spanned="3">
            <text:p/>
          </table:table-cell>
          <table:covered-table-cell table:number-columns-repeated="4"/>
          <table:table-cell table:number-columns-repeated="3"/>
          <table:table-cell table:style-name="ce236" table:formula="of:=IF([.S21]=(IF(OR([.F69]=&quot;&quot;;[.H69]=&quot;&quot;;[.F70]=&quot;&quot;;[.H70]=&quot;&quot;);FALSE();IF([.Y70]=(LARGE([.Y70:.Z70];1));[.E70];[.I70])));&quot;Campeão(ã) da Copa do Mundo de 2010 !&quot;;&quot;&quot;)" table:number-columns-spanned="1" table:number-rows-spanned="3">
            <text:p/>
          </table:table-cell>
          <table:table-cell table:number-columns-repeated="4"/>
          <table:covered-table-cell table:style-name="ce21"/>
        </table:table-row>
        <table:table-row table:style-name="ro5">
          <table:table-cell/>
          <table:table-cell table:style-name="ce33"/>
          <table:table-cell table:style-name="ce51" office:value-type="string">
            <text:p>X</text:p>
          </table:table-cell>
          <table:table-cell table:style-name="ce33"/>
          <table:table-cell>
            <draw:line table:end-cell-address="Finais.E23" table:end-x="2.839cm" table:end-y="0.265cm" draw:z-index="4" draw:style-name="gr5" draw:text-style-name="P1" svg:x1="0.005cm" svg:y1="0.188cm" svg:x2="2.839cm" svg:y2="0.724cm">
              <text:p/>
            </draw:line>
          </table:table-cell>
          <table:table-cell table:number-columns-repeated="5"/>
          <table:table-cell table:style-name="ce82" table:formula="of:=[.E63]" table:number-columns-spanned="2" table:number-rows-spanned="3">
            <text:p/>
          </table:table-cell>
          <table:covered-table-cell/>
          <table:table-cell/>
          <table:covered-table-cell table:number-columns-repeated="4"/>
          <table:table-cell/>
          <table:covered-table-cell table:number-columns-repeated="5"/>
          <table:table-cell table:number-columns-repeated="3"/>
          <table:covered-table-cell table:style-name="ce235"/>
          <table:table-cell table:number-columns-repeated="4"/>
          <table:covered-table-cell table:style-name="ce21"/>
        </table:table-row>
        <table:table-row table:style-name="ro3">
          <table:table-cell/>
          <table:table-cell table:style-name="ce32" table:formula="of:=[.I44]" table:number-columns-spanned="3" table:number-rows-spanned="1">
            <text:p/>
          </table:table-cell>
          <table:covered-table-cell table:style-name="ce50"/>
          <table:covered-table-cell table:style-name="ce50"/>
          <table:table-cell/>
          <table:table-cell table:style-name="ce68" table:formula="of:=[.E55]" table:number-columns-spanned="4" table:number-rows-spanned="1">
            <text:p/>
          </table:table-cell>
          <table:covered-table-cell table:number-columns-repeated="3"/>
          <table:table-cell>
            <draw:line table:end-cell-address="Finais.J24" table:end-x="3.849cm" table:end-y="0.098cm" draw:z-index="10" draw:style-name="gr5" draw:text-style-name="P1" svg:x1="0.009cm" svg:y1="0.795cm" svg:x2="3.849cm" svg:y2="0.263cm">
              <text:p/>
            </draw:line>
          </table:table-cell>
          <table:covered-table-cell table:number-columns-repeated="2"/>
          <table:table-cell/>
          <table:covered-table-cell table:number-columns-repeated="4"/>
          <table:table-cell/>
          <table:covered-table-cell table:number-columns-repeated="5"/>
          <table:table-cell table:number-columns-repeated="3"/>
          <table:covered-table-cell table:style-name="ce235"/>
          <table:table-cell table:number-columns-repeated="4"/>
          <table:covered-table-cell table:style-name="ce21"/>
        </table:table-row>
        <table:table-row table:style-name="ro5">
          <table:table-cell/>
          <table:table-cell table:style-name="ce34" table:number-columns-repeated="3"/>
          <table:table-cell/>
          <table:table-cell table:style-name="ce66" office:value-type="string" table:number-columns-spanned="4" table:number-rows-spanned="1">
            <text:p>X</text:p>
          </table:table-cell>
          <table:covered-table-cell table:number-columns-repeated="3"/>
          <table:table-cell/>
          <table:covered-table-cell table:number-columns-repeated="2"/>
          <table:table-cell table:number-columns-repeated="14"/>
          <table:table-cell table:style-name="ce235"/>
          <table:table-cell table:number-columns-repeated="4"/>
          <table:covered-table-cell table:style-name="ce21"/>
        </table:table-row>
        <table:table-row table:style-name="ro3">
          <table:table-cell/>
          <table:table-cell table:style-name="ce35" table:formula="of:=[.E45]" table:number-columns-spanned="3" table:number-rows-spanned="1">
            <text:p/>
          </table:table-cell>
          <table:covered-table-cell table:style-name="ce52"/>
          <table:covered-table-cell table:style-name="ce52">
            <draw:line table:end-cell-address="Finais.E26" table:end-x="2.839cm" table:end-y="0.154cm" draw:z-index="5" draw:style-name="gr5" draw:text-style-name="P1" svg:x1="1.117cm" svg:y1="0.852cm" svg:x2="4.034cm" svg:y2="0.317cm">
              <text:p/>
            </draw:line>
          </table:covered-table-cell>
          <table:table-cell/>
          <table:table-cell table:style-name="ce68" table:formula="of:=[.I55]" table:number-columns-spanned="4" table:number-rows-spanned="1">
            <text:p/>
          </table:table-cell>
          <table:covered-table-cell table:number-columns-repeated="3"/>
          <table:table-cell/>
          <table:table-cell table:style-name="ce66" office:value-type="string" table:number-columns-spanned="2" table:number-rows-spanned="1">
            <text:p>X</text:p>
          </table:table-cell>
          <table:covered-table-cell/>
          <table:table-cell table:number-columns-repeated="14"/>
          <table:table-cell table:style-name="ce235"/>
          <table:table-cell table:number-columns-repeated="4"/>
          <table:covered-table-cell table:style-name="ce21"/>
        </table:table-row>
        <table:table-row table:style-name="ro5">
          <table:table-cell/>
          <table:table-cell table:style-name="ce33"/>
          <table:table-cell table:style-name="ce51" office:value-type="string">
            <text:p>X</text:p>
          </table:table-cell>
          <table:table-cell table:style-name="ce33"/>
          <table:table-cell table:number-columns-repeated="6"/>
          <table:table-cell table:style-name="ce82" table:formula="of:=[.I63]" table:number-columns-spanned="2" table:number-rows-spanned="3">
            <text:p/>
          </table:table-cell>
          <table:covered-table-cell/>
          <table:table-cell table:number-columns-repeated="14"/>
          <table:table-cell table:style-name="ce235"/>
          <table:table-cell table:number-columns-repeated="4"/>
          <table:covered-table-cell table:style-name="ce21"/>
        </table:table-row>
        <table:table-row table:style-name="ro3">
          <table:table-cell/>
          <table:table-cell table:style-name="ce36" table:formula="of:=[.I45]" table:number-columns-spanned="3" table:number-rows-spanned="1">
            <text:p/>
          </table:table-cell>
          <table:covered-table-cell table:style-name="ce52"/>
          <table:covered-table-cell table:style-name="ce52"/>
          <table:table-cell table:number-columns-repeated="4"/>
          <table:table-cell>
            <draw:line table:end-cell-address="Finais.J32" table:end-x="3.822cm" table:end-y="0.049cm" draw:z-index="11" draw:style-name="gr5" draw:text-style-name="P1" svg:x1="2.942cm" svg:y1="3.059cm" svg:x2="6.811cm" svg:y2="0.223cm">
              <text:p/>
            </draw:line>
          </table:table-cell>
          <table:table-cell/>
          <table:covered-table-cell table:number-columns-repeated="2"/>
          <table:table-cell table:number-columns-repeated="14"/>
          <table:table-cell table:style-name="ce235"/>
          <table:table-cell table:number-columns-repeated="5"/>
        </table:table-row>
        <table:table-row table:style-name="ro5">
          <table:table-cell/>
          <table:table-cell table:style-name="ce34" table:number-columns-repeated="3"/>
          <table:table-cell table:number-columns-repeated="6"/>
          <table:covered-table-cell table:number-columns-repeated="2"/>
          <table:table-cell table:number-columns-repeated="14"/>
          <table:table-cell table:style-name="ce235"/>
          <table:table-cell table:number-columns-repeated="5"/>
        </table:table-row>
        <table:table-row table:style-name="ro3">
          <table:table-cell/>
          <table:table-cell table:style-name="ce37" table:formula="of:=[.E46]" table:number-columns-spanned="3" table:number-rows-spanned="1">
            <text:p/>
          </table:table-cell>
          <table:covered-table-cell table:style-name="ce50"/>
          <table:covered-table-cell table:style-name="ce50"/>
          <table:table-cell table:number-columns-repeated="14"/>
          <table:table-cell table:style-name="ce161"/>
          <table:table-cell table:number-columns-repeated="7"/>
          <table:table-cell table:style-name="ce235"/>
          <table:table-cell table:number-columns-repeated="4"/>
          <table:table-cell table:style-name="ce22" office:value-type="string" table:number-columns-spanned="1" table:number-rows-spanned="14">
            <text:p>Nessa planilha “Finais”, o usuário apenas preencherá os resultados dos jogos e todos os dados serão calculados automaticamente. Observe que os primeiros e segundos lugares da fase de grupos já foram corretamente posicionados nessa planilha, de acordo com a organização da copa do mundo de 2010. Não se preocupe com nada, somente preencha os resultados dos jogos! :) Essa fase é eliminatória, portanto o resultado é decidido no próprio jogo. Caso dê empate, haverá prorrogação e depois pênaltis se insistir o empate. A planilha abrirá automaticamente uma pequena tabela para preenchimento do resultado da prorrogação, caso seja empate na partida normal. Da mesma forma funciona o mecanismo para os pênaltis. Os vencedores serão automaticamente inscritos na próxima fase. Acima das tabelas você verá uma demonstração em formato de “árvore” também totalmente automático.</text:p>
          </table:table-cell>
        </table:table-row>
        <table:table-row table:style-name="ro5">
          <table:table-cell/>
          <table:table-cell table:style-name="ce33"/>
          <table:table-cell table:style-name="ce51" office:value-type="string">
            <text:p>X</text:p>
          </table:table-cell>
          <table:table-cell table:style-name="ce33"/>
          <table:table-cell>
            <draw:line table:end-cell-address="Finais.E31" table:end-x="2.839cm" table:end-y="0.223cm" draw:z-index="6" draw:style-name="gr5" draw:text-style-name="P1" svg:x1="0.005cm" svg:y1="0.145cm" svg:x2="2.839cm" svg:y2="0.682cm">
              <text:p/>
            </draw:line>
          </table:table-cell>
          <table:table-cell table:number-columns-repeated="21"/>
          <table:table-cell table:style-name="ce235"/>
          <table:table-cell table:number-columns-repeated="4"/>
          <table:covered-table-cell/>
        </table:table-row>
        <table:table-row table:style-name="ro3">
          <table:table-cell/>
          <table:table-cell table:style-name="ce37" table:formula="of:=[.I46]" table:number-columns-spanned="3" table:number-rows-spanned="1">
            <text:p/>
          </table:table-cell>
          <table:covered-table-cell table:style-name="ce50"/>
          <table:covered-table-cell table:style-name="ce50"/>
          <table:table-cell/>
          <table:table-cell table:style-name="ce67" table:formula="of:=[.E56]" table:number-columns-spanned="4" table:number-rows-spanned="1">
            <text:p/>
          </table:table-cell>
          <table:covered-table-cell table:number-columns-repeated="3"/>
          <table:table-cell table:number-columns-repeated="17"/>
          <table:table-cell table:style-name="ce235"/>
          <table:table-cell table:number-columns-repeated="4"/>
          <table:covered-table-cell/>
        </table:table-row>
        <table:table-row table:style-name="ro5">
          <table:table-cell/>
          <table:table-cell table:style-name="ce34" table:number-columns-repeated="3"/>
          <table:table-cell/>
          <table:table-cell table:style-name="ce66" office:value-type="string" table:number-columns-spanned="4" table:number-rows-spanned="1">
            <text:p>X</text:p>
          </table:table-cell>
          <table:covered-table-cell table:number-columns-repeated="3"/>
          <table:table-cell table:number-columns-repeated="17"/>
          <table:table-cell table:style-name="ce235"/>
          <table:table-cell table:number-columns-repeated="4"/>
          <table:covered-table-cell/>
        </table:table-row>
        <table:table-row table:style-name="ro3">
          <table:table-cell/>
          <table:table-cell table:style-name="ce36" table:formula="of:=[.E47]" table:number-columns-spanned="3" table:number-rows-spanned="1">
            <text:p/>
          </table:table-cell>
          <table:covered-table-cell table:style-name="ce52"/>
          <table:covered-table-cell table:style-name="ce52">
            <draw:line table:end-cell-address="Finais.E34" table:end-x="2.839cm" table:end-y="0.109cm" draw:z-index="7" draw:style-name="gr5" draw:text-style-name="P1" svg:x1="1.172cm" svg:y1="0.807cm" svg:x2="4.034cm" svg:y2="0.297cm">
              <text:p/>
            </draw:line>
          </table:covered-table-cell>
          <table:table-cell/>
          <table:table-cell table:style-name="ce67" table:formula="of:=[.I56]" table:number-columns-spanned="4" table:number-rows-spanned="1">
            <text:p/>
          </table:table-cell>
          <table:covered-table-cell table:number-columns-repeated="3"/>
          <table:table-cell table:number-columns-repeated="17"/>
          <table:table-cell table:style-name="ce235"/>
          <table:table-cell table:number-columns-repeated="4"/>
          <table:covered-table-cell/>
        </table:table-row>
        <table:table-row table:style-name="ro5">
          <table:table-cell/>
          <table:table-cell table:style-name="ce33"/>
          <table:table-cell table:style-name="ce51" office:value-type="string">
            <text:p>X</text:p>
          </table:table-cell>
          <table:table-cell table:style-name="ce33"/>
          <table:table-cell table:number-columns-repeated="22"/>
          <table:table-cell table:style-name="ce235"/>
          <table:table-cell table:number-columns-repeated="4"/>
          <table:covered-table-cell/>
        </table:table-row>
        <table:table-row table:style-name="ro3">
          <table:table-cell/>
          <table:table-cell table:style-name="ce36" table:formula="of:=[.I47]" table:number-columns-spanned="3" table:number-rows-spanned="1">
            <text:p/>
          </table:table-cell>
          <table:covered-table-cell table:style-name="ce52"/>
          <table:covered-table-cell table:style-name="ce52"/>
          <table:table-cell table:number-columns-repeated="22"/>
          <table:table-cell table:style-name="ce235"/>
          <table:table-cell table:number-columns-repeated="4"/>
          <table:covered-table-cell/>
        </table:table-row>
        <table:table-row table:style-name="ro2">
          <table:table-cell/>
          <table:table-cell table:style-name="ce31" table:number-columns-repeated="3"/>
          <table:table-cell table:number-columns-repeated="22"/>
          <table:table-cell table:style-name="ce235"/>
          <table:table-cell table:number-columns-repeated="4"/>
          <table:covered-table-cell/>
        </table:table-row>
        <table:table-row table:style-name="ro2">
          <table:table-cell table:style-name="ce27"/>
          <table:table-cell table:style-name="ce38" table:number-columns-repeated="25"/>
          <table:table-cell table:style-name="ce237"/>
          <table:table-cell table:number-columns-repeated="4"/>
          <table:covered-table-cell/>
        </table:table-row>
        <table:table-row table:style-name="ro7">
          <table:table-cell table:style-name="Default"/>
          <table:table-cell table:style-name="ce39" office:value-type="string" table:number-columns-spanned="10" table:number-rows-spanned="1">
            <text:p>Oitavas-de-Final</text:p>
          </table:table-cell>
          <table:covered-table-cell table:number-columns-repeated="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15"/>
          <table:table-cell table:number-columns-repeated="5"/>
          <table:covered-table-cell/>
        </table:table-row>
        <table:table-row table:style-name="ro8">
          <table:table-cell table:style-name="Default"/>
          <table:table-cell table:style-name="ce40" office:value-type="string">
            <text:p>Jogo</text:p>
          </table:table-cell>
          <table:table-cell table:style-name="ce40" office:value-type="string">
            <text:p>Dia</text:p>
          </table:table-cell>
          <table:table-cell table:style-name="ce40" office:value-type="string">
            <text:p>Hora</text:p>
          </table:table-cell>
          <table:table-cell table:style-name="ce40" office:value-type="string" table:number-columns-spanned="5" table:number-rows-spanned="1">
            <text:p>Confronto</text:p>
          </table:table-cell>
          <table:covered-table-cell table:style-name="ce40"/>
          <table:covered-table-cell table:style-name="ce40"/>
          <table:covered-table-cell table:style-name="ce40"/>
          <table:covered-table-cell table:style-name="ce40"/>
          <table:table-cell table:style-name="ce40" office:value-type="string">
            <text:p>Local</text:p>
          </table:table-cell>
          <table:table-cell table:style-name="ce40" office:value-type="string">
            <text:p>Estádio</text:p>
          </table:table-cell>
          <table:table-cell table:style-name="Default"/>
          <table:table-cell table:style-name="ce85" office:value-type="string" table:number-columns-spanned="5" table:number-rows-spanned="1">
            <text:p>Prorrogação</text:p>
          </table:table-cell>
          <table:covered-table-cell table:style-name="ce107"/>
          <table:covered-table-cell table:style-name="ce107"/>
          <table:covered-table-cell table:style-name="ce107"/>
          <table:covered-table-cell table:style-name="ce107"/>
          <table:table-cell table:style-name="Default"/>
          <table:table-cell table:style-name="ce162" office:value-type="string" table:number-columns-spanned="5" table:number-rows-spanned="1">
            <text:p>Pênaltis</text:p>
          </table:table-cell>
          <table:covered-table-cell table:style-name="ce182"/>
          <table:covered-table-cell table:style-name="ce182"/>
          <table:covered-table-cell table:style-name="ce182"/>
          <table:covered-table-cell table:style-name="ce182"/>
          <table:table-cell table:style-name="Default" table:number-columns-repeated="3"/>
          <table:table-cell table:number-columns-repeated="5"/>
          <table:covered-table-cell/>
        </table:table-row>
        <table:table-row table:style-name="ro3">
          <table:table-cell table:style-name="Default"/>
          <table:table-cell table:style-name="ce8" office:value-type="float" office:value="1">
            <text:p>1</text:p>
          </table:table-cell>
          <table:table-cell table:style-name="ce13" office:value-type="date" office:date-value="2010-06-26">
            <text:p>26/06/2010</text:p>
          </table:table-cell>
          <table:table-cell table:style-name="ce14" office:value-type="time" office:time-value="PT11H00M00S">
            <text:p>11:00</text:p>
          </table:table-cell>
          <table:table-cell table:style-name="ce15" table:formula="of:=['Fase de Grupos'.D9]">
            <text:p/>
          </table:table-cell>
          <table:table-cell table:style-name="ce17"/>
          <table:table-cell table:style-name="ce11" office:value-type="string">
            <text:p>X</text:p>
          </table:table-cell>
          <table:table-cell table:style-name="ce17"/>
          <table:table-cell table:style-name="ce6" table:formula="of:=['Fase de Grupos'.D20]">
            <text:p/>
          </table:table-cell>
          <table:table-cell table:style-name="ce8" office:value-type="string">
            <text:p>Port Elizabeth</text:p>
          </table:table-cell>
          <table:table-cell table:style-name="ce8" office:value-type="string">
            <text:p>Nelson Mandela</text:p>
          </table:table-cell>
          <table:table-cell table:style-name="ce83" table:formula="of:=IF(OR([.F40]=&quot;&quot;;[.H40]=&quot;&quot;);0;IF([.F40]=[.H40];1;0))" office:value-type="float" office:value="0">
            <text:p>0</text:p>
          </table:table-cell>
          <table:table-cell table:style-name="ce86" table:formula="of:=[.E40]">
            <text:p/>
          </table:table-cell>
          <table:table-cell table:style-name="ce108"/>
          <table:table-cell table:style-name="ce127" office:value-type="string">
            <text:p>X</text:p>
          </table:table-cell>
          <table:table-cell table:style-name="ce108"/>
          <table:table-cell table:style-name="ce143" table:formula="of:=[.I40]">
            <text:p/>
          </table:table-cell>
          <table:table-cell table:style-name="ce84" table:formula="of:=IF(OR([.N40]=&quot;&quot;;[.P40]=&quot;&quot;);0;IF([.N40]=[.P40];[.L40];0))" office:value-type="float" office:value="0">
            <text:p>0</text:p>
          </table:table-cell>
          <table:table-cell table:style-name="ce163" table:formula="of:=[.M40]">
            <text:p/>
          </table:table-cell>
          <table:table-cell table:style-name="ce183"/>
          <table:table-cell table:style-name="ce202" office:value-type="string">
            <text:p>X</text:p>
          </table:table-cell>
          <table:table-cell table:style-name="ce183"/>
          <table:table-cell table:style-name="ce218" table:formula="of:=[.Q40]">
            <text:p/>
          </table:table-cell>
          <table:table-cell table:style-name="Default"/>
          <table:table-cell table:style-name="Default" table:formula="of:=([.F40]*10000)+([.N40]*100)+[.T40]" office:value-type="float" office:value="0">
            <text:p>0</text:p>
          </table:table-cell>
          <table:table-cell table:style-name="Default" table:formula="of:=([.H40]*10000)+([.P40]*100)+[.V40]" office:value-type="float" office:value="0">
            <text:p>0</text:p>
          </table:table-cell>
          <table:table-cell table:number-columns-repeated="5"/>
          <table:covered-table-cell/>
        </table:table-row>
        <table:table-row table:style-name="ro3">
          <table:table-cell table:style-name="Default"/>
          <table:table-cell table:style-name="ce41" office:value-type="float" office:value="2">
            <text:p>2</text:p>
          </table:table-cell>
          <table:table-cell table:style-name="ce53" office:value-type="date" office:date-value="2010-06-26">
            <text:p>26/06/2010</text:p>
          </table:table-cell>
          <table:table-cell table:style-name="ce57" office:value-type="time" office:time-value="PT15H30M00S">
            <text:p>15:30</text:p>
          </table:table-cell>
          <table:table-cell table:style-name="ce61" table:formula="of:=['Fase de Grupos'.D29]">
            <text:p/>
          </table:table-cell>
          <table:table-cell table:style-name="ce69"/>
          <table:table-cell table:style-name="ce73" office:value-type="string">
            <text:p>X</text:p>
          </table:table-cell>
          <table:table-cell table:style-name="ce69"/>
          <table:table-cell table:style-name="ce77" table:formula="of:=['Fase de Grupos'.D40]">
            <text:p/>
          </table:table-cell>
          <table:table-cell table:style-name="ce41" office:value-type="string">
            <text:p>Rustenburgo</text:p>
          </table:table-cell>
          <table:table-cell table:style-name="ce41" office:value-type="string">
            <text:p>Royal Bafokeng</text:p>
          </table:table-cell>
          <table:table-cell table:style-name="ce83" table:formula="of:=IF(OR([.F41]=&quot;&quot;;[.H41]=&quot;&quot;);0;IF([.F41]=[.H41];1;0))" office:value-type="float" office:value="0">
            <text:p>0</text:p>
          </table:table-cell>
          <table:table-cell table:style-name="ce87" table:formula="of:=[.E41]">
            <text:p/>
          </table:table-cell>
          <table:table-cell table:style-name="ce109"/>
          <table:table-cell table:style-name="ce128" office:value-type="string">
            <text:p>X</text:p>
          </table:table-cell>
          <table:table-cell table:style-name="ce109"/>
          <table:table-cell table:style-name="ce144" table:formula="of:=[.I41]">
            <text:p/>
          </table:table-cell>
          <table:table-cell table:style-name="ce84" table:formula="of:=IF(OR([.N41]=&quot;&quot;;[.P41]=&quot;&quot;);0;IF([.N41]=[.P41];[.L41];0))" office:value-type="float" office:value="0">
            <text:p>0</text:p>
          </table:table-cell>
          <table:table-cell table:style-name="ce164" table:formula="of:=[.M41]">
            <text:p/>
          </table:table-cell>
          <table:table-cell table:style-name="ce184"/>
          <table:table-cell table:style-name="ce203" office:value-type="string">
            <text:p>X</text:p>
          </table:table-cell>
          <table:table-cell table:style-name="ce184"/>
          <table:table-cell table:style-name="ce219" table:formula="of:=[.Q41]">
            <text:p/>
          </table:table-cell>
          <table:table-cell table:style-name="Default"/>
          <table:table-cell table:style-name="Default" table:formula="of:=([.F41]*10000)+([.N41]*100)+[.T41]" office:value-type="float" office:value="0">
            <text:p>0</text:p>
          </table:table-cell>
          <table:table-cell table:style-name="Default" table:formula="of:=([.H41]*10000)+([.P41]*100)+[.V41]" office:value-type="float" office:value="0">
            <text:p>0</text:p>
          </table:table-cell>
          <table:table-cell table:number-columns-repeated="5"/>
          <table:covered-table-cell/>
        </table:table-row>
        <table:table-row table:style-name="ro3">
          <table:table-cell table:style-name="Default"/>
          <table:table-cell table:style-name="ce8" office:value-type="float" office:value="3">
            <text:p>3</text:p>
          </table:table-cell>
          <table:table-cell table:style-name="ce13" office:value-type="date" office:date-value="2010-06-27">
            <text:p>27/06/2010</text:p>
          </table:table-cell>
          <table:table-cell table:style-name="ce14" office:value-type="time" office:time-value="PT11H00M00S">
            <text:p>11:00</text:p>
          </table:table-cell>
          <table:table-cell table:style-name="ce15" table:formula="of:=['Fase de Grupos'.D39]">
            <text:p/>
          </table:table-cell>
          <table:table-cell table:style-name="ce17"/>
          <table:table-cell table:style-name="ce11" office:value-type="string">
            <text:p>X</text:p>
          </table:table-cell>
          <table:table-cell table:style-name="ce17"/>
          <table:table-cell table:style-name="ce6" table:formula="of:=['Fase de Grupos'.D30]">
            <text:p/>
          </table:table-cell>
          <table:table-cell table:style-name="ce8" office:value-type="string">
            <text:p>Bloemfontein</text:p>
          </table:table-cell>
          <table:table-cell table:style-name="ce8" office:value-type="string">
            <text:p>Free State</text:p>
          </table:table-cell>
          <table:table-cell table:style-name="ce83" table:formula="of:=IF(OR([.F42]=&quot;&quot;;[.H42]=&quot;&quot;);0;IF([.F42]=[.H42];1;0))" office:value-type="float" office:value="0">
            <text:p>0</text:p>
          </table:table-cell>
          <table:table-cell table:style-name="ce88" table:formula="of:=[.E42]">
            <text:p/>
          </table:table-cell>
          <table:table-cell table:style-name="ce110"/>
          <table:table-cell table:style-name="ce129" office:value-type="string">
            <text:p>X</text:p>
          </table:table-cell>
          <table:table-cell table:style-name="ce110"/>
          <table:table-cell table:style-name="ce145" table:formula="of:=[.I42]">
            <text:p/>
          </table:table-cell>
          <table:table-cell table:style-name="ce84" table:formula="of:=IF(OR([.N42]=&quot;&quot;;[.P42]=&quot;&quot;);0;IF([.N42]=[.P42];[.L42];0))" office:value-type="float" office:value="0">
            <text:p>0</text:p>
          </table:table-cell>
          <table:table-cell table:style-name="ce165" table:formula="of:=[.M42]">
            <text:p/>
          </table:table-cell>
          <table:table-cell table:style-name="ce185"/>
          <table:table-cell table:style-name="ce204" office:value-type="string">
            <text:p>X</text:p>
          </table:table-cell>
          <table:table-cell table:style-name="ce185"/>
          <table:table-cell table:style-name="ce220" table:formula="of:=[.Q42]">
            <text:p/>
          </table:table-cell>
          <table:table-cell table:style-name="Default"/>
          <table:table-cell table:style-name="Default" table:formula="of:=([.F42]*10000)+([.N42]*100)+[.T42]" office:value-type="float" office:value="0">
            <text:p>0</text:p>
          </table:table-cell>
          <table:table-cell table:style-name="Default" table:formula="of:=([.H42]*10000)+([.P42]*100)+[.V42]" office:value-type="float" office:value="0">
            <text:p>0</text:p>
          </table:table-cell>
          <table:table-cell table:number-columns-repeated="5"/>
          <table:covered-table-cell/>
        </table:table-row>
        <table:table-row table:style-name="ro3">
          <table:table-cell table:style-name="Default"/>
          <table:table-cell table:style-name="ce41" office:value-type="float" office:value="4">
            <text:p>4</text:p>
          </table:table-cell>
          <table:table-cell table:style-name="ce53" office:value-type="date" office:date-value="2010-06-27">
            <text:p>27/06/2010</text:p>
          </table:table-cell>
          <table:table-cell table:style-name="ce57" office:value-type="time" office:time-value="PT15H30M00S">
            <text:p>15:30</text:p>
          </table:table-cell>
          <table:table-cell table:style-name="ce61" table:formula="of:=['Fase de Grupos'.D19]">
            <text:p/>
          </table:table-cell>
          <table:table-cell table:style-name="ce69"/>
          <table:table-cell table:style-name="ce73" office:value-type="string">
            <text:p>X</text:p>
          </table:table-cell>
          <table:table-cell table:style-name="ce69"/>
          <table:table-cell table:style-name="ce77" table:formula="of:=['Fase de Grupos'.D10]">
            <text:p/>
          </table:table-cell>
          <table:table-cell table:style-name="ce41" office:value-type="string">
            <text:p>Johanesburgo</text:p>
          </table:table-cell>
          <table:table-cell table:style-name="ce41" office:value-type="string">
            <text:p>Soccer City</text:p>
          </table:table-cell>
          <table:table-cell table:style-name="ce83" table:formula="of:=IF(OR([.F43]=&quot;&quot;;[.H43]=&quot;&quot;);0;IF([.F43]=[.H43];1;0))" office:value-type="float" office:value="0">
            <text:p>0</text:p>
          </table:table-cell>
          <table:table-cell table:style-name="ce89" table:formula="of:=[.E43]">
            <text:p/>
          </table:table-cell>
          <table:table-cell table:style-name="ce111"/>
          <table:table-cell table:style-name="ce130" office:value-type="string">
            <text:p>X</text:p>
          </table:table-cell>
          <table:table-cell table:style-name="ce111"/>
          <table:table-cell table:style-name="ce146" table:formula="of:=[.I43]">
            <text:p/>
          </table:table-cell>
          <table:table-cell table:style-name="ce84" table:formula="of:=IF(OR([.N43]=&quot;&quot;;[.P43]=&quot;&quot;);0;IF([.N43]=[.P43];[.L43];0))" office:value-type="float" office:value="0">
            <text:p>0</text:p>
          </table:table-cell>
          <table:table-cell table:style-name="ce166" table:formula="of:=[.M43]">
            <text:p/>
          </table:table-cell>
          <table:table-cell table:style-name="ce186"/>
          <table:table-cell table:style-name="ce205" office:value-type="string">
            <text:p>X</text:p>
          </table:table-cell>
          <table:table-cell table:style-name="ce186"/>
          <table:table-cell table:style-name="ce221" table:formula="of:=[.Q43]">
            <text:p/>
          </table:table-cell>
          <table:table-cell table:style-name="Default"/>
          <table:table-cell table:style-name="Default" table:formula="of:=([.F43]*10000)+([.N43]*100)+[.T43]" office:value-type="float" office:value="0">
            <text:p>0</text:p>
          </table:table-cell>
          <table:table-cell table:style-name="Default" table:formula="of:=([.H43]*10000)+([.P43]*100)+[.V43]" office:value-type="float" office:value="0">
            <text:p>0</text:p>
          </table:table-cell>
          <table:table-cell table:number-columns-repeated="6"/>
        </table:table-row>
        <table:table-row table:style-name="ro3">
          <table:table-cell table:style-name="Default"/>
          <table:table-cell table:style-name="ce8" office:value-type="float" office:value="5">
            <text:p>5</text:p>
          </table:table-cell>
          <table:table-cell table:style-name="ce13" office:value-type="date" office:date-value="2010-06-28">
            <text:p>28/06/2010</text:p>
          </table:table-cell>
          <table:table-cell table:style-name="ce14" office:value-type="time" office:time-value="PT11H00M00S">
            <text:p>11:00</text:p>
          </table:table-cell>
          <table:table-cell table:style-name="ce15" table:formula="of:=['Fase de Grupos'.D49]">
            <text:p/>
          </table:table-cell>
          <table:table-cell table:style-name="ce17"/>
          <table:table-cell table:style-name="ce11" office:value-type="string">
            <text:p>X</text:p>
          </table:table-cell>
          <table:table-cell table:style-name="ce17"/>
          <table:table-cell table:style-name="ce6" table:formula="of:=['Fase de Grupos'.D60]">
            <text:p/>
          </table:table-cell>
          <table:table-cell table:style-name="ce8" office:value-type="string">
            <text:p>Durban</text:p>
          </table:table-cell>
          <table:table-cell table:style-name="ce8" office:value-type="string">
            <text:p>Durban</text:p>
          </table:table-cell>
          <table:table-cell table:style-name="ce83" table:formula="of:=IF(OR([.F44]=&quot;&quot;;[.H44]=&quot;&quot;);0;IF([.F44]=[.H44];1;0))" office:value-type="float" office:value="0">
            <text:p>0</text:p>
          </table:table-cell>
          <table:table-cell table:style-name="ce90" table:formula="of:=[.E44]">
            <text:p/>
          </table:table-cell>
          <table:table-cell table:style-name="ce112"/>
          <table:table-cell table:style-name="ce131" office:value-type="string">
            <text:p>X</text:p>
          </table:table-cell>
          <table:table-cell table:style-name="ce112"/>
          <table:table-cell table:style-name="ce147" table:formula="of:=[.I44]">
            <text:p/>
          </table:table-cell>
          <table:table-cell table:style-name="ce84" table:formula="of:=IF(OR([.N44]=&quot;&quot;;[.P44]=&quot;&quot;);0;IF([.N44]=[.P44];[.L44];0))" office:value-type="float" office:value="0">
            <text:p>0</text:p>
          </table:table-cell>
          <table:table-cell table:style-name="ce167" table:formula="of:=[.M44]">
            <text:p/>
          </table:table-cell>
          <table:table-cell table:style-name="ce187"/>
          <table:table-cell table:style-name="ce206" office:value-type="string">
            <text:p>X</text:p>
          </table:table-cell>
          <table:table-cell table:style-name="ce187"/>
          <table:table-cell table:style-name="ce222" table:formula="of:=[.Q44]">
            <text:p/>
          </table:table-cell>
          <table:table-cell table:style-name="Default"/>
          <table:table-cell table:style-name="Default" table:formula="of:=([.F44]*10000)+([.N44]*100)+[.T44]" office:value-type="float" office:value="0">
            <text:p>0</text:p>
          </table:table-cell>
          <table:table-cell table:style-name="Default" table:formula="of:=([.H44]*10000)+([.P44]*100)+[.V44]" office:value-type="float" office:value="0">
            <text:p>0</text:p>
          </table:table-cell>
          <table:table-cell table:number-columns-repeated="6"/>
        </table:table-row>
        <table:table-row table:style-name="ro3">
          <table:table-cell table:style-name="Default"/>
          <table:table-cell table:style-name="ce41" office:value-type="float" office:value="6">
            <text:p>6</text:p>
          </table:table-cell>
          <table:table-cell table:style-name="ce53" office:value-type="date" office:date-value="2010-06-28">
            <text:p>28/06/2010</text:p>
          </table:table-cell>
          <table:table-cell table:style-name="ce57" office:value-type="time" office:time-value="PT15H30M00S">
            <text:p>15:30</text:p>
          </table:table-cell>
          <table:table-cell table:style-name="ce61" table:formula="of:=['Fase de Grupos'.D69]">
            <text:p/>
          </table:table-cell>
          <table:table-cell table:style-name="ce69"/>
          <table:table-cell table:style-name="ce73" office:value-type="string">
            <text:p>X</text:p>
          </table:table-cell>
          <table:table-cell table:style-name="ce69"/>
          <table:table-cell table:style-name="ce77" table:formula="of:=['Fase de Grupos'.D80]">
            <text:p/>
          </table:table-cell>
          <table:table-cell table:style-name="ce41" office:value-type="string">
            <text:p>Johanesburgo</text:p>
          </table:table-cell>
          <table:table-cell table:style-name="ce41" office:value-type="string">
            <text:p>Ellis Park</text:p>
          </table:table-cell>
          <table:table-cell table:style-name="ce83" table:formula="of:=IF(OR([.F45]=&quot;&quot;;[.H45]=&quot;&quot;);0;IF([.F45]=[.H45];1;0))" office:value-type="float" office:value="0">
            <text:p>0</text:p>
          </table:table-cell>
          <table:table-cell table:style-name="ce91" table:formula="of:=[.E45]">
            <text:p/>
          </table:table-cell>
          <table:table-cell table:style-name="ce113"/>
          <table:table-cell table:style-name="ce132" office:value-type="string">
            <text:p>X</text:p>
          </table:table-cell>
          <table:table-cell table:style-name="ce113"/>
          <table:table-cell table:style-name="ce148" table:formula="of:=[.I45]">
            <text:p/>
          </table:table-cell>
          <table:table-cell table:style-name="ce84" table:formula="of:=IF(OR([.N45]=&quot;&quot;;[.P45]=&quot;&quot;);0;IF([.N45]=[.P45];[.L45];0))" office:value-type="float" office:value="0">
            <text:p>0</text:p>
          </table:table-cell>
          <table:table-cell table:style-name="ce168" table:formula="of:=[.M45]">
            <text:p/>
          </table:table-cell>
          <table:table-cell table:style-name="ce188"/>
          <table:table-cell table:style-name="ce207" office:value-type="string">
            <text:p>X</text:p>
          </table:table-cell>
          <table:table-cell table:style-name="ce188"/>
          <table:table-cell table:style-name="ce223" table:formula="of:=[.Q45]">
            <text:p/>
          </table:table-cell>
          <table:table-cell table:style-name="Default"/>
          <table:table-cell table:style-name="Default" table:formula="of:=([.F45]*10000)+([.N45]*100)+[.T45]" office:value-type="float" office:value="0">
            <text:p>0</text:p>
          </table:table-cell>
          <table:table-cell table:style-name="Default" table:formula="of:=([.H45]*10000)+([.P45]*100)+[.V45]" office:value-type="float" office:value="0">
            <text:p>0</text:p>
          </table:table-cell>
          <table:table-cell table:number-columns-repeated="6"/>
        </table:table-row>
        <table:table-row table:style-name="ro3">
          <table:table-cell table:style-name="Default"/>
          <table:table-cell table:style-name="ce8" office:value-type="float" office:value="7">
            <text:p>7</text:p>
          </table:table-cell>
          <table:table-cell table:style-name="ce13" office:value-type="date" office:date-value="2010-06-29">
            <text:p>29/06/2010</text:p>
          </table:table-cell>
          <table:table-cell table:style-name="ce14" office:value-type="time" office:time-value="PT11H00M00S">
            <text:p>11:00</text:p>
          </table:table-cell>
          <table:table-cell table:style-name="ce15" table:formula="of:=['Fase de Grupos'.D59]">
            <text:p/>
          </table:table-cell>
          <table:table-cell table:style-name="ce17"/>
          <table:table-cell table:style-name="ce11" office:value-type="string">
            <text:p>X</text:p>
          </table:table-cell>
          <table:table-cell table:style-name="ce17"/>
          <table:table-cell table:style-name="ce6" table:formula="of:=['Fase de Grupos'.D50]">
            <text:p/>
          </table:table-cell>
          <table:table-cell table:style-name="ce8" office:value-type="string">
            <text:p>Pretória</text:p>
          </table:table-cell>
          <table:table-cell table:style-name="ce8" office:value-type="string">
            <text:p>Loftus Versfeld</text:p>
          </table:table-cell>
          <table:table-cell table:style-name="ce83" table:formula="of:=IF(OR([.F46]=&quot;&quot;;[.H46]=&quot;&quot;);0;IF([.F46]=[.H46];1;0))" office:value-type="float" office:value="0">
            <text:p>0</text:p>
          </table:table-cell>
          <table:table-cell table:style-name="ce92" table:formula="of:=[.E46]">
            <text:p/>
          </table:table-cell>
          <table:table-cell table:style-name="ce114"/>
          <table:table-cell table:style-name="ce133" office:value-type="string">
            <text:p>X</text:p>
          </table:table-cell>
          <table:table-cell table:style-name="ce114"/>
          <table:table-cell table:style-name="ce149" table:formula="of:=[.I46]">
            <text:p/>
          </table:table-cell>
          <table:table-cell table:style-name="ce84" table:formula="of:=IF(OR([.N46]=&quot;&quot;;[.P46]=&quot;&quot;);0;IF([.N46]=[.P46];[.L46];0))" office:value-type="float" office:value="0">
            <text:p>0</text:p>
          </table:table-cell>
          <table:table-cell table:style-name="ce169" table:formula="of:=[.M46]">
            <text:p/>
          </table:table-cell>
          <table:table-cell table:style-name="ce189"/>
          <table:table-cell table:style-name="ce208" office:value-type="string">
            <text:p>X</text:p>
          </table:table-cell>
          <table:table-cell table:style-name="ce189"/>
          <table:table-cell table:style-name="ce224" table:formula="of:=[.Q46]">
            <text:p/>
          </table:table-cell>
          <table:table-cell table:style-name="Default"/>
          <table:table-cell table:style-name="Default" table:formula="of:=([.F46]*10000)+([.N46]*100)+[.T46]" office:value-type="float" office:value="0">
            <text:p>0</text:p>
          </table:table-cell>
          <table:table-cell table:style-name="Default" table:formula="of:=([.H46]*10000)+([.P46]*100)+[.V46]" office:value-type="float" office:value="0">
            <text:p>0</text:p>
          </table:table-cell>
          <table:table-cell table:number-columns-repeated="6"/>
        </table:table-row>
        <table:table-row table:style-name="ro3">
          <table:table-cell table:style-name="Default"/>
          <table:table-cell table:style-name="ce41" office:value-type="float" office:value="8">
            <text:p>8</text:p>
          </table:table-cell>
          <table:table-cell table:style-name="ce53" office:value-type="date" office:date-value="2010-06-29">
            <text:p>29/06/2010</text:p>
          </table:table-cell>
          <table:table-cell table:style-name="ce57" office:value-type="time" office:time-value="PT15H30M00S">
            <text:p>15:30</text:p>
          </table:table-cell>
          <table:table-cell table:style-name="ce61" table:formula="of:=['Fase de Grupos'.D79]">
            <text:p/>
          </table:table-cell>
          <table:table-cell table:style-name="ce69"/>
          <table:table-cell table:style-name="ce73" office:value-type="string">
            <text:p>X</text:p>
          </table:table-cell>
          <table:table-cell table:style-name="ce69"/>
          <table:table-cell table:style-name="ce77" table:formula="of:=['Fase de Grupos'.D70]">
            <text:p/>
          </table:table-cell>
          <table:table-cell table:style-name="ce41" office:value-type="string">
            <text:p>Cidade do Cabo</text:p>
          </table:table-cell>
          <table:table-cell table:style-name="ce41" office:value-type="string">
            <text:p>Green Point</text:p>
          </table:table-cell>
          <table:table-cell table:style-name="ce83" table:formula="of:=IF(OR([.F47]=&quot;&quot;;[.H47]=&quot;&quot;);0;IF([.F47]=[.H47];1;0))" office:value-type="float" office:value="0">
            <text:p>0</text:p>
          </table:table-cell>
          <table:table-cell table:style-name="ce93" table:formula="of:=[.E47]">
            <text:p/>
          </table:table-cell>
          <table:table-cell table:style-name="ce115"/>
          <table:table-cell table:style-name="ce134" office:value-type="string">
            <text:p>X</text:p>
          </table:table-cell>
          <table:table-cell table:style-name="ce115"/>
          <table:table-cell table:style-name="ce150" table:formula="of:=[.I47]">
            <text:p/>
          </table:table-cell>
          <table:table-cell table:style-name="ce84" table:formula="of:=IF(OR([.N47]=&quot;&quot;;[.P47]=&quot;&quot;);0;IF([.N47]=[.P47];[.L47];0))" office:value-type="float" office:value="0">
            <text:p>0</text:p>
          </table:table-cell>
          <table:table-cell table:style-name="ce170" table:formula="of:=[.M47]">
            <text:p/>
          </table:table-cell>
          <table:table-cell table:style-name="ce190"/>
          <table:table-cell table:style-name="ce209" office:value-type="string">
            <text:p>X</text:p>
          </table:table-cell>
          <table:table-cell table:style-name="ce190"/>
          <table:table-cell table:style-name="ce225" table:formula="of:=[.Q47]">
            <text:p/>
          </table:table-cell>
          <table:table-cell table:style-name="Default"/>
          <table:table-cell table:style-name="Default" table:formula="of:=([.F47]*10000)+([.N47]*100)+[.T47]" office:value-type="float" office:value="0">
            <text:p>0</text:p>
          </table:table-cell>
          <table:table-cell table:style-name="Default" table:formula="of:=([.H47]*10000)+([.P47]*100)+[.V47]" office:value-type="float" office:value="0">
            <text:p>0</text:p>
          </table:table-cell>
          <table:table-cell table:number-columns-repeated="6"/>
        </table:table-row>
        <table:table-row table:style-name="ro2" table:number-rows-repeated="3">
          <table:table-cell table:style-name="Default"/>
          <table:table-cell table:number-columns-repeated="3"/>
          <table:table-cell table:style-name="Default" table:number-columns-repeated="22"/>
          <table:table-cell table:number-columns-repeated="6"/>
        </table:table-row>
        <table:table-row table:style-name="ro7">
          <table:table-cell table:style-name="Default"/>
          <table:table-cell table:style-name="ce39" office:value-type="string" table:number-columns-spanned="10" table:number-rows-spanned="1">
            <text:p>Quartas-de-Final</text:p>
          </table:table-cell>
          <table:covered-table-cell table:number-columns-repeated="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15"/>
          <table:table-cell table:number-columns-repeated="6"/>
        </table:table-row>
        <table:table-row table:style-name="ro8">
          <table:table-cell table:style-name="Default"/>
          <table:table-cell table:style-name="ce42" office:value-type="string">
            <text:p>Jogo</text:p>
          </table:table-cell>
          <table:table-cell table:style-name="ce42" office:value-type="string">
            <text:p>Dia</text:p>
          </table:table-cell>
          <table:table-cell table:style-name="ce42" office:value-type="string">
            <text:p>Hora</text:p>
          </table:table-cell>
          <table:table-cell table:style-name="ce42" office:value-type="string" table:number-columns-spanned="5" table:number-rows-spanned="1">
            <text:p>Confronto</text:p>
          </table:table-cell>
          <table:covered-table-cell table:style-name="ce42"/>
          <table:covered-table-cell table:style-name="ce42"/>
          <table:covered-table-cell table:style-name="ce42"/>
          <table:covered-table-cell table:style-name="ce42"/>
          <table:table-cell table:style-name="ce42" office:value-type="string">
            <text:p>Local</text:p>
          </table:table-cell>
          <table:table-cell table:style-name="ce42" office:value-type="string">
            <text:p>Estádio</text:p>
          </table:table-cell>
          <table:table-cell table:style-name="Default"/>
          <table:table-cell table:style-name="ce94" office:value-type="string" table:number-columns-spanned="5" table:number-rows-spanned="1">
            <text:p>Prorrogação</text:p>
          </table:table-cell>
          <table:covered-table-cell table:style-name="ce116"/>
          <table:covered-table-cell table:style-name="ce116"/>
          <table:covered-table-cell table:style-name="ce116"/>
          <table:covered-table-cell table:style-name="ce116"/>
          <table:table-cell table:style-name="Default"/>
          <table:table-cell table:style-name="ce171" office:value-type="string" table:number-columns-spanned="5" table:number-rows-spanned="1">
            <text:p>Pênaltis</text:p>
          </table:table-cell>
          <table:covered-table-cell table:style-name="ce191"/>
          <table:covered-table-cell table:style-name="ce191"/>
          <table:covered-table-cell table:style-name="ce191"/>
          <table:covered-table-cell table:style-name="ce191"/>
          <table:table-cell table:style-name="Default" table:number-columns-repeated="3"/>
          <table:table-cell table:number-columns-repeated="6"/>
        </table:table-row>
        <table:table-row table:style-name="ro3">
          <table:table-cell table:style-name="Default"/>
          <table:table-cell table:style-name="ce8" office:value-type="float" office:value="1">
            <text:p>1</text:p>
          </table:table-cell>
          <table:table-cell table:style-name="ce13" office:value-type="date" office:date-value="2010-07-02">
            <text:p>02/07/2010</text:p>
          </table:table-cell>
          <table:table-cell table:style-name="ce14" office:value-type="time" office:time-value="PT15H30M00S">
            <text:p>15:30</text:p>
          </table:table-cell>
          <table:table-cell table:style-name="ce15" table:formula="of:=IF(OR([.F40]=&quot;&quot;;[.H40]=&quot;&quot;;[.F41]=&quot;&quot;;[.H41]=&quot;&quot;;[.F42]=&quot;&quot;;[.H42]=&quot;&quot;;[.F43]=&quot;&quot;;[.H43]=&quot;&quot;;[.F44]=&quot;&quot;;[.H44]=&quot;&quot;;[.F45]=&quot;&quot;;[.H45]=&quot;&quot;;[.F46]=&quot;&quot;;[.H46]=&quot;&quot;;[.F47]=&quot;&quot;;[.H47]=&quot;&quot;);&quot;&quot;;IF([.Y40]=(LARGE([.Y40:.Z40];1));[.E40];[.I40]))">
            <text:p/>
          </table:table-cell>
          <table:table-cell table:style-name="ce17"/>
          <table:table-cell table:style-name="ce11" office:value-type="string">
            <text:p>X</text:p>
          </table:table-cell>
          <table:table-cell table:style-name="ce17"/>
          <table:table-cell table:style-name="ce19" table:formula="of:=IF(OR([.F40]=&quot;&quot;;[.H40]=&quot;&quot;;[.F41]=&quot;&quot;;[.H41]=&quot;&quot;;[.F42]=&quot;&quot;;[.H42]=&quot;&quot;;[.F43]=&quot;&quot;;[.H43]=&quot;&quot;;[.F44]=&quot;&quot;;[.H44]=&quot;&quot;;[.F45]=&quot;&quot;;[.H45]=&quot;&quot;;[.F46]=&quot;&quot;;[.H46]=&quot;&quot;;[.F47]=&quot;&quot;;[.H47]=&quot;&quot;);&quot;&quot;;IF([.Y41]=(LARGE([.Y41:.Z41];1));[.E41];[.I41]))">
            <text:p/>
          </table:table-cell>
          <table:table-cell table:style-name="ce8" office:value-type="string">
            <text:p>Johanesburgo</text:p>
          </table:table-cell>
          <table:table-cell table:style-name="ce8" office:value-type="string">
            <text:p>Ellis Park</text:p>
          </table:table-cell>
          <table:table-cell table:style-name="ce84" table:formula="of:=IF(OR([.F53]=&quot;&quot;;[.H53]=&quot;&quot;);0;IF([.F53]=[.H53];1;0))" office:value-type="float" office:value="0">
            <text:p>0</text:p>
          </table:table-cell>
          <table:table-cell table:style-name="ce95" table:formula="of:=[.E53]">
            <text:p/>
          </table:table-cell>
          <table:table-cell table:style-name="ce117"/>
          <table:table-cell table:style-name="ce135" office:value-type="string">
            <text:p>X</text:p>
          </table:table-cell>
          <table:table-cell table:style-name="ce117"/>
          <table:table-cell table:style-name="ce151" table:formula="of:=[.I53]">
            <text:p/>
          </table:table-cell>
          <table:table-cell table:style-name="ce84" table:formula="of:=IF(OR([.N53]=&quot;&quot;;[.P53]=&quot;&quot;);0;IF([.N53]=[.P53];[.L53];0))" office:value-type="float" office:value="0">
            <text:p>0</text:p>
          </table:table-cell>
          <table:table-cell table:style-name="ce172" table:formula="of:=[.M53]">
            <text:p/>
          </table:table-cell>
          <table:table-cell table:style-name="ce192"/>
          <table:table-cell table:style-name="ce210" office:value-type="string">
            <text:p>X</text:p>
          </table:table-cell>
          <table:table-cell table:style-name="ce192"/>
          <table:table-cell table:style-name="ce226" table:formula="of:=[.Q53]">
            <text:p/>
          </table:table-cell>
          <table:table-cell table:style-name="Default"/>
          <table:table-cell table:style-name="Default" table:formula="of:=([.F53]*10000)+([.N53]*100)+[.T53]" office:value-type="float" office:value="0">
            <text:p>0</text:p>
          </table:table-cell>
          <table:table-cell table:style-name="Default" table:formula="of:=([.H53]*10000)+([.P53]*100)+[.V53]" office:value-type="float" office:value="0">
            <text:p>0</text:p>
          </table:table-cell>
          <table:table-cell table:number-columns-repeated="6"/>
        </table:table-row>
        <table:table-row table:style-name="ro3">
          <table:table-cell table:style-name="Default"/>
          <table:table-cell table:style-name="ce43" office:value-type="float" office:value="2">
            <text:p>2</text:p>
          </table:table-cell>
          <table:table-cell table:style-name="ce54" office:value-type="date" office:date-value="2010-07-03">
            <text:p>03/07/2010</text:p>
          </table:table-cell>
          <table:table-cell table:style-name="ce58" office:value-type="time" office:time-value="PT11H00M00S">
            <text:p>11:00</text:p>
          </table:table-cell>
          <table:table-cell table:style-name="ce62" table:formula="of:=IF(OR([.F40]=&quot;&quot;;[.H40]=&quot;&quot;;[.F41]=&quot;&quot;;[.H41]=&quot;&quot;;[.F42]=&quot;&quot;;[.H42]=&quot;&quot;;[.F43]=&quot;&quot;;[.H43]=&quot;&quot;;[.F44]=&quot;&quot;;[.H44]=&quot;&quot;;[.F45]=&quot;&quot;;[.H45]=&quot;&quot;;[.F46]=&quot;&quot;;[.H46]=&quot;&quot;;[.F47]=&quot;&quot;;[.H47]=&quot;&quot;);&quot;&quot;;IF([.Y42]=(LARGE([.Y42:.Z42];1));[.E42];[.I42]))">
            <text:p/>
          </table:table-cell>
          <table:table-cell table:style-name="ce70"/>
          <table:table-cell table:style-name="ce74" office:value-type="string">
            <text:p>X</text:p>
          </table:table-cell>
          <table:table-cell table:style-name="ce70"/>
          <table:table-cell table:style-name="ce78" table:formula="of:=IF(OR([.F40]=&quot;&quot;;[.H40]=&quot;&quot;;[.F41]=&quot;&quot;;[.H41]=&quot;&quot;;[.F42]=&quot;&quot;;[.H42]=&quot;&quot;;[.F43]=&quot;&quot;;[.H43]=&quot;&quot;;[.F44]=&quot;&quot;;[.H44]=&quot;&quot;;[.F45]=&quot;&quot;;[.H45]=&quot;&quot;;[.F46]=&quot;&quot;;[.H46]=&quot;&quot;;[.F47]=&quot;&quot;;[.H47]=&quot;&quot;);&quot;&quot;;IF([.Y43]=(LARGE([.Y43:.Z43];1));[.E43];[.I43]))">
            <text:p/>
          </table:table-cell>
          <table:table-cell table:style-name="ce43" office:value-type="string">
            <text:p>Cidade do Cabo</text:p>
          </table:table-cell>
          <table:table-cell table:style-name="ce43" office:value-type="string">
            <text:p>Green Point</text:p>
          </table:table-cell>
          <table:table-cell table:style-name="ce84" table:formula="of:=IF(OR([.F54]=&quot;&quot;;[.H54]=&quot;&quot;);0;IF([.F54]=[.H54];1;0))" office:value-type="float" office:value="0">
            <text:p>0</text:p>
          </table:table-cell>
          <table:table-cell table:style-name="ce96" table:formula="of:=[.E54]">
            <text:p/>
          </table:table-cell>
          <table:table-cell table:style-name="ce118"/>
          <table:table-cell table:style-name="ce136" office:value-type="string">
            <text:p>X</text:p>
          </table:table-cell>
          <table:table-cell table:style-name="ce118"/>
          <table:table-cell table:style-name="ce152" table:formula="of:=[.I54]">
            <text:p/>
          </table:table-cell>
          <table:table-cell table:style-name="ce84" table:formula="of:=IF(OR([.N54]=&quot;&quot;;[.P54]=&quot;&quot;);0;IF([.N54]=[.P54];[.L54];0))" office:value-type="float" office:value="0">
            <text:p>0</text:p>
          </table:table-cell>
          <table:table-cell table:style-name="ce173" table:formula="of:=[.M54]">
            <text:p/>
          </table:table-cell>
          <table:table-cell table:style-name="ce193"/>
          <table:table-cell table:style-name="ce211" office:value-type="string">
            <text:p>X</text:p>
          </table:table-cell>
          <table:table-cell table:style-name="ce193"/>
          <table:table-cell table:style-name="ce227" table:formula="of:=[.Q54]">
            <text:p/>
          </table:table-cell>
          <table:table-cell table:style-name="Default"/>
          <table:table-cell table:style-name="Default" table:formula="of:=([.F54]*10000)+([.N54]*100)+[.T54]" office:value-type="float" office:value="0">
            <text:p>0</text:p>
          </table:table-cell>
          <table:table-cell table:style-name="Default" table:formula="of:=([.H54]*10000)+([.P54]*100)+[.V54]" office:value-type="float" office:value="0">
            <text:p>0</text:p>
          </table:table-cell>
          <table:table-cell table:number-columns-repeated="6"/>
        </table:table-row>
        <table:table-row table:style-name="ro3">
          <table:table-cell table:style-name="Default"/>
          <table:table-cell table:style-name="ce8" office:value-type="float" office:value="3">
            <text:p>3</text:p>
          </table:table-cell>
          <table:table-cell table:style-name="ce13" office:value-type="date" office:date-value="2010-07-02">
            <text:p>02/07/2010</text:p>
          </table:table-cell>
          <table:table-cell table:style-name="ce14" office:value-type="time" office:time-value="PT11H00M00S">
            <text:p>11:00</text:p>
          </table:table-cell>
          <table:table-cell table:style-name="ce15" table:formula="of:=IF(OR([.F40]=&quot;&quot;;[.H40]=&quot;&quot;;[.F41]=&quot;&quot;;[.H41]=&quot;&quot;;[.F42]=&quot;&quot;;[.H42]=&quot;&quot;;[.F43]=&quot;&quot;;[.H43]=&quot;&quot;;[.F44]=&quot;&quot;;[.H44]=&quot;&quot;;[.F45]=&quot;&quot;;[.H45]=&quot;&quot;;[.F46]=&quot;&quot;;[.H46]=&quot;&quot;;[.F47]=&quot;&quot;;[.H47]=&quot;&quot;);&quot;&quot;;IF([.Y44]=(LARGE([.Y44:.Z44];1));[.E44];[.I44]))">
            <text:p/>
          </table:table-cell>
          <table:table-cell table:style-name="ce17"/>
          <table:table-cell table:style-name="ce11" office:value-type="string">
            <text:p>X</text:p>
          </table:table-cell>
          <table:table-cell table:style-name="ce17"/>
          <table:table-cell table:style-name="ce19" table:formula="of:=IF(OR([.F40]=&quot;&quot;;[.H40]=&quot;&quot;;[.F41]=&quot;&quot;;[.H41]=&quot;&quot;;[.F42]=&quot;&quot;;[.H42]=&quot;&quot;;[.F43]=&quot;&quot;;[.H43]=&quot;&quot;;[.F44]=&quot;&quot;;[.H44]=&quot;&quot;;[.F45]=&quot;&quot;;[.H45]=&quot;&quot;;[.F46]=&quot;&quot;;[.H46]=&quot;&quot;;[.F47]=&quot;&quot;;[.H47]=&quot;&quot;);&quot;&quot;;IF([.Y45]=(LARGE([.Y45:.Z45];1));[.E45];[.I45]))">
            <text:p/>
          </table:table-cell>
          <table:table-cell table:style-name="ce8" office:value-type="string">
            <text:p>Port Elizabeth</text:p>
          </table:table-cell>
          <table:table-cell table:style-name="ce8" office:value-type="string">
            <text:p>Nelson Mandela</text:p>
          </table:table-cell>
          <table:table-cell table:style-name="ce84" table:formula="of:=IF(OR([.F55]=&quot;&quot;;[.H55]=&quot;&quot;);0;IF([.F55]=[.H55];1;0))" office:value-type="float" office:value="0">
            <text:p>0</text:p>
          </table:table-cell>
          <table:table-cell table:style-name="ce97" table:formula="of:=[.E55]">
            <text:p/>
          </table:table-cell>
          <table:table-cell table:style-name="ce119"/>
          <table:table-cell table:style-name="ce137" office:value-type="string">
            <text:p>X</text:p>
          </table:table-cell>
          <table:table-cell table:style-name="ce119"/>
          <table:table-cell table:style-name="ce153" table:formula="of:=[.I55]">
            <text:p/>
          </table:table-cell>
          <table:table-cell table:style-name="ce84" table:formula="of:=IF(OR([.N55]=&quot;&quot;;[.P55]=&quot;&quot;);0;IF([.N55]=[.P55];[.L55];0))" office:value-type="float" office:value="0">
            <text:p>0</text:p>
          </table:table-cell>
          <table:table-cell table:style-name="ce174" table:formula="of:=[.M55]">
            <text:p/>
          </table:table-cell>
          <table:table-cell table:style-name="ce194"/>
          <table:table-cell table:style-name="ce212" office:value-type="string">
            <text:p>X</text:p>
          </table:table-cell>
          <table:table-cell table:style-name="ce194"/>
          <table:table-cell table:style-name="ce228" table:formula="of:=[.Q55]">
            <text:p/>
          </table:table-cell>
          <table:table-cell table:style-name="Default"/>
          <table:table-cell table:style-name="Default" table:formula="of:=([.F55]*10000)+([.N55]*100)+[.T55]" office:value-type="float" office:value="0">
            <text:p>0</text:p>
          </table:table-cell>
          <table:table-cell table:style-name="Default" table:formula="of:=([.H55]*10000)+([.P55]*100)+[.V55]" office:value-type="float" office:value="0">
            <text:p>0</text:p>
          </table:table-cell>
          <table:table-cell table:number-columns-repeated="6"/>
        </table:table-row>
        <table:table-row table:style-name="ro3">
          <table:table-cell table:style-name="Default"/>
          <table:table-cell table:style-name="ce43" office:value-type="float" office:value="4">
            <text:p>4</text:p>
          </table:table-cell>
          <table:table-cell table:style-name="ce54" office:value-type="date" office:date-value="2010-07-03">
            <text:p>03/07/2010</text:p>
          </table:table-cell>
          <table:table-cell table:style-name="ce58" office:value-type="time" office:time-value="PT15H30M00S">
            <text:p>15:30</text:p>
          </table:table-cell>
          <table:table-cell table:style-name="ce62" table:formula="of:=IF(OR([.F40]=&quot;&quot;;[.H40]=&quot;&quot;;[.F41]=&quot;&quot;;[.H41]=&quot;&quot;;[.F42]=&quot;&quot;;[.H42]=&quot;&quot;;[.F43]=&quot;&quot;;[.H43]=&quot;&quot;;[.F44]=&quot;&quot;;[.H44]=&quot;&quot;;[.F45]=&quot;&quot;;[.H45]=&quot;&quot;;[.F46]=&quot;&quot;;[.H46]=&quot;&quot;;[.F47]=&quot;&quot;;[.H47]=&quot;&quot;);&quot;&quot;;IF([.Y46]=(LARGE([.Y46:.Z46];1));[.E46];[.I46]))">
            <text:p/>
          </table:table-cell>
          <table:table-cell table:style-name="ce70"/>
          <table:table-cell table:style-name="ce74" office:value-type="string">
            <text:p>X</text:p>
          </table:table-cell>
          <table:table-cell table:style-name="ce70"/>
          <table:table-cell table:style-name="ce78" table:formula="of:=IF(OR([.F40]=&quot;&quot;;[.H40]=&quot;&quot;;[.F41]=&quot;&quot;;[.H41]=&quot;&quot;;[.F42]=&quot;&quot;;[.H42]=&quot;&quot;;[.F43]=&quot;&quot;;[.H43]=&quot;&quot;;[.F44]=&quot;&quot;;[.H44]=&quot;&quot;;[.F45]=&quot;&quot;;[.H45]=&quot;&quot;;[.F46]=&quot;&quot;;[.H46]=&quot;&quot;;[.F47]=&quot;&quot;;[.H47]=&quot;&quot;);&quot;&quot;;IF([.Y47]=(LARGE([.Y47:.Z47];1));[.E47];[.I47]))">
            <text:p/>
          </table:table-cell>
          <table:table-cell table:style-name="ce43" office:value-type="string">
            <text:p>Johanesburgo</text:p>
          </table:table-cell>
          <table:table-cell table:style-name="ce43" office:value-type="string">
            <text:p>Soccer City</text:p>
          </table:table-cell>
          <table:table-cell table:style-name="ce84" table:formula="of:=IF(OR([.F56]=&quot;&quot;;[.H56]=&quot;&quot;);0;IF([.F56]=[.H56];1;0))" office:value-type="float" office:value="0">
            <text:p>0</text:p>
          </table:table-cell>
          <table:table-cell table:style-name="ce98" table:formula="of:=[.E56]">
            <text:p/>
          </table:table-cell>
          <table:table-cell table:style-name="ce120"/>
          <table:table-cell table:style-name="ce138" office:value-type="string">
            <text:p>X</text:p>
          </table:table-cell>
          <table:table-cell table:style-name="ce120"/>
          <table:table-cell table:style-name="ce154" table:formula="of:=[.I56]">
            <text:p/>
          </table:table-cell>
          <table:table-cell table:style-name="ce84" table:formula="of:=IF(OR([.N56]=&quot;&quot;;[.P56]=&quot;&quot;);0;IF([.N56]=[.P56];[.L56];0))" office:value-type="float" office:value="0">
            <text:p>0</text:p>
          </table:table-cell>
          <table:table-cell table:style-name="ce175" table:formula="of:=[.M56]">
            <text:p/>
          </table:table-cell>
          <table:table-cell table:style-name="ce195"/>
          <table:table-cell table:style-name="ce213" office:value-type="string">
            <text:p>X</text:p>
          </table:table-cell>
          <table:table-cell table:style-name="ce195"/>
          <table:table-cell table:style-name="ce229" table:formula="of:=[.Q56]">
            <text:p/>
          </table:table-cell>
          <table:table-cell table:style-name="Default"/>
          <table:table-cell table:style-name="Default" table:formula="of:=([.F56]*10000)+([.N56]*100)+[.T56]" office:value-type="float" office:value="0">
            <text:p>0</text:p>
          </table:table-cell>
          <table:table-cell table:style-name="Default" table:formula="of:=([.H56]*10000)+([.P56]*100)+[.V56]" office:value-type="float" office:value="0">
            <text:p>0</text:p>
          </table:table-cell>
          <table:table-cell table:number-columns-repeated="6"/>
        </table:table-row>
        <table:table-row table:style-name="ro2" table:number-rows-repeated="3">
          <table:table-cell table:style-name="Default"/>
          <table:table-cell table:number-columns-repeated="3"/>
          <table:table-cell table:style-name="Default" table:number-columns-repeated="22"/>
          <table:table-cell table:number-columns-repeated="6"/>
        </table:table-row>
        <table:table-row table:style-name="ro9">
          <table:table-cell table:style-name="Default"/>
          <table:table-cell table:style-name="ce39" office:value-type="string" table:number-columns-spanned="10" table:number-rows-spanned="1">
            <text:p>Semifinal</text:p>
          </table:table-cell>
          <table:covered-table-cell table:number-columns-repeated="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15"/>
          <table:table-cell table:number-columns-repeated="6"/>
        </table:table-row>
        <table:table-row table:style-name="ro8">
          <table:table-cell table:style-name="Default"/>
          <table:table-cell table:style-name="ce44" office:value-type="string">
            <text:p>Jogo</text:p>
          </table:table-cell>
          <table:table-cell table:style-name="ce44" office:value-type="string">
            <text:p>Dia</text:p>
          </table:table-cell>
          <table:table-cell table:style-name="ce44" office:value-type="string">
            <text:p>Hora</text:p>
          </table:table-cell>
          <table:table-cell table:style-name="ce44" office:value-type="string" table:number-columns-spanned="5" table:number-rows-spanned="1">
            <text:p>Confronto</text:p>
          </table:table-cell>
          <table:covered-table-cell table:style-name="ce44"/>
          <table:covered-table-cell table:style-name="ce44"/>
          <table:covered-table-cell table:style-name="ce44"/>
          <table:covered-table-cell table:style-name="ce44"/>
          <table:table-cell table:style-name="ce44" office:value-type="string">
            <text:p>Local</text:p>
          </table:table-cell>
          <table:table-cell table:style-name="ce44" office:value-type="string">
            <text:p>Estádio</text:p>
          </table:table-cell>
          <table:table-cell table:style-name="Default"/>
          <table:table-cell table:style-name="ce99" office:value-type="string" table:number-columns-spanned="5" table:number-rows-spanned="1">
            <text:p>Prorrogação</text:p>
          </table:table-cell>
          <table:covered-table-cell table:style-name="ce121"/>
          <table:covered-table-cell table:style-name="ce121"/>
          <table:covered-table-cell table:style-name="ce121"/>
          <table:covered-table-cell table:style-name="ce121"/>
          <table:table-cell table:style-name="Default"/>
          <table:table-cell table:style-name="ce176" office:value-type="string" table:number-columns-spanned="5" table:number-rows-spanned="1">
            <text:p>Pênaltis</text:p>
          </table:table-cell>
          <table:covered-table-cell table:style-name="ce196"/>
          <table:covered-table-cell table:style-name="ce196"/>
          <table:covered-table-cell table:style-name="ce196"/>
          <table:covered-table-cell table:style-name="ce196"/>
          <table:table-cell table:style-name="Default" table:number-columns-repeated="3"/>
          <table:table-cell table:number-columns-repeated="6"/>
        </table:table-row>
        <table:table-row table:style-name="ro3">
          <table:table-cell table:style-name="Default"/>
          <table:table-cell table:style-name="ce8" office:value-type="float" office:value="1">
            <text:p>1</text:p>
          </table:table-cell>
          <table:table-cell table:style-name="ce13" office:value-type="date" office:date-value="2010-07-06">
            <text:p>06/07/2010</text:p>
          </table:table-cell>
          <table:table-cell table:style-name="ce14" office:value-type="time" office:time-value="PT15H30M00S">
            <text:p>15:30</text:p>
          </table:table-cell>
          <table:table-cell table:style-name="ce15" table:formula="of:=IF(OR([.F53]=&quot;&quot;;[.H53]=&quot;&quot;;[.F54]=&quot;&quot;;[.H54]=&quot;&quot;;[.F55]=&quot;&quot;;[.H55]=&quot;&quot;;[.F56]=&quot;&quot;;[.H56]=&quot;&quot;);&quot;&quot;;IF([.Y53]=(LARGE([.Y53:.Z53];1));[.E53];[.I53]))">
            <text:p/>
          </table:table-cell>
          <table:table-cell table:style-name="ce17"/>
          <table:table-cell table:style-name="ce11" office:value-type="string">
            <text:p>X</text:p>
          </table:table-cell>
          <table:table-cell table:style-name="ce17"/>
          <table:table-cell table:style-name="ce19" table:formula="of:=IF(OR([.F53]=&quot;&quot;;[.H53]=&quot;&quot;;[.F54]=&quot;&quot;;[.H54]=&quot;&quot;;[.F55]=&quot;&quot;;[.H55]=&quot;&quot;;[.F56]=&quot;&quot;;[.H56]=&quot;&quot;);&quot;&quot;;IF([.Y54]=(LARGE([.Y54:.Z54];1));[.E54];[.I54]))">
            <text:p/>
          </table:table-cell>
          <table:table-cell table:style-name="ce8" office:value-type="string">
            <text:p>Cidade do Cabo</text:p>
          </table:table-cell>
          <table:table-cell table:style-name="ce8" office:value-type="string">
            <text:p>Green Point</text:p>
          </table:table-cell>
          <table:table-cell table:style-name="ce84" table:formula="of:=IF(OR([.F62]=&quot;&quot;;[.H62]=&quot;&quot;);0;IF([.F62]=[.H62];1;0))" office:value-type="float" office:value="0">
            <text:p>0</text:p>
          </table:table-cell>
          <table:table-cell table:style-name="ce100" table:formula="of:=[.E62]">
            <text:p/>
          </table:table-cell>
          <table:table-cell table:style-name="ce122"/>
          <table:table-cell table:style-name="ce139" office:value-type="string">
            <text:p>X</text:p>
          </table:table-cell>
          <table:table-cell table:style-name="ce122"/>
          <table:table-cell table:style-name="ce155" table:formula="of:=[.I62]">
            <text:p/>
          </table:table-cell>
          <table:table-cell table:style-name="ce84" table:formula="of:=IF(OR([.N62]=&quot;&quot;;[.P62]=&quot;&quot;);0;IF([.N62]=[.P62];[.L62];0))" office:value-type="float" office:value="0">
            <text:p>0</text:p>
          </table:table-cell>
          <table:table-cell table:style-name="ce177" table:formula="of:=[.M62]">
            <text:p/>
          </table:table-cell>
          <table:table-cell table:style-name="ce197"/>
          <table:table-cell table:style-name="ce214" office:value-type="string">
            <text:p>X</text:p>
          </table:table-cell>
          <table:table-cell table:style-name="ce197"/>
          <table:table-cell table:style-name="ce230" table:formula="of:=[.Q62]">
            <text:p/>
          </table:table-cell>
          <table:table-cell table:style-name="Default"/>
          <table:table-cell table:style-name="Default" table:formula="of:=([.F62]*10000)+([.N62]*100)+[.T62]" office:value-type="float" office:value="0">
            <text:p>0</text:p>
          </table:table-cell>
          <table:table-cell table:style-name="Default" table:formula="of:=([.H62]*10000)+([.P62]*100)+[.V62]" office:value-type="float" office:value="0">
            <text:p>0</text:p>
          </table:table-cell>
          <table:table-cell table:number-columns-repeated="6"/>
        </table:table-row>
        <table:table-row table:style-name="ro3">
          <table:table-cell table:style-name="Default"/>
          <table:table-cell table:style-name="ce45" office:value-type="float" office:value="2">
            <text:p>2</text:p>
          </table:table-cell>
          <table:table-cell table:style-name="ce55" office:value-type="date" office:date-value="2010-07-07">
            <text:p>07/07/2010</text:p>
          </table:table-cell>
          <table:table-cell table:style-name="ce59" office:value-type="time" office:time-value="PT15H30M00S">
            <text:p>15:30</text:p>
          </table:table-cell>
          <table:table-cell table:style-name="ce63" table:formula="of:=IF(OR([.F53]=&quot;&quot;;[.H53]=&quot;&quot;;[.F54]=&quot;&quot;;[.H54]=&quot;&quot;;[.F55]=&quot;&quot;;[.H55]=&quot;&quot;;[.F56]=&quot;&quot;;[.H56]=&quot;&quot;);&quot;&quot;;IF([.Y55]=(LARGE([.Y55:.Z55];1));[.E55];[.I55]))">
            <text:p/>
          </table:table-cell>
          <table:table-cell table:style-name="ce71"/>
          <table:table-cell table:style-name="ce75" office:value-type="string">
            <text:p>X</text:p>
          </table:table-cell>
          <table:table-cell table:style-name="ce71"/>
          <table:table-cell table:style-name="ce79" table:formula="of:=IF(OR([.F53]=&quot;&quot;;[.H53]=&quot;&quot;;[.F54]=&quot;&quot;;[.H54]=&quot;&quot;;[.F55]=&quot;&quot;;[.H55]=&quot;&quot;;[.F56]=&quot;&quot;;[.H56]=&quot;&quot;);&quot;&quot;;IF([.Y56]=(LARGE([.Y56:.Z56];1));[.E56];[.I56]))">
            <text:p/>
          </table:table-cell>
          <table:table-cell table:style-name="ce45" office:value-type="string">
            <text:p>Durban</text:p>
          </table:table-cell>
          <table:table-cell table:style-name="ce45" office:value-type="string">
            <text:p>Durban</text:p>
          </table:table-cell>
          <table:table-cell table:style-name="ce84" table:formula="of:=IF(OR([.F63]=&quot;&quot;;[.H63]=&quot;&quot;);0;IF([.F63]=[.H63];1;0))" office:value-type="float" office:value="0">
            <text:p>0</text:p>
          </table:table-cell>
          <table:table-cell table:style-name="ce101" table:formula="of:=[.E63]">
            <text:p/>
          </table:table-cell>
          <table:table-cell table:style-name="ce123"/>
          <table:table-cell table:style-name="ce140" office:value-type="string">
            <text:p>X</text:p>
          </table:table-cell>
          <table:table-cell table:style-name="ce123"/>
          <table:table-cell table:style-name="ce156" table:formula="of:=[.I63]">
            <text:p/>
          </table:table-cell>
          <table:table-cell table:style-name="ce84" table:formula="of:=IF(OR([.N63]=&quot;&quot;;[.P63]=&quot;&quot;);0;IF([.N63]=[.P63];[.L63];0))" office:value-type="float" office:value="0">
            <text:p>0</text:p>
          </table:table-cell>
          <table:table-cell table:style-name="ce178" table:formula="of:=[.M63]">
            <text:p/>
          </table:table-cell>
          <table:table-cell table:style-name="ce198"/>
          <table:table-cell table:style-name="ce215" office:value-type="string">
            <text:p>X</text:p>
          </table:table-cell>
          <table:table-cell table:style-name="ce198"/>
          <table:table-cell table:style-name="ce231" table:formula="of:=[.Q63]">
            <text:p/>
          </table:table-cell>
          <table:table-cell table:style-name="Default"/>
          <table:table-cell table:style-name="Default" table:formula="of:=([.F63]*10000)+([.N63]*100)+[.T63]" office:value-type="float" office:value="0">
            <text:p>0</text:p>
          </table:table-cell>
          <table:table-cell table:style-name="Default" table:formula="of:=([.H63]*10000)+([.P63]*100)+[.V63]" office:value-type="float" office:value="0">
            <text:p>0</text:p>
          </table:table-cell>
          <table:table-cell table:number-columns-repeated="6"/>
        </table:table-row>
        <table:table-row table:style-name="ro2" table:number-rows-repeated="3">
          <table:table-cell table:style-name="Default"/>
          <table:table-cell table:number-columns-repeated="3"/>
          <table:table-cell table:style-name="Default" table:number-columns-repeated="7"/>
          <table:table-cell table:style-name="ce84"/>
          <table:table-cell table:style-name="Default" table:number-columns-repeated="5"/>
          <table:table-cell table:style-name="ce84"/>
          <table:table-cell table:style-name="Default" table:number-columns-repeated="8"/>
          <table:table-cell table:number-columns-repeated="6"/>
        </table:table-row>
        <table:table-row table:style-name="ro9">
          <table:table-cell table:style-name="Default"/>
          <table:table-cell table:style-name="ce39" office:value-type="string" table:number-columns-spanned="10" table:number-rows-spanned="1">
            <text:p>Final</text:p>
          </table:table-cell>
          <table:covered-table-cell table:number-columns-repeated="2"/>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84"/>
          <table:table-cell table:style-name="Default" table:number-columns-repeated="5"/>
          <table:table-cell table:style-name="ce84"/>
          <table:table-cell table:style-name="Default" table:number-columns-repeated="8"/>
          <table:table-cell table:number-columns-repeated="6"/>
        </table:table-row>
        <table:table-row table:style-name="ro8">
          <table:table-cell table:style-name="Default"/>
          <table:table-cell table:style-name="ce46" office:value-type="string">
            <text:p>Jogo</text:p>
          </table:table-cell>
          <table:table-cell table:style-name="ce46" office:value-type="string">
            <text:p>Dia</text:p>
          </table:table-cell>
          <table:table-cell table:style-name="ce46" office:value-type="string">
            <text:p>Hora</text:p>
          </table:table-cell>
          <table:table-cell table:style-name="ce46" office:value-type="string" table:number-columns-spanned="5" table:number-rows-spanned="1">
            <text:p>Confronto</text:p>
          </table:table-cell>
          <table:covered-table-cell table:style-name="ce46"/>
          <table:covered-table-cell table:style-name="ce46"/>
          <table:covered-table-cell table:style-name="ce46"/>
          <table:covered-table-cell table:style-name="ce46"/>
          <table:table-cell table:style-name="ce46" office:value-type="string">
            <text:p>Local</text:p>
          </table:table-cell>
          <table:table-cell table:style-name="ce46" office:value-type="string">
            <text:p>Estádio</text:p>
          </table:table-cell>
          <table:table-cell table:style-name="ce84"/>
          <table:table-cell table:style-name="ce102" office:value-type="string" table:number-columns-spanned="5" table:number-rows-spanned="1">
            <text:p>Prorrogação</text:p>
          </table:table-cell>
          <table:covered-table-cell table:style-name="ce124"/>
          <table:covered-table-cell table:style-name="ce124"/>
          <table:covered-table-cell table:style-name="ce124"/>
          <table:covered-table-cell table:style-name="ce124"/>
          <table:table-cell table:style-name="Default"/>
          <table:table-cell table:style-name="ce179" office:value-type="string" table:number-columns-spanned="5" table:number-rows-spanned="1">
            <text:p>Pênaltis</text:p>
          </table:table-cell>
          <table:covered-table-cell table:style-name="ce199"/>
          <table:covered-table-cell table:style-name="ce199"/>
          <table:covered-table-cell table:style-name="ce199"/>
          <table:covered-table-cell table:style-name="ce199"/>
          <table:table-cell table:style-name="Default" table:number-columns-repeated="3"/>
          <table:table-cell table:number-columns-repeated="6"/>
        </table:table-row>
        <table:table-row table:style-name="ro3">
          <table:table-cell table:style-name="Default"/>
          <table:table-cell table:style-name="ce8" office:value-type="float" office:value="1">
            <text:p>1</text:p>
          </table:table-cell>
          <table:table-cell table:style-name="ce13" office:value-type="date" office:date-value="2010-07-10">
            <text:p>10/07/2010</text:p>
          </table:table-cell>
          <table:table-cell table:style-name="ce14" office:value-type="time" office:time-value="PT15H30M00S">
            <text:p>15:30</text:p>
          </table:table-cell>
          <table:table-cell table:style-name="ce15" table:formula="of:=IF(OR([.F62]=&quot;&quot;;[.H62]=&quot;&quot;;[.F63]=&quot;&quot;;[.H63]=&quot;&quot;);&quot;&quot;;IF([.Y62]=(LARGE([.Y62:.Z62];2));[.E62];[.I62]))">
            <text:p/>
          </table:table-cell>
          <table:table-cell table:style-name="ce17"/>
          <table:table-cell table:style-name="ce11" office:value-type="string">
            <text:p>X</text:p>
          </table:table-cell>
          <table:table-cell table:style-name="ce17"/>
          <table:table-cell table:style-name="ce19" table:formula="of:=IF(OR([.F62]=&quot;&quot;;[.H62]=&quot;&quot;;[.F63]=&quot;&quot;;[.H63]=&quot;&quot;);&quot;&quot;;IF([.Y63]=(LARGE([.Y63:.Z63];2));[.E63];[.I63]))">
            <text:p/>
          </table:table-cell>
          <table:table-cell table:style-name="ce8" office:value-type="string">
            <text:p>Port Elizabeth</text:p>
          </table:table-cell>
          <table:table-cell table:style-name="ce8" office:value-type="string">
            <text:p>Nelson Mandela</text:p>
          </table:table-cell>
          <table:table-cell table:style-name="ce84" table:formula="of:=IF(OR([.F69]=&quot;&quot;;[.H69]=&quot;&quot;);0;IF([.F69]=[.H69];1;0))" office:value-type="float" office:value="0">
            <text:p>0</text:p>
          </table:table-cell>
          <table:table-cell table:style-name="ce103" table:formula="of:=[.E69]">
            <text:p/>
          </table:table-cell>
          <table:table-cell table:style-name="ce125"/>
          <table:table-cell table:style-name="ce141" office:value-type="string">
            <text:p>X</text:p>
          </table:table-cell>
          <table:table-cell table:style-name="ce125"/>
          <table:table-cell table:style-name="ce157" table:formula="of:=[.I69]">
            <text:p/>
          </table:table-cell>
          <table:table-cell table:style-name="ce84" table:formula="of:=IF(OR([.N69]=&quot;&quot;;[.P69]=&quot;&quot;);0;IF([.N69]=[.P69];[.L69];0))" office:value-type="float" office:value="0">
            <text:p>0</text:p>
          </table:table-cell>
          <table:table-cell table:style-name="ce180" table:formula="of:=[.M69]">
            <text:p/>
          </table:table-cell>
          <table:table-cell table:style-name="ce200"/>
          <table:table-cell table:style-name="ce216" office:value-type="string">
            <text:p>X</text:p>
          </table:table-cell>
          <table:table-cell table:style-name="ce200"/>
          <table:table-cell table:style-name="ce232" table:formula="of:=[.Q69]">
            <text:p/>
          </table:table-cell>
          <table:table-cell table:style-name="Default"/>
          <table:table-cell table:style-name="Default" table:formula="of:=([.F69]*10000)+([.N69]*100)+[.T69]" office:value-type="float" office:value="0">
            <text:p>0</text:p>
          </table:table-cell>
          <table:table-cell table:style-name="Default" table:formula="of:=([.H69]*10000)+([.P69]*100)+[.V69]" office:value-type="float" office:value="0">
            <text:p>0</text:p>
          </table:table-cell>
          <table:table-cell table:number-columns-repeated="6"/>
        </table:table-row>
        <table:table-row table:style-name="ro3">
          <table:table-cell table:style-name="Default"/>
          <table:table-cell table:style-name="ce47" office:value-type="float" office:value="2">
            <text:p>2</text:p>
          </table:table-cell>
          <table:table-cell table:style-name="ce56" office:value-type="date" office:date-value="2010-07-11">
            <text:p>11/07/2010</text:p>
          </table:table-cell>
          <table:table-cell table:style-name="ce60" office:value-type="time" office:time-value="PT15H30M00S">
            <text:p>15:30</text:p>
          </table:table-cell>
          <table:table-cell table:style-name="ce64" table:formula="of:=IF(OR([.F62]=&quot;&quot;;[.H62]=&quot;&quot;;[.F63]=&quot;&quot;;[.H63]=&quot;&quot;);&quot;&quot;;IF([.Y62]=(LARGE([.Y62:.Z62];1));[.E62];[.I62]))">
            <text:p/>
          </table:table-cell>
          <table:table-cell table:style-name="ce72"/>
          <table:table-cell table:style-name="ce76" office:value-type="string">
            <text:p>X</text:p>
          </table:table-cell>
          <table:table-cell table:style-name="ce72"/>
          <table:table-cell table:style-name="ce80" table:formula="of:=IF(OR([.F62]=&quot;&quot;;[.H62]=&quot;&quot;;[.F63]=&quot;&quot;;[.H63]=&quot;&quot;);&quot;&quot;;IF([.Y63]=(LARGE([.Y63:.Z63];1));[.E63];[.I63]))">
            <text:p/>
          </table:table-cell>
          <table:table-cell table:style-name="ce47" office:value-type="string">
            <text:p>Johanesburgo</text:p>
          </table:table-cell>
          <table:table-cell table:style-name="ce47" office:value-type="string">
            <text:p>Soccer City</text:p>
          </table:table-cell>
          <table:table-cell table:style-name="ce84" table:formula="of:=IF(OR([.F70]=&quot;&quot;;[.H70]=&quot;&quot;);0;IF([.F70]=[.H70];1;0))" office:value-type="float" office:value="0">
            <text:p>0</text:p>
          </table:table-cell>
          <table:table-cell table:style-name="ce104" table:formula="of:=[.E70]">
            <text:p/>
          </table:table-cell>
          <table:table-cell table:style-name="ce126"/>
          <table:table-cell table:style-name="ce142" office:value-type="string">
            <text:p>X</text:p>
          </table:table-cell>
          <table:table-cell table:style-name="ce126"/>
          <table:table-cell table:style-name="ce158" table:formula="of:=[.I70]">
            <text:p/>
          </table:table-cell>
          <table:table-cell table:style-name="ce84" table:formula="of:=IF(OR([.N70]=&quot;&quot;;[.P70]=&quot;&quot;);0;IF([.N70]=[.P70];[.L70];0))" office:value-type="float" office:value="0">
            <text:p>0</text:p>
          </table:table-cell>
          <table:table-cell table:style-name="ce181" table:formula="of:=[.M70]">
            <text:p/>
          </table:table-cell>
          <table:table-cell table:style-name="ce201"/>
          <table:table-cell table:style-name="ce217" office:value-type="string">
            <text:p>X</text:p>
          </table:table-cell>
          <table:table-cell table:style-name="ce201"/>
          <table:table-cell table:style-name="ce233" table:formula="of:=[.Q70]">
            <text:p/>
          </table:table-cell>
          <table:table-cell table:style-name="Default"/>
          <table:table-cell table:style-name="Default" table:formula="of:=([.F70]*10000)+([.N70]*100)+[.T70]" office:value-type="float" office:value="0">
            <text:p>0</text:p>
          </table:table-cell>
          <table:table-cell table:style-name="Default" table:formula="of:=([.H70]*10000)+([.P70]*100)+[.V70]" office:value-type="float" office:value="0">
            <text:p>0</text:p>
          </table:table-cell>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adornments="Normal" style:font-family-generic="swiss"/>
    <style:font-face style:name="Orlando" svg:font-family="Orlando"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Normal"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zh" style:country-asian="CN" style:font-name-complex="Tahoma2"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pt" fo:country="B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apagado" style:family="table-cell" style:parent-style-name="Default">
      <style:table-cell-properties fo:background-color="#ffffff" fo:border="0.002cm solid #ffffff"/>
      <style:text-properties fo:color="#ffffff"/>
    </style:style>
    <style:style style:name="apagado-com-borda" style:family="table-cell" style:parent-style-name="Default">
      <style:table-cell-properties fo:background-color="transparent" fo:border="0.002cm solid #000000"/>
      <style:text-properties fo:color="#ffffff"/>
    </style:style>
    <style:style style:name="destaque4" style:family="table-cell" style:parent-style-name="Default">
      <style:table-cell-properties fo:background-color="#83caff" style:text-align-source="fix" style:repeat-content="false" fo:border="0.158cm double #ff0000" style:border-line-width="0.088cm 0.035cm 0.035cm" style:vertical-align="middle"/>
      <style:paragraph-properties fo:text-align="center"/>
      <style:text-properties style:font-name="Tahoma" fo:font-size="24pt"/>
    </style:style>
    <style:style style:name="destaque5" style:family="table-cell" style:parent-style-name="Default">
      <style:table-cell-properties fo:background-color="#eb613d" style:text-align-source="fix" style:repeat-content="false" fo:border="0.317cm double #000000" style:border-line-width="0.141cm 0.088cm 0.088cm" style:vertical-align="middle"/>
      <style:paragraph-properties fo:text-align="center"/>
      <style:text-properties style:text-outline="true" style:font-name="Tahoma" fo:font-size="26pt" fo:text-shadow="1pt 1pt" fo:font-weight="bold" style:font-weight-asian="bold" style:font-weight-complex="bold"/>
    </style:style>
    <draw:marker draw:name="Arrow" svg:viewBox="0 0 20 30" svg:d="m10 0-10 30h20z"/>
    <draw:marker draw:name="Pontas_20_das_20_setas_20_1" draw:display-name="Pontas das setas 1" svg:viewBox="0 0 20 30" svg:d="m10 0-10 30h20z"/>
  </office:styles>
  <office:automatic-styles>
    <style:page-layout style:name="Mpm1">
      <style:page-layout-properties style:shadow="none" fo:background-color="transparent" style:scale-to-X="1" style:scale-to-Y="1"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17">17/03/2010</text:date>, <text:time>10:16:5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15T16:54:28</meta:creation-date>
    <meta:editing-duration>PT00H00M00S</meta:editing-duration>
    <meta:editing-cycles>1</meta:editing-cycles>
    <meta:generator>BrOffice.org/3.2$Win32 OpenOffice.org_project/320m12$Build-9483</meta:generator>
    <dc:description>Tabelinha da Copa 2010.ods

Copyleft (C) 2010 Pedro Ciríaco

Este arquivo é de livre distribuição, sendo permitida sua cópia e distribuição no todo ou em parte, nos termos da GPL GNU, conforme publicada pela free Software Foundation, [Fundação do Software Livre] em sua versão corrente. NÃO POSSUI O MESMO, NENHUMA GARANTIA, EXPLÍCITAS OU IMPLÍCITAS, COMERCIAIS OU DE ATENDIMENTO A UMA DETERMINADA FINALIDADE. Consulte a Licença Publica Geral GNU para maiores detalhes.

Free Software Foundation, Inc. 675 Mass Ave, Cambridge, MA 02139, USA

	Essa é mais uma contribuição para a comunidade que tanto respeito e que tanto me deu. Ano de copa do mundo, nada mais interessante do que acompanhar os jogos com uma boa tabelinha. Sendo essa tabelinha eletrônica, todos os cálculos será feitos de forma automática, cabendo a você apenas a parte divertida: Marcar o placar dos jogos e acompanhar a classificação do seu time! (Brasilzão!). Caso queira fazer algum comentário ou contribuir para a melhoria da Tabelinha da Copa 2010, mande uma mensagem para ciriaco@gmail.com . Aproveite!

LICENÇA PÚBLICA GERAL GNU
		       Versão 2, junho de 1991

 This is an unofficial translation of the GNU General Public License
 into Brazilian Portuguese. It was not published by the Free Software
   Foundation, and does not legally state the distribution terms for
   software that uses the GNU GPL -- only the original English text of
   the GNU GPL does that. However, we hope that this translation will
  help Brazilian Portuguese speakers understand the GNU GPL better.

  Esta é uma tradução não-oficial da Licença Pública Geral GNU ("GPL
  GNU") para o português do Brasil. Ela não foi publicada pela Free
Software Foundation, e legalmente não afirma os termos de distribuição
 de software que utiliza a GPL GNU -- apenas o texto original da GPL
 GNU, em inglês, faz isso. Contudo, esperamos que esta tradução ajude
 aos que utilizam o português do Brasil a entender melhor a GPL GNU.

   Copyright (C) 1989, 1991 Free Software Foundation, Inc. 675 Mass Ave,
		        Cambridge, MA 02139, USA

A qualquer pessoa é permitido copiar e distribuir cópias desse documento, desde que sem qualquer alteração.

			      Introdução

  As licenças de muitos software são desenvolvidas para restringir sua liberdade de compartilhá-lo e mudá-lo. Contrária a isso, a Licença Pública Geral GNU pretende garantir sua liberdade de compartilhar e alterar software livres -- garantindo que o software será livre e gratuito para os seus usuários. Esta Licença Pública Geral aplica-se à
maioria dos software da Free Software Foundation e a qualquer outro programa cujo autor decida aplicá-la. (Alguns outros software da FSF são cobertos pela Licença Pública Geral de Bibliotecas, no entanto.) Você pode aplicá-la também aos seus programas.

  Quando nos referimos a software livre, estamos nos referindo a liberdade e não a preço. Nossa Licença Pública Geral foi desenvolvida para garantir que você tenha a liberdade de distribuir cópias de software livre (e cobrar por isso, se quiser); que você receba o código-fonte ou tenha acesso a ele, se quiser; que você possa mudar o software ou utilizar partes dele em novos programas livres e gratuitos; e que você saiba que pode fazer tudo isso.

  Para proteger seus direitos, precisamos fazer restrições que impeçam a qualquer um negar estes direitos ou solicitar que você deles abdique. Estas restrições traduzem-se em certas responsabilidades para você, se você for distribuir cópias do software ou modificá-lo.

  Por exemplo, se você distribuir cópias de um programa, gratuitamente ou por alguma quantia, você tem que fornecer aos recebedores todos os direitos que você possui. Você tem que garantir que eles também recebam ou possam obter o código-fonte. E você tem que mostrar-lhes estes termos para que eles possam conhecer seus direitos.

  Nós protegemos seus direitos em dois passos: (1) com copyright do software e (2) com a oferta desta licença, que lhe dá permissão legal para copiar, distribuir e/ou modificar o software.

  Além disso, tanto para a proteção do autor quanto a nossa,
gostaríamos de certificar-nos que todos entendam que não há qualquer garantia nestes software livres. Se o software é modificado por alguém mais e passado adiante, queremos que seus recebedores saibam que o que eles obtiveram não é original, de forma que qualquer problema introduzido por terceiros não interfira na reputação do autor original.

  Finalmente, qualquer programa é ameaçado constantemente por patentes de software. Queremos evitar o perigo de que distribuidores de software livre obtenham patentes individuais, o que tem o efeito de tornar o programa proprietário. Para prevenir isso, deixamos claro que qualquer patente tem que ser licenciada para uso livre e gratuito por qualquer pessoa, ou então que nem necessite ser licenciada.

  Os termos e condições precisas para cópia, distribuição e
modificação se encontram abaixo:


		      LICENÇA PÚBLICA GERAL GNU
      TERMOS E CONDIÇÕES PARA CÓPIA, DISTRIBUIÇÃO E MODIFICAÇÃO

  0. Esta licença se aplica a qualquer programa ou outro trabalho que contenha um aviso colocado pelo detentor dos direitos autorais informando que aquele pode ser distribuído sob as condições desta Licença Pública Geral. O "Programa" abaixo refere-se a qualquer programa ou trabalho, e "trabalho baseado no Programa" significa tanto
o Programa em si como quaisquer trabalhos derivados, de acordo com a lei de direitos autorais: isto quer dizer um trabalho que contenha o Programa ou parte dele, tanto originalmente ou com modificações, e/ou tradução para outros idiomas. (Doravante o processo de tradução está
incluído sem limites no termo "modificação".) Cada licenciado é mencionado como "você".

Atividades outras que a cópia, a distribuição e modificação não estão cobertas por esta Licença; elas estão fora de seu escopo.  O ato de executar o Programa não é restringido e o resultado do Programa é coberto apenas se seu conteúdo contenha trabalhos baseados no Programa (independentemente de terem sido gerados pela execução do
Programa). Se isso é verdadeiro depende do que o programa faz.

  1. Você pode copiar e distribuir cópias fiéis do código-fonte do Programa da mesma forma que você o recebeu, usando qualquer meio, deste que você conspícua e apropriadamente publique em cada cópia um aviso de direitos autorais e uma declaração de inexistência de garantias; mantenha intactas todos os avisos que se referem a esta Licença e à ausência total de garantias; e forneça a outros recebedores do Programa uma cópia desta Licença, junto com o Programa.

Você pode cobrar pelo ato físico de transferir uma cópia e pode, opcionalmente, oferecer garantia em troca de pagamento.

  2. Você pode modificar sua cópia ou cópias do Programa, ou qualquer parte dele, assim gerando um trabalho baseado no Programa, e copiar e distribuir essas modificações ou trabalhos sob os temos da seção 1 acima, desde que você também se enquadre em todas estas condições:

    a) Você tem que fazer com que os arquivos modificados levem avisos proeminentes afirmando que você alterou os arquivos, incluindo a data de qualquer alteração.

    b) Você tem que fazer com que quaisquer trabalhos que você distribua ou publique, e que integralmente ou em partes contenham ou sejam derivados do Programa ou de suas partes, sejam licenciados, integralmente e sem custo algum para quaisquer terceiros, sob os termos desta Licença.

    c) Se qualquer programa modificado normalmente lê comandos interativamente quando executados, você tem que fazer com que, quando iniciado tal uso interativo da forma mais simples, seja impresso ou mostrado um anúncio de que não há qualquer garantia (ou então que você fornece a garantia) e que os usuários podem redistribuir o programa sob estas condições, ainda informando os usuários como consultar uma cópia desta Licença. (Exceção: se o Programa em si é interativo mas normalmente não imprime estes tipos de anúncios, seu trabalho baseado no Programa não precisa imprimir um anúncio.)

Estas exigências aplicam-se ao trabalho modificado como um todo. Se seções identificáveis de tal trabalho não são derivadas do Programa, e podem ser razoavelmente consideradas trabalhos independentes e separados por si só, então esta Licença, e seus termos, não se aplicam a estas seções quando você distribui-las como trabalhos em
separado. Mas quando você distribuir as mesmas seções como parte de um todo que é trabalho baseado no Programa, a distribuição como um todo tem que se enquadrar nos termos desta Licença, cujas permissões para
outros licenciados se estendem ao todo, portanto também para cada e toda parte independente de quem a escreveu.

Desta forma, esta seção não tem a intenção de reclamar direitos os contestar seus direitos sobre o trabalho escrito completamente por você; ao invés disso, a intenção é a de exercitar o direito de controlar a distribuição de trabalhos, derivados ou coletivos, baseados no Programa.

Adicionalmente, a mera adição ao Programa de outro trabalho não baseado no Programa (ou de trabalho baseado no Programa) em um volume de armazenamento ou meio de distribuição não faz o outro trabalho parte do escopo desta Licença.

  3. Você pode copiar e distribuir o Programa (ou trabalho baseado nele, conforme descrito na Seção 2) em código-objeto ou em forma executável sob os termos das Seções 1 e 2 acima, desde que você faça um dos seguintes:

    a) O acompanhe com o código-fonte completo e em forma acessível por máquinas, que tem que ser distribuído sob os termos das Seções 1 e 2 acima e em meio normalmente utilizado para o intercâmbio de software; ou,

    b) O acompanhe com uma oferta escrita, válida por pelo menos três anos, de fornecer a qualquer um, com um custo não superior ao custo de distribuição física do material, uma cópia do código-fonte completo e em forma acessível por máquinas, que tem que ser distribuído sob os termos das Seções 1 e 2 acima e em meio normalmente utilizado para o intercâmbio de software; ou,

    c) O acompanhe com a informação que você recebeu em relação à oferta de distribuição do código-fonte correspondente. (Esta alternativa é permitida somente em distribuição não comerciais, e apenas se você recebeu o programa em forma de código-objeto ou executável, com oferta de acordo com a Subseção b acima.)

O código-fonte de um trabalho corresponde à forma de trabalho preferida para se fazer modificações. Para um trabalho em forma executável, o código-fonte completo significa todo o código-fonte de todos os módulos que ele contém, mais quaisquer arquivos de definição de "interface", mais os "scripts" utilizados para se controlar a compilação e a instalação do executável. Contudo, como exceção especial, o código-fonte distribuído não precisa incluir qualquer
componente normalmente distribuído (tanto em forma original quanto binária) com os maiores componentes (o compilador, o "kernel" etc.) do sistema operacional sob o qual o executável funciona, a menos que o componente em si acompanhe o executável.

Se a distribuição do executável ou código-objeto é feita através da oferta de acesso a cópias de algum lugar, então ofertar o acesso equivalente a cópia, do mesmo lugar, do código-fonte equivale à distribuição do código-fonte, mesmo que terceiros não sejam compelidos a copiar o código-fonte com o código-objeto.

  4. Você não pode copiar, modificar, sub-licenciar ou distribuir o Programa, exceto de acordo com as condições expressas nesta Licença. Qualquer outra tentativa de cópia, modificação, sub-licenciamento ou distribuição do Programa não é valida, e cancelará automaticamente os direitos que lhe foram fornecidos por esta Licença. No entanto, terceiros que de você receberam cópias ou direitos, fornecidos sob os termos desta Licença, não terão suas licenças terminadas, desde que permaneçam em total concordância com ela.

  5. Você não é obrigado a aceitar esta Licença já que não a
assinou. No entanto, nada mais o dará permissão para modificar ou distribuir o Programa ou trabalhos derivados deste. Estas ações são proibidas por lei, caso você não aceite esta Licença. Desta forma, ao modificar ou distribuir o Programa (ou qualquer trabalho derivado do Programa), você estará indicando sua total aceitação desta Licença para fazê-los, e todos os seus termos e condições para copiar, distribuir ou modificar o Programa, ou trabalhos baseados nele.

  6. Cada vez que você redistribuir o Programa (ou qualquer trabalho baseado nele), os recebedores adquirirão automaticamente do licenciador original uma licença para copiar, distribuir ou modificar o Programa, sujeitos a estes termos e condições. Você não poderá impor aos recebedores qualquer outra restrição ao exercício dos direitos então adquiridos. Você não é responsável em garantir a concordância de terceiros a esta Licença.

  7. Se, em conseqüência de decisões judiciais ou alegações de infringimento de patentes ou quaisquer outras razões (não limitadas a assuntos relacionados a patentes), condições forem impostas a você (por ordem judicial, acordos ou outras formas) e que contradigam as condições desta Licença, elas não o livram das condições desta Licença. Se você não puder distribuir de forma a satisfazer
simultaneamente suas obrigações para com esta Licença e para com as outras obrigações pertinentes, então como conseqüência você não poderá distribuir o Programa. Por exemplo, se uma licença de patente não permitirá a redistribuição, livre de "royalties", do Programa, por todos aqueles que receberem cópias direta ou indiretamente de você, então a única forma de você satisfazer a ela e a esta Licença seria a de desistir completamente de distribuir o Programa.

Se qualquer parte desta seção for considerada inválida ou não aplicável em qualquer circunstância particular, o restante da seção se aplica, e a seção como um todo se aplica em outras circunstâncias.

O propósito desta seção não é o de induzi-lo a infringir quaisquer patentes ou reivindicação de direitos de propriedade outros, ou a contestar a validade de quaisquer dessas reivindicações; esta seção tem como único propósito proteger a integridade dos sistemas de distribuição de software livres, o que é implementado pela prática de licenças públicas. Várias pessoas têm contribuído generosamente e em grande escala para os software distribuídos usando este sistema, na certeza de que sua aplicação é feita de forma consistente; fica a critério do autor/doador decidir se ele ou ela está disposto a distribuir software utilizando outro sistema, e um licenciado não pode
impor qualquer escolha.

Esta seção destina-se a tornar bastante claro o que se acredita ser conseqüência do restante desta Licença.

  8. Se a distribuição e/ou uso do Programa são restringidos em certos países por patentes ou direitos autorais, o detentor dos direitos autorais original, e que colocou o Programa sob esta Licença, pode incluir uma limitação geográfica de distribuição, excluindo aqueles países de forma a tornar a distribuição permitida apenas naqueles ou
entre aqueles países então não excluídos. Nestes casos, esta Licença incorpora a limitação como se a mesma constasse escrita nesta Licença.

  9. A Free Software Foundation pode publicar versões revisadas e/ou novas da Licença Pública Geral de tempos em tempos. Estas novas versões serão similares em espírito à versão atual, mas podem diferir em detalhes que resolvem novos problemas ou situações.

A cada versão é dada um número distinto. Se o Programa especifica um número de versão específico desta Licença que se aplica a ele e a "qualquer nova versão", você tem a opção de aceitar os termos e condições daquela versão ou de qualquer outra versão publicada pela Free Software Foundation. Se o programa não especifica um número de
versão desta Licença, você pode escolher qualquer versão já publicada pela Free Software Foundation.

  10. Se você pretende incorporar partes do Programa em outros programas livres cujas condições de distribuição são diferentes, escreva ao autor e solicite permissão. Para o software que a Free Software Foundation detém direitos autorais, escreva à Free Software Foundation; às vezes nós permitimos exceções a este caso. Nossa decisão será guiada pelos dois objetivos de preservar a condição de
liberdade de todas as derivações do nosso software livre, e de promover o compartilhamento e reutilização de software em aspectos gerais.

			AUSÊNCIA DE GARANTIAS

  11. UMA VEZ QUE O PROGRAMA É LICENCIADO SEM ÔNUS, NÃO HÁ QUALQUER GARANTIA PARA O PROGRAMA, NA EXTENSÃO PERMITIDA PELAS LEIS APLICÁVEIS. EXCETO QUANDO EXPRESSADO DE FORMA ESCRITA, OS DETENTORES
DOS DIREITOS AUTORAIS E/OU TERCEIROS DISPONIBILIZAM O PROGRAMA "NO ESTADO", SEM QUALQUER TIPO DE GARANTIAS, EXPRESSAS OU IMPLÍCITAS, INCLUINDO, MAS NÃO LIMITADO A, AS GARANTIAS IMPLÍCITAS DE COMERCIALIZAÇÃO E AS DE ADEQUAÇÃO A QUALQUER PROPÓSITO. O RISCO TOTAL COM A QUALIDADE E DESEMPENHO DO PROGRAMA É SEU. SE O PROGRAMA SE MOSTRAR DEFEITUOSO, VOCÊ ASSUME OS CUSTOS DE TODAS AS MANUTENÇÕES, REPAROS E CORREÇÕES.

  12. EM NENHUMA OCASIÃO, A MENOS QUE EXIGIDO PELAS LEIS APLICÁVEIS OU ACORDO ESCRITO, OS DETENTORES DOS DIREITOS AUTORAIS, OU QUALQUER OUTRA PARTE QUE POSSA MODIFICAR E/OU REDISTRIBUIR O PROGRAMA CONFORME PERMITIDO ACIMA, SERÃO RESPONSABILIZADOS POR VOCÊ POR DANOS, INCLUINDO QUALQUER DANO EM GERAL, ESPECIAL, ACIDENTAL OU CONSEQÜENTE, RESULTANTES DO USO OU INCAPACIDADE DE USO DO PROGRAMA (INCLUINDO, MAS NÃO LIMITADO A, A PERDA DE DADOS OU DADOS TORNADOS INCORRETOS, OU PERDAS SOFRIDAS POR VOCÊ OU POR OUTRAS PARTES, OU FALHAS DO PROGRAMA AO OPERAR COM QUALQUER OUTRO PROGRAMA), MESMO QUE TAL DETENTOR OU PARTE TENHAM SIDO AVISADOS DA POSSIBILIDADE DE TAIS DANOS.

		      FIM DOS TERMOS E CONDIÇÕES

	  Como Aplicar Estes Termos aos Seus Novos Programas

  Se você desenvolver um novo programa, e quer que ele seja utilizado amplamente pelo público, a melhor forma de alcançar este objetivo é torná-lo software livre que qualquer um pode redistribuir e alterar, sob estes termos.

  Para isso, anexe os seguintes avisos ao programa. É mais seguro anexá-los logo no início de cada arquivo-fonte para reforçarem mais efetivamente a inexistência de garantias; e cada arquivo deve possuir pelo menos a linha de "copyright" e uma indicação de onde o texto completo se encontra.

    &lt;uma linha que forneça o nome do programa e uma idéia do que ele faz.&gt;
    Copyright (C) &lt;ano&gt;  &lt;nome do autor&gt;
   
    Este programa é software livre; você pode redistribuí-lo e/ou modificá-lo sob os termos da Licença Pública Geral GNU, conforme publicada pela Free Software Foundation; tanto a versão 2 da Licença como (a seu critério) qualquer versão mais nova.

    Este programa é distribuído na expectativa de ser útil, mas SEM QUALQUER GARANTIA; sem mesmo a garantia implícita de COMERCIALIZAÇÃO ou de ADEQUAÇÃO A QUALQUER PROPÓSITO EM PARTICULAR. Consulte a Licença Pública Geral GNU para obter mais detalhes.
 
    Você deve ter recebido uma cópia da Licença Pública Geral GNU junto com este programa; se não, escreva para a Free Software Foundation, Inc., 59 Temple Place, Suite 330, Boston, MA 02111-1307, USA.

Inclua também informações sobre como contactá-lo eletronicamente e por carta.

Se o programa é interativo, faça-o mostrar um aviso breve como este, ao iniciar um modo interativo:

    Gnomovision versão 69, Copyright (C) ano nome do autor
    O Gnomovision não possui QUALQUER GARANTIA; para obter mais detalhes digite `show w'. Ele é software livre e você está convidado a redistribui-lo sob certas condições; digite `show c' para obter detalhes.

Os comandos hipotéticos `show w' e `show c' devem mostrar as partes apropriadas da Licença Pública Geral. Claro, os comandos que você usar podem ser ativados de outra forma que `show w' e `show c'; eles podem até ser cliques do mouse ou itens de um menu -- o que melhor se
adequar ao programa.

Você também deve obter do seu empregador (se você trabalha como programador) ou escola, se houver, uma "declaração de ausência de direitos autorais" sobre o programa, se necessário. Aqui está um exemplo; altere os nomes:

   Yoyodyne, Inc., aqui declara a ausência de quaisquer direitos autorais sobre o programa `Gnomovision' (que executa interpretações em compiladores) escrito por James Hacker.

   &lt;assinatura de Ty Coon&gt;, 1o. de abril de 1989
   Ty Con, Vice-presidente

Esta Licença Pública Geral não permite incorporar seu programa em programas proprietários. Se seu programa é uma biblioteca de sub-rotinas, você deve considerar mais útil permitir ligar aplicações proprietárias com a biblioteca. Se isto é o que você deseja, use a</dc:description>
    <dc:title>Tabelinha da Copa 2010.ods</dc:title>
    <meta:document-statistic meta:table-count="2" meta:cell-count="1655" meta:object-count="141"/>
  </office:meta>
</office:document-meta>
</file>